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2.36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42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376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ta1" style:family="table" style:master-page-name="PageStyle_5f_Fraunhofer">
      <style:table-properties table:display="true" style:writing-mode="lr-tb"/>
    </style:style>
    <style:style style:name="ta2" style:family="table" style:master-page-name="PageStyle_5f_Plots">
      <style:table-properties table:display="true" style:writing-mode="lr-tb"/>
    </style:style>
    <style:style style:name="ta3" style:family="table" style:master-page-name="PageStyle_5f_SolarRefData">
      <style:table-properties table:display="true" style:writing-mode="lr-tb"/>
    </style:style>
    <style:style style:name="ta4" style:family="table" style:master-page-name="PageStyle_5f_HydrogenRefData">
      <style:table-properties table:display="true" style:writing-mode="lr-tb"/>
    </style:style>
    <style:style style:name="ta5" style:family="table" style:master-page-name="PageStyle_5f_User_20_Data">
      <style:table-properties table:display="true" style:writing-mode="lr-tb"/>
    </style:style>
    <style:style style:name="ta6" style:family="table" style:master-page-name="PageStyle_5f_Atmospher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d4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d4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00d4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99cc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d4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cf305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99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cc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ccffcc"/>
    </style:style>
    <style:style style:name="ce17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fo:color="#dd080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raunhof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Fraunhofer.N14" table:end-x="0.292cm" table:end-y="0.388cm" draw:z-index="0" draw:name="Chart 1" draw:style-name="gr1" svg:width="25.042cm" svg:height="5.834cm" svg:x="1.836cm" svg:y="0.037cm">
              <draw:object draw:notify-on-update-of-ranges="Fraunhofer.B20:Fraunhofer.B29 Fraunhofer.A20:Fraunhofer.A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1" office:value-type="string">
            <text:p>Fraunhofer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2">
          <table:table-cell table:style-name="ce1" office:value-type="string">
            <text:p>Wavelength in Angstroms</text:p>
          </table:table-cell>
          <table:table-cell table:style-name="ce5" office:value-type="string">
            <text:p>Relative Intensity - fixed value for plot</text:p>
          </table:table-cell>
          <table:table-cell table:number-columns-repeated="1022"/>
        </table:table-row>
        <table:table-row table:style-name="ro1">
          <table:table-cell table:style-name="ce3" office:value-type="float" office:value="7593.7">
            <text:p>7593.7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6867.2">
            <text:p>6867.2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6562.8">
            <text:p>6562.8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5895.9">
            <text:p>5895.9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5890">
            <text:p>5890.0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5269.6">
            <text:p>5269.6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4861.3">
            <text:p>4861.3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4314.2">
            <text:p>4314.2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3968.5">
            <text:p>3968.5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>
          <table:table-cell table:style-name="ce3" office:value-type="float" office:value="3933.7">
            <text:p>3933.70</text:p>
          </table:table-cell>
          <table:table-cell table:style-name="ce3" office:value-type="float" office:value="100">
            <text:p>100.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s" table:style-name="ta2" table:print-ranges="Plots.A1:Plots.S36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number-columns-repeated="255" table:default-cell-style-name="ce8"/>
        <table:table-column table:style-name="co6" table:number-columns-repeated="767" table:default-cell-style-name="Default"/>
        <table:table-row table:style-name="ro3">
          <table:table-cell table:style-name="ce6" office:value-type="string">
            <text:p>User Data Baseline</text:p>
          </table:table-cell>
          <table:table-cell table:style-name="ce9" office:value-type="string">
            <text:p>Baseline</text:p>
          </table:table-cell>
          <table:table-cell table:style-name="ce9" office:value-type="string">
            <text:p>&amp; Scale Factor</text:p>
          </table:table-cell>
          <table:table-cell table:style-name="ce9"/>
          <table:table-cell table:style-name="ce9" office:value-type="string">
            <text:p>For Image Profile Data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7" office:value-type="string">
            <text:p>BI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.5">
            <text:p>15.5</text:p>
          </table:table-cell>
          <table:table-cell/>
          <table:table-cell office:value-type="string">
            <text:p><text:s/>- requires two known points of wavelength and pixel value at thse points so that Scale Factor = ( λB - λA ) / ( Pixel Point B - Pixel Point A )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Intensity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>
            <text:p>Ref Data Scale Factor</text:p>
          </table:table-cell>
          <table:table-cell table:style-name="ce9" table:number-columns-repeated="2"/>
          <table:table-cell table:style-name="ce13" office:value-type="float" office:value="1">
            <text:p>1</text:p>
          </table:table-cell>
          <table:table-cell table:number-columns-repeated="2"/>
          <table:table-cell office:value-type="string">
            <text:p>T</text:p>
          </table:table-cell>
          <table:table-cell table:formula="of:=[.J5]/[.L5]" office:value-type="float" office:value="6439.48555555556">
            <text:p>6439.49</text:p>
          </table:table-cell>
          <table:table-cell office:value-type="string">
            <text:p>=</text:p>
          </table:table-cell>
          <table:table-cell office:value-type="float" office:value="2897768.5">
            <text:p>2897768.5</text:p>
          </table:table-cell>
          <table:table-cell table:style-name="ce14" office:value-type="string">
            <text:p>/</text:p>
          </table:table-cell>
          <table:table-cell office:value-type="float" office:value="450">
            <text:p>450</text:p>
          </table:table-cell>
          <table:table-cell office:value-type="string">
            <text:p>λmax</text:p>
          </table:table-cell>
          <table:table-cell/>
          <table:table-cell office:value-type="string">
            <text:p>2,897,768.5(51) nm·K</text:p>
          </table:table-cell>
          <table:table-cell table:number-columns-repeated="1009"/>
        </table:table-row>
        <table:table-row table:style-name="ro4">
          <table:table-cell table:style-name="ce10" table:number-columns-repeated="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lots.O23" table:end-x="1.773cm" table:end-y="0.422cm" draw:z-index="0" draw:name="Chart 1" draw:style-name="gr1" svg:width="25.704cm" svg:height="6.748cm" svg:x="0cm" svg:y="0cm">
              <draw:object draw:notify-on-update-of-ranges="'User Data'.D6:'User Data'.D788 'User Data'.C6:'User Data'.C788 HydrogenRefData.C6:HydrogenRefData.C12 HydrogenRefData.B6:HydrogenRefData.B12 Atmosphere.C6:Atmosphere.C6 Atmosphere.B6:Atmosphere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/>
          <table:table-cell>
            <draw:frame table:end-cell-address="Plots.P40" table:end-x="0.035cm" table:end-y="0.422cm" draw:z-index="1" draw:name="Chart 2" draw:style-name="gr1" svg:width="25.737cm" svg:height="6.326cm" svg:x="0cm" svg:y="0.001cm">
              <draw:object draw:notify-on-update-of-ranges="HydrogenRefData.C6:HydrogenRefData.C11 HydrogenRefData.A6:HydrogenRefData.A11 HydrogenRefData.C6:HydrogenRefData.C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/>
          <table:table-cell>
            <draw:frame table:end-cell-address="Plots.O60" table:end-x="1.773cm" table:end-y="0.387cm" draw:z-index="2" draw:name="Chart 3" draw:style-name="gr1" svg:width="25.704cm" svg:height="7.557cm" svg:x="0cm" svg:y="0cm">
              <draw:object draw:notify-on-update-of-ranges="SolarRefData.B1:SolarRefData.B42 SolarRefData.A1:SolarRefData.A42 SolarRefData.B1:SolarRefData.B4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larRefData" table:style-name="ta3">
        <table:table-column table:style-name="co3" table:number-columns-repeated="1024" table:default-cell-style-name="Default"/>
        <table:table-row table:style-name="ro1">
          <table:table-cell office:value-type="float" office:value="3734.87">
            <text:p>3734.8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3820.44">
            <text:p>3820.4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3933.68">
            <text:p>3933.6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3968.49">
            <text:p>3968.49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077.72">
            <text:p>4077.72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101.75">
            <text:p>4101.7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132.07">
            <text:p>4132.0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143.88">
            <text:p>4143.8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167.28">
            <text:p>4167.2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02.04">
            <text:p>4202.0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26.74">
            <text:p>4226.7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35.95">
            <text:p>4235.9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50.13">
            <text:p>4250.1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50.8">
            <text:p>4250.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54.35">
            <text:p>4254.3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90.49">
            <text:p>4290.49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271.77">
            <text:p>4271.7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325.78">
            <text:p>4325.7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340.48">
            <text:p>4340.4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383.56">
            <text:p>4383.56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404.76">
            <text:p>4404.76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415.14">
            <text:p>4415.1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528.63">
            <text:p>4528.6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554.04">
            <text:p>4554.0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703">
            <text:p>470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861.34">
            <text:p>4861.3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891.5">
            <text:p>4891.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920.51">
            <text:p>4920.51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4957.61">
            <text:p>4957.61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167.33">
            <text:p>5167.3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172.7">
            <text:p>5172.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183.62">
            <text:p>5183.62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269.55">
            <text:p>5269.5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528.42">
            <text:p>5528.42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889.97">
            <text:p>5889.9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5895.94">
            <text:p>5895.9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6102.73">
            <text:p>6102.7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6122.23">
            <text:p>6122.23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6162.18">
            <text:p>6162.18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6562.81">
            <text:p>6562.81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6867">
            <text:p>686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float" office:value="7594">
            <text:p>7594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drogenRefData" table:style-name="ta4">
        <table:table-column table:style-name="co3" table:number-columns-repeated="1024" table:default-cell-style-name="Default"/>
        <table:table-row table:style-name="ro4">
          <table:table-cell table:style-name="ce9" office:value-type="string">
            <text:p>Baseline</text:p>
          </table:table-cell>
          <table:table-cell table:style-name="ce9" office:value-type="string">
            <text:p>&amp; Scale Factor</text:p>
          </table:table-cell>
          <table:table-cell table:style-name="ce9"/>
          <table:table-cell table:style-name="ce9" office:value-type="string">
            <text:p>For Image Profile Data</text:p>
          </table:table-cell>
          <table:table-cell table:style-name="ce9" table:number-columns-repeated="2"/>
          <table:table-cell table:style-name="ce8" table:number-columns-repeated="1018"/>
        </table:table-row>
        <table:table-row table:style-name="ro4">
          <table:table-cell table:style-name="ce11" office:value-type="float" office:value="5">
            <text:p>5</text:p>
          </table:table-cell>
          <table:table-cell table:style-name="ce11" table:formula="of:=[$Plots.D5]" office:value-type="float" office:value="1">
            <text:p>1</text:p>
          </table:table-cell>
          <table:table-cell table:style-name="ce8"/>
          <table:table-cell table:style-name="ce15" office:value-type="string">
            <text:p>Note: - The Scale Factor is linked from the Plots Sheet so Ref Data can be aligned wth User Data</text:p>
          </table:table-cell>
          <table:table-cell table:style-name="ce8" table:number-columns-repeated="1020"/>
        </table:table-row>
        <table:table-row table:style-name="ro4" table:number-rows-repeated="2">
          <table:table-cell table:style-name="ce8" table:number-columns-repeated="1024"/>
        </table:table-row>
        <table:table-row table:style-name="ro5">
          <table:table-cell table:style-name="ce6" office:value-type="string">
            <text:p>Ref Value</text:p>
          </table:table-cell>
          <table:table-cell table:style-name="ce6" office:value-type="string">
            <text:p>Scaled Value</text:p>
          </table:table-cell>
          <table:table-cell table:style-name="ce6" office:value-type="string">
            <text:p>Rel Int Fixed Value</text:p>
          </table:table-cell>
          <table:table-cell table:style-name="ce8" table:number-columns-repeated="1021"/>
        </table:table-row>
        <table:table-row table:style-name="ro1">
          <table:table-cell office:value-type="float" office:value="3970.07">
            <text:p>3970.07</text:p>
          </table:table-cell>
          <table:table-cell table:formula="of:=([.A6]*[.$B$2])+[.$A$2]" office:value-type="float" office:value="3975.07">
            <text:p>3975.0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-ε</text:p>
          </table:table-cell>
          <table:table-cell office:value-type="string">
            <text:p>H-epsilon</text:p>
          </table:table-cell>
          <table:table-cell table:number-columns-repeated="1018"/>
        </table:table-row>
        <table:table-row table:style-name="ro1">
          <table:table-cell office:value-type="float" office:value="4101.74">
            <text:p>4101.74</text:p>
          </table:table-cell>
          <table:table-cell table:formula="of:=([.A7]*[.$B$2])+[.$A$2]" office:value-type="float" office:value="4106.74">
            <text:p>4106.74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-δ</text:p>
          </table:table-cell>
          <table:table-cell office:value-type="string">
            <text:p>H-delta</text:p>
          </table:table-cell>
          <table:table-cell office:value-type="string">
            <text:p>violet</text:p>
          </table:table-cell>
          <table:table-cell table:number-columns-repeated="1017"/>
        </table:table-row>
        <table:table-row table:style-name="ro1">
          <table:table-cell office:value-type="float" office:value="4340.47">
            <text:p>4340.47</text:p>
          </table:table-cell>
          <table:table-cell table:formula="of:=([.A8]*[.$B$2])+[.$A$2]" office:value-type="float" office:value="4345.47">
            <text:p>4345.4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-γ</text:p>
          </table:table-cell>
          <table:table-cell office:value-type="string">
            <text:p>H-gamma</text:p>
          </table:table-cell>
          <table:table-cell table:number-columns-repeated="1018"/>
        </table:table-row>
        <table:table-row table:style-name="ro1">
          <table:table-cell office:value-type="float" office:value="4861.33">
            <text:p>4861.33</text:p>
          </table:table-cell>
          <table:table-cell table:formula="of:=([.A9]*[.$B$2])+[.$A$2]" office:value-type="float" office:value="4866.33">
            <text:p>4866.3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-β</text:p>
          </table:table-cell>
          <table:table-cell office:value-type="string">
            <text:p>H-beta</text:p>
          </table:table-cell>
          <table:table-cell office:value-type="string">
            <text:p>blue</text:p>
          </table:table-cell>
          <table:table-cell table:number-columns-repeated="1017"/>
        </table:table-row>
        <table:table-row table:style-name="ro1">
          <table:table-cell office:value-type="float" office:value="6562.72">
            <text:p>6562.72</text:p>
          </table:table-cell>
          <table:table-cell table:formula="of:=([.A10]*[.$B$2])+[.$A$2]" office:value-type="float" office:value="6567.72">
            <text:p>6567.72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6562.85">
            <text:p>6562.85</text:p>
          </table:table-cell>
          <table:table-cell table:formula="of:=([.A11]*[.$B$2])+[.$A$2]" office:value-type="float" office:value="6567.85">
            <text:p>6567.8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-α</text:p>
          </table:table-cell>
          <table:table-cell office:value-type="string">
            <text:p>H-alpha</text:p>
          </table:table-cell>
          <table:table-cell office:value-type="string">
            <text:p>red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Data" table:style-name="ta5" table:print-ranges="'User Data'.A1:'User Data'.S37"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53" table:default-cell-style-name="ce8"/>
        <table:table-column table:style-name="co6" table:number-columns-repeated="767" table:default-cell-style-name="Default"/>
        <table:table-row table:style-name="ro4">
          <table:table-cell table:style-name="ce9" office:value-type="string">
            <text:p>Baseline</text:p>
          </table:table-cell>
          <table:table-cell table:style-name="ce9" office:value-type="string">
            <text:p>&amp; Scale Factor</text:p>
          </table:table-cell>
          <table:table-cell table:style-name="ce9"/>
          <table:table-cell table:style-name="ce9" office:value-type="string">
            <text:p>For Image Profile Data</text:p>
          </table:table-cell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11" table:formula="of:=[$Plots.B2]" office:value-type="float" office:value="0">
            <text:p>0</text:p>
          </table:table-cell>
          <table:table-cell table:style-name="ce11" table:formula="of:=[$Plots.C2]" office:value-type="float" office:value="15.5">
            <text:p>15.5</text:p>
          </table:table-cell>
          <table:table-cell/>
          <table:table-cell table:style-name="ce15" office:value-type="string">
            <text:p><text:s/>- requires two known points of wavelength and pixel value so that Scale Factor = ( λB - λA ) / ( Pixel Point B - Pixel Point A ).</text:p>
          </table:table-cell>
          <table:table-cell table:number-columns-repeated="1020"/>
        </table:table-row>
        <table:table-row table:style-name="ro4">
          <table:table-cell/>
          <table:table-cell table:formula="of:=[$Plots.C3]" office:value-type="float" office:value="2">
            <text:p>2</text:p>
          </table:table-cell>
          <table:table-cell/>
          <table:table-cell table:style-name="ce18"/>
          <table:table-cell table:style-name="ce19" office:value-type="string">
            <text:p>Spectral processing software text output for Pixel Data goes in column A and Relative Intensity Data in Column B</text:p>
          </table:table-cell>
          <table:table-cell table:style-name="ce18"/>
          <table:table-cell table:style-name="ce21"/>
          <table:table-cell table:number-columns-repeated="1017"/>
        </table:table-row>
        <table:table-row table:style-name="ro4">
          <table:table-cell table:number-columns-repeated="4"/>
          <table:table-cell table:style-name="ce15" office:value-type="string">
            <text:p>Column C formula converts Pixel Value to a real wavelength using Baseline and Scale Factor values in cells A2 and B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Bin</text:p>
          </table:table-cell>
          <table:table-cell table:style-name="ce6" office:value-type="string">
            <text:p>Relative Intensity</text:p>
          </table:table-cell>
          <table:table-cell table:style-name="ce6" office:value-type="string">
            <text:p>Scaled Bin</text:p>
          </table:table-cell>
          <table:table-cell table:style-name="ce6" office:value-type="string">
            <text:p>Scaled Intensit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6" office:value-type="float" office:value="19.692810059">
            <text:p>19.69</text:p>
          </table:table-cell>
          <table:table-cell table:formula="of:=([.A6]*[.$B$2])+[.$A$2]" office:value-type="float" office:value="0">
            <text:p>0</text:p>
          </table:table-cell>
          <table:table-cell table:formula="of:=[.B6]*[.$B$3]" office:value-type="float" office:value="39.385620118">
            <text:p>39.39</text:p>
          </table:table-cell>
          <table:table-cell/>
          <table:table-cell office:value-type="string">
            <text:p>Paste Raw data in </text:p>
          </table:table-cell>
          <table:table-cell table:number-columns-repeated="1018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18.222221375">
            <text:p>18.22</text:p>
          </table:table-cell>
          <table:table-cell table:formula="of:=([.A7]*[.$B$2])+[.$A$2]" office:value-type="float" office:value="15.5">
            <text:p>15.5</text:p>
          </table:table-cell>
          <table:table-cell table:formula="of:=[.B7]*[.$B$3]" office:value-type="float" office:value="36.44444275">
            <text:p>36.44</text:p>
          </table:table-cell>
          <table:table-cell table:number-columns-repeated="1020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6" office:value-type="float" office:value="23.124183655">
            <text:p>23.12</text:p>
          </table:table-cell>
          <table:table-cell table:formula="of:=([.A8]*[.$B$2])+[.$A$2]" office:value-type="float" office:value="31">
            <text:p>31</text:p>
          </table:table-cell>
          <table:table-cell table:formula="of:=[.B8]*[.$B$3]" office:value-type="float" office:value="46.24836731">
            <text:p>46.25</text:p>
          </table:table-cell>
          <table:table-cell table:number-columns-repeated="1020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6" office:value-type="float" office:value="36.013072968">
            <text:p>36.01</text:p>
          </table:table-cell>
          <table:table-cell table:formula="of:=([.A9]*[.$B$2])+[.$A$2]" office:value-type="float" office:value="46.5">
            <text:p>46.5</text:p>
          </table:table-cell>
          <table:table-cell table:formula="of:=[.B9]*[.$B$3]" office:value-type="float" office:value="72.026145936">
            <text:p>72.03</text:p>
          </table:table-cell>
          <table:table-cell/>
          <table:table-cell>
            <draw:frame table:end-cell-address="'User Data'.Q26" table:end-x="0.003cm" table:end-y="0.106cm" draw:z-index="0" draw:name="Chart 4" draw:style-name="gr1" svg:width="19.454cm" svg:height="7.837cm" svg:x="0.034cm" svg:y="0.036cm">
              <draw:object draw:notify-on-update-of-ranges="'User Data'.B6:'User Data'.B506 'User Data'.A6:'User Data'.A50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6" office:value-type="float" office:value="71.477127075">
            <text:p>71.48</text:p>
          </table:table-cell>
          <table:table-cell table:formula="of:=([.A10]*[.$B$2])+[.$A$2]" office:value-type="float" office:value="62">
            <text:p>62</text:p>
          </table:table-cell>
          <table:table-cell table:formula="of:=[.B10]*[.$B$3]" office:value-type="float" office:value="142.95425415">
            <text:p>142.95</text:p>
          </table:table-cell>
          <table:table-cell table:number-columns-repeated="1020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6" office:value-type="float" office:value="100.928108215">
            <text:p>100.93</text:p>
          </table:table-cell>
          <table:table-cell table:formula="of:=([.A11]*[.$B$2])+[.$A$2]" office:value-type="float" office:value="77.5">
            <text:p>77.5</text:p>
          </table:table-cell>
          <table:table-cell table:formula="of:=[.B11]*[.$B$3]" office:value-type="float" office:value="201.85621643">
            <text:p>201.86</text:p>
          </table:table-cell>
          <table:table-cell table:number-columns-repeated="1020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6" office:value-type="float" office:value="134.843139648">
            <text:p>134.84</text:p>
          </table:table-cell>
          <table:table-cell table:formula="of:=([.A12]*[.$B$2])+[.$A$2]" office:value-type="float" office:value="93">
            <text:p>93</text:p>
          </table:table-cell>
          <table:table-cell table:formula="of:=[.B12]*[.$B$3]" office:value-type="float" office:value="269.686279296">
            <text:p>269.69</text:p>
          </table:table-cell>
          <table:table-cell table:number-columns-repeated="1020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6" office:value-type="float" office:value="143.483657837">
            <text:p>143.48</text:p>
          </table:table-cell>
          <table:table-cell table:formula="of:=([.A13]*[.$B$2])+[.$A$2]" office:value-type="float" office:value="108.5">
            <text:p>108.5</text:p>
          </table:table-cell>
          <table:table-cell table:formula="of:=[.B13]*[.$B$3]" office:value-type="float" office:value="286.967315674">
            <text:p>286.97</text:p>
          </table:table-cell>
          <table:table-cell table:number-columns-repeated="1020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6" office:value-type="float" office:value="131.104568481">
            <text:p>131.1</text:p>
          </table:table-cell>
          <table:table-cell table:formula="of:=([.A14]*[.$B$2])+[.$A$2]" office:value-type="float" office:value="124">
            <text:p>124</text:p>
          </table:table-cell>
          <table:table-cell table:formula="of:=[.B14]*[.$B$3]" office:value-type="float" office:value="262.209136962">
            <text:p>262.21</text:p>
          </table:table-cell>
          <table:table-cell table:number-columns-repeated="1020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6" office:value-type="float" office:value="106.026145935">
            <text:p>106.03</text:p>
          </table:table-cell>
          <table:table-cell table:formula="of:=([.A15]*[.$B$2])+[.$A$2]" office:value-type="float" office:value="139.5">
            <text:p>139.5</text:p>
          </table:table-cell>
          <table:table-cell table:formula="of:=[.B15]*[.$B$3]" office:value-type="float" office:value="212.05229187">
            <text:p>212.05</text:p>
          </table:table-cell>
          <table:table-cell table:number-columns-repeated="1020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6" office:value-type="float" office:value="66.019607544">
            <text:p>66.02</text:p>
          </table:table-cell>
          <table:table-cell table:formula="of:=([.A16]*[.$B$2])+[.$A$2]" office:value-type="float" office:value="155">
            <text:p>155</text:p>
          </table:table-cell>
          <table:table-cell table:formula="of:=[.B16]*[.$B$3]" office:value-type="float" office:value="132.039215088">
            <text:p>132.04</text:p>
          </table:table-cell>
          <table:table-cell table:number-columns-repeated="1020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6" office:value-type="float" office:value="47.555553436">
            <text:p>47.56</text:p>
          </table:table-cell>
          <table:table-cell table:formula="of:=([.A17]*[.$B$2])+[.$A$2]" office:value-type="float" office:value="170.5">
            <text:p>170.5</text:p>
          </table:table-cell>
          <table:table-cell table:formula="of:=[.B17]*[.$B$3]" office:value-type="float" office:value="95.111106872">
            <text:p>95.11</text:p>
          </table:table-cell>
          <table:table-cell table:number-columns-repeated="1020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6" office:value-type="float" office:value="31.921567917">
            <text:p>31.92</text:p>
          </table:table-cell>
          <table:table-cell table:formula="of:=([.A18]*[.$B$2])+[.$A$2]" office:value-type="float" office:value="186">
            <text:p>186</text:p>
          </table:table-cell>
          <table:table-cell table:formula="of:=[.B18]*[.$B$3]" office:value-type="float" office:value="63.843135834">
            <text:p>63.84</text:p>
          </table:table-cell>
          <table:table-cell table:number-columns-repeated="1020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6" office:value-type="float" office:value="27.555555344">
            <text:p>27.56</text:p>
          </table:table-cell>
          <table:table-cell table:formula="of:=([.A19]*[.$B$2])+[.$A$2]" office:value-type="float" office:value="201.5">
            <text:p>201.5</text:p>
          </table:table-cell>
          <table:table-cell table:formula="of:=[.B19]*[.$B$3]" office:value-type="float" office:value="55.111110688">
            <text:p>55.11</text:p>
          </table:table-cell>
          <table:table-cell table:number-columns-repeated="1020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6" office:value-type="float" office:value="23.986927032">
            <text:p>23.99</text:p>
          </table:table-cell>
          <table:table-cell table:formula="of:=([.A20]*[.$B$2])+[.$A$2]" office:value-type="float" office:value="217">
            <text:p>217</text:p>
          </table:table-cell>
          <table:table-cell table:formula="of:=[.B20]*[.$B$3]" office:value-type="float" office:value="47.973854064">
            <text:p>47.97</text:p>
          </table:table-cell>
          <table:table-cell table:number-columns-repeated="1020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6" office:value-type="float" office:value="20.490196228">
            <text:p>20.49</text:p>
          </table:table-cell>
          <table:table-cell table:formula="of:=([.A21]*[.$B$2])+[.$A$2]" office:value-type="float" office:value="232.5">
            <text:p>232.5</text:p>
          </table:table-cell>
          <table:table-cell table:formula="of:=[.B21]*[.$B$3]" office:value-type="float" office:value="40.980392456">
            <text:p>40.98</text:p>
          </table:table-cell>
          <table:table-cell table:number-columns-repeated="1020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6" office:value-type="float" office:value="19.908496857">
            <text:p>19.91</text:p>
          </table:table-cell>
          <table:table-cell table:formula="of:=([.A22]*[.$B$2])+[.$A$2]" office:value-type="float" office:value="248">
            <text:p>248</text:p>
          </table:table-cell>
          <table:table-cell table:formula="of:=[.B22]*[.$B$3]" office:value-type="float" office:value="39.816993714">
            <text:p>39.82</text:p>
          </table:table-cell>
          <table:table-cell table:number-columns-repeated="1020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6" office:value-type="float" office:value="19.771242142">
            <text:p>19.77</text:p>
          </table:table-cell>
          <table:table-cell table:formula="of:=([.A23]*[.$B$2])+[.$A$2]" office:value-type="float" office:value="263.5">
            <text:p>263.5</text:p>
          </table:table-cell>
          <table:table-cell table:formula="of:=[.B23]*[.$B$3]" office:value-type="float" office:value="39.542484284">
            <text:p>39.54</text:p>
          </table:table-cell>
          <table:table-cell table:number-columns-repeated="1020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6" office:value-type="float" office:value="20.215686798">
            <text:p>20.22</text:p>
          </table:table-cell>
          <table:table-cell table:formula="of:=([.A24]*[.$B$2])+[.$A$2]" office:value-type="float" office:value="279">
            <text:p>279</text:p>
          </table:table-cell>
          <table:table-cell table:formula="of:=[.B24]*[.$B$3]" office:value-type="float" office:value="40.431373596">
            <text:p>40.43</text:p>
          </table:table-cell>
          <table:table-cell table:number-columns-repeated="1020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6" office:value-type="float" office:value="19.980392456">
            <text:p>19.98</text:p>
          </table:table-cell>
          <table:table-cell table:formula="of:=([.A25]*[.$B$2])+[.$A$2]" office:value-type="float" office:value="294.5">
            <text:p>294.5</text:p>
          </table:table-cell>
          <table:table-cell table:formula="of:=[.B25]*[.$B$3]" office:value-type="float" office:value="39.960784912">
            <text:p>39.96</text:p>
          </table:table-cell>
          <table:table-cell table:number-columns-repeated="1020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6" office:value-type="float" office:value="20.156862259">
            <text:p>20.16</text:p>
          </table:table-cell>
          <table:table-cell table:formula="of:=([.A26]*[.$B$2])+[.$A$2]" office:value-type="float" office:value="310">
            <text:p>310</text:p>
          </table:table-cell>
          <table:table-cell table:formula="of:=[.B26]*[.$B$3]" office:value-type="float" office:value="40.313724518">
            <text:p>40.31</text:p>
          </table:table-cell>
          <table:table-cell table:number-columns-repeated="1020"/>
        </table:table-row>
        <table:table-row table:style-name="ro1">
          <table:table-cell table:style-name="ce16" office:value-type="float" office:value="21">
            <text:p>21</text:p>
          </table:table-cell>
          <table:table-cell table:style-name="ce16" office:value-type="float" office:value="20.313724518">
            <text:p>20.31</text:p>
          </table:table-cell>
          <table:table-cell table:formula="of:=([.A27]*[.$B$2])+[.$A$2]" office:value-type="float" office:value="325.5">
            <text:p>325.5</text:p>
          </table:table-cell>
          <table:table-cell table:formula="of:=[.B27]*[.$B$3]" office:value-type="float" office:value="40.627449036">
            <text:p>40.63</text:p>
          </table:table-cell>
          <table:table-cell table:number-columns-repeated="1020"/>
        </table:table-row>
        <table:table-row table:style-name="ro1">
          <table:table-cell table:style-name="ce16" office:value-type="float" office:value="22">
            <text:p>22</text:p>
          </table:table-cell>
          <table:table-cell table:style-name="ce16" office:value-type="float" office:value="20.078432083">
            <text:p>20.08</text:p>
          </table:table-cell>
          <table:table-cell table:formula="of:=([.A28]*[.$B$2])+[.$A$2]" office:value-type="float" office:value="341">
            <text:p>341</text:p>
          </table:table-cell>
          <table:table-cell table:formula="of:=[.B28]*[.$B$3]" office:value-type="float" office:value="40.156864166">
            <text:p>40.16</text:p>
          </table:table-cell>
          <table:table-cell table:number-columns-repeated="1020"/>
        </table:table-row>
        <table:table-row table:style-name="ro1">
          <table:table-cell table:style-name="ce16" office:value-type="float" office:value="23">
            <text:p>23</text:p>
          </table:table-cell>
          <table:table-cell table:style-name="ce16" office:value-type="float" office:value="20.18954277">
            <text:p>20.19</text:p>
          </table:table-cell>
          <table:table-cell table:formula="of:=([.A29]*[.$B$2])+[.$A$2]" office:value-type="float" office:value="356.5">
            <text:p>356.5</text:p>
          </table:table-cell>
          <table:table-cell table:formula="of:=[.B29]*[.$B$3]" office:value-type="float" office:value="40.37908554">
            <text:p>40.38</text:p>
          </table:table-cell>
          <table:table-cell table:number-columns-repeated="1020"/>
        </table:table-row>
        <table:table-row table:style-name="ro1">
          <table:table-cell table:style-name="ce16" office:value-type="float" office:value="24">
            <text:p>24</text:p>
          </table:table-cell>
          <table:table-cell table:style-name="ce16" office:value-type="float" office:value="20.267972946">
            <text:p>20.27</text:p>
          </table:table-cell>
          <table:table-cell table:formula="of:=([.A30]*[.$B$2])+[.$A$2]" office:value-type="float" office:value="372">
            <text:p>372</text:p>
          </table:table-cell>
          <table:table-cell table:formula="of:=[.B30]*[.$B$3]" office:value-type="float" office:value="40.535945892">
            <text:p>40.54</text:p>
          </table:table-cell>
          <table:table-cell table:number-columns-repeated="1020"/>
        </table:table-row>
        <table:table-row table:style-name="ro1">
          <table:table-cell table:style-name="ce16" office:value-type="float" office:value="25">
            <text:p>25</text:p>
          </table:table-cell>
          <table:table-cell table:style-name="ce16" office:value-type="float" office:value="20.470588684">
            <text:p>20.47</text:p>
          </table:table-cell>
          <table:table-cell table:formula="of:=([.A31]*[.$B$2])+[.$A$2]" office:value-type="float" office:value="387.5">
            <text:p>387.5</text:p>
          </table:table-cell>
          <table:table-cell table:formula="of:=[.B31]*[.$B$3]" office:value-type="float" office:value="40.941177368">
            <text:p>40.94</text:p>
          </table:table-cell>
          <table:table-cell table:number-columns-repeated="1020"/>
        </table:table-row>
        <table:table-row table:style-name="ro1">
          <table:table-cell table:style-name="ce16" office:value-type="float" office:value="26">
            <text:p>26</text:p>
          </table:table-cell>
          <table:table-cell table:style-name="ce16" office:value-type="float" office:value="20.647058487">
            <text:p>20.65</text:p>
          </table:table-cell>
          <table:table-cell table:formula="of:=([.A32]*[.$B$2])+[.$A$2]" office:value-type="float" office:value="403">
            <text:p>403</text:p>
          </table:table-cell>
          <table:table-cell table:formula="of:=[.B32]*[.$B$3]" office:value-type="float" office:value="41.294116974">
            <text:p>41.29</text:p>
          </table:table-cell>
          <table:table-cell table:number-columns-repeated="1020"/>
        </table:table-row>
        <table:table-row table:style-name="ro1">
          <table:table-cell table:style-name="ce16" office:value-type="float" office:value="27">
            <text:p>27</text:p>
          </table:table-cell>
          <table:table-cell table:style-name="ce16" office:value-type="float" office:value="19.712417603">
            <text:p>19.71</text:p>
          </table:table-cell>
          <table:table-cell table:formula="of:=([.A33]*[.$B$2])+[.$A$2]" office:value-type="float" office:value="418.5">
            <text:p>418.5</text:p>
          </table:table-cell>
          <table:table-cell table:formula="of:=[.B33]*[.$B$3]" office:value-type="float" office:value="39.424835206">
            <text:p>39.42</text:p>
          </table:table-cell>
          <table:table-cell table:number-columns-repeated="1020"/>
        </table:table-row>
        <table:table-row table:style-name="ro1">
          <table:table-cell table:style-name="ce16" office:value-type="float" office:value="28">
            <text:p>28</text:p>
          </table:table-cell>
          <table:table-cell table:style-name="ce16" office:value-type="float" office:value="20.104574203">
            <text:p>20.1</text:p>
          </table:table-cell>
          <table:table-cell table:formula="of:=([.A34]*[.$B$2])+[.$A$2]" office:value-type="float" office:value="434">
            <text:p>434</text:p>
          </table:table-cell>
          <table:table-cell table:formula="of:=[.B34]*[.$B$3]" office:value-type="float" office:value="40.209148406">
            <text:p>40.21</text:p>
          </table:table-cell>
          <table:table-cell table:number-columns-repeated="1020"/>
        </table:table-row>
        <table:table-row table:style-name="ro1">
          <table:table-cell table:style-name="ce16" office:value-type="float" office:value="29">
            <text:p>29</text:p>
          </table:table-cell>
          <table:table-cell table:style-name="ce16" office:value-type="float" office:value="19.75163269">
            <text:p>19.75</text:p>
          </table:table-cell>
          <table:table-cell table:formula="of:=([.A35]*[.$B$2])+[.$A$2]" office:value-type="float" office:value="449.5">
            <text:p>449.5</text:p>
          </table:table-cell>
          <table:table-cell table:formula="of:=[.B35]*[.$B$3]" office:value-type="float" office:value="39.50326538">
            <text:p>39.5</text:p>
          </table:table-cell>
          <table:table-cell table:number-columns-repeated="1020"/>
        </table:table-row>
        <table:table-row table:style-name="ro1">
          <table:table-cell table:style-name="ce16" office:value-type="float" office:value="30">
            <text:p>30</text:p>
          </table:table-cell>
          <table:table-cell table:style-name="ce16" office:value-type="float" office:value="19.908496857">
            <text:p>19.91</text:p>
          </table:table-cell>
          <table:table-cell table:formula="of:=([.A36]*[.$B$2])+[.$A$2]" office:value-type="float" office:value="465">
            <text:p>465</text:p>
          </table:table-cell>
          <table:table-cell table:formula="of:=[.B36]*[.$B$3]" office:value-type="float" office:value="39.816993714">
            <text:p>39.82</text:p>
          </table:table-cell>
          <table:table-cell table:number-columns-repeated="1020"/>
        </table:table-row>
        <table:table-row table:style-name="ro1">
          <table:table-cell table:style-name="ce16" office:value-type="float" office:value="31">
            <text:p>31</text:p>
          </table:table-cell>
          <table:table-cell table:style-name="ce16" office:value-type="float" office:value="20.614377975">
            <text:p>20.61</text:p>
          </table:table-cell>
          <table:table-cell table:formula="of:=([.A37]*[.$B$2])+[.$A$2]" office:value-type="float" office:value="480.5">
            <text:p>480.5</text:p>
          </table:table-cell>
          <table:table-cell table:formula="of:=[.B37]*[.$B$3]" office:value-type="float" office:value="41.22875595">
            <text:p>41.23</text:p>
          </table:table-cell>
          <table:table-cell table:number-columns-repeated="1020"/>
        </table:table-row>
        <table:table-row table:style-name="ro1">
          <table:table-cell table:style-name="ce16" office:value-type="float" office:value="32">
            <text:p>32</text:p>
          </table:table-cell>
          <table:table-cell table:style-name="ce16" office:value-type="float" office:value="20.241828918">
            <text:p>20.24</text:p>
          </table:table-cell>
          <table:table-cell table:formula="of:=([.A38]*[.$B$2])+[.$A$2]" office:value-type="float" office:value="496">
            <text:p>496</text:p>
          </table:table-cell>
          <table:table-cell table:formula="of:=[.B38]*[.$B$3]" office:value-type="float" office:value="40.483657836">
            <text:p>40.48</text:p>
          </table:table-cell>
          <table:table-cell table:number-columns-repeated="1020"/>
        </table:table-row>
        <table:table-row table:style-name="ro1">
          <table:table-cell table:style-name="ce16" office:value-type="float" office:value="33">
            <text:p>33</text:p>
          </table:table-cell>
          <table:table-cell table:style-name="ce16" office:value-type="float" office:value="19.575162888">
            <text:p>19.58</text:p>
          </table:table-cell>
          <table:table-cell table:formula="of:=([.A39]*[.$B$2])+[.$A$2]" office:value-type="float" office:value="511.5">
            <text:p>511.5</text:p>
          </table:table-cell>
          <table:table-cell table:formula="of:=[.B39]*[.$B$3]" office:value-type="float" office:value="39.150325776">
            <text:p>39.15</text:p>
          </table:table-cell>
          <table:table-cell table:number-columns-repeated="1020"/>
        </table:table-row>
        <table:table-row table:style-name="ro1">
          <table:table-cell table:style-name="ce16" office:value-type="float" office:value="34">
            <text:p>34</text:p>
          </table:table-cell>
          <table:table-cell table:style-name="ce16" office:value-type="float" office:value="19.732025146">
            <text:p>19.73</text:p>
          </table:table-cell>
          <table:table-cell table:formula="of:=([.A40]*[.$B$2])+[.$A$2]" office:value-type="float" office:value="527">
            <text:p>527</text:p>
          </table:table-cell>
          <table:table-cell table:formula="of:=[.B40]*[.$B$3]" office:value-type="float" office:value="39.464050292">
            <text:p>39.46</text:p>
          </table:table-cell>
          <table:table-cell table:number-columns-repeated="1020"/>
        </table:table-row>
        <table:table-row table:style-name="ro1">
          <table:table-cell table:style-name="ce16" office:value-type="float" office:value="35">
            <text:p>35</text:p>
          </table:table-cell>
          <table:table-cell table:style-name="ce16" office:value-type="float" office:value="19.111110687">
            <text:p>19.11</text:p>
          </table:table-cell>
          <table:table-cell table:formula="of:=([.A41]*[.$B$2])+[.$A$2]" office:value-type="float" office:value="542.5">
            <text:p>542.5</text:p>
          </table:table-cell>
          <table:table-cell table:formula="of:=[.B41]*[.$B$3]" office:value-type="float" office:value="38.222221374">
            <text:p>38.22</text:p>
          </table:table-cell>
          <table:table-cell table:number-columns-repeated="1020"/>
        </table:table-row>
        <table:table-row table:style-name="ro1">
          <table:table-cell table:style-name="ce16" office:value-type="float" office:value="36">
            <text:p>36</text:p>
          </table:table-cell>
          <table:table-cell table:style-name="ce16" office:value-type="float" office:value="19.522874832">
            <text:p>19.52</text:p>
          </table:table-cell>
          <table:table-cell table:formula="of:=([.A42]*[.$B$2])+[.$A$2]" office:value-type="float" office:value="558">
            <text:p>558</text:p>
          </table:table-cell>
          <table:table-cell table:formula="of:=[.B42]*[.$B$3]" office:value-type="float" office:value="39.045749664">
            <text:p>39.05</text:p>
          </table:table-cell>
          <table:table-cell table:number-columns-repeated="1020"/>
        </table:table-row>
        <table:table-row table:style-name="ro1">
          <table:table-cell table:style-name="ce16" office:value-type="float" office:value="37">
            <text:p>37</text:p>
          </table:table-cell>
          <table:table-cell table:style-name="ce16" office:value-type="float" office:value="20.111110687">
            <text:p>20.11</text:p>
          </table:table-cell>
          <table:table-cell table:formula="of:=([.A43]*[.$B$2])+[.$A$2]" office:value-type="float" office:value="573.5">
            <text:p>573.5</text:p>
          </table:table-cell>
          <table:table-cell table:formula="of:=[.B43]*[.$B$3]" office:value-type="float" office:value="40.222221374">
            <text:p>40.22</text:p>
          </table:table-cell>
          <table:table-cell table:number-columns-repeated="1020"/>
        </table:table-row>
        <table:table-row table:style-name="ro1">
          <table:table-cell table:style-name="ce16" office:value-type="float" office:value="38">
            <text:p>38</text:p>
          </table:table-cell>
          <table:table-cell table:style-name="ce16" office:value-type="float" office:value="19.915031433">
            <text:p>19.92</text:p>
          </table:table-cell>
          <table:table-cell table:formula="of:=([.A44]*[.$B$2])+[.$A$2]" office:value-type="float" office:value="589">
            <text:p>589</text:p>
          </table:table-cell>
          <table:table-cell table:formula="of:=[.B44]*[.$B$3]" office:value-type="float" office:value="39.830062866">
            <text:p>39.83</text:p>
          </table:table-cell>
          <table:table-cell table:number-columns-repeated="1020"/>
        </table:table-row>
        <table:table-row table:style-name="ro1">
          <table:table-cell table:style-name="ce16" office:value-type="float" office:value="39">
            <text:p>39</text:p>
          </table:table-cell>
          <table:table-cell table:style-name="ce16" office:value-type="float" office:value="19.562091827">
            <text:p>19.56</text:p>
          </table:table-cell>
          <table:table-cell table:formula="of:=([.A45]*[.$B$2])+[.$A$2]" office:value-type="float" office:value="604.5">
            <text:p>604.5</text:p>
          </table:table-cell>
          <table:table-cell table:formula="of:=[.B45]*[.$B$3]" office:value-type="float" office:value="39.124183654">
            <text:p>39.12</text:p>
          </table:table-cell>
          <table:table-cell table:number-columns-repeated="1020"/>
        </table:table-row>
        <table:table-row table:style-name="ro1">
          <table:table-cell table:style-name="ce16" office:value-type="float" office:value="40">
            <text:p>40</text:p>
          </table:table-cell>
          <table:table-cell table:style-name="ce16" office:value-type="float" office:value="19.424835205">
            <text:p>19.42</text:p>
          </table:table-cell>
          <table:table-cell table:formula="of:=([.A46]*[.$B$2])+[.$A$2]" office:value-type="float" office:value="620">
            <text:p>620</text:p>
          </table:table-cell>
          <table:table-cell table:formula="of:=[.B46]*[.$B$3]" office:value-type="float" office:value="38.84967041">
            <text:p>38.85</text:p>
          </table:table-cell>
          <table:table-cell table:number-columns-repeated="1020"/>
        </table:table-row>
        <table:table-row table:style-name="ro1">
          <table:table-cell table:style-name="ce16" office:value-type="float" office:value="41">
            <text:p>41</text:p>
          </table:table-cell>
          <table:table-cell table:style-name="ce16" office:value-type="float" office:value="18.934640884">
            <text:p>18.93</text:p>
          </table:table-cell>
          <table:table-cell table:formula="of:=([.A47]*[.$B$2])+[.$A$2]" office:value-type="float" office:value="635.5">
            <text:p>635.5</text:p>
          </table:table-cell>
          <table:table-cell table:formula="of:=[.B47]*[.$B$3]" office:value-type="float" office:value="37.869281768">
            <text:p>37.87</text:p>
          </table:table-cell>
          <table:table-cell table:number-columns-repeated="1020"/>
        </table:table-row>
        <table:table-row table:style-name="ro1">
          <table:table-cell table:style-name="ce16" office:value-type="float" office:value="42">
            <text:p>42</text:p>
          </table:table-cell>
          <table:table-cell table:style-name="ce16" office:value-type="float" office:value="18.915031433">
            <text:p>18.92</text:p>
          </table:table-cell>
          <table:table-cell table:formula="of:=([.A48]*[.$B$2])+[.$A$2]" office:value-type="float" office:value="651">
            <text:p>651</text:p>
          </table:table-cell>
          <table:table-cell table:formula="of:=[.B48]*[.$B$3]" office:value-type="float" office:value="37.830062866">
            <text:p>37.83</text:p>
          </table:table-cell>
          <table:table-cell table:number-columns-repeated="1020"/>
        </table:table-row>
        <table:table-row table:style-name="ro1">
          <table:table-cell table:style-name="ce16" office:value-type="float" office:value="43">
            <text:p>43</text:p>
          </table:table-cell>
          <table:table-cell table:style-name="ce16" office:value-type="float" office:value="19.241828918">
            <text:p>19.24</text:p>
          </table:table-cell>
          <table:table-cell table:formula="of:=([.A49]*[.$B$2])+[.$A$2]" office:value-type="float" office:value="666.5">
            <text:p>666.5</text:p>
          </table:table-cell>
          <table:table-cell table:formula="of:=[.B49]*[.$B$3]" office:value-type="float" office:value="38.483657836">
            <text:p>38.48</text:p>
          </table:table-cell>
          <table:table-cell table:number-columns-repeated="1020"/>
        </table:table-row>
        <table:table-row table:style-name="ro1">
          <table:table-cell table:style-name="ce16" office:value-type="float" office:value="44">
            <text:p>44</text:p>
          </table:table-cell>
          <table:table-cell table:style-name="ce16" office:value-type="float" office:value="19.006534576">
            <text:p>19.01</text:p>
          </table:table-cell>
          <table:table-cell table:formula="of:=([.A50]*[.$B$2])+[.$A$2]" office:value-type="float" office:value="682">
            <text:p>682</text:p>
          </table:table-cell>
          <table:table-cell table:formula="of:=[.B50]*[.$B$3]" office:value-type="float" office:value="38.013069152">
            <text:p>38.01</text:p>
          </table:table-cell>
          <table:table-cell table:number-columns-repeated="1020"/>
        </table:table-row>
        <table:table-row table:style-name="ro1">
          <table:table-cell table:style-name="ce16" office:value-type="float" office:value="45">
            <text:p>45</text:p>
          </table:table-cell>
          <table:table-cell table:style-name="ce16" office:value-type="float" office:value="19.418300629">
            <text:p>19.42</text:p>
          </table:table-cell>
          <table:table-cell table:formula="of:=([.A51]*[.$B$2])+[.$A$2]" office:value-type="float" office:value="697.5">
            <text:p>697.5</text:p>
          </table:table-cell>
          <table:table-cell table:formula="of:=[.B51]*[.$B$3]" office:value-type="float" office:value="38.836601258">
            <text:p>38.84</text:p>
          </table:table-cell>
          <table:table-cell table:number-columns-repeated="1020"/>
        </table:table-row>
        <table:table-row table:style-name="ro1">
          <table:table-cell table:style-name="ce16" office:value-type="float" office:value="46">
            <text:p>46</text:p>
          </table:table-cell>
          <table:table-cell table:style-name="ce16" office:value-type="float" office:value="19.555555344">
            <text:p>19.56</text:p>
          </table:table-cell>
          <table:table-cell table:formula="of:=([.A52]*[.$B$2])+[.$A$2]" office:value-type="float" office:value="713">
            <text:p>713</text:p>
          </table:table-cell>
          <table:table-cell table:formula="of:=[.B52]*[.$B$3]" office:value-type="float" office:value="39.111110688">
            <text:p>39.11</text:p>
          </table:table-cell>
          <table:table-cell table:number-columns-repeated="1020"/>
        </table:table-row>
        <table:table-row table:style-name="ro1">
          <table:table-cell table:style-name="ce16" office:value-type="float" office:value="47">
            <text:p>47</text:p>
          </table:table-cell>
          <table:table-cell table:style-name="ce16" office:value-type="float" office:value="19.08496666">
            <text:p>19.08</text:p>
          </table:table-cell>
          <table:table-cell table:formula="of:=([.A53]*[.$B$2])+[.$A$2]" office:value-type="float" office:value="728.5">
            <text:p>728.5</text:p>
          </table:table-cell>
          <table:table-cell table:formula="of:=[.B53]*[.$B$3]" office:value-type="float" office:value="38.16993332">
            <text:p>38.17</text:p>
          </table:table-cell>
          <table:table-cell table:number-columns-repeated="1020"/>
        </table:table-row>
        <table:table-row table:style-name="ro1">
          <table:table-cell table:style-name="ce16" office:value-type="float" office:value="48">
            <text:p>48</text:p>
          </table:table-cell>
          <table:table-cell table:style-name="ce16" office:value-type="float" office:value="18.888887405">
            <text:p>18.89</text:p>
          </table:table-cell>
          <table:table-cell table:formula="of:=([.A54]*[.$B$2])+[.$A$2]" office:value-type="float" office:value="744">
            <text:p>744</text:p>
          </table:table-cell>
          <table:table-cell table:formula="of:=[.B54]*[.$B$3]" office:value-type="float" office:value="37.77777481">
            <text:p>37.78</text:p>
          </table:table-cell>
          <table:table-cell table:number-columns-repeated="1020"/>
        </table:table-row>
        <table:table-row table:style-name="ro1">
          <table:table-cell table:style-name="ce16" office:value-type="float" office:value="49">
            <text:p>49</text:p>
          </table:table-cell>
          <table:table-cell table:style-name="ce16" office:value-type="float" office:value="19.5359478">
            <text:p>19.54</text:p>
          </table:table-cell>
          <table:table-cell table:formula="of:=([.A55]*[.$B$2])+[.$A$2]" office:value-type="float" office:value="759.5">
            <text:p>759.5</text:p>
          </table:table-cell>
          <table:table-cell table:formula="of:=[.B55]*[.$B$3]" office:value-type="float" office:value="39.0718956">
            <text:p>39.07</text:p>
          </table:table-cell>
          <table:table-cell table:number-columns-repeated="1020"/>
        </table:table-row>
        <table:table-row table:style-name="ro1">
          <table:table-cell table:style-name="ce16" office:value-type="float" office:value="50">
            <text:p>50</text:p>
          </table:table-cell>
          <table:table-cell table:style-name="ce16" office:value-type="float" office:value="20.496730804">
            <text:p>20.5</text:p>
          </table:table-cell>
          <table:table-cell table:formula="of:=([.A56]*[.$B$2])+[.$A$2]" office:value-type="float" office:value="775">
            <text:p>775</text:p>
          </table:table-cell>
          <table:table-cell table:formula="of:=[.B56]*[.$B$3]" office:value-type="float" office:value="40.993461608">
            <text:p>40.99</text:p>
          </table:table-cell>
          <table:table-cell table:number-columns-repeated="1020"/>
        </table:table-row>
        <table:table-row table:style-name="ro1">
          <table:table-cell table:style-name="ce16" office:value-type="float" office:value="51">
            <text:p>51</text:p>
          </table:table-cell>
          <table:table-cell table:style-name="ce16" office:value-type="float" office:value="20.08496666">
            <text:p>20.08</text:p>
          </table:table-cell>
          <table:table-cell table:formula="of:=([.A57]*[.$B$2])+[.$A$2]" office:value-type="float" office:value="790.5">
            <text:p>790.5</text:p>
          </table:table-cell>
          <table:table-cell table:formula="of:=[.B57]*[.$B$3]" office:value-type="float" office:value="40.16993332">
            <text:p>40.17</text:p>
          </table:table-cell>
          <table:table-cell table:number-columns-repeated="1020"/>
        </table:table-row>
        <table:table-row table:style-name="ro1">
          <table:table-cell table:style-name="ce16" office:value-type="float" office:value="52">
            <text:p>52</text:p>
          </table:table-cell>
          <table:table-cell table:style-name="ce16" office:value-type="float" office:value="20.241828918">
            <text:p>20.24</text:p>
          </table:table-cell>
          <table:table-cell table:formula="of:=([.A58]*[.$B$2])+[.$A$2]" office:value-type="float" office:value="806">
            <text:p>806</text:p>
          </table:table-cell>
          <table:table-cell table:formula="of:=[.B58]*[.$B$3]" office:value-type="float" office:value="40.483657836">
            <text:p>40.48</text:p>
          </table:table-cell>
          <table:table-cell table:number-columns-repeated="1020"/>
        </table:table-row>
        <table:table-row table:style-name="ro1">
          <table:table-cell table:style-name="ce16" office:value-type="float" office:value="53">
            <text:p>53</text:p>
          </table:table-cell>
          <table:table-cell table:style-name="ce16" office:value-type="float" office:value="20.026144028">
            <text:p>20.03</text:p>
          </table:table-cell>
          <table:table-cell table:formula="of:=([.A59]*[.$B$2])+[.$A$2]" office:value-type="float" office:value="821.5">
            <text:p>821.5</text:p>
          </table:table-cell>
          <table:table-cell table:formula="of:=[.B59]*[.$B$3]" office:value-type="float" office:value="40.052288056">
            <text:p>40.05</text:p>
          </table:table-cell>
          <table:table-cell table:number-columns-repeated="1020"/>
        </table:table-row>
        <table:table-row table:style-name="ro1">
          <table:table-cell table:style-name="ce16" office:value-type="float" office:value="54">
            <text:p>54</text:p>
          </table:table-cell>
          <table:table-cell table:style-name="ce16" office:value-type="float" office:value="19.633985519">
            <text:p>19.63</text:p>
          </table:table-cell>
          <table:table-cell table:formula="of:=([.A60]*[.$B$2])+[.$A$2]" office:value-type="float" office:value="837">
            <text:p>837</text:p>
          </table:table-cell>
          <table:table-cell table:formula="of:=[.B60]*[.$B$3]" office:value-type="float" office:value="39.267971038">
            <text:p>39.27</text:p>
          </table:table-cell>
          <table:table-cell table:number-columns-repeated="1020"/>
        </table:table-row>
        <table:table-row table:style-name="ro1">
          <table:table-cell table:style-name="ce16" office:value-type="float" office:value="55">
            <text:p>55</text:p>
          </table:table-cell>
          <table:table-cell table:style-name="ce16" office:value-type="float" office:value="19.18954277">
            <text:p>19.19</text:p>
          </table:table-cell>
          <table:table-cell table:formula="of:=([.A61]*[.$B$2])+[.$A$2]" office:value-type="float" office:value="852.5">
            <text:p>852.5</text:p>
          </table:table-cell>
          <table:table-cell table:formula="of:=[.B61]*[.$B$3]" office:value-type="float" office:value="38.37908554">
            <text:p>38.38</text:p>
          </table:table-cell>
          <table:table-cell table:number-columns-repeated="1020"/>
        </table:table-row>
        <table:table-row table:style-name="ro1">
          <table:table-cell table:style-name="ce16" office:value-type="float" office:value="56">
            <text:p>56</text:p>
          </table:table-cell>
          <table:table-cell table:style-name="ce16" office:value-type="float" office:value="19.01307106">
            <text:p>19.01</text:p>
          </table:table-cell>
          <table:table-cell table:formula="of:=([.A62]*[.$B$2])+[.$A$2]" office:value-type="float" office:value="868">
            <text:p>868</text:p>
          </table:table-cell>
          <table:table-cell table:formula="of:=[.B62]*[.$B$3]" office:value-type="float" office:value="38.02614212">
            <text:p>38.03</text:p>
          </table:table-cell>
          <table:table-cell table:number-columns-repeated="1020"/>
        </table:table-row>
        <table:table-row table:style-name="ro1">
          <table:table-cell table:style-name="ce16" office:value-type="float" office:value="57">
            <text:p>57</text:p>
          </table:table-cell>
          <table:table-cell table:style-name="ce16" office:value-type="float" office:value="19.4640522">
            <text:p>19.46</text:p>
          </table:table-cell>
          <table:table-cell table:formula="of:=([.A63]*[.$B$2])+[.$A$2]" office:value-type="float" office:value="883.5">
            <text:p>883.5</text:p>
          </table:table-cell>
          <table:table-cell table:formula="of:=[.B63]*[.$B$3]" office:value-type="float" office:value="38.9281044">
            <text:p>38.93</text:p>
          </table:table-cell>
          <table:table-cell table:number-columns-repeated="1020"/>
        </table:table-row>
        <table:table-row table:style-name="ro1">
          <table:table-cell table:style-name="ce16" office:value-type="float" office:value="58">
            <text:p>58</text:p>
          </table:table-cell>
          <table:table-cell table:style-name="ce16" office:value-type="float" office:value="20.209150314">
            <text:p>20.21</text:p>
          </table:table-cell>
          <table:table-cell table:formula="of:=([.A64]*[.$B$2])+[.$A$2]" office:value-type="float" office:value="899">
            <text:p>899</text:p>
          </table:table-cell>
          <table:table-cell table:formula="of:=[.B64]*[.$B$3]" office:value-type="float" office:value="40.418300628">
            <text:p>40.42</text:p>
          </table:table-cell>
          <table:table-cell table:number-columns-repeated="1020"/>
        </table:table-row>
        <table:table-row table:style-name="ro1">
          <table:table-cell table:style-name="ce16" office:value-type="float" office:value="59">
            <text:p>59</text:p>
          </table:table-cell>
          <table:table-cell table:style-name="ce16" office:value-type="float" office:value="19.581699371">
            <text:p>19.58</text:p>
          </table:table-cell>
          <table:table-cell table:formula="of:=([.A65]*[.$B$2])+[.$A$2]" office:value-type="float" office:value="914.5">
            <text:p>914.5</text:p>
          </table:table-cell>
          <table:table-cell table:formula="of:=[.B65]*[.$B$3]" office:value-type="float" office:value="39.163398742">
            <text:p>39.16</text:p>
          </table:table-cell>
          <table:table-cell table:number-columns-repeated="1020"/>
        </table:table-row>
        <table:table-row table:style-name="ro1">
          <table:table-cell table:style-name="ce16" office:value-type="float" office:value="60">
            <text:p>60</text:p>
          </table:table-cell>
          <table:table-cell table:style-name="ce16" office:value-type="float" office:value="19.581699371">
            <text:p>19.58</text:p>
          </table:table-cell>
          <table:table-cell table:formula="of:=([.A66]*[.$B$2])+[.$A$2]" office:value-type="float" office:value="930">
            <text:p>930</text:p>
          </table:table-cell>
          <table:table-cell table:formula="of:=[.B66]*[.$B$3]" office:value-type="float" office:value="39.163398742">
            <text:p>39.16</text:p>
          </table:table-cell>
          <table:table-cell table:number-columns-repeated="1020"/>
        </table:table-row>
        <table:table-row table:style-name="ro1">
          <table:table-cell table:style-name="ce16" office:value-type="float" office:value="61">
            <text:p>61</text:p>
          </table:table-cell>
          <table:table-cell table:style-name="ce16" office:value-type="float" office:value="18.732025146">
            <text:p>18.73</text:p>
          </table:table-cell>
          <table:table-cell table:formula="of:=([.A67]*[.$B$2])+[.$A$2]" office:value-type="float" office:value="945.5">
            <text:p>945.5</text:p>
          </table:table-cell>
          <table:table-cell table:formula="of:=[.B67]*[.$B$3]" office:value-type="float" office:value="37.464050292">
            <text:p>37.46</text:p>
          </table:table-cell>
          <table:table-cell table:number-columns-repeated="1020"/>
        </table:table-row>
        <table:table-row table:style-name="ro1">
          <table:table-cell table:style-name="ce16" office:value-type="float" office:value="62">
            <text:p>62</text:p>
          </table:table-cell>
          <table:table-cell table:style-name="ce16" office:value-type="float" office:value="18.673202515">
            <text:p>18.67</text:p>
          </table:table-cell>
          <table:table-cell table:formula="of:=([.A68]*[.$B$2])+[.$A$2]" office:value-type="float" office:value="961">
            <text:p>961</text:p>
          </table:table-cell>
          <table:table-cell table:formula="of:=[.B68]*[.$B$3]" office:value-type="float" office:value="37.34640503">
            <text:p>37.35</text:p>
          </table:table-cell>
          <table:table-cell table:number-columns-repeated="1020"/>
        </table:table-row>
        <table:table-row table:style-name="ro1">
          <table:table-cell table:style-name="ce16" office:value-type="float" office:value="63">
            <text:p>63</text:p>
          </table:table-cell>
          <table:table-cell table:style-name="ce16" office:value-type="float" office:value="18.673202515">
            <text:p>18.67</text:p>
          </table:table-cell>
          <table:table-cell table:formula="of:=([.A69]*[.$B$2])+[.$A$2]" office:value-type="float" office:value="976.5">
            <text:p>976.5</text:p>
          </table:table-cell>
          <table:table-cell table:formula="of:=[.B69]*[.$B$3]" office:value-type="float" office:value="37.34640503">
            <text:p>37.35</text:p>
          </table:table-cell>
          <table:table-cell table:number-columns-repeated="1020"/>
        </table:table-row>
        <table:table-row table:style-name="ro1">
          <table:table-cell table:style-name="ce16" office:value-type="float" office:value="64">
            <text:p>64</text:p>
          </table:table-cell>
          <table:table-cell table:style-name="ce16" office:value-type="float" office:value="18.673202515">
            <text:p>18.67</text:p>
          </table:table-cell>
          <table:table-cell table:formula="of:=([.A70]*[.$B$2])+[.$A$2]" office:value-type="float" office:value="992">
            <text:p>992</text:p>
          </table:table-cell>
          <table:table-cell table:formula="of:=[.B70]*[.$B$3]" office:value-type="float" office:value="37.34640503">
            <text:p>37.35</text:p>
          </table:table-cell>
          <table:table-cell table:number-columns-repeated="1020"/>
        </table:table-row>
        <table:table-row table:style-name="ro1">
          <table:table-cell table:style-name="ce16" office:value-type="float" office:value="65">
            <text:p>65</text:p>
          </table:table-cell>
          <table:table-cell table:style-name="ce16" office:value-type="float" office:value="19.379083633">
            <text:p>19.38</text:p>
          </table:table-cell>
          <table:table-cell table:formula="of:=([.A71]*[.$B$2])+[.$A$2]" office:value-type="float" office:value="1007.5">
            <text:p>1007.5</text:p>
          </table:table-cell>
          <table:table-cell table:formula="of:=[.B71]*[.$B$3]" office:value-type="float" office:value="38.758167266">
            <text:p>38.76</text:p>
          </table:table-cell>
          <table:table-cell table:number-columns-repeated="1020"/>
        </table:table-row>
        <table:table-row table:style-name="ro1">
          <table:table-cell table:style-name="ce16" office:value-type="float" office:value="66">
            <text:p>66</text:p>
          </table:table-cell>
          <table:table-cell table:style-name="ce16" office:value-type="float" office:value="19.575162888">
            <text:p>19.58</text:p>
          </table:table-cell>
          <table:table-cell table:formula="of:=([.A72]*[.$B$2])+[.$A$2]" office:value-type="float" office:value="1023">
            <text:p>1023</text:p>
          </table:table-cell>
          <table:table-cell table:formula="of:=[.B72]*[.$B$3]" office:value-type="float" office:value="39.150325776">
            <text:p>39.15</text:p>
          </table:table-cell>
          <table:table-cell table:number-columns-repeated="1020"/>
        </table:table-row>
        <table:table-row table:style-name="ro1">
          <table:table-cell table:style-name="ce16" office:value-type="float" office:value="67">
            <text:p>67</text:p>
          </table:table-cell>
          <table:table-cell table:style-name="ce16" office:value-type="float" office:value="19.202613831">
            <text:p>19.2</text:p>
          </table:table-cell>
          <table:table-cell table:formula="of:=([.A73]*[.$B$2])+[.$A$2]" office:value-type="float" office:value="1038.5">
            <text:p>1038.5</text:p>
          </table:table-cell>
          <table:table-cell table:formula="of:=[.B73]*[.$B$3]" office:value-type="float" office:value="38.405227662">
            <text:p>38.41</text:p>
          </table:table-cell>
          <table:table-cell table:number-columns-repeated="1020"/>
        </table:table-row>
        <table:table-row table:style-name="ro1">
          <table:table-cell table:style-name="ce16" office:value-type="float" office:value="68">
            <text:p>68</text:p>
          </table:table-cell>
          <table:table-cell table:style-name="ce16" office:value-type="float" office:value="19.379083633">
            <text:p>19.38</text:p>
          </table:table-cell>
          <table:table-cell table:formula="of:=([.A74]*[.$B$2])+[.$A$2]" office:value-type="float" office:value="1054">
            <text:p>1054</text:p>
          </table:table-cell>
          <table:table-cell table:formula="of:=[.B74]*[.$B$3]" office:value-type="float" office:value="38.758167266">
            <text:p>38.76</text:p>
          </table:table-cell>
          <table:table-cell table:number-columns-repeated="1020"/>
        </table:table-row>
        <table:table-row table:style-name="ro1">
          <table:table-cell table:style-name="ce16" office:value-type="float" office:value="69">
            <text:p>69</text:p>
          </table:table-cell>
          <table:table-cell table:style-name="ce16" office:value-type="float" office:value="19.516338348">
            <text:p>19.52</text:p>
          </table:table-cell>
          <table:table-cell table:formula="of:=([.A75]*[.$B$2])+[.$A$2]" office:value-type="float" office:value="1069.5">
            <text:p>1069.5</text:p>
          </table:table-cell>
          <table:table-cell table:formula="of:=[.B75]*[.$B$3]" office:value-type="float" office:value="39.032676696">
            <text:p>39.03</text:p>
          </table:table-cell>
          <table:table-cell table:number-columns-repeated="1020"/>
        </table:table-row>
        <table:table-row table:style-name="ro1">
          <table:table-cell table:style-name="ce16" office:value-type="float" office:value="70">
            <text:p>70</text:p>
          </table:table-cell>
          <table:table-cell table:style-name="ce16" office:value-type="float" office:value="19.555555344">
            <text:p>19.56</text:p>
          </table:table-cell>
          <table:table-cell table:formula="of:=([.A76]*[.$B$2])+[.$A$2]" office:value-type="float" office:value="1085">
            <text:p>1085</text:p>
          </table:table-cell>
          <table:table-cell table:formula="of:=[.B76]*[.$B$3]" office:value-type="float" office:value="39.111110688">
            <text:p>39.11</text:p>
          </table:table-cell>
          <table:table-cell table:number-columns-repeated="1020"/>
        </table:table-row>
        <table:table-row table:style-name="ro1">
          <table:table-cell table:style-name="ce16" office:value-type="float" office:value="71">
            <text:p>71</text:p>
          </table:table-cell>
          <table:table-cell table:style-name="ce16" office:value-type="float" office:value="19.928104401">
            <text:p>19.93</text:p>
          </table:table-cell>
          <table:table-cell table:formula="of:=([.A77]*[.$B$2])+[.$A$2]" office:value-type="float" office:value="1100.5">
            <text:p>1100.5</text:p>
          </table:table-cell>
          <table:table-cell table:formula="of:=[.B77]*[.$B$3]" office:value-type="float" office:value="39.856208802">
            <text:p>39.86</text:p>
          </table:table-cell>
          <table:table-cell table:number-columns-repeated="1020"/>
        </table:table-row>
        <table:table-row table:style-name="ro1">
          <table:table-cell table:style-name="ce16" office:value-type="float" office:value="72">
            <text:p>72</text:p>
          </table:table-cell>
          <table:table-cell table:style-name="ce16" office:value-type="float" office:value="20.143791199">
            <text:p>20.14</text:p>
          </table:table-cell>
          <table:table-cell table:formula="of:=([.A78]*[.$B$2])+[.$A$2]" office:value-type="float" office:value="1116">
            <text:p>1116</text:p>
          </table:table-cell>
          <table:table-cell table:formula="of:=[.B78]*[.$B$3]" office:value-type="float" office:value="40.287582398">
            <text:p>40.29</text:p>
          </table:table-cell>
          <table:table-cell table:number-columns-repeated="1020"/>
        </table:table-row>
        <table:table-row table:style-name="ro1">
          <table:table-cell table:style-name="ce16" office:value-type="float" office:value="73">
            <text:p>73</text:p>
          </table:table-cell>
          <table:table-cell table:style-name="ce16" office:value-type="float" office:value="20.320261002">
            <text:p>20.32</text:p>
          </table:table-cell>
          <table:table-cell table:formula="of:=([.A79]*[.$B$2])+[.$A$2]" office:value-type="float" office:value="1131.5">
            <text:p>1131.5</text:p>
          </table:table-cell>
          <table:table-cell table:formula="of:=[.B79]*[.$B$3]" office:value-type="float" office:value="40.640522004">
            <text:p>40.64</text:p>
          </table:table-cell>
          <table:table-cell table:number-columns-repeated="1020"/>
        </table:table-row>
        <table:table-row table:style-name="ro1">
          <table:table-cell table:style-name="ce16" office:value-type="float" office:value="74">
            <text:p>74</text:p>
          </table:table-cell>
          <table:table-cell table:style-name="ce16" office:value-type="float" office:value="19.986927032">
            <text:p>19.99</text:p>
          </table:table-cell>
          <table:table-cell table:formula="of:=([.A80]*[.$B$2])+[.$A$2]" office:value-type="float" office:value="1147">
            <text:p>1147</text:p>
          </table:table-cell>
          <table:table-cell table:formula="of:=[.B80]*[.$B$3]" office:value-type="float" office:value="39.973854064">
            <text:p>39.97</text:p>
          </table:table-cell>
          <table:table-cell table:number-columns-repeated="1020"/>
        </table:table-row>
        <table:table-row table:style-name="ro1">
          <table:table-cell table:style-name="ce16" office:value-type="float" office:value="75">
            <text:p>75</text:p>
          </table:table-cell>
          <table:table-cell table:style-name="ce16" office:value-type="float" office:value="19.163398743">
            <text:p>19.16</text:p>
          </table:table-cell>
          <table:table-cell table:formula="of:=([.A81]*[.$B$2])+[.$A$2]" office:value-type="float" office:value="1162.5">
            <text:p>1162.5</text:p>
          </table:table-cell>
          <table:table-cell table:formula="of:=[.B81]*[.$B$3]" office:value-type="float" office:value="38.326797486">
            <text:p>38.33</text:p>
          </table:table-cell>
          <table:table-cell table:number-columns-repeated="1020"/>
        </table:table-row>
        <table:table-row table:style-name="ro1">
          <table:table-cell table:style-name="ce16" office:value-type="float" office:value="76">
            <text:p>76</text:p>
          </table:table-cell>
          <table:table-cell table:style-name="ce16" office:value-type="float" office:value="19.320261002">
            <text:p>19.32</text:p>
          </table:table-cell>
          <table:table-cell table:formula="of:=([.A82]*[.$B$2])+[.$A$2]" office:value-type="float" office:value="1178">
            <text:p>1178</text:p>
          </table:table-cell>
          <table:table-cell table:formula="of:=[.B82]*[.$B$3]" office:value-type="float" office:value="38.640522004">
            <text:p>38.64</text:p>
          </table:table-cell>
          <table:table-cell table:number-columns-repeated="1020"/>
        </table:table-row>
        <table:table-row table:style-name="ro1">
          <table:table-cell table:style-name="ce16" office:value-type="float" office:value="77">
            <text:p>77</text:p>
          </table:table-cell>
          <table:table-cell table:style-name="ce16" office:value-type="float" office:value="19.163398743">
            <text:p>19.16</text:p>
          </table:table-cell>
          <table:table-cell table:formula="of:=([.A83]*[.$B$2])+[.$A$2]" office:value-type="float" office:value="1193.5">
            <text:p>1193.5</text:p>
          </table:table-cell>
          <table:table-cell table:formula="of:=[.B83]*[.$B$3]" office:value-type="float" office:value="38.326797486">
            <text:p>38.33</text:p>
          </table:table-cell>
          <table:table-cell table:number-columns-repeated="1020"/>
        </table:table-row>
        <table:table-row table:style-name="ro1">
          <table:table-cell table:style-name="ce16" office:value-type="float" office:value="78">
            <text:p>78</text:p>
          </table:table-cell>
          <table:table-cell table:style-name="ce16" office:value-type="float" office:value="18.379083633">
            <text:p>18.38</text:p>
          </table:table-cell>
          <table:table-cell table:formula="of:=([.A84]*[.$B$2])+[.$A$2]" office:value-type="float" office:value="1209">
            <text:p>1209</text:p>
          </table:table-cell>
          <table:table-cell table:formula="of:=[.B84]*[.$B$3]" office:value-type="float" office:value="36.758167266">
            <text:p>36.76</text:p>
          </table:table-cell>
          <table:table-cell table:number-columns-repeated="1020"/>
        </table:table-row>
        <table:table-row table:style-name="ro1">
          <table:table-cell table:style-name="ce16" office:value-type="float" office:value="79">
            <text:p>79</text:p>
          </table:table-cell>
          <table:table-cell table:style-name="ce16" office:value-type="float" office:value="18.359476089">
            <text:p>18.36</text:p>
          </table:table-cell>
          <table:table-cell table:formula="of:=([.A85]*[.$B$2])+[.$A$2]" office:value-type="float" office:value="1224.5">
            <text:p>1224.5</text:p>
          </table:table-cell>
          <table:table-cell table:formula="of:=[.B85]*[.$B$3]" office:value-type="float" office:value="36.718952178">
            <text:p>36.72</text:p>
          </table:table-cell>
          <table:table-cell table:number-columns-repeated="1020"/>
        </table:table-row>
        <table:table-row table:style-name="ro1">
          <table:table-cell table:style-name="ce16" office:value-type="float" office:value="80">
            <text:p>80</text:p>
          </table:table-cell>
          <table:table-cell table:style-name="ce16" office:value-type="float" office:value="19.124181747">
            <text:p>19.12</text:p>
          </table:table-cell>
          <table:table-cell table:formula="of:=([.A86]*[.$B$2])+[.$A$2]" office:value-type="float" office:value="1240">
            <text:p>1240</text:p>
          </table:table-cell>
          <table:table-cell table:formula="of:=[.B86]*[.$B$3]" office:value-type="float" office:value="38.248363494">
            <text:p>38.25</text:p>
          </table:table-cell>
          <table:table-cell table:number-columns-repeated="1020"/>
        </table:table-row>
        <table:table-row table:style-name="ro1">
          <table:table-cell table:style-name="ce16" office:value-type="float" office:value="81">
            <text:p>81</text:p>
          </table:table-cell>
          <table:table-cell table:style-name="ce16" office:value-type="float" office:value="19.418300629">
            <text:p>19.42</text:p>
          </table:table-cell>
          <table:table-cell table:formula="of:=([.A87]*[.$B$2])+[.$A$2]" office:value-type="float" office:value="1255.5">
            <text:p>1255.5</text:p>
          </table:table-cell>
          <table:table-cell table:formula="of:=[.B87]*[.$B$3]" office:value-type="float" office:value="38.836601258">
            <text:p>38.84</text:p>
          </table:table-cell>
          <table:table-cell table:number-columns-repeated="1020"/>
        </table:table-row>
        <table:table-row table:style-name="ro1">
          <table:table-cell table:style-name="ce16" office:value-type="float" office:value="82">
            <text:p>82</text:p>
          </table:table-cell>
          <table:table-cell table:style-name="ce16" office:value-type="float" office:value="19.241828918">
            <text:p>19.24</text:p>
          </table:table-cell>
          <table:table-cell table:formula="of:=([.A88]*[.$B$2])+[.$A$2]" office:value-type="float" office:value="1271">
            <text:p>1271</text:p>
          </table:table-cell>
          <table:table-cell table:formula="of:=[.B88]*[.$B$3]" office:value-type="float" office:value="38.483657836">
            <text:p>38.48</text:p>
          </table:table-cell>
          <table:table-cell table:number-columns-repeated="1020"/>
        </table:table-row>
        <table:table-row table:style-name="ro1">
          <table:table-cell table:style-name="ce16" office:value-type="float" office:value="83">
            <text:p>83</text:p>
          </table:table-cell>
          <table:table-cell table:style-name="ce16" office:value-type="float" office:value="18.947711945">
            <text:p>18.95</text:p>
          </table:table-cell>
          <table:table-cell table:formula="of:=([.A89]*[.$B$2])+[.$A$2]" office:value-type="float" office:value="1286.5">
            <text:p>1286.5</text:p>
          </table:table-cell>
          <table:table-cell table:formula="of:=[.B89]*[.$B$3]" office:value-type="float" office:value="37.89542389">
            <text:p>37.9</text:p>
          </table:table-cell>
          <table:table-cell table:number-columns-repeated="1020"/>
        </table:table-row>
        <table:table-row table:style-name="ro1">
          <table:table-cell table:style-name="ce16" office:value-type="float" office:value="84">
            <text:p>84</text:p>
          </table:table-cell>
          <table:table-cell table:style-name="ce16" office:value-type="float" office:value="19.653594971">
            <text:p>19.65</text:p>
          </table:table-cell>
          <table:table-cell table:formula="of:=([.A90]*[.$B$2])+[.$A$2]" office:value-type="float" office:value="1302">
            <text:p>1302</text:p>
          </table:table-cell>
          <table:table-cell table:formula="of:=[.B90]*[.$B$3]" office:value-type="float" office:value="39.307189942">
            <text:p>39.31</text:p>
          </table:table-cell>
          <table:table-cell table:number-columns-repeated="1020"/>
        </table:table-row>
        <table:table-row table:style-name="ro1">
          <table:table-cell table:style-name="ce16" office:value-type="float" office:value="85">
            <text:p>85</text:p>
          </table:table-cell>
          <table:table-cell table:style-name="ce16" office:value-type="float" office:value="19.75163269">
            <text:p>19.75</text:p>
          </table:table-cell>
          <table:table-cell table:formula="of:=([.A91]*[.$B$2])+[.$A$2]" office:value-type="float" office:value="1317.5">
            <text:p>1317.5</text:p>
          </table:table-cell>
          <table:table-cell table:formula="of:=[.B91]*[.$B$3]" office:value-type="float" office:value="39.50326538">
            <text:p>39.5</text:p>
          </table:table-cell>
          <table:table-cell table:number-columns-repeated="1020"/>
        </table:table-row>
        <table:table-row table:style-name="ro1">
          <table:table-cell table:style-name="ce16" office:value-type="float" office:value="86">
            <text:p>86</text:p>
          </table:table-cell>
          <table:table-cell table:style-name="ce16" office:value-type="float" office:value="18.928104401">
            <text:p>18.93</text:p>
          </table:table-cell>
          <table:table-cell table:formula="of:=([.A92]*[.$B$2])+[.$A$2]" office:value-type="float" office:value="1333">
            <text:p>1333</text:p>
          </table:table-cell>
          <table:table-cell table:formula="of:=[.B92]*[.$B$3]" office:value-type="float" office:value="37.856208802">
            <text:p>37.86</text:p>
          </table:table-cell>
          <table:table-cell table:number-columns-repeated="1020"/>
        </table:table-row>
        <table:table-row table:style-name="ro1">
          <table:table-cell table:style-name="ce16" office:value-type="float" office:value="87">
            <text:p>87</text:p>
          </table:table-cell>
          <table:table-cell table:style-name="ce16" office:value-type="float" office:value="18.888887405">
            <text:p>18.89</text:p>
          </table:table-cell>
          <table:table-cell table:formula="of:=([.A93]*[.$B$2])+[.$A$2]" office:value-type="float" office:value="1348.5">
            <text:p>1348.5</text:p>
          </table:table-cell>
          <table:table-cell table:formula="of:=[.B93]*[.$B$3]" office:value-type="float" office:value="37.77777481">
            <text:p>37.78</text:p>
          </table:table-cell>
          <table:table-cell table:number-columns-repeated="1020"/>
        </table:table-row>
        <table:table-row table:style-name="ro1">
          <table:table-cell table:style-name="ce16" office:value-type="float" office:value="88">
            <text:p>88</text:p>
          </table:table-cell>
          <table:table-cell table:style-name="ce16" office:value-type="float" office:value="19.398693085">
            <text:p>19.4</text:p>
          </table:table-cell>
          <table:table-cell table:formula="of:=([.A94]*[.$B$2])+[.$A$2]" office:value-type="float" office:value="1364">
            <text:p>1364</text:p>
          </table:table-cell>
          <table:table-cell table:formula="of:=[.B94]*[.$B$3]" office:value-type="float" office:value="38.79738617">
            <text:p>38.8</text:p>
          </table:table-cell>
          <table:table-cell table:number-columns-repeated="1020"/>
        </table:table-row>
        <table:table-row table:style-name="ro1">
          <table:table-cell table:style-name="ce16" office:value-type="float" office:value="89">
            <text:p>89</text:p>
          </table:table-cell>
          <table:table-cell table:style-name="ce16" office:value-type="float" office:value="19.418300629">
            <text:p>19.42</text:p>
          </table:table-cell>
          <table:table-cell table:formula="of:=([.A95]*[.$B$2])+[.$A$2]" office:value-type="float" office:value="1379.5">
            <text:p>1379.5</text:p>
          </table:table-cell>
          <table:table-cell table:formula="of:=[.B95]*[.$B$3]" office:value-type="float" office:value="38.836601258">
            <text:p>38.84</text:p>
          </table:table-cell>
          <table:table-cell table:number-columns-repeated="1020"/>
        </table:table-row>
        <table:table-row table:style-name="ro1">
          <table:table-cell table:style-name="ce16" office:value-type="float" office:value="90">
            <text:p>90</text:p>
          </table:table-cell>
          <table:table-cell table:style-name="ce16" office:value-type="float" office:value="18.830064774">
            <text:p>18.83</text:p>
          </table:table-cell>
          <table:table-cell table:formula="of:=([.A96]*[.$B$2])+[.$A$2]" office:value-type="float" office:value="1395">
            <text:p>1395</text:p>
          </table:table-cell>
          <table:table-cell table:formula="of:=[.B96]*[.$B$3]" office:value-type="float" office:value="37.660129548">
            <text:p>37.66</text:p>
          </table:table-cell>
          <table:table-cell table:number-columns-repeated="1020"/>
        </table:table-row>
        <table:table-row table:style-name="ro1">
          <table:table-cell table:style-name="ce16" office:value-type="float" office:value="91">
            <text:p>91</text:p>
          </table:table-cell>
          <table:table-cell table:style-name="ce16" office:value-type="float" office:value="20.071895599">
            <text:p>20.07</text:p>
          </table:table-cell>
          <table:table-cell table:formula="of:=([.A97]*[.$B$2])+[.$A$2]" office:value-type="float" office:value="1410.5">
            <text:p>1410.5</text:p>
          </table:table-cell>
          <table:table-cell table:formula="of:=[.B97]*[.$B$3]" office:value-type="float" office:value="40.143791198">
            <text:p>40.14</text:p>
          </table:table-cell>
          <table:table-cell table:number-columns-repeated="1020"/>
        </table:table-row>
        <table:table-row table:style-name="ro1">
          <table:table-cell table:style-name="ce16" office:value-type="float" office:value="92">
            <text:p>92</text:p>
          </table:table-cell>
          <table:table-cell table:style-name="ce16" office:value-type="float" office:value="19.797384262">
            <text:p>19.8</text:p>
          </table:table-cell>
          <table:table-cell table:formula="of:=([.A98]*[.$B$2])+[.$A$2]" office:value-type="float" office:value="1426">
            <text:p>1426</text:p>
          </table:table-cell>
          <table:table-cell table:formula="of:=[.B98]*[.$B$3]" office:value-type="float" office:value="39.594768524">
            <text:p>39.59</text:p>
          </table:table-cell>
          <table:table-cell table:number-columns-repeated="1020"/>
        </table:table-row>
        <table:table-row table:style-name="ro1">
          <table:table-cell table:style-name="ce16" office:value-type="float" office:value="93">
            <text:p>93</text:p>
          </table:table-cell>
          <table:table-cell table:style-name="ce16" office:value-type="float" office:value="20.228757858">
            <text:p>20.23</text:p>
          </table:table-cell>
          <table:table-cell table:formula="of:=([.A99]*[.$B$2])+[.$A$2]" office:value-type="float" office:value="1441.5">
            <text:p>1441.5</text:p>
          </table:table-cell>
          <table:table-cell table:formula="of:=[.B99]*[.$B$3]" office:value-type="float" office:value="40.457515716">
            <text:p>40.46</text:p>
          </table:table-cell>
          <table:table-cell table:number-columns-repeated="1020"/>
        </table:table-row>
        <table:table-row table:style-name="ro1">
          <table:table-cell table:style-name="ce16" office:value-type="float" office:value="94">
            <text:p>94</text:p>
          </table:table-cell>
          <table:table-cell table:style-name="ce16" office:value-type="float" office:value="19.73856163">
            <text:p>19.74</text:p>
          </table:table-cell>
          <table:table-cell table:formula="of:=([.A100]*[.$B$2])+[.$A$2]" office:value-type="float" office:value="1457">
            <text:p>1457</text:p>
          </table:table-cell>
          <table:table-cell table:formula="of:=[.B100]*[.$B$3]" office:value-type="float" office:value="39.47712326">
            <text:p>39.48</text:p>
          </table:table-cell>
          <table:table-cell table:number-columns-repeated="1020"/>
        </table:table-row>
        <table:table-row table:style-name="ro1">
          <table:table-cell table:style-name="ce16" office:value-type="float" office:value="95">
            <text:p>95</text:p>
          </table:table-cell>
          <table:table-cell table:style-name="ce16" office:value-type="float" office:value="19.117647171">
            <text:p>19.12</text:p>
          </table:table-cell>
          <table:table-cell table:formula="of:=([.A101]*[.$B$2])+[.$A$2]" office:value-type="float" office:value="1472.5">
            <text:p>1472.5</text:p>
          </table:table-cell>
          <table:table-cell table:formula="of:=[.B101]*[.$B$3]" office:value-type="float" office:value="38.235294342">
            <text:p>38.24</text:p>
          </table:table-cell>
          <table:table-cell table:number-columns-repeated="1020"/>
        </table:table-row>
        <table:table-row table:style-name="ro1">
          <table:table-cell table:style-name="ce16" office:value-type="float" office:value="96">
            <text:p>96</text:p>
          </table:table-cell>
          <table:table-cell table:style-name="ce16" office:value-type="float" office:value="19.784313202">
            <text:p>19.78</text:p>
          </table:table-cell>
          <table:table-cell table:formula="of:=([.A102]*[.$B$2])+[.$A$2]" office:value-type="float" office:value="1488">
            <text:p>1488</text:p>
          </table:table-cell>
          <table:table-cell table:formula="of:=[.B102]*[.$B$3]" office:value-type="float" office:value="39.568626404">
            <text:p>39.57</text:p>
          </table:table-cell>
          <table:table-cell table:number-columns-repeated="1020"/>
        </table:table-row>
        <table:table-row table:style-name="ro1">
          <table:table-cell table:style-name="ce16" office:value-type="float" office:value="97">
            <text:p>97</text:p>
          </table:table-cell>
          <table:table-cell table:style-name="ce16" office:value-type="float" office:value="19.941175461">
            <text:p>19.94</text:p>
          </table:table-cell>
          <table:table-cell table:formula="of:=([.A103]*[.$B$2])+[.$A$2]" office:value-type="float" office:value="1503.5">
            <text:p>1503.5</text:p>
          </table:table-cell>
          <table:table-cell table:formula="of:=[.B103]*[.$B$3]" office:value-type="float" office:value="39.882350922">
            <text:p>39.88</text:p>
          </table:table-cell>
          <table:table-cell table:number-columns-repeated="1020"/>
        </table:table-row>
        <table:table-row table:style-name="ro1">
          <table:table-cell table:style-name="ce16" office:value-type="float" office:value="98">
            <text:p>98</text:p>
          </table:table-cell>
          <table:table-cell table:style-name="ce16" office:value-type="float" office:value="18.627450943">
            <text:p>18.63</text:p>
          </table:table-cell>
          <table:table-cell table:formula="of:=([.A104]*[.$B$2])+[.$A$2]" office:value-type="float" office:value="1519">
            <text:p>1519</text:p>
          </table:table-cell>
          <table:table-cell table:formula="of:=[.B104]*[.$B$3]" office:value-type="float" office:value="37.254901886">
            <text:p>37.25</text:p>
          </table:table-cell>
          <table:table-cell table:number-columns-repeated="1020"/>
        </table:table-row>
        <table:table-row table:style-name="ro1">
          <table:table-cell table:style-name="ce16" office:value-type="float" office:value="99">
            <text:p>99</text:p>
          </table:table-cell>
          <table:table-cell table:style-name="ce16" office:value-type="float" office:value="18.967319489">
            <text:p>18.97</text:p>
          </table:table-cell>
          <table:table-cell table:formula="of:=([.A105]*[.$B$2])+[.$A$2]" office:value-type="float" office:value="1534.5">
            <text:p>1534.5</text:p>
          </table:table-cell>
          <table:table-cell table:formula="of:=[.B105]*[.$B$3]" office:value-type="float" office:value="37.934638978">
            <text:p>37.93</text:p>
          </table:table-cell>
          <table:table-cell table:number-columns-repeated="1020"/>
        </table:table-row>
        <table:table-row table:style-name="ro1">
          <table:table-cell table:style-name="ce16" office:value-type="float" office:value="100">
            <text:p>100</text:p>
          </table:table-cell>
          <table:table-cell table:style-name="ce16" office:value-type="float" office:value="19.300653458">
            <text:p>19.3</text:p>
          </table:table-cell>
          <table:table-cell table:formula="of:=([.A106]*[.$B$2])+[.$A$2]" office:value-type="float" office:value="1550">
            <text:p>1550</text:p>
          </table:table-cell>
          <table:table-cell table:formula="of:=[.B106]*[.$B$3]" office:value-type="float" office:value="38.601306916">
            <text:p>38.6</text:p>
          </table:table-cell>
          <table:table-cell table:number-columns-repeated="1020"/>
        </table:table-row>
        <table:table-row table:style-name="ro1">
          <table:table-cell table:style-name="ce16" office:value-type="float" office:value="101">
            <text:p>101</text:p>
          </table:table-cell>
          <table:table-cell table:style-name="ce16" office:value-type="float" office:value="19.555555344">
            <text:p>19.56</text:p>
          </table:table-cell>
          <table:table-cell table:formula="of:=([.A107]*[.$B$2])+[.$A$2]" office:value-type="float" office:value="1565.5">
            <text:p>1565.5</text:p>
          </table:table-cell>
          <table:table-cell table:formula="of:=[.B107]*[.$B$3]" office:value-type="float" office:value="39.111110688">
            <text:p>39.11</text:p>
          </table:table-cell>
          <table:table-cell table:number-columns-repeated="1020"/>
        </table:table-row>
        <table:table-row table:style-name="ro1">
          <table:table-cell table:style-name="ce16" office:value-type="float" office:value="102">
            <text:p>102</text:p>
          </table:table-cell>
          <table:table-cell table:style-name="ce16" office:value-type="float" office:value="19.496730804">
            <text:p>19.5</text:p>
          </table:table-cell>
          <table:table-cell table:formula="of:=([.A108]*[.$B$2])+[.$A$2]" office:value-type="float" office:value="1581">
            <text:p>1581</text:p>
          </table:table-cell>
          <table:table-cell table:formula="of:=[.B108]*[.$B$3]" office:value-type="float" office:value="38.993461608">
            <text:p>38.99</text:p>
          </table:table-cell>
          <table:table-cell table:number-columns-repeated="1020"/>
        </table:table-row>
        <table:table-row table:style-name="ro1">
          <table:table-cell table:style-name="ce16" office:value-type="float" office:value="103">
            <text:p>103</text:p>
          </table:table-cell>
          <table:table-cell table:style-name="ce16" office:value-type="float" office:value="19.771242142">
            <text:p>19.77</text:p>
          </table:table-cell>
          <table:table-cell table:formula="of:=([.A109]*[.$B$2])+[.$A$2]" office:value-type="float" office:value="1596.5">
            <text:p>1596.5</text:p>
          </table:table-cell>
          <table:table-cell table:formula="of:=[.B109]*[.$B$3]" office:value-type="float" office:value="39.542484284">
            <text:p>39.54</text:p>
          </table:table-cell>
          <table:table-cell table:number-columns-repeated="1020"/>
        </table:table-row>
        <table:table-row table:style-name="ro1">
          <table:table-cell table:style-name="ce16" office:value-type="float" office:value="104">
            <text:p>104</text:p>
          </table:table-cell>
          <table:table-cell table:style-name="ce16" office:value-type="float" office:value="20.124181747">
            <text:p>20.12</text:p>
          </table:table-cell>
          <table:table-cell table:formula="of:=([.A110]*[.$B$2])+[.$A$2]" office:value-type="float" office:value="1612">
            <text:p>1612</text:p>
          </table:table-cell>
          <table:table-cell table:formula="of:=[.B110]*[.$B$3]" office:value-type="float" office:value="40.248363494">
            <text:p>40.25</text:p>
          </table:table-cell>
          <table:table-cell table:number-columns-repeated="1020"/>
        </table:table-row>
        <table:table-row table:style-name="ro1">
          <table:table-cell table:style-name="ce16" office:value-type="float" office:value="105">
            <text:p>105</text:p>
          </table:table-cell>
          <table:table-cell table:style-name="ce16" office:value-type="float" office:value="19.830064774">
            <text:p>19.83</text:p>
          </table:table-cell>
          <table:table-cell table:formula="of:=([.A111]*[.$B$2])+[.$A$2]" office:value-type="float" office:value="1627.5">
            <text:p>1627.5</text:p>
          </table:table-cell>
          <table:table-cell table:formula="of:=[.B111]*[.$B$3]" office:value-type="float" office:value="39.660129548">
            <text:p>39.66</text:p>
          </table:table-cell>
          <table:table-cell table:number-columns-repeated="1020"/>
        </table:table-row>
        <table:table-row table:style-name="ro1">
          <table:table-cell table:style-name="ce16" office:value-type="float" office:value="106">
            <text:p>106</text:p>
          </table:table-cell>
          <table:table-cell table:style-name="ce16" office:value-type="float" office:value="18.849672318">
            <text:p>18.85</text:p>
          </table:table-cell>
          <table:table-cell table:formula="of:=([.A112]*[.$B$2])+[.$A$2]" office:value-type="float" office:value="1643">
            <text:p>1643</text:p>
          </table:table-cell>
          <table:table-cell table:formula="of:=[.B112]*[.$B$3]" office:value-type="float" office:value="37.699344636">
            <text:p>37.7</text:p>
          </table:table-cell>
          <table:table-cell table:number-columns-repeated="1020"/>
        </table:table-row>
        <table:table-row table:style-name="ro1">
          <table:table-cell table:style-name="ce16" office:value-type="float" office:value="107">
            <text:p>107</text:p>
          </table:table-cell>
          <table:table-cell table:style-name="ce16" office:value-type="float" office:value="18.908496857">
            <text:p>18.91</text:p>
          </table:table-cell>
          <table:table-cell table:formula="of:=([.A113]*[.$B$2])+[.$A$2]" office:value-type="float" office:value="1658.5">
            <text:p>1658.5</text:p>
          </table:table-cell>
          <table:table-cell table:formula="of:=[.B113]*[.$B$3]" office:value-type="float" office:value="37.816993714">
            <text:p>37.82</text:p>
          </table:table-cell>
          <table:table-cell table:number-columns-repeated="1020"/>
        </table:table-row>
        <table:table-row table:style-name="ro1">
          <table:table-cell table:style-name="ce16" office:value-type="float" office:value="108">
            <text:p>108</text:p>
          </table:table-cell>
          <table:table-cell table:style-name="ce16" office:value-type="float" office:value="18.928104401">
            <text:p>18.93</text:p>
          </table:table-cell>
          <table:table-cell table:formula="of:=([.A114]*[.$B$2])+[.$A$2]" office:value-type="float" office:value="1674">
            <text:p>1674</text:p>
          </table:table-cell>
          <table:table-cell table:formula="of:=[.B114]*[.$B$3]" office:value-type="float" office:value="37.856208802">
            <text:p>37.86</text:p>
          </table:table-cell>
          <table:table-cell table:number-columns-repeated="1020"/>
        </table:table-row>
        <table:table-row table:style-name="ro1">
          <table:table-cell table:style-name="ce16" office:value-type="float" office:value="109">
            <text:p>109</text:p>
          </table:table-cell>
          <table:table-cell table:style-name="ce16" office:value-type="float" office:value="18.928104401">
            <text:p>18.93</text:p>
          </table:table-cell>
          <table:table-cell table:formula="of:=([.A115]*[.$B$2])+[.$A$2]" office:value-type="float" office:value="1689.5">
            <text:p>1689.5</text:p>
          </table:table-cell>
          <table:table-cell table:formula="of:=[.B115]*[.$B$3]" office:value-type="float" office:value="37.856208802">
            <text:p>37.86</text:p>
          </table:table-cell>
          <table:table-cell table:number-columns-repeated="1020"/>
        </table:table-row>
        <table:table-row table:style-name="ro1">
          <table:table-cell table:style-name="ce16" office:value-type="float" office:value="110">
            <text:p>110</text:p>
          </table:table-cell>
          <table:table-cell table:style-name="ce16" office:value-type="float" office:value="18.888887405">
            <text:p>18.89</text:p>
          </table:table-cell>
          <table:table-cell table:formula="of:=([.A116]*[.$B$2])+[.$A$2]" office:value-type="float" office:value="1705">
            <text:p>1705</text:p>
          </table:table-cell>
          <table:table-cell table:formula="of:=[.B116]*[.$B$3]" office:value-type="float" office:value="37.77777481">
            <text:p>37.78</text:p>
          </table:table-cell>
          <table:table-cell table:number-columns-repeated="1020"/>
        </table:table-row>
        <table:table-row table:style-name="ro1">
          <table:table-cell table:style-name="ce16" office:value-type="float" office:value="111">
            <text:p>111</text:p>
          </table:table-cell>
          <table:table-cell table:style-name="ce16" office:value-type="float" office:value="18.830064774">
            <text:p>18.83</text:p>
          </table:table-cell>
          <table:table-cell table:formula="of:=([.A117]*[.$B$2])+[.$A$2]" office:value-type="float" office:value="1720.5">
            <text:p>1720.5</text:p>
          </table:table-cell>
          <table:table-cell table:formula="of:=[.B117]*[.$B$3]" office:value-type="float" office:value="37.660129548">
            <text:p>37.66</text:p>
          </table:table-cell>
          <table:table-cell table:number-columns-repeated="1020"/>
        </table:table-row>
        <table:table-row table:style-name="ro1">
          <table:table-cell table:style-name="ce16" office:value-type="float" office:value="112">
            <text:p>112</text:p>
          </table:table-cell>
          <table:table-cell table:style-name="ce16" office:value-type="float" office:value="18.81045723">
            <text:p>18.81</text:p>
          </table:table-cell>
          <table:table-cell table:formula="of:=([.A118]*[.$B$2])+[.$A$2]" office:value-type="float" office:value="1736">
            <text:p>1736</text:p>
          </table:table-cell>
          <table:table-cell table:formula="of:=[.B118]*[.$B$3]" office:value-type="float" office:value="37.62091446">
            <text:p>37.62</text:p>
          </table:table-cell>
          <table:table-cell table:number-columns-repeated="1020"/>
        </table:table-row>
        <table:table-row table:style-name="ro1">
          <table:table-cell table:style-name="ce16" office:value-type="float" office:value="113">
            <text:p>113</text:p>
          </table:table-cell>
          <table:table-cell table:style-name="ce16" office:value-type="float" office:value="18.81045723">
            <text:p>18.81</text:p>
          </table:table-cell>
          <table:table-cell table:formula="of:=([.A119]*[.$B$2])+[.$A$2]" office:value-type="float" office:value="1751.5">
            <text:p>1751.5</text:p>
          </table:table-cell>
          <table:table-cell table:formula="of:=[.B119]*[.$B$3]" office:value-type="float" office:value="37.62091446">
            <text:p>37.62</text:p>
          </table:table-cell>
          <table:table-cell table:number-columns-repeated="1020"/>
        </table:table-row>
        <table:table-row table:style-name="ro1">
          <table:table-cell table:style-name="ce16" office:value-type="float" office:value="114">
            <text:p>114</text:p>
          </table:table-cell>
          <table:table-cell table:style-name="ce16" office:value-type="float" office:value="18.790849686">
            <text:p>18.79</text:p>
          </table:table-cell>
          <table:table-cell table:formula="of:=([.A120]*[.$B$2])+[.$A$2]" office:value-type="float" office:value="1767">
            <text:p>1767</text:p>
          </table:table-cell>
          <table:table-cell table:formula="of:=[.B120]*[.$B$3]" office:value-type="float" office:value="37.581699372">
            <text:p>37.58</text:p>
          </table:table-cell>
          <table:table-cell table:number-columns-repeated="1020"/>
        </table:table-row>
        <table:table-row table:style-name="ro1">
          <table:table-cell table:style-name="ce16" office:value-type="float" office:value="115">
            <text:p>115</text:p>
          </table:table-cell>
          <table:table-cell table:style-name="ce16" office:value-type="float" office:value="19.01307106">
            <text:p>19.01</text:p>
          </table:table-cell>
          <table:table-cell table:formula="of:=([.A121]*[.$B$2])+[.$A$2]" office:value-type="float" office:value="1782.5">
            <text:p>1782.5</text:p>
          </table:table-cell>
          <table:table-cell table:formula="of:=[.B121]*[.$B$3]" office:value-type="float" office:value="38.02614212">
            <text:p>38.03</text:p>
          </table:table-cell>
          <table:table-cell table:number-columns-repeated="1020"/>
        </table:table-row>
        <table:table-row table:style-name="ro1">
          <table:table-cell table:style-name="ce16" office:value-type="float" office:value="116">
            <text:p>116</text:p>
          </table:table-cell>
          <table:table-cell table:style-name="ce16" office:value-type="float" office:value="18.993463516">
            <text:p>18.99</text:p>
          </table:table-cell>
          <table:table-cell table:formula="of:=([.A122]*[.$B$2])+[.$A$2]" office:value-type="float" office:value="1798">
            <text:p>1798</text:p>
          </table:table-cell>
          <table:table-cell table:formula="of:=[.B122]*[.$B$3]" office:value-type="float" office:value="37.986927032">
            <text:p>37.99</text:p>
          </table:table-cell>
          <table:table-cell table:number-columns-repeated="1020"/>
        </table:table-row>
        <table:table-row table:style-name="ro1">
          <table:table-cell table:style-name="ce16" office:value-type="float" office:value="117">
            <text:p>117</text:p>
          </table:table-cell>
          <table:table-cell table:style-name="ce16" office:value-type="float" office:value="18.346405029">
            <text:p>18.35</text:p>
          </table:table-cell>
          <table:table-cell table:formula="of:=([.A123]*[.$B$2])+[.$A$2]" office:value-type="float" office:value="1813.5">
            <text:p>1813.5</text:p>
          </table:table-cell>
          <table:table-cell table:formula="of:=[.B123]*[.$B$3]" office:value-type="float" office:value="36.692810058">
            <text:p>36.69</text:p>
          </table:table-cell>
          <table:table-cell table:number-columns-repeated="1020"/>
        </table:table-row>
        <table:table-row table:style-name="ro1">
          <table:table-cell table:style-name="ce16" office:value-type="float" office:value="118">
            <text:p>118</text:p>
          </table:table-cell>
          <table:table-cell table:style-name="ce16" office:value-type="float" office:value="18.875816345">
            <text:p>18.88</text:p>
          </table:table-cell>
          <table:table-cell table:formula="of:=([.A124]*[.$B$2])+[.$A$2]" office:value-type="float" office:value="1829">
            <text:p>1829</text:p>
          </table:table-cell>
          <table:table-cell table:formula="of:=[.B124]*[.$B$3]" office:value-type="float" office:value="37.75163269">
            <text:p>37.75</text:p>
          </table:table-cell>
          <table:table-cell table:number-columns-repeated="1020"/>
        </table:table-row>
        <table:table-row table:style-name="ro1">
          <table:table-cell table:style-name="ce16" office:value-type="float" office:value="119">
            <text:p>119</text:p>
          </table:table-cell>
          <table:table-cell table:style-name="ce16" office:value-type="float" office:value="20.444444656">
            <text:p>20.44</text:p>
          </table:table-cell>
          <table:table-cell table:formula="of:=([.A125]*[.$B$2])+[.$A$2]" office:value-type="float" office:value="1844.5">
            <text:p>1844.5</text:p>
          </table:table-cell>
          <table:table-cell table:formula="of:=[.B125]*[.$B$3]" office:value-type="float" office:value="40.888889312">
            <text:p>40.89</text:p>
          </table:table-cell>
          <table:table-cell table:number-columns-repeated="1020"/>
        </table:table-row>
        <table:table-row table:style-name="ro1">
          <table:table-cell table:style-name="ce16" office:value-type="float" office:value="120">
            <text:p>120</text:p>
          </table:table-cell>
          <table:table-cell table:style-name="ce16" office:value-type="float" office:value="20.4640522">
            <text:p>20.46</text:p>
          </table:table-cell>
          <table:table-cell table:formula="of:=([.A126]*[.$B$2])+[.$A$2]" office:value-type="float" office:value="1860">
            <text:p>1860</text:p>
          </table:table-cell>
          <table:table-cell table:formula="of:=[.B126]*[.$B$3]" office:value-type="float" office:value="40.9281044">
            <text:p>40.93</text:p>
          </table:table-cell>
          <table:table-cell table:number-columns-repeated="1020"/>
        </table:table-row>
        <table:table-row table:style-name="ro1">
          <table:table-cell table:style-name="ce16" office:value-type="float" office:value="121">
            <text:p>121</text:p>
          </table:table-cell>
          <table:table-cell table:style-name="ce16" office:value-type="float" office:value="19.346405029">
            <text:p>19.35</text:p>
          </table:table-cell>
          <table:table-cell table:formula="of:=([.A127]*[.$B$2])+[.$A$2]" office:value-type="float" office:value="1875.5">
            <text:p>1875.5</text:p>
          </table:table-cell>
          <table:table-cell table:formula="of:=[.B127]*[.$B$3]" office:value-type="float" office:value="38.692810058">
            <text:p>38.69</text:p>
          </table:table-cell>
          <table:table-cell table:number-columns-repeated="1020"/>
        </table:table-row>
        <table:table-row table:style-name="ro1">
          <table:table-cell table:style-name="ce16" office:value-type="float" office:value="122">
            <text:p>122</text:p>
          </table:table-cell>
          <table:table-cell table:style-name="ce16" office:value-type="float" office:value="18.993463516">
            <text:p>18.99</text:p>
          </table:table-cell>
          <table:table-cell table:formula="of:=([.A128]*[.$B$2])+[.$A$2]" office:value-type="float" office:value="1891">
            <text:p>1891</text:p>
          </table:table-cell>
          <table:table-cell table:formula="of:=[.B128]*[.$B$3]" office:value-type="float" office:value="37.986927032">
            <text:p>37.99</text:p>
          </table:table-cell>
          <table:table-cell table:number-columns-repeated="1020"/>
        </table:table-row>
        <table:table-row table:style-name="ro1">
          <table:table-cell table:style-name="ce16" office:value-type="float" office:value="123">
            <text:p>123</text:p>
          </table:table-cell>
          <table:table-cell table:style-name="ce16" office:value-type="float" office:value="18.784313202">
            <text:p>18.78</text:p>
          </table:table-cell>
          <table:table-cell table:formula="of:=([.A129]*[.$B$2])+[.$A$2]" office:value-type="float" office:value="1906.5">
            <text:p>1906.5</text:p>
          </table:table-cell>
          <table:table-cell table:formula="of:=[.B129]*[.$B$3]" office:value-type="float" office:value="37.568626404">
            <text:p>37.57</text:p>
          </table:table-cell>
          <table:table-cell table:number-columns-repeated="1020"/>
        </table:table-row>
        <table:table-row table:style-name="ro1">
          <table:table-cell table:style-name="ce16" office:value-type="float" office:value="124">
            <text:p>124</text:p>
          </table:table-cell>
          <table:table-cell table:style-name="ce16" office:value-type="float" office:value="18.843135834">
            <text:p>18.84</text:p>
          </table:table-cell>
          <table:table-cell table:formula="of:=([.A130]*[.$B$2])+[.$A$2]" office:value-type="float" office:value="1922">
            <text:p>1922</text:p>
          </table:table-cell>
          <table:table-cell table:formula="of:=[.B130]*[.$B$3]" office:value-type="float" office:value="37.686271668">
            <text:p>37.69</text:p>
          </table:table-cell>
          <table:table-cell table:number-columns-repeated="1020"/>
        </table:table-row>
        <table:table-row table:style-name="ro1">
          <table:table-cell table:style-name="ce16" office:value-type="float" office:value="125">
            <text:p>125</text:p>
          </table:table-cell>
          <table:table-cell table:style-name="ce16" office:value-type="float" office:value="18.882352829">
            <text:p>18.88</text:p>
          </table:table-cell>
          <table:table-cell table:formula="of:=([.A131]*[.$B$2])+[.$A$2]" office:value-type="float" office:value="1937.5">
            <text:p>1937.5</text:p>
          </table:table-cell>
          <table:table-cell table:formula="of:=[.B131]*[.$B$3]" office:value-type="float" office:value="37.764705658">
            <text:p>37.76</text:p>
          </table:table-cell>
          <table:table-cell table:number-columns-repeated="1020"/>
        </table:table-row>
        <table:table-row table:style-name="ro1">
          <table:table-cell table:style-name="ce16" office:value-type="float" office:value="126">
            <text:p>126</text:p>
          </table:table-cell>
          <table:table-cell table:style-name="ce16" office:value-type="float" office:value="18.843135834">
            <text:p>18.84</text:p>
          </table:table-cell>
          <table:table-cell table:formula="of:=([.A132]*[.$B$2])+[.$A$2]" office:value-type="float" office:value="1953">
            <text:p>1953</text:p>
          </table:table-cell>
          <table:table-cell table:formula="of:=[.B132]*[.$B$3]" office:value-type="float" office:value="37.686271668">
            <text:p>37.69</text:p>
          </table:table-cell>
          <table:table-cell table:number-columns-repeated="1020"/>
        </table:table-row>
        <table:table-row table:style-name="ro1">
          <table:table-cell table:style-name="ce16" office:value-type="float" office:value="127">
            <text:p>127</text:p>
          </table:table-cell>
          <table:table-cell table:style-name="ce16" office:value-type="float" office:value="18.764705658">
            <text:p>18.76</text:p>
          </table:table-cell>
          <table:table-cell table:formula="of:=([.A133]*[.$B$2])+[.$A$2]" office:value-type="float" office:value="1968.5">
            <text:p>1968.5</text:p>
          </table:table-cell>
          <table:table-cell table:formula="of:=[.B133]*[.$B$3]" office:value-type="float" office:value="37.529411316">
            <text:p>37.53</text:p>
          </table:table-cell>
          <table:table-cell table:number-columns-repeated="1020"/>
        </table:table-row>
        <table:table-row table:style-name="ro1">
          <table:table-cell table:style-name="ce16" office:value-type="float" office:value="128">
            <text:p>128</text:p>
          </table:table-cell>
          <table:table-cell table:style-name="ce16" office:value-type="float" office:value="18.745098114">
            <text:p>18.75</text:p>
          </table:table-cell>
          <table:table-cell table:formula="of:=([.A134]*[.$B$2])+[.$A$2]" office:value-type="float" office:value="1984">
            <text:p>1984</text:p>
          </table:table-cell>
          <table:table-cell table:formula="of:=[.B134]*[.$B$3]" office:value-type="float" office:value="37.490196228">
            <text:p>37.49</text:p>
          </table:table-cell>
          <table:table-cell table:number-columns-repeated="1020"/>
        </table:table-row>
        <table:table-row table:style-name="ro1">
          <table:table-cell table:style-name="ce16" office:value-type="float" office:value="129">
            <text:p>129</text:p>
          </table:table-cell>
          <table:table-cell table:style-name="ce16" office:value-type="float" office:value="18.745098114">
            <text:p>18.75</text:p>
          </table:table-cell>
          <table:table-cell table:formula="of:=([.A135]*[.$B$2])+[.$A$2]" office:value-type="float" office:value="1999.5">
            <text:p>1999.5</text:p>
          </table:table-cell>
          <table:table-cell table:formula="of:=[.B135]*[.$B$3]" office:value-type="float" office:value="37.490196228">
            <text:p>37.49</text:p>
          </table:table-cell>
          <table:table-cell table:number-columns-repeated="1020"/>
        </table:table-row>
        <table:table-row table:style-name="ro1">
          <table:table-cell table:style-name="ce16" office:value-type="float" office:value="130">
            <text:p>130</text:p>
          </table:table-cell>
          <table:table-cell table:style-name="ce16" office:value-type="float" office:value="18.82352829">
            <text:p>18.82</text:p>
          </table:table-cell>
          <table:table-cell table:formula="of:=([.A136]*[.$B$2])+[.$A$2]" office:value-type="float" office:value="2015">
            <text:p>2015</text:p>
          </table:table-cell>
          <table:table-cell table:formula="of:=[.B136]*[.$B$3]" office:value-type="float" office:value="37.64705658">
            <text:p>37.65</text:p>
          </table:table-cell>
          <table:table-cell table:number-columns-repeated="1020"/>
        </table:table-row>
        <table:table-row table:style-name="ro1">
          <table:table-cell table:style-name="ce16" office:value-type="float" office:value="131">
            <text:p>131</text:p>
          </table:table-cell>
          <table:table-cell table:style-name="ce16" office:value-type="float" office:value="18.901960373">
            <text:p>18.9</text:p>
          </table:table-cell>
          <table:table-cell table:formula="of:=([.A137]*[.$B$2])+[.$A$2]" office:value-type="float" office:value="2030.5">
            <text:p>2030.5</text:p>
          </table:table-cell>
          <table:table-cell table:formula="of:=[.B137]*[.$B$3]" office:value-type="float" office:value="37.803920746">
            <text:p>37.8</text:p>
          </table:table-cell>
          <table:table-cell table:number-columns-repeated="1020"/>
        </table:table-row>
        <table:table-row table:style-name="ro1">
          <table:table-cell table:style-name="ce16" office:value-type="float" office:value="132">
            <text:p>132</text:p>
          </table:table-cell>
          <table:table-cell table:style-name="ce16" office:value-type="float" office:value="19.313724518">
            <text:p>19.31</text:p>
          </table:table-cell>
          <table:table-cell table:formula="of:=([.A138]*[.$B$2])+[.$A$2]" office:value-type="float" office:value="2046">
            <text:p>2046</text:p>
          </table:table-cell>
          <table:table-cell table:formula="of:=[.B138]*[.$B$3]" office:value-type="float" office:value="38.627449036">
            <text:p>38.63</text:p>
          </table:table-cell>
          <table:table-cell table:number-columns-repeated="1020"/>
        </table:table-row>
        <table:table-row table:style-name="ro1">
          <table:table-cell table:style-name="ce16" office:value-type="float" office:value="133">
            <text:p>133</text:p>
          </table:table-cell>
          <table:table-cell table:style-name="ce16" office:value-type="float" office:value="19.705881119">
            <text:p>19.71</text:p>
          </table:table-cell>
          <table:table-cell table:formula="of:=([.A139]*[.$B$2])+[.$A$2]" office:value-type="float" office:value="2061.5">
            <text:p>2061.5</text:p>
          </table:table-cell>
          <table:table-cell table:formula="of:=[.B139]*[.$B$3]" office:value-type="float" office:value="39.411762238">
            <text:p>39.41</text:p>
          </table:table-cell>
          <table:table-cell table:number-columns-repeated="1020"/>
        </table:table-row>
        <table:table-row table:style-name="ro1">
          <table:table-cell table:style-name="ce16" office:value-type="float" office:value="134">
            <text:p>134</text:p>
          </table:table-cell>
          <table:table-cell table:style-name="ce16" office:value-type="float" office:value="20.098039627">
            <text:p>20.1</text:p>
          </table:table-cell>
          <table:table-cell table:formula="of:=([.A140]*[.$B$2])+[.$A$2]" office:value-type="float" office:value="2077">
            <text:p>2077</text:p>
          </table:table-cell>
          <table:table-cell table:formula="of:=[.B140]*[.$B$3]" office:value-type="float" office:value="40.196079254">
            <text:p>40.2</text:p>
          </table:table-cell>
          <table:table-cell table:number-columns-repeated="1020"/>
        </table:table-row>
        <table:table-row table:style-name="ro1">
          <table:table-cell table:style-name="ce16" office:value-type="float" office:value="135">
            <text:p>135</text:p>
          </table:table-cell>
          <table:table-cell table:style-name="ce16" office:value-type="float" office:value="19.954248428">
            <text:p>19.95</text:p>
          </table:table-cell>
          <table:table-cell table:formula="of:=([.A141]*[.$B$2])+[.$A$2]" office:value-type="float" office:value="2092.5">
            <text:p>2092.5</text:p>
          </table:table-cell>
          <table:table-cell table:formula="of:=[.B141]*[.$B$3]" office:value-type="float" office:value="39.908496856">
            <text:p>39.91</text:p>
          </table:table-cell>
          <table:table-cell table:number-columns-repeated="1020"/>
        </table:table-row>
        <table:table-row table:style-name="ro1">
          <table:table-cell table:style-name="ce16" office:value-type="float" office:value="136">
            <text:p>136</text:p>
          </table:table-cell>
          <table:table-cell table:style-name="ce16" office:value-type="float" office:value="19.91503334">
            <text:p>19.92</text:p>
          </table:table-cell>
          <table:table-cell table:formula="of:=([.A142]*[.$B$2])+[.$A$2]" office:value-type="float" office:value="2108">
            <text:p>2108</text:p>
          </table:table-cell>
          <table:table-cell table:formula="of:=[.B142]*[.$B$3]" office:value-type="float" office:value="39.83006668">
            <text:p>39.83</text:p>
          </table:table-cell>
          <table:table-cell table:number-columns-repeated="1020"/>
        </table:table-row>
        <table:table-row table:style-name="ro1">
          <table:table-cell table:style-name="ce16" office:value-type="float" office:value="137">
            <text:p>137</text:p>
          </table:table-cell>
          <table:table-cell table:style-name="ce16" office:value-type="float" office:value="19.267974854">
            <text:p>19.27</text:p>
          </table:table-cell>
          <table:table-cell table:formula="of:=([.A143]*[.$B$2])+[.$A$2]" office:value-type="float" office:value="2123.5">
            <text:p>2123.5</text:p>
          </table:table-cell>
          <table:table-cell table:formula="of:=[.B143]*[.$B$3]" office:value-type="float" office:value="38.535949708">
            <text:p>38.54</text:p>
          </table:table-cell>
          <table:table-cell table:number-columns-repeated="1020"/>
        </table:table-row>
        <table:table-row table:style-name="ro1">
          <table:table-cell table:style-name="ce16" office:value-type="float" office:value="138">
            <text:p>138</text:p>
          </table:table-cell>
          <table:table-cell table:style-name="ce16" office:value-type="float" office:value="19.18954277">
            <text:p>19.19</text:p>
          </table:table-cell>
          <table:table-cell table:formula="of:=([.A144]*[.$B$2])+[.$A$2]" office:value-type="float" office:value="2139">
            <text:p>2139</text:p>
          </table:table-cell>
          <table:table-cell table:formula="of:=[.B144]*[.$B$3]" office:value-type="float" office:value="38.37908554">
            <text:p>38.38</text:p>
          </table:table-cell>
          <table:table-cell table:number-columns-repeated="1020"/>
        </table:table-row>
        <table:table-row table:style-name="ro1">
          <table:table-cell table:style-name="ce16" office:value-type="float" office:value="139">
            <text:p>139</text:p>
          </table:table-cell>
          <table:table-cell table:style-name="ce16" office:value-type="float" office:value="19.17647171">
            <text:p>19.18</text:p>
          </table:table-cell>
          <table:table-cell table:formula="of:=([.A145]*[.$B$2])+[.$A$2]" office:value-type="float" office:value="2154.5">
            <text:p>2154.5</text:p>
          </table:table-cell>
          <table:table-cell table:formula="of:=[.B145]*[.$B$3]" office:value-type="float" office:value="38.35294342">
            <text:p>38.35</text:p>
          </table:table-cell>
          <table:table-cell table:number-columns-repeated="1020"/>
        </table:table-row>
        <table:table-row table:style-name="ro1">
          <table:table-cell table:style-name="ce16" office:value-type="float" office:value="140">
            <text:p>140</text:p>
          </table:table-cell>
          <table:table-cell table:style-name="ce16" office:value-type="float" office:value="18.529413223">
            <text:p>18.53</text:p>
          </table:table-cell>
          <table:table-cell table:formula="of:=([.A146]*[.$B$2])+[.$A$2]" office:value-type="float" office:value="2170">
            <text:p>2170</text:p>
          </table:table-cell>
          <table:table-cell table:formula="of:=[.B146]*[.$B$3]" office:value-type="float" office:value="37.058826446">
            <text:p>37.06</text:p>
          </table:table-cell>
          <table:table-cell table:number-columns-repeated="1020"/>
        </table:table-row>
        <table:table-row table:style-name="ro1">
          <table:table-cell table:style-name="ce16" office:value-type="float" office:value="141">
            <text:p>141</text:p>
          </table:table-cell>
          <table:table-cell table:style-name="ce16" office:value-type="float" office:value="17.823530197">
            <text:p>17.82</text:p>
          </table:table-cell>
          <table:table-cell table:formula="of:=([.A147]*[.$B$2])+[.$A$2]" office:value-type="float" office:value="2185.5">
            <text:p>2185.5</text:p>
          </table:table-cell>
          <table:table-cell table:formula="of:=[.B147]*[.$B$3]" office:value-type="float" office:value="35.647060394">
            <text:p>35.65</text:p>
          </table:table-cell>
          <table:table-cell table:number-columns-repeated="1020"/>
        </table:table-row>
        <table:table-row table:style-name="ro1">
          <table:table-cell table:style-name="ce16" office:value-type="float" office:value="142">
            <text:p>142</text:p>
          </table:table-cell>
          <table:table-cell table:style-name="ce16" office:value-type="float" office:value="18.078432083">
            <text:p>18.08</text:p>
          </table:table-cell>
          <table:table-cell table:formula="of:=([.A148]*[.$B$2])+[.$A$2]" office:value-type="float" office:value="2201">
            <text:p>2201</text:p>
          </table:table-cell>
          <table:table-cell table:formula="of:=[.B148]*[.$B$3]" office:value-type="float" office:value="36.156864166">
            <text:p>36.16</text:p>
          </table:table-cell>
          <table:table-cell table:number-columns-repeated="1020"/>
        </table:table-row>
        <table:table-row table:style-name="ro1">
          <table:table-cell table:style-name="ce16" office:value-type="float" office:value="143">
            <text:p>143</text:p>
          </table:table-cell>
          <table:table-cell table:style-name="ce16" office:value-type="float" office:value="18.372549057">
            <text:p>18.37</text:p>
          </table:table-cell>
          <table:table-cell table:formula="of:=([.A149]*[.$B$2])+[.$A$2]" office:value-type="float" office:value="2216.5">
            <text:p>2216.5</text:p>
          </table:table-cell>
          <table:table-cell table:formula="of:=[.B149]*[.$B$3]" office:value-type="float" office:value="36.745098114">
            <text:p>36.75</text:p>
          </table:table-cell>
          <table:table-cell table:number-columns-repeated="1020"/>
        </table:table-row>
        <table:table-row table:style-name="ro1">
          <table:table-cell table:style-name="ce16" office:value-type="float" office:value="144">
            <text:p>144</text:p>
          </table:table-cell>
          <table:table-cell table:style-name="ce16" office:value-type="float" office:value="17.90196228">
            <text:p>17.9</text:p>
          </table:table-cell>
          <table:table-cell table:formula="of:=([.A150]*[.$B$2])+[.$A$2]" office:value-type="float" office:value="2232">
            <text:p>2232</text:p>
          </table:table-cell>
          <table:table-cell table:formula="of:=[.B150]*[.$B$3]" office:value-type="float" office:value="35.80392456">
            <text:p>35.8</text:p>
          </table:table-cell>
          <table:table-cell table:number-columns-repeated="1020"/>
        </table:table-row>
        <table:table-row table:style-name="ro1">
          <table:table-cell table:style-name="ce16" office:value-type="float" office:value="145">
            <text:p>145</text:p>
          </table:table-cell>
          <table:table-cell table:style-name="ce16" office:value-type="float" office:value="18.333333969">
            <text:p>18.33</text:p>
          </table:table-cell>
          <table:table-cell table:formula="of:=([.A151]*[.$B$2])+[.$A$2]" office:value-type="float" office:value="2247.5">
            <text:p>2247.5</text:p>
          </table:table-cell>
          <table:table-cell table:formula="of:=[.B151]*[.$B$3]" office:value-type="float" office:value="36.666667938">
            <text:p>36.67</text:p>
          </table:table-cell>
          <table:table-cell table:number-columns-repeated="1020"/>
        </table:table-row>
        <table:table-row table:style-name="ro1">
          <table:table-cell table:style-name="ce16" office:value-type="float" office:value="146">
            <text:p>146</text:p>
          </table:table-cell>
          <table:table-cell table:style-name="ce16" office:value-type="float" office:value="19.607843399">
            <text:p>19.61</text:p>
          </table:table-cell>
          <table:table-cell table:formula="of:=([.A152]*[.$B$2])+[.$A$2]" office:value-type="float" office:value="2263">
            <text:p>2263</text:p>
          </table:table-cell>
          <table:table-cell table:formula="of:=[.B152]*[.$B$3]" office:value-type="float" office:value="39.215686798">
            <text:p>39.22</text:p>
          </table:table-cell>
          <table:table-cell table:number-columns-repeated="1020"/>
        </table:table-row>
        <table:table-row table:style-name="ro1">
          <table:table-cell table:style-name="ce16" office:value-type="float" office:value="147">
            <text:p>147</text:p>
          </table:table-cell>
          <table:table-cell table:style-name="ce16" office:value-type="float" office:value="19.705881119">
            <text:p>19.71</text:p>
          </table:table-cell>
          <table:table-cell table:formula="of:=([.A153]*[.$B$2])+[.$A$2]" office:value-type="float" office:value="2278.5">
            <text:p>2278.5</text:p>
          </table:table-cell>
          <table:table-cell table:formula="of:=[.B153]*[.$B$3]" office:value-type="float" office:value="39.411762238">
            <text:p>39.41</text:p>
          </table:table-cell>
          <table:table-cell table:number-columns-repeated="1020"/>
        </table:table-row>
        <table:table-row table:style-name="ro1">
          <table:table-cell table:style-name="ce16" office:value-type="float" office:value="148">
            <text:p>148</text:p>
          </table:table-cell>
          <table:table-cell table:style-name="ce16" office:value-type="float" office:value="20.078430176">
            <text:p>20.08</text:p>
          </table:table-cell>
          <table:table-cell table:formula="of:=([.A154]*[.$B$2])+[.$A$2]" office:value-type="float" office:value="2294">
            <text:p>2294</text:p>
          </table:table-cell>
          <table:table-cell table:formula="of:=[.B154]*[.$B$3]" office:value-type="float" office:value="40.156860352">
            <text:p>40.16</text:p>
          </table:table-cell>
          <table:table-cell table:number-columns-repeated="1020"/>
        </table:table-row>
        <table:table-row table:style-name="ro1">
          <table:table-cell table:style-name="ce16" office:value-type="float" office:value="149">
            <text:p>149</text:p>
          </table:table-cell>
          <table:table-cell table:style-name="ce16" office:value-type="float" office:value="20.379083633">
            <text:p>20.38</text:p>
          </table:table-cell>
          <table:table-cell table:formula="of:=([.A155]*[.$B$2])+[.$A$2]" office:value-type="float" office:value="2309.5">
            <text:p>2309.5</text:p>
          </table:table-cell>
          <table:table-cell table:formula="of:=[.B155]*[.$B$3]" office:value-type="float" office:value="40.758167266">
            <text:p>40.76</text:p>
          </table:table-cell>
          <table:table-cell table:number-columns-repeated="1020"/>
        </table:table-row>
        <table:table-row table:style-name="ro1">
          <table:table-cell table:style-name="ce16" office:value-type="float" office:value="150">
            <text:p>150</text:p>
          </table:table-cell>
          <table:table-cell table:style-name="ce16" office:value-type="float" office:value="20.006534576">
            <text:p>20.01</text:p>
          </table:table-cell>
          <table:table-cell table:formula="of:=([.A156]*[.$B$2])+[.$A$2]" office:value-type="float" office:value="2325">
            <text:p>2325</text:p>
          </table:table-cell>
          <table:table-cell table:formula="of:=[.B156]*[.$B$3]" office:value-type="float" office:value="40.013069152">
            <text:p>40.01</text:p>
          </table:table-cell>
          <table:table-cell table:number-columns-repeated="1020"/>
        </table:table-row>
        <table:table-row table:style-name="ro1">
          <table:table-cell table:style-name="ce16" office:value-type="float" office:value="151">
            <text:p>151</text:p>
          </table:table-cell>
          <table:table-cell table:style-name="ce16" office:value-type="float" office:value="19.006534576">
            <text:p>19.01</text:p>
          </table:table-cell>
          <table:table-cell table:formula="of:=([.A157]*[.$B$2])+[.$A$2]" office:value-type="float" office:value="2340.5">
            <text:p>2340.5</text:p>
          </table:table-cell>
          <table:table-cell table:formula="of:=[.B157]*[.$B$3]" office:value-type="float" office:value="38.013069152">
            <text:p>38.01</text:p>
          </table:table-cell>
          <table:table-cell table:number-columns-repeated="1020"/>
        </table:table-row>
        <table:table-row table:style-name="ro1">
          <table:table-cell table:style-name="ce16" office:value-type="float" office:value="152">
            <text:p>152</text:p>
          </table:table-cell>
          <table:table-cell table:style-name="ce16" office:value-type="float" office:value="18.398693085">
            <text:p>18.4</text:p>
          </table:table-cell>
          <table:table-cell table:formula="of:=([.A158]*[.$B$2])+[.$A$2]" office:value-type="float" office:value="2356">
            <text:p>2356</text:p>
          </table:table-cell>
          <table:table-cell table:formula="of:=[.B158]*[.$B$3]" office:value-type="float" office:value="36.79738617">
            <text:p>36.8</text:p>
          </table:table-cell>
          <table:table-cell table:number-columns-repeated="1020"/>
        </table:table-row>
        <table:table-row table:style-name="ro1">
          <table:table-cell table:style-name="ce16" office:value-type="float" office:value="153">
            <text:p>153</text:p>
          </table:table-cell>
          <table:table-cell table:style-name="ce16" office:value-type="float" office:value="19.058822632">
            <text:p>19.06</text:p>
          </table:table-cell>
          <table:table-cell table:formula="of:=([.A159]*[.$B$2])+[.$A$2]" office:value-type="float" office:value="2371.5">
            <text:p>2371.5</text:p>
          </table:table-cell>
          <table:table-cell table:formula="of:=[.B159]*[.$B$3]" office:value-type="float" office:value="38.117645264">
            <text:p>38.12</text:p>
          </table:table-cell>
          <table:table-cell table:number-columns-repeated="1020"/>
        </table:table-row>
        <table:table-row table:style-name="ro1">
          <table:table-cell table:style-name="ce16" office:value-type="float" office:value="154">
            <text:p>154</text:p>
          </table:table-cell>
          <table:table-cell table:style-name="ce16" office:value-type="float" office:value="20.176469803">
            <text:p>20.18</text:p>
          </table:table-cell>
          <table:table-cell table:formula="of:=([.A160]*[.$B$2])+[.$A$2]" office:value-type="float" office:value="2387">
            <text:p>2387</text:p>
          </table:table-cell>
          <table:table-cell table:formula="of:=[.B160]*[.$B$3]" office:value-type="float" office:value="40.352939606">
            <text:p>40.35</text:p>
          </table:table-cell>
          <table:table-cell table:number-columns-repeated="1020"/>
        </table:table-row>
        <table:table-row table:style-name="ro1">
          <table:table-cell table:style-name="ce16" office:value-type="float" office:value="155">
            <text:p>155</text:p>
          </table:table-cell>
          <table:table-cell table:style-name="ce16" office:value-type="float" office:value="19.771242142">
            <text:p>19.77</text:p>
          </table:table-cell>
          <table:table-cell table:formula="of:=([.A161]*[.$B$2])+[.$A$2]" office:value-type="float" office:value="2402.5">
            <text:p>2402.5</text:p>
          </table:table-cell>
          <table:table-cell table:formula="of:=[.B161]*[.$B$3]" office:value-type="float" office:value="39.542484284">
            <text:p>39.54</text:p>
          </table:table-cell>
          <table:table-cell table:number-columns-repeated="1020"/>
        </table:table-row>
        <table:table-row table:style-name="ro1">
          <table:table-cell table:style-name="ce16" office:value-type="float" office:value="156">
            <text:p>156</text:p>
          </table:table-cell>
          <table:table-cell table:style-name="ce16" office:value-type="float" office:value="19.633985519">
            <text:p>19.63</text:p>
          </table:table-cell>
          <table:table-cell table:formula="of:=([.A162]*[.$B$2])+[.$A$2]" office:value-type="float" office:value="2418">
            <text:p>2418</text:p>
          </table:table-cell>
          <table:table-cell table:formula="of:=[.B162]*[.$B$3]" office:value-type="float" office:value="39.267971038">
            <text:p>39.27</text:p>
          </table:table-cell>
          <table:table-cell table:number-columns-repeated="1020"/>
        </table:table-row>
        <table:table-row table:style-name="ro1">
          <table:table-cell table:style-name="ce16" office:value-type="float" office:value="157">
            <text:p>157</text:p>
          </table:table-cell>
          <table:table-cell table:style-name="ce16" office:value-type="float" office:value="19.300653458">
            <text:p>19.3</text:p>
          </table:table-cell>
          <table:table-cell table:formula="of:=([.A163]*[.$B$2])+[.$A$2]" office:value-type="float" office:value="2433.5">
            <text:p>2433.5</text:p>
          </table:table-cell>
          <table:table-cell table:formula="of:=[.B163]*[.$B$3]" office:value-type="float" office:value="38.601306916">
            <text:p>38.6</text:p>
          </table:table-cell>
          <table:table-cell table:number-columns-repeated="1020"/>
        </table:table-row>
        <table:table-row table:style-name="ro1">
          <table:table-cell table:style-name="ce16" office:value-type="float" office:value="158">
            <text:p>158</text:p>
          </table:table-cell>
          <table:table-cell table:style-name="ce16" office:value-type="float" office:value="19.065359116">
            <text:p>19.07</text:p>
          </table:table-cell>
          <table:table-cell table:formula="of:=([.A164]*[.$B$2])+[.$A$2]" office:value-type="float" office:value="2449">
            <text:p>2449</text:p>
          </table:table-cell>
          <table:table-cell table:formula="of:=[.B164]*[.$B$3]" office:value-type="float" office:value="38.130718232">
            <text:p>38.13</text:p>
          </table:table-cell>
          <table:table-cell table:number-columns-repeated="1020"/>
        </table:table-row>
        <table:table-row table:style-name="ro1">
          <table:table-cell table:style-name="ce16" office:value-type="float" office:value="159">
            <text:p>159</text:p>
          </table:table-cell>
          <table:table-cell table:style-name="ce16" office:value-type="float" office:value="19.163398743">
            <text:p>19.16</text:p>
          </table:table-cell>
          <table:table-cell table:formula="of:=([.A165]*[.$B$2])+[.$A$2]" office:value-type="float" office:value="2464.5">
            <text:p>2464.5</text:p>
          </table:table-cell>
          <table:table-cell table:formula="of:=[.B165]*[.$B$3]" office:value-type="float" office:value="38.326797486">
            <text:p>38.33</text:p>
          </table:table-cell>
          <table:table-cell table:number-columns-repeated="1020"/>
        </table:table-row>
        <table:table-row table:style-name="ro1">
          <table:table-cell table:style-name="ce16" office:value-type="float" office:value="160">
            <text:p>160</text:p>
          </table:table-cell>
          <table:table-cell table:style-name="ce16" office:value-type="float" office:value="19.47712326">
            <text:p>19.48</text:p>
          </table:table-cell>
          <table:table-cell table:formula="of:=([.A166]*[.$B$2])+[.$A$2]" office:value-type="float" office:value="2480">
            <text:p>2480</text:p>
          </table:table-cell>
          <table:table-cell table:formula="of:=[.B166]*[.$B$3]" office:value-type="float" office:value="38.95424652">
            <text:p>38.95</text:p>
          </table:table-cell>
          <table:table-cell table:number-columns-repeated="1020"/>
        </table:table-row>
        <table:table-row table:style-name="ro1">
          <table:table-cell table:style-name="ce16" office:value-type="float" office:value="161">
            <text:p>161</text:p>
          </table:table-cell>
          <table:table-cell table:style-name="ce16" office:value-type="float" office:value="19.418300629">
            <text:p>19.42</text:p>
          </table:table-cell>
          <table:table-cell table:formula="of:=([.A167]*[.$B$2])+[.$A$2]" office:value-type="float" office:value="2495.5">
            <text:p>2495.5</text:p>
          </table:table-cell>
          <table:table-cell table:formula="of:=[.B167]*[.$B$3]" office:value-type="float" office:value="38.836601258">
            <text:p>38.84</text:p>
          </table:table-cell>
          <table:table-cell table:number-columns-repeated="1020"/>
        </table:table-row>
        <table:table-row table:style-name="ro1">
          <table:table-cell table:style-name="ce16" office:value-type="float" office:value="162">
            <text:p>162</text:p>
          </table:table-cell>
          <table:table-cell table:style-name="ce16" office:value-type="float" office:value="19.065359116">
            <text:p>19.07</text:p>
          </table:table-cell>
          <table:table-cell table:formula="of:=([.A168]*[.$B$2])+[.$A$2]" office:value-type="float" office:value="2511">
            <text:p>2511</text:p>
          </table:table-cell>
          <table:table-cell table:formula="of:=[.B168]*[.$B$3]" office:value-type="float" office:value="38.130718232">
            <text:p>38.13</text:p>
          </table:table-cell>
          <table:table-cell table:number-columns-repeated="1020"/>
        </table:table-row>
        <table:table-row table:style-name="ro1">
          <table:table-cell table:style-name="ce16" office:value-type="float" office:value="163">
            <text:p>163</text:p>
          </table:table-cell>
          <table:table-cell table:style-name="ce16" office:value-type="float" office:value="19.660129547">
            <text:p>19.66</text:p>
          </table:table-cell>
          <table:table-cell table:formula="of:=([.A169]*[.$B$2])+[.$A$2]" office:value-type="float" office:value="2526.5">
            <text:p>2526.5</text:p>
          </table:table-cell>
          <table:table-cell table:formula="of:=[.B169]*[.$B$3]" office:value-type="float" office:value="39.320259094">
            <text:p>39.32</text:p>
          </table:table-cell>
          <table:table-cell table:number-columns-repeated="1020"/>
        </table:table-row>
        <table:table-row table:style-name="ro1">
          <table:table-cell table:style-name="ce16" office:value-type="float" office:value="164">
            <text:p>164</text:p>
          </table:table-cell>
          <table:table-cell table:style-name="ce16" office:value-type="float" office:value="19.875816345">
            <text:p>19.88</text:p>
          </table:table-cell>
          <table:table-cell table:formula="of:=([.A170]*[.$B$2])+[.$A$2]" office:value-type="float" office:value="2542">
            <text:p>2542</text:p>
          </table:table-cell>
          <table:table-cell table:formula="of:=[.B170]*[.$B$3]" office:value-type="float" office:value="39.75163269">
            <text:p>39.75</text:p>
          </table:table-cell>
          <table:table-cell table:number-columns-repeated="1020"/>
        </table:table-row>
        <table:table-row table:style-name="ro1">
          <table:table-cell table:style-name="ce16" office:value-type="float" office:value="165">
            <text:p>165</text:p>
          </table:table-cell>
          <table:table-cell table:style-name="ce16" office:value-type="float" office:value="20.620914459">
            <text:p>20.62</text:p>
          </table:table-cell>
          <table:table-cell table:formula="of:=([.A171]*[.$B$2])+[.$A$2]" office:value-type="float" office:value="2557.5">
            <text:p>2557.5</text:p>
          </table:table-cell>
          <table:table-cell table:formula="of:=[.B171]*[.$B$3]" office:value-type="float" office:value="41.241828918">
            <text:p>41.24</text:p>
          </table:table-cell>
          <table:table-cell table:number-columns-repeated="1020"/>
        </table:table-row>
        <table:table-row table:style-name="ro1">
          <table:table-cell table:style-name="ce16" office:value-type="float" office:value="166">
            <text:p>166</text:p>
          </table:table-cell>
          <table:table-cell table:style-name="ce16" office:value-type="float" office:value="20.581699371">
            <text:p>20.58</text:p>
          </table:table-cell>
          <table:table-cell table:formula="of:=([.A172]*[.$B$2])+[.$A$2]" office:value-type="float" office:value="2573">
            <text:p>2573</text:p>
          </table:table-cell>
          <table:table-cell table:formula="of:=[.B172]*[.$B$3]" office:value-type="float" office:value="41.163398742">
            <text:p>41.16</text:p>
          </table:table-cell>
          <table:table-cell table:number-columns-repeated="1020"/>
        </table:table-row>
        <table:table-row table:style-name="ro1">
          <table:table-cell table:style-name="ce16" office:value-type="float" office:value="167">
            <text:p>167</text:p>
          </table:table-cell>
          <table:table-cell table:style-name="ce16" office:value-type="float" office:value="18.954248428">
            <text:p>18.95</text:p>
          </table:table-cell>
          <table:table-cell table:formula="of:=([.A173]*[.$B$2])+[.$A$2]" office:value-type="float" office:value="2588.5">
            <text:p>2588.5</text:p>
          </table:table-cell>
          <table:table-cell table:formula="of:=[.B173]*[.$B$3]" office:value-type="float" office:value="37.908496856">
            <text:p>37.91</text:p>
          </table:table-cell>
          <table:table-cell table:number-columns-repeated="1020"/>
        </table:table-row>
        <table:table-row table:style-name="ro1">
          <table:table-cell table:style-name="ce16" office:value-type="float" office:value="168">
            <text:p>168</text:p>
          </table:table-cell>
          <table:table-cell table:style-name="ce16" office:value-type="float" office:value="18.522874832">
            <text:p>18.52</text:p>
          </table:table-cell>
          <table:table-cell table:formula="of:=([.A174]*[.$B$2])+[.$A$2]" office:value-type="float" office:value="2604">
            <text:p>2604</text:p>
          </table:table-cell>
          <table:table-cell table:formula="of:=[.B174]*[.$B$3]" office:value-type="float" office:value="37.045749664">
            <text:p>37.05</text:p>
          </table:table-cell>
          <table:table-cell table:number-columns-repeated="1020"/>
        </table:table-row>
        <table:table-row table:style-name="ro1">
          <table:table-cell table:style-name="ce16" office:value-type="float" office:value="169">
            <text:p>169</text:p>
          </table:table-cell>
          <table:table-cell table:style-name="ce16" office:value-type="float" office:value="18.758169174">
            <text:p>18.76</text:p>
          </table:table-cell>
          <table:table-cell table:formula="of:=([.A175]*[.$B$2])+[.$A$2]" office:value-type="float" office:value="2619.5">
            <text:p>2619.5</text:p>
          </table:table-cell>
          <table:table-cell table:formula="of:=[.B175]*[.$B$3]" office:value-type="float" office:value="37.516338348">
            <text:p>37.52</text:p>
          </table:table-cell>
          <table:table-cell table:number-columns-repeated="1020"/>
        </table:table-row>
        <table:table-row table:style-name="ro1">
          <table:table-cell table:style-name="ce16" office:value-type="float" office:value="170">
            <text:p>170</text:p>
          </table:table-cell>
          <table:table-cell table:style-name="ce16" office:value-type="float" office:value="18.522874832">
            <text:p>18.52</text:p>
          </table:table-cell>
          <table:table-cell table:formula="of:=([.A176]*[.$B$2])+[.$A$2]" office:value-type="float" office:value="2635">
            <text:p>2635</text:p>
          </table:table-cell>
          <table:table-cell table:formula="of:=[.B176]*[.$B$3]" office:value-type="float" office:value="37.045749664">
            <text:p>37.05</text:p>
          </table:table-cell>
          <table:table-cell table:number-columns-repeated="1020"/>
        </table:table-row>
        <table:table-row table:style-name="ro1">
          <table:table-cell table:style-name="ce16" office:value-type="float" office:value="171">
            <text:p>171</text:p>
          </table:table-cell>
          <table:table-cell table:style-name="ce16" office:value-type="float" office:value="20.045751572">
            <text:p>20.05</text:p>
          </table:table-cell>
          <table:table-cell table:formula="of:=([.A177]*[.$B$2])+[.$A$2]" office:value-type="float" office:value="2650.5">
            <text:p>2650.5</text:p>
          </table:table-cell>
          <table:table-cell table:formula="of:=[.B177]*[.$B$3]" office:value-type="float" office:value="40.091503144">
            <text:p>40.09</text:p>
          </table:table-cell>
          <table:table-cell table:number-columns-repeated="1020"/>
        </table:table-row>
        <table:table-row table:style-name="ro1">
          <table:table-cell table:style-name="ce16" office:value-type="float" office:value="172">
            <text:p>172</text:p>
          </table:table-cell>
          <table:table-cell table:style-name="ce16" office:value-type="float" office:value="21.261436462">
            <text:p>21.26</text:p>
          </table:table-cell>
          <table:table-cell table:formula="of:=([.A178]*[.$B$2])+[.$A$2]" office:value-type="float" office:value="2666">
            <text:p>2666</text:p>
          </table:table-cell>
          <table:table-cell table:formula="of:=[.B178]*[.$B$3]" office:value-type="float" office:value="42.522872924">
            <text:p>42.52</text:p>
          </table:table-cell>
          <table:table-cell table:number-columns-repeated="1020"/>
        </table:table-row>
        <table:table-row table:style-name="ro1">
          <table:table-cell table:style-name="ce16" office:value-type="float" office:value="173">
            <text:p>173</text:p>
          </table:table-cell>
          <table:table-cell table:style-name="ce16" office:value-type="float" office:value="19.281045914">
            <text:p>19.28</text:p>
          </table:table-cell>
          <table:table-cell table:formula="of:=([.A179]*[.$B$2])+[.$A$2]" office:value-type="float" office:value="2681.5">
            <text:p>2681.5</text:p>
          </table:table-cell>
          <table:table-cell table:formula="of:=[.B179]*[.$B$3]" office:value-type="float" office:value="38.562091828">
            <text:p>38.56</text:p>
          </table:table-cell>
          <table:table-cell table:number-columns-repeated="1020"/>
        </table:table-row>
        <table:table-row table:style-name="ro1">
          <table:table-cell table:style-name="ce16" office:value-type="float" office:value="174">
            <text:p>174</text:p>
          </table:table-cell>
          <table:table-cell table:style-name="ce16" office:value-type="float" office:value="18.339868546">
            <text:p>18.34</text:p>
          </table:table-cell>
          <table:table-cell table:formula="of:=([.A180]*[.$B$2])+[.$A$2]" office:value-type="float" office:value="2697">
            <text:p>2697</text:p>
          </table:table-cell>
          <table:table-cell table:formula="of:=[.B180]*[.$B$3]" office:value-type="float" office:value="36.679737092">
            <text:p>36.68</text:p>
          </table:table-cell>
          <table:table-cell table:number-columns-repeated="1020"/>
        </table:table-row>
        <table:table-row table:style-name="ro1">
          <table:table-cell table:style-name="ce16" office:value-type="float" office:value="175">
            <text:p>175</text:p>
          </table:table-cell>
          <table:table-cell table:style-name="ce16" office:value-type="float" office:value="20.869279861">
            <text:p>20.87</text:p>
          </table:table-cell>
          <table:table-cell table:formula="of:=([.A181]*[.$B$2])+[.$A$2]" office:value-type="float" office:value="2712.5">
            <text:p>2712.5</text:p>
          </table:table-cell>
          <table:table-cell table:formula="of:=[.B181]*[.$B$3]" office:value-type="float" office:value="41.738559722">
            <text:p>41.74</text:p>
          </table:table-cell>
          <table:table-cell table:number-columns-repeated="1020"/>
        </table:table-row>
        <table:table-row table:style-name="ro1">
          <table:table-cell table:style-name="ce16" office:value-type="float" office:value="176">
            <text:p>176</text:p>
          </table:table-cell>
          <table:table-cell table:style-name="ce16" office:value-type="float" office:value="20.555555344">
            <text:p>20.56</text:p>
          </table:table-cell>
          <table:table-cell table:formula="of:=([.A182]*[.$B$2])+[.$A$2]" office:value-type="float" office:value="2728">
            <text:p>2728</text:p>
          </table:table-cell>
          <table:table-cell table:formula="of:=[.B182]*[.$B$3]" office:value-type="float" office:value="41.111110688">
            <text:p>41.11</text:p>
          </table:table-cell>
          <table:table-cell table:number-columns-repeated="1020"/>
        </table:table-row>
        <table:table-row table:style-name="ro1">
          <table:table-cell table:style-name="ce16" office:value-type="float" office:value="177">
            <text:p>177</text:p>
          </table:table-cell>
          <table:table-cell table:style-name="ce16" office:value-type="float" office:value="19.026144028">
            <text:p>19.03</text:p>
          </table:table-cell>
          <table:table-cell table:formula="of:=([.A183]*[.$B$2])+[.$A$2]" office:value-type="float" office:value="2743.5">
            <text:p>2743.5</text:p>
          </table:table-cell>
          <table:table-cell table:formula="of:=[.B183]*[.$B$3]" office:value-type="float" office:value="38.052288056">
            <text:p>38.05</text:p>
          </table:table-cell>
          <table:table-cell table:number-columns-repeated="1020"/>
        </table:table-row>
        <table:table-row table:style-name="ro1">
          <table:table-cell table:style-name="ce16" office:value-type="float" office:value="178">
            <text:p>178</text:p>
          </table:table-cell>
          <table:table-cell table:style-name="ce16" office:value-type="float" office:value="19.790849686">
            <text:p>19.79</text:p>
          </table:table-cell>
          <table:table-cell table:formula="of:=([.A184]*[.$B$2])+[.$A$2]" office:value-type="float" office:value="2759">
            <text:p>2759</text:p>
          </table:table-cell>
          <table:table-cell table:formula="of:=[.B184]*[.$B$3]" office:value-type="float" office:value="39.581699372">
            <text:p>39.58</text:p>
          </table:table-cell>
          <table:table-cell table:number-columns-repeated="1020"/>
        </table:table-row>
        <table:table-row table:style-name="ro1">
          <table:table-cell table:style-name="ce16" office:value-type="float" office:value="179">
            <text:p>179</text:p>
          </table:table-cell>
          <table:table-cell table:style-name="ce16" office:value-type="float" office:value="19.947711945">
            <text:p>19.95</text:p>
          </table:table-cell>
          <table:table-cell table:formula="of:=([.A185]*[.$B$2])+[.$A$2]" office:value-type="float" office:value="2774.5">
            <text:p>2774.5</text:p>
          </table:table-cell>
          <table:table-cell table:formula="of:=[.B185]*[.$B$3]" office:value-type="float" office:value="39.89542389">
            <text:p>39.9</text:p>
          </table:table-cell>
          <table:table-cell table:number-columns-repeated="1020"/>
        </table:table-row>
        <table:table-row table:style-name="ro1">
          <table:table-cell table:style-name="ce16" office:value-type="float" office:value="180">
            <text:p>180</text:p>
          </table:table-cell>
          <table:table-cell table:style-name="ce16" office:value-type="float" office:value="19.790849686">
            <text:p>19.79</text:p>
          </table:table-cell>
          <table:table-cell table:formula="of:=([.A186]*[.$B$2])+[.$A$2]" office:value-type="float" office:value="2790">
            <text:p>2790</text:p>
          </table:table-cell>
          <table:table-cell table:formula="of:=[.B186]*[.$B$3]" office:value-type="float" office:value="39.581699372">
            <text:p>39.58</text:p>
          </table:table-cell>
          <table:table-cell table:number-columns-repeated="1020"/>
        </table:table-row>
        <table:table-row table:style-name="ro1">
          <table:table-cell table:style-name="ce16" office:value-type="float" office:value="181">
            <text:p>181</text:p>
          </table:table-cell>
          <table:table-cell table:style-name="ce16" office:value-type="float" office:value="19.771242142">
            <text:p>19.77</text:p>
          </table:table-cell>
          <table:table-cell table:formula="of:=([.A187]*[.$B$2])+[.$A$2]" office:value-type="float" office:value="2805.5">
            <text:p>2805.5</text:p>
          </table:table-cell>
          <table:table-cell table:formula="of:=[.B187]*[.$B$3]" office:value-type="float" office:value="39.542484284">
            <text:p>39.54</text:p>
          </table:table-cell>
          <table:table-cell table:number-columns-repeated="1020"/>
        </table:table-row>
        <table:table-row table:style-name="ro1">
          <table:table-cell table:style-name="ce16" office:value-type="float" office:value="182">
            <text:p>182</text:p>
          </table:table-cell>
          <table:table-cell table:style-name="ce16" office:value-type="float" office:value="20.104574203">
            <text:p>20.1</text:p>
          </table:table-cell>
          <table:table-cell table:formula="of:=([.A188]*[.$B$2])+[.$A$2]" office:value-type="float" office:value="2821">
            <text:p>2821</text:p>
          </table:table-cell>
          <table:table-cell table:formula="of:=[.B188]*[.$B$3]" office:value-type="float" office:value="40.209148406">
            <text:p>40.21</text:p>
          </table:table-cell>
          <table:table-cell table:number-columns-repeated="1020"/>
        </table:table-row>
        <table:table-row table:style-name="ro1">
          <table:table-cell table:style-name="ce16" office:value-type="float" office:value="183">
            <text:p>183</text:p>
          </table:table-cell>
          <table:table-cell table:style-name="ce16" office:value-type="float" office:value="20.261436462">
            <text:p>20.26</text:p>
          </table:table-cell>
          <table:table-cell table:formula="of:=([.A189]*[.$B$2])+[.$A$2]" office:value-type="float" office:value="2836.5">
            <text:p>2836.5</text:p>
          </table:table-cell>
          <table:table-cell table:formula="of:=[.B189]*[.$B$3]" office:value-type="float" office:value="40.522872924">
            <text:p>40.52</text:p>
          </table:table-cell>
          <table:table-cell table:number-columns-repeated="1020"/>
        </table:table-row>
        <table:table-row table:style-name="ro1">
          <table:table-cell table:style-name="ce16" office:value-type="float" office:value="184">
            <text:p>184</text:p>
          </table:table-cell>
          <table:table-cell table:style-name="ce16" office:value-type="float" office:value="20.81045723">
            <text:p>20.81</text:p>
          </table:table-cell>
          <table:table-cell table:formula="of:=([.A190]*[.$B$2])+[.$A$2]" office:value-type="float" office:value="2852">
            <text:p>2852</text:p>
          </table:table-cell>
          <table:table-cell table:formula="of:=[.B190]*[.$B$3]" office:value-type="float" office:value="41.62091446">
            <text:p>41.62</text:p>
          </table:table-cell>
          <table:table-cell table:number-columns-repeated="1020"/>
        </table:table-row>
        <table:table-row table:style-name="ro1">
          <table:table-cell table:style-name="ce16" office:value-type="float" office:value="185">
            <text:p>185</text:p>
          </table:table-cell>
          <table:table-cell table:style-name="ce16" office:value-type="float" office:value="20.692810059">
            <text:p>20.69</text:p>
          </table:table-cell>
          <table:table-cell table:formula="of:=([.A191]*[.$B$2])+[.$A$2]" office:value-type="float" office:value="2867.5">
            <text:p>2867.5</text:p>
          </table:table-cell>
          <table:table-cell table:formula="of:=[.B191]*[.$B$3]" office:value-type="float" office:value="41.385620118">
            <text:p>41.39</text:p>
          </table:table-cell>
          <table:table-cell table:number-columns-repeated="1020"/>
        </table:table-row>
        <table:table-row table:style-name="ro1">
          <table:table-cell table:style-name="ce16" office:value-type="float" office:value="186">
            <text:p>186</text:p>
          </table:table-cell>
          <table:table-cell table:style-name="ce16" office:value-type="float" office:value="21.202613831">
            <text:p>21.2</text:p>
          </table:table-cell>
          <table:table-cell table:formula="of:=([.A192]*[.$B$2])+[.$A$2]" office:value-type="float" office:value="2883">
            <text:p>2883</text:p>
          </table:table-cell>
          <table:table-cell table:formula="of:=[.B192]*[.$B$3]" office:value-type="float" office:value="42.405227662">
            <text:p>42.41</text:p>
          </table:table-cell>
          <table:table-cell table:number-columns-repeated="1020"/>
        </table:table-row>
        <table:table-row table:style-name="ro1">
          <table:table-cell table:style-name="ce16" office:value-type="float" office:value="187">
            <text:p>187</text:p>
          </table:table-cell>
          <table:table-cell table:style-name="ce16" office:value-type="float" office:value="19.869279861">
            <text:p>19.87</text:p>
          </table:table-cell>
          <table:table-cell table:formula="of:=([.A193]*[.$B$2])+[.$A$2]" office:value-type="float" office:value="2898.5">
            <text:p>2898.5</text:p>
          </table:table-cell>
          <table:table-cell table:formula="of:=[.B193]*[.$B$3]" office:value-type="float" office:value="39.738559722">
            <text:p>39.74</text:p>
          </table:table-cell>
          <table:table-cell table:number-columns-repeated="1020"/>
        </table:table-row>
        <table:table-row table:style-name="ro1">
          <table:table-cell table:style-name="ce16" office:value-type="float" office:value="188">
            <text:p>188</text:p>
          </table:table-cell>
          <table:table-cell table:style-name="ce16" office:value-type="float" office:value="19.692810059">
            <text:p>19.69</text:p>
          </table:table-cell>
          <table:table-cell table:formula="of:=([.A194]*[.$B$2])+[.$A$2]" office:value-type="float" office:value="2914">
            <text:p>2914</text:p>
          </table:table-cell>
          <table:table-cell table:formula="of:=[.B194]*[.$B$3]" office:value-type="float" office:value="39.385620118">
            <text:p>39.39</text:p>
          </table:table-cell>
          <table:table-cell table:number-columns-repeated="1020"/>
        </table:table-row>
        <table:table-row table:style-name="ro1">
          <table:table-cell table:style-name="ce16" office:value-type="float" office:value="189">
            <text:p>189</text:p>
          </table:table-cell>
          <table:table-cell table:style-name="ce16" office:value-type="float" office:value="19.732025146">
            <text:p>19.73</text:p>
          </table:table-cell>
          <table:table-cell table:formula="of:=([.A195]*[.$B$2])+[.$A$2]" office:value-type="float" office:value="2929.5">
            <text:p>2929.5</text:p>
          </table:table-cell>
          <table:table-cell table:formula="of:=[.B195]*[.$B$3]" office:value-type="float" office:value="39.464050292">
            <text:p>39.46</text:p>
          </table:table-cell>
          <table:table-cell table:number-columns-repeated="1020"/>
        </table:table-row>
        <table:table-row table:style-name="ro1">
          <table:table-cell table:style-name="ce16" office:value-type="float" office:value="190">
            <text:p>190</text:p>
          </table:table-cell>
          <table:table-cell table:style-name="ce16" office:value-type="float" office:value="19.732025146">
            <text:p>19.73</text:p>
          </table:table-cell>
          <table:table-cell table:formula="of:=([.A196]*[.$B$2])+[.$A$2]" office:value-type="float" office:value="2945">
            <text:p>2945</text:p>
          </table:table-cell>
          <table:table-cell table:formula="of:=[.B196]*[.$B$3]" office:value-type="float" office:value="39.464050292">
            <text:p>39.46</text:p>
          </table:table-cell>
          <table:table-cell table:number-columns-repeated="1020"/>
        </table:table-row>
        <table:table-row table:style-name="ro1">
          <table:table-cell table:style-name="ce16" office:value-type="float" office:value="191">
            <text:p>191</text:p>
          </table:table-cell>
          <table:table-cell table:style-name="ce16" office:value-type="float" office:value="20.065359116">
            <text:p>20.07</text:p>
          </table:table-cell>
          <table:table-cell table:formula="of:=([.A197]*[.$B$2])+[.$A$2]" office:value-type="float" office:value="2960.5">
            <text:p>2960.5</text:p>
          </table:table-cell>
          <table:table-cell table:formula="of:=[.B197]*[.$B$3]" office:value-type="float" office:value="40.130718232">
            <text:p>40.13</text:p>
          </table:table-cell>
          <table:table-cell table:number-columns-repeated="1020"/>
        </table:table-row>
        <table:table-row table:style-name="ro1">
          <table:table-cell table:style-name="ce16" office:value-type="float" office:value="192">
            <text:p>192</text:p>
          </table:table-cell>
          <table:table-cell table:style-name="ce16" office:value-type="float" office:value="20.183006287">
            <text:p>20.18</text:p>
          </table:table-cell>
          <table:table-cell table:formula="of:=([.A198]*[.$B$2])+[.$A$2]" office:value-type="float" office:value="2976">
            <text:p>2976</text:p>
          </table:table-cell>
          <table:table-cell table:formula="of:=[.B198]*[.$B$3]" office:value-type="float" office:value="40.366012574">
            <text:p>40.37</text:p>
          </table:table-cell>
          <table:table-cell table:number-columns-repeated="1020"/>
        </table:table-row>
        <table:table-row table:style-name="ro1">
          <table:table-cell table:style-name="ce16" office:value-type="float" office:value="193">
            <text:p>193</text:p>
          </table:table-cell>
          <table:table-cell table:style-name="ce16" office:value-type="float" office:value="20.124181747">
            <text:p>20.12</text:p>
          </table:table-cell>
          <table:table-cell table:formula="of:=([.A199]*[.$B$2])+[.$A$2]" office:value-type="float" office:value="2991.5">
            <text:p>2991.5</text:p>
          </table:table-cell>
          <table:table-cell table:formula="of:=[.B199]*[.$B$3]" office:value-type="float" office:value="40.248363494">
            <text:p>40.25</text:p>
          </table:table-cell>
          <table:table-cell table:number-columns-repeated="1020"/>
        </table:table-row>
        <table:table-row table:style-name="ro1">
          <table:table-cell table:style-name="ce16" office:value-type="float" office:value="194">
            <text:p>194</text:p>
          </table:table-cell>
          <table:table-cell table:style-name="ce16" office:value-type="float" office:value="19.947711945">
            <text:p>19.95</text:p>
          </table:table-cell>
          <table:table-cell table:formula="of:=([.A200]*[.$B$2])+[.$A$2]" office:value-type="float" office:value="3007">
            <text:p>3007</text:p>
          </table:table-cell>
          <table:table-cell table:formula="of:=[.B200]*[.$B$3]" office:value-type="float" office:value="39.89542389">
            <text:p>39.9</text:p>
          </table:table-cell>
          <table:table-cell table:number-columns-repeated="1020"/>
        </table:table-row>
        <table:table-row table:style-name="ro1">
          <table:table-cell table:style-name="ce16" office:value-type="float" office:value="195">
            <text:p>195</text:p>
          </table:table-cell>
          <table:table-cell table:style-name="ce16" office:value-type="float" office:value="19.294116974">
            <text:p>19.29</text:p>
          </table:table-cell>
          <table:table-cell table:formula="of:=([.A201]*[.$B$2])+[.$A$2]" office:value-type="float" office:value="3022.5">
            <text:p>3022.5</text:p>
          </table:table-cell>
          <table:table-cell table:formula="of:=[.B201]*[.$B$3]" office:value-type="float" office:value="38.588233948">
            <text:p>38.59</text:p>
          </table:table-cell>
          <table:table-cell table:number-columns-repeated="1020"/>
        </table:table-row>
        <table:table-row table:style-name="ro1">
          <table:table-cell table:style-name="ce16" office:value-type="float" office:value="196">
            <text:p>196</text:p>
          </table:table-cell>
          <table:table-cell table:style-name="ce16" office:value-type="float" office:value="20">
            <text:p>20</text:p>
          </table:table-cell>
          <table:table-cell table:formula="of:=([.A202]*[.$B$2])+[.$A$2]" office:value-type="float" office:value="3038">
            <text:p>3038</text:p>
          </table:table-cell>
          <table:table-cell table:formula="of:=[.B202]*[.$B$3]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16" office:value-type="float" office:value="197">
            <text:p>197</text:p>
          </table:table-cell>
          <table:table-cell table:style-name="ce16" office:value-type="float" office:value="20.235294342">
            <text:p>20.24</text:p>
          </table:table-cell>
          <table:table-cell table:formula="of:=([.A203]*[.$B$2])+[.$A$2]" office:value-type="float" office:value="3053.5">
            <text:p>3053.5</text:p>
          </table:table-cell>
          <table:table-cell table:formula="of:=[.B203]*[.$B$3]" office:value-type="float" office:value="40.470588684">
            <text:p>40.47</text:p>
          </table:table-cell>
          <table:table-cell table:number-columns-repeated="1020"/>
        </table:table-row>
        <table:table-row table:style-name="ro1">
          <table:table-cell table:style-name="ce16" office:value-type="float" office:value="198">
            <text:p>198</text:p>
          </table:table-cell>
          <table:table-cell table:style-name="ce16" office:value-type="float" office:value="19.627450943">
            <text:p>19.63</text:p>
          </table:table-cell>
          <table:table-cell table:formula="of:=([.A204]*[.$B$2])+[.$A$2]" office:value-type="float" office:value="3069">
            <text:p>3069</text:p>
          </table:table-cell>
          <table:table-cell table:formula="of:=[.B204]*[.$B$3]" office:value-type="float" office:value="39.254901886">
            <text:p>39.25</text:p>
          </table:table-cell>
          <table:table-cell table:number-columns-repeated="1020"/>
        </table:table-row>
        <table:table-row table:style-name="ro1">
          <table:table-cell table:style-name="ce16" office:value-type="float" office:value="199">
            <text:p>199</text:p>
          </table:table-cell>
          <table:table-cell table:style-name="ce16" office:value-type="float" office:value="19.836601257">
            <text:p>19.84</text:p>
          </table:table-cell>
          <table:table-cell table:formula="of:=([.A205]*[.$B$2])+[.$A$2]" office:value-type="float" office:value="3084.5">
            <text:p>3084.5</text:p>
          </table:table-cell>
          <table:table-cell table:formula="of:=[.B205]*[.$B$3]" office:value-type="float" office:value="39.673202514">
            <text:p>39.67</text:p>
          </table:table-cell>
          <table:table-cell table:number-columns-repeated="1020"/>
        </table:table-row>
        <table:table-row table:style-name="ro1">
          <table:table-cell table:style-name="ce16" office:value-type="float" office:value="200">
            <text:p>200</text:p>
          </table:table-cell>
          <table:table-cell table:style-name="ce16" office:value-type="float" office:value="20.267972946">
            <text:p>20.27</text:p>
          </table:table-cell>
          <table:table-cell table:formula="of:=([.A206]*[.$B$2])+[.$A$2]" office:value-type="float" office:value="3100">
            <text:p>3100</text:p>
          </table:table-cell>
          <table:table-cell table:formula="of:=[.B206]*[.$B$3]" office:value-type="float" office:value="40.535945892">
            <text:p>40.54</text:p>
          </table:table-cell>
          <table:table-cell table:number-columns-repeated="1020"/>
        </table:table-row>
        <table:table-row table:style-name="ro1">
          <table:table-cell table:style-name="ce16" office:value-type="float" office:value="201">
            <text:p>201</text:p>
          </table:table-cell>
          <table:table-cell table:style-name="ce16" office:value-type="float" office:value="19.72549057">
            <text:p>19.73</text:p>
          </table:table-cell>
          <table:table-cell table:formula="of:=([.A207]*[.$B$2])+[.$A$2]" office:value-type="float" office:value="3115.5">
            <text:p>3115.5</text:p>
          </table:table-cell>
          <table:table-cell table:formula="of:=[.B207]*[.$B$3]" office:value-type="float" office:value="39.45098114">
            <text:p>39.45</text:p>
          </table:table-cell>
          <table:table-cell table:number-columns-repeated="1020"/>
        </table:table-row>
        <table:table-row table:style-name="ro1">
          <table:table-cell table:style-name="ce16" office:value-type="float" office:value="202">
            <text:p>202</text:p>
          </table:table-cell>
          <table:table-cell table:style-name="ce16" office:value-type="float" office:value="18.346405029">
            <text:p>18.35</text:p>
          </table:table-cell>
          <table:table-cell table:formula="of:=([.A208]*[.$B$2])+[.$A$2]" office:value-type="float" office:value="3131">
            <text:p>3131</text:p>
          </table:table-cell>
          <table:table-cell table:formula="of:=[.B208]*[.$B$3]" office:value-type="float" office:value="36.692810058">
            <text:p>36.69</text:p>
          </table:table-cell>
          <table:table-cell table:number-columns-repeated="1020"/>
        </table:table-row>
        <table:table-row table:style-name="ro1">
          <table:table-cell table:style-name="ce16" office:value-type="float" office:value="203">
            <text:p>203</text:p>
          </table:table-cell>
          <table:table-cell table:style-name="ce16" office:value-type="float" office:value="17.614379883">
            <text:p>17.61</text:p>
          </table:table-cell>
          <table:table-cell table:formula="of:=([.A209]*[.$B$2])+[.$A$2]" office:value-type="float" office:value="3146.5">
            <text:p>3146.5</text:p>
          </table:table-cell>
          <table:table-cell table:formula="of:=[.B209]*[.$B$3]" office:value-type="float" office:value="35.228759766">
            <text:p>35.23</text:p>
          </table:table-cell>
          <table:table-cell table:number-columns-repeated="1020"/>
        </table:table-row>
        <table:table-row table:style-name="ro1">
          <table:table-cell table:style-name="ce16" office:value-type="float" office:value="204">
            <text:p>204</text:p>
          </table:table-cell>
          <table:table-cell table:style-name="ce16" office:value-type="float" office:value="18.398693085">
            <text:p>18.4</text:p>
          </table:table-cell>
          <table:table-cell table:formula="of:=([.A210]*[.$B$2])+[.$A$2]" office:value-type="float" office:value="3162">
            <text:p>3162</text:p>
          </table:table-cell>
          <table:table-cell table:formula="of:=[.B210]*[.$B$3]" office:value-type="float" office:value="36.79738617">
            <text:p>36.8</text:p>
          </table:table-cell>
          <table:table-cell table:number-columns-repeated="1020"/>
        </table:table-row>
        <table:table-row table:style-name="ro1">
          <table:table-cell table:style-name="ce16" office:value-type="float" office:value="205">
            <text:p>205</text:p>
          </table:table-cell>
          <table:table-cell table:style-name="ce16" office:value-type="float" office:value="18.065361023">
            <text:p>18.07</text:p>
          </table:table-cell>
          <table:table-cell table:formula="of:=([.A211]*[.$B$2])+[.$A$2]" office:value-type="float" office:value="3177.5">
            <text:p>3177.5</text:p>
          </table:table-cell>
          <table:table-cell table:formula="of:=[.B211]*[.$B$3]" office:value-type="float" office:value="36.130722046">
            <text:p>36.13</text:p>
          </table:table-cell>
          <table:table-cell table:number-columns-repeated="1020"/>
        </table:table-row>
        <table:table-row table:style-name="ro1">
          <table:table-cell table:style-name="ce16" office:value-type="float" office:value="206">
            <text:p>206</text:p>
          </table:table-cell>
          <table:table-cell table:style-name="ce16" office:value-type="float" office:value="17.673202515">
            <text:p>17.67</text:p>
          </table:table-cell>
          <table:table-cell table:formula="of:=([.A212]*[.$B$2])+[.$A$2]" office:value-type="float" office:value="3193">
            <text:p>3193</text:p>
          </table:table-cell>
          <table:table-cell table:formula="of:=[.B212]*[.$B$3]" office:value-type="float" office:value="35.34640503">
            <text:p>35.35</text:p>
          </table:table-cell>
          <table:table-cell table:number-columns-repeated="1020"/>
        </table:table-row>
        <table:table-row table:style-name="ro1">
          <table:table-cell table:style-name="ce16" office:value-type="float" office:value="207">
            <text:p>207</text:p>
          </table:table-cell>
          <table:table-cell table:style-name="ce16" office:value-type="float" office:value="18.124183655">
            <text:p>18.12</text:p>
          </table:table-cell>
          <table:table-cell table:formula="of:=([.A213]*[.$B$2])+[.$A$2]" office:value-type="float" office:value="3208.5">
            <text:p>3208.5</text:p>
          </table:table-cell>
          <table:table-cell table:formula="of:=[.B213]*[.$B$3]" office:value-type="float" office:value="36.24836731">
            <text:p>36.25</text:p>
          </table:table-cell>
          <table:table-cell table:number-columns-repeated="1020"/>
        </table:table-row>
        <table:table-row table:style-name="ro1">
          <table:table-cell table:style-name="ce16" office:value-type="float" office:value="208">
            <text:p>208</text:p>
          </table:table-cell>
          <table:table-cell table:style-name="ce16" office:value-type="float" office:value="17.771242142">
            <text:p>17.77</text:p>
          </table:table-cell>
          <table:table-cell table:formula="of:=([.A214]*[.$B$2])+[.$A$2]" office:value-type="float" office:value="3224">
            <text:p>3224</text:p>
          </table:table-cell>
          <table:table-cell table:formula="of:=[.B214]*[.$B$3]" office:value-type="float" office:value="35.542484284">
            <text:p>35.54</text:p>
          </table:table-cell>
          <table:table-cell table:number-columns-repeated="1020"/>
        </table:table-row>
        <table:table-row table:style-name="ro1">
          <table:table-cell table:style-name="ce16" office:value-type="float" office:value="209">
            <text:p>209</text:p>
          </table:table-cell>
          <table:table-cell table:style-name="ce16" office:value-type="float" office:value="17.692811966">
            <text:p>17.69</text:p>
          </table:table-cell>
          <table:table-cell table:formula="of:=([.A215]*[.$B$2])+[.$A$2]" office:value-type="float" office:value="3239.5">
            <text:p>3239.5</text:p>
          </table:table-cell>
          <table:table-cell table:formula="of:=[.B215]*[.$B$3]" office:value-type="float" office:value="35.385623932">
            <text:p>35.39</text:p>
          </table:table-cell>
          <table:table-cell table:number-columns-repeated="1020"/>
        </table:table-row>
        <table:table-row table:style-name="ro1">
          <table:table-cell table:style-name="ce16" office:value-type="float" office:value="210">
            <text:p>210</text:p>
          </table:table-cell>
          <table:table-cell table:style-name="ce16" office:value-type="float" office:value="18.947713852">
            <text:p>18.95</text:p>
          </table:table-cell>
          <table:table-cell table:formula="of:=([.A216]*[.$B$2])+[.$A$2]" office:value-type="float" office:value="3255">
            <text:p>3255</text:p>
          </table:table-cell>
          <table:table-cell table:formula="of:=[.B216]*[.$B$3]" office:value-type="float" office:value="37.895427704">
            <text:p>37.9</text:p>
          </table:table-cell>
          <table:table-cell table:number-columns-repeated="1020"/>
        </table:table-row>
        <table:table-row table:style-name="ro1">
          <table:table-cell table:style-name="ce16" office:value-type="float" office:value="211">
            <text:p>211</text:p>
          </table:table-cell>
          <table:table-cell table:style-name="ce16" office:value-type="float" office:value="18.562091827">
            <text:p>18.56</text:p>
          </table:table-cell>
          <table:table-cell table:formula="of:=([.A217]*[.$B$2])+[.$A$2]" office:value-type="float" office:value="3270.5">
            <text:p>3270.5</text:p>
          </table:table-cell>
          <table:table-cell table:formula="of:=[.B217]*[.$B$3]" office:value-type="float" office:value="37.124183654">
            <text:p>37.12</text:p>
          </table:table-cell>
          <table:table-cell table:number-columns-repeated="1020"/>
        </table:table-row>
        <table:table-row table:style-name="ro1">
          <table:table-cell table:style-name="ce16" office:value-type="float" office:value="212">
            <text:p>212</text:p>
          </table:table-cell>
          <table:table-cell table:style-name="ce16" office:value-type="float" office:value="18.444444656">
            <text:p>18.44</text:p>
          </table:table-cell>
          <table:table-cell table:formula="of:=([.A218]*[.$B$2])+[.$A$2]" office:value-type="float" office:value="3286">
            <text:p>3286</text:p>
          </table:table-cell>
          <table:table-cell table:formula="of:=[.B218]*[.$B$3]" office:value-type="float" office:value="36.888889312">
            <text:p>36.89</text:p>
          </table:table-cell>
          <table:table-cell table:number-columns-repeated="1020"/>
        </table:table-row>
        <table:table-row table:style-name="ro1">
          <table:table-cell table:style-name="ce16" office:value-type="float" office:value="213">
            <text:p>213</text:p>
          </table:table-cell>
          <table:table-cell table:style-name="ce16" office:value-type="float" office:value="18.581699371">
            <text:p>18.58</text:p>
          </table:table-cell>
          <table:table-cell table:formula="of:=([.A219]*[.$B$2])+[.$A$2]" office:value-type="float" office:value="3301.5">
            <text:p>3301.5</text:p>
          </table:table-cell>
          <table:table-cell table:formula="of:=[.B219]*[.$B$3]" office:value-type="float" office:value="37.163398742">
            <text:p>37.16</text:p>
          </table:table-cell>
          <table:table-cell table:number-columns-repeated="1020"/>
        </table:table-row>
        <table:table-row table:style-name="ro1">
          <table:table-cell table:style-name="ce16" office:value-type="float" office:value="214">
            <text:p>214</text:p>
          </table:table-cell>
          <table:table-cell table:style-name="ce16" office:value-type="float" office:value="18.777778625">
            <text:p>18.78</text:p>
          </table:table-cell>
          <table:table-cell table:formula="of:=([.A220]*[.$B$2])+[.$A$2]" office:value-type="float" office:value="3317">
            <text:p>3317</text:p>
          </table:table-cell>
          <table:table-cell table:formula="of:=[.B220]*[.$B$3]" office:value-type="float" office:value="37.55555725">
            <text:p>37.56</text:p>
          </table:table-cell>
          <table:table-cell table:number-columns-repeated="1020"/>
        </table:table-row>
        <table:table-row table:style-name="ro1">
          <table:table-cell table:style-name="ce16" office:value-type="float" office:value="215">
            <text:p>215</text:p>
          </table:table-cell>
          <table:table-cell table:style-name="ce16" office:value-type="float" office:value="18.777778625">
            <text:p>18.78</text:p>
          </table:table-cell>
          <table:table-cell table:formula="of:=([.A221]*[.$B$2])+[.$A$2]" office:value-type="float" office:value="3332.5">
            <text:p>3332.5</text:p>
          </table:table-cell>
          <table:table-cell table:formula="of:=[.B221]*[.$B$3]" office:value-type="float" office:value="37.55555725">
            <text:p>37.56</text:p>
          </table:table-cell>
          <table:table-cell table:number-columns-repeated="1020"/>
        </table:table-row>
        <table:table-row table:style-name="ro1">
          <table:table-cell table:style-name="ce16" office:value-type="float" office:value="216">
            <text:p>216</text:p>
          </table:table-cell>
          <table:table-cell table:style-name="ce16" office:value-type="float" office:value="18.620916367">
            <text:p>18.62</text:p>
          </table:table-cell>
          <table:table-cell table:formula="of:=([.A222]*[.$B$2])+[.$A$2]" office:value-type="float" office:value="3348">
            <text:p>3348</text:p>
          </table:table-cell>
          <table:table-cell table:formula="of:=[.B222]*[.$B$3]" office:value-type="float" office:value="37.241832734">
            <text:p>37.24</text:p>
          </table:table-cell>
          <table:table-cell table:number-columns-repeated="1020"/>
        </table:table-row>
        <table:table-row table:style-name="ro1">
          <table:table-cell table:style-name="ce16" office:value-type="float" office:value="217">
            <text:p>217</text:p>
          </table:table-cell>
          <table:table-cell table:style-name="ce16" office:value-type="float" office:value="18.424837112">
            <text:p>18.42</text:p>
          </table:table-cell>
          <table:table-cell table:formula="of:=([.A223]*[.$B$2])+[.$A$2]" office:value-type="float" office:value="3363.5">
            <text:p>3363.5</text:p>
          </table:table-cell>
          <table:table-cell table:formula="of:=[.B223]*[.$B$3]" office:value-type="float" office:value="36.849674224">
            <text:p>36.85</text:p>
          </table:table-cell>
          <table:table-cell table:number-columns-repeated="1020"/>
        </table:table-row>
        <table:table-row table:style-name="ro1">
          <table:table-cell table:style-name="ce16" office:value-type="float" office:value="218">
            <text:p>218</text:p>
          </table:table-cell>
          <table:table-cell table:style-name="ce16" office:value-type="float" office:value="18.483661652">
            <text:p>18.48</text:p>
          </table:table-cell>
          <table:table-cell table:formula="of:=([.A224]*[.$B$2])+[.$A$2]" office:value-type="float" office:value="3379">
            <text:p>3379</text:p>
          </table:table-cell>
          <table:table-cell table:formula="of:=[.B224]*[.$B$3]" office:value-type="float" office:value="36.967323304">
            <text:p>36.97</text:p>
          </table:table-cell>
          <table:table-cell table:number-columns-repeated="1020"/>
        </table:table-row>
        <table:table-row table:style-name="ro1">
          <table:table-cell table:style-name="ce16" office:value-type="float" office:value="219">
            <text:p>219</text:p>
          </table:table-cell>
          <table:table-cell table:style-name="ce16" office:value-type="float" office:value="17.673202515">
            <text:p>17.67</text:p>
          </table:table-cell>
          <table:table-cell table:formula="of:=([.A225]*[.$B$2])+[.$A$2]" office:value-type="float" office:value="3394.5">
            <text:p>3394.5</text:p>
          </table:table-cell>
          <table:table-cell table:formula="of:=[.B225]*[.$B$3]" office:value-type="float" office:value="35.34640503">
            <text:p>35.35</text:p>
          </table:table-cell>
          <table:table-cell table:number-columns-repeated="1020"/>
        </table:table-row>
        <table:table-row table:style-name="ro1">
          <table:table-cell table:style-name="ce16" office:value-type="float" office:value="220">
            <text:p>220</text:p>
          </table:table-cell>
          <table:table-cell table:style-name="ce16" office:value-type="float" office:value="18.045751572">
            <text:p>18.05</text:p>
          </table:table-cell>
          <table:table-cell table:formula="of:=([.A226]*[.$B$2])+[.$A$2]" office:value-type="float" office:value="3410">
            <text:p>3410</text:p>
          </table:table-cell>
          <table:table-cell table:formula="of:=[.B226]*[.$B$3]" office:value-type="float" office:value="36.091503144">
            <text:p>36.09</text:p>
          </table:table-cell>
          <table:table-cell table:number-columns-repeated="1020"/>
        </table:table-row>
        <table:table-row table:style-name="ro1">
          <table:table-cell table:style-name="ce16" office:value-type="float" office:value="221">
            <text:p>221</text:p>
          </table:table-cell>
          <table:table-cell table:style-name="ce16" office:value-type="float" office:value="19.026144028">
            <text:p>19.03</text:p>
          </table:table-cell>
          <table:table-cell table:formula="of:=([.A227]*[.$B$2])+[.$A$2]" office:value-type="float" office:value="3425.5">
            <text:p>3425.5</text:p>
          </table:table-cell>
          <table:table-cell table:formula="of:=[.B227]*[.$B$3]" office:value-type="float" office:value="38.052288056">
            <text:p>38.05</text:p>
          </table:table-cell>
          <table:table-cell table:number-columns-repeated="1020"/>
        </table:table-row>
        <table:table-row table:style-name="ro1">
          <table:table-cell table:style-name="ce16" office:value-type="float" office:value="222">
            <text:p>222</text:p>
          </table:table-cell>
          <table:table-cell table:style-name="ce16" office:value-type="float" office:value="19.516340256">
            <text:p>19.52</text:p>
          </table:table-cell>
          <table:table-cell table:formula="of:=([.A228]*[.$B$2])+[.$A$2]" office:value-type="float" office:value="3441">
            <text:p>3441</text:p>
          </table:table-cell>
          <table:table-cell table:formula="of:=[.B228]*[.$B$3]" office:value-type="float" office:value="39.032680512">
            <text:p>39.03</text:p>
          </table:table-cell>
          <table:table-cell table:number-columns-repeated="1020"/>
        </table:table-row>
        <table:table-row table:style-name="ro1">
          <table:table-cell table:style-name="ce16" office:value-type="float" office:value="223">
            <text:p>223</text:p>
          </table:table-cell>
          <table:table-cell table:style-name="ce16" office:value-type="float" office:value="19.81045723">
            <text:p>19.81</text:p>
          </table:table-cell>
          <table:table-cell table:formula="of:=([.A229]*[.$B$2])+[.$A$2]" office:value-type="float" office:value="3456.5">
            <text:p>3456.5</text:p>
          </table:table-cell>
          <table:table-cell table:formula="of:=[.B229]*[.$B$3]" office:value-type="float" office:value="39.62091446">
            <text:p>39.62</text:p>
          </table:table-cell>
          <table:table-cell table:number-columns-repeated="1020"/>
        </table:table-row>
        <table:table-row table:style-name="ro1">
          <table:table-cell table:style-name="ce16" office:value-type="float" office:value="224">
            <text:p>224</text:p>
          </table:table-cell>
          <table:table-cell table:style-name="ce16" office:value-type="float" office:value="19.241830826">
            <text:p>19.24</text:p>
          </table:table-cell>
          <table:table-cell table:formula="of:=([.A230]*[.$B$2])+[.$A$2]" office:value-type="float" office:value="3472">
            <text:p>3472</text:p>
          </table:table-cell>
          <table:table-cell table:formula="of:=[.B230]*[.$B$3]" office:value-type="float" office:value="38.483661652">
            <text:p>38.48</text:p>
          </table:table-cell>
          <table:table-cell table:number-columns-repeated="1020"/>
        </table:table-row>
        <table:table-row table:style-name="ro1">
          <table:table-cell table:style-name="ce16" office:value-type="float" office:value="225">
            <text:p>225</text:p>
          </table:table-cell>
          <table:table-cell table:style-name="ce16" office:value-type="float" office:value="18.104576111">
            <text:p>18.1</text:p>
          </table:table-cell>
          <table:table-cell table:formula="of:=([.A231]*[.$B$2])+[.$A$2]" office:value-type="float" office:value="3487.5">
            <text:p>3487.5</text:p>
          </table:table-cell>
          <table:table-cell table:formula="of:=[.B231]*[.$B$3]" office:value-type="float" office:value="36.209152222">
            <text:p>36.21</text:p>
          </table:table-cell>
          <table:table-cell table:number-columns-repeated="1020"/>
        </table:table-row>
        <table:table-row table:style-name="ro1">
          <table:table-cell table:style-name="ce16" office:value-type="float" office:value="226">
            <text:p>226</text:p>
          </table:table-cell>
          <table:table-cell table:style-name="ce16" office:value-type="float" office:value="17.339870453">
            <text:p>17.34</text:p>
          </table:table-cell>
          <table:table-cell table:formula="of:=([.A232]*[.$B$2])+[.$A$2]" office:value-type="float" office:value="3503">
            <text:p>3503</text:p>
          </table:table-cell>
          <table:table-cell table:formula="of:=[.B232]*[.$B$3]" office:value-type="float" office:value="34.679740906">
            <text:p>34.68</text:p>
          </table:table-cell>
          <table:table-cell table:number-columns-repeated="1020"/>
        </table:table-row>
        <table:table-row table:style-name="ro1">
          <table:table-cell table:style-name="ce16" office:value-type="float" office:value="227">
            <text:p>227</text:p>
          </table:table-cell>
          <table:table-cell table:style-name="ce16" office:value-type="float" office:value="18.679738998">
            <text:p>18.68</text:p>
          </table:table-cell>
          <table:table-cell table:formula="of:=([.A233]*[.$B$2])+[.$A$2]" office:value-type="float" office:value="3518.5">
            <text:p>3518.5</text:p>
          </table:table-cell>
          <table:table-cell table:formula="of:=[.B233]*[.$B$3]" office:value-type="float" office:value="37.359477996">
            <text:p>37.36</text:p>
          </table:table-cell>
          <table:table-cell table:number-columns-repeated="1020"/>
        </table:table-row>
        <table:table-row table:style-name="ro1">
          <table:table-cell table:style-name="ce16" office:value-type="float" office:value="228">
            <text:p>228</text:p>
          </table:table-cell>
          <table:table-cell table:style-name="ce16" office:value-type="float" office:value="19.091503143">
            <text:p>19.09</text:p>
          </table:table-cell>
          <table:table-cell table:formula="of:=([.A234]*[.$B$2])+[.$A$2]" office:value-type="float" office:value="3534">
            <text:p>3534</text:p>
          </table:table-cell>
          <table:table-cell table:formula="of:=[.B234]*[.$B$3]" office:value-type="float" office:value="38.183006286">
            <text:p>38.18</text:p>
          </table:table-cell>
          <table:table-cell table:number-columns-repeated="1020"/>
        </table:table-row>
        <table:table-row table:style-name="ro1">
          <table:table-cell table:style-name="ce16" office:value-type="float" office:value="229">
            <text:p>229</text:p>
          </table:table-cell>
          <table:table-cell table:style-name="ce16" office:value-type="float" office:value="19.594772339">
            <text:p>19.59</text:p>
          </table:table-cell>
          <table:table-cell table:formula="of:=([.A235]*[.$B$2])+[.$A$2]" office:value-type="float" office:value="3549.5">
            <text:p>3549.5</text:p>
          </table:table-cell>
          <table:table-cell table:formula="of:=[.B235]*[.$B$3]" office:value-type="float" office:value="39.189544678">
            <text:p>39.19</text:p>
          </table:table-cell>
          <table:table-cell table:number-columns-repeated="1020"/>
        </table:table-row>
        <table:table-row table:style-name="ro1">
          <table:table-cell table:style-name="ce16" office:value-type="float" office:value="230">
            <text:p>230</text:p>
          </table:table-cell>
          <table:table-cell table:style-name="ce16" office:value-type="float" office:value="19.588235855">
            <text:p>19.59</text:p>
          </table:table-cell>
          <table:table-cell table:formula="of:=([.A236]*[.$B$2])+[.$A$2]" office:value-type="float" office:value="3565">
            <text:p>3565</text:p>
          </table:table-cell>
          <table:table-cell table:formula="of:=[.B236]*[.$B$3]" office:value-type="float" office:value="39.17647171">
            <text:p>39.18</text:p>
          </table:table-cell>
          <table:table-cell table:number-columns-repeated="1020"/>
        </table:table-row>
        <table:table-row table:style-name="ro1">
          <table:table-cell table:style-name="ce16" office:value-type="float" office:value="231">
            <text:p>231</text:p>
          </table:table-cell>
          <table:table-cell table:style-name="ce16" office:value-type="float" office:value="20.666666031">
            <text:p>20.67</text:p>
          </table:table-cell>
          <table:table-cell table:formula="of:=([.A237]*[.$B$2])+[.$A$2]" office:value-type="float" office:value="3580.5">
            <text:p>3580.5</text:p>
          </table:table-cell>
          <table:table-cell table:formula="of:=[.B237]*[.$B$3]" office:value-type="float" office:value="41.333332062">
            <text:p>41.33</text:p>
          </table:table-cell>
          <table:table-cell table:number-columns-repeated="1020"/>
        </table:table-row>
        <table:table-row table:style-name="ro1">
          <table:table-cell table:style-name="ce16" office:value-type="float" office:value="232">
            <text:p>232</text:p>
          </table:table-cell>
          <table:table-cell table:style-name="ce16" office:value-type="float" office:value="21.614379883">
            <text:p>21.61</text:p>
          </table:table-cell>
          <table:table-cell table:formula="of:=([.A238]*[.$B$2])+[.$A$2]" office:value-type="float" office:value="3596">
            <text:p>3596</text:p>
          </table:table-cell>
          <table:table-cell table:formula="of:=[.B238]*[.$B$3]" office:value-type="float" office:value="43.228759766">
            <text:p>43.23</text:p>
          </table:table-cell>
          <table:table-cell table:number-columns-repeated="1020"/>
        </table:table-row>
        <table:table-row table:style-name="ro1">
          <table:table-cell table:style-name="ce16" office:value-type="float" office:value="233">
            <text:p>233</text:p>
          </table:table-cell>
          <table:table-cell table:style-name="ce16" office:value-type="float" office:value="22.470588684">
            <text:p>22.47</text:p>
          </table:table-cell>
          <table:table-cell table:formula="of:=([.A239]*[.$B$2])+[.$A$2]" office:value-type="float" office:value="3611.5">
            <text:p>3611.5</text:p>
          </table:table-cell>
          <table:table-cell table:formula="of:=[.B239]*[.$B$3]" office:value-type="float" office:value="44.941177368">
            <text:p>44.94</text:p>
          </table:table-cell>
          <table:table-cell table:number-columns-repeated="1020"/>
        </table:table-row>
        <table:table-row table:style-name="ro1">
          <table:table-cell table:style-name="ce16" office:value-type="float" office:value="234">
            <text:p>234</text:p>
          </table:table-cell>
          <table:table-cell table:style-name="ce16" office:value-type="float" office:value="22.516340256">
            <text:p>22.52</text:p>
          </table:table-cell>
          <table:table-cell table:formula="of:=([.A240]*[.$B$2])+[.$A$2]" office:value-type="float" office:value="3627">
            <text:p>3627</text:p>
          </table:table-cell>
          <table:table-cell table:formula="of:=[.B240]*[.$B$3]" office:value-type="float" office:value="45.032680512">
            <text:p>45.03</text:p>
          </table:table-cell>
          <table:table-cell table:number-columns-repeated="1020"/>
        </table:table-row>
        <table:table-row table:style-name="ro1">
          <table:table-cell table:style-name="ce16" office:value-type="float" office:value="235">
            <text:p>235</text:p>
          </table:table-cell>
          <table:table-cell table:style-name="ce16" office:value-type="float" office:value="22.836601257">
            <text:p>22.84</text:p>
          </table:table-cell>
          <table:table-cell table:formula="of:=([.A241]*[.$B$2])+[.$A$2]" office:value-type="float" office:value="3642.5">
            <text:p>3642.5</text:p>
          </table:table-cell>
          <table:table-cell table:formula="of:=[.B241]*[.$B$3]" office:value-type="float" office:value="45.673202514">
            <text:p>45.67</text:p>
          </table:table-cell>
          <table:table-cell table:number-columns-repeated="1020"/>
        </table:table-row>
        <table:table-row table:style-name="ro1">
          <table:table-cell table:style-name="ce16" office:value-type="float" office:value="236">
            <text:p>236</text:p>
          </table:table-cell>
          <table:table-cell table:style-name="ce16" office:value-type="float" office:value="23.954248428">
            <text:p>23.95</text:p>
          </table:table-cell>
          <table:table-cell table:formula="of:=([.A242]*[.$B$2])+[.$A$2]" office:value-type="float" office:value="3658">
            <text:p>3658</text:p>
          </table:table-cell>
          <table:table-cell table:formula="of:=[.B242]*[.$B$3]" office:value-type="float" office:value="47.908496856">
            <text:p>47.91</text:p>
          </table:table-cell>
          <table:table-cell table:number-columns-repeated="1020"/>
        </table:table-row>
        <table:table-row table:style-name="ro1">
          <table:table-cell table:style-name="ce16" office:value-type="float" office:value="237">
            <text:p>237</text:p>
          </table:table-cell>
          <table:table-cell table:style-name="ce16" office:value-type="float" office:value="26">
            <text:p>26</text:p>
          </table:table-cell>
          <table:table-cell table:formula="of:=([.A243]*[.$B$2])+[.$A$2]" office:value-type="float" office:value="3673.5">
            <text:p>3673.5</text:p>
          </table:table-cell>
          <table:table-cell table:formula="of:=[.B243]*[.$B$3]"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style-name="ce16" office:value-type="float" office:value="238">
            <text:p>238</text:p>
          </table:table-cell>
          <table:table-cell table:style-name="ce16" office:value-type="float" office:value="27.993463516">
            <text:p>27.99</text:p>
          </table:table-cell>
          <table:table-cell table:formula="of:=([.A244]*[.$B$2])+[.$A$2]" office:value-type="float" office:value="3689">
            <text:p>3689</text:p>
          </table:table-cell>
          <table:table-cell table:formula="of:=[.B244]*[.$B$3]" office:value-type="float" office:value="55.986927032">
            <text:p>55.99</text:p>
          </table:table-cell>
          <table:table-cell table:number-columns-repeated="1020"/>
        </table:table-row>
        <table:table-row table:style-name="ro1">
          <table:table-cell table:style-name="ce16" office:value-type="float" office:value="239">
            <text:p>239</text:p>
          </table:table-cell>
          <table:table-cell table:style-name="ce16" office:value-type="float" office:value="28.385620117">
            <text:p>28.39</text:p>
          </table:table-cell>
          <table:table-cell table:formula="of:=([.A245]*[.$B$2])+[.$A$2]" office:value-type="float" office:value="3704.5">
            <text:p>3704.5</text:p>
          </table:table-cell>
          <table:table-cell table:formula="of:=[.B245]*[.$B$3]" office:value-type="float" office:value="56.771240234">
            <text:p>56.77</text:p>
          </table:table-cell>
          <table:table-cell table:number-columns-repeated="1020"/>
        </table:table-row>
        <table:table-row table:style-name="ro1">
          <table:table-cell table:style-name="ce16" office:value-type="float" office:value="240">
            <text:p>240</text:p>
          </table:table-cell>
          <table:table-cell table:style-name="ce16" office:value-type="float" office:value="28.294116974">
            <text:p>28.29</text:p>
          </table:table-cell>
          <table:table-cell table:formula="of:=([.A246]*[.$B$2])+[.$A$2]" office:value-type="float" office:value="3720">
            <text:p>3720</text:p>
          </table:table-cell>
          <table:table-cell table:formula="of:=[.B246]*[.$B$3]" office:value-type="float" office:value="56.588233948">
            <text:p>56.59</text:p>
          </table:table-cell>
          <table:table-cell table:number-columns-repeated="1020"/>
        </table:table-row>
        <table:table-row table:style-name="ro1">
          <table:table-cell table:style-name="ce16" office:value-type="float" office:value="241">
            <text:p>241</text:p>
          </table:table-cell>
          <table:table-cell table:style-name="ce16" office:value-type="float" office:value="29.026144028">
            <text:p>29.03</text:p>
          </table:table-cell>
          <table:table-cell table:formula="of:=([.A247]*[.$B$2])+[.$A$2]" office:value-type="float" office:value="3735.5">
            <text:p>3735.5</text:p>
          </table:table-cell>
          <table:table-cell table:formula="of:=[.B247]*[.$B$3]" office:value-type="float" office:value="58.052288056">
            <text:p>58.05</text:p>
          </table:table-cell>
          <table:table-cell table:number-columns-repeated="1020"/>
        </table:table-row>
        <table:table-row table:style-name="ro1">
          <table:table-cell table:style-name="ce16" office:value-type="float" office:value="242">
            <text:p>242</text:p>
          </table:table-cell>
          <table:table-cell table:style-name="ce16" office:value-type="float" office:value="30.764705658">
            <text:p>30.76</text:p>
          </table:table-cell>
          <table:table-cell table:formula="of:=([.A248]*[.$B$2])+[.$A$2]" office:value-type="float" office:value="3751">
            <text:p>3751</text:p>
          </table:table-cell>
          <table:table-cell table:formula="of:=[.B248]*[.$B$3]" office:value-type="float" office:value="61.529411316">
            <text:p>61.53</text:p>
          </table:table-cell>
          <table:table-cell table:number-columns-repeated="1020"/>
        </table:table-row>
        <table:table-row table:style-name="ro1">
          <table:table-cell table:style-name="ce16" office:value-type="float" office:value="243">
            <text:p>243</text:p>
          </table:table-cell>
          <table:table-cell table:style-name="ce16" office:value-type="float" office:value="31.392156601">
            <text:p>31.39</text:p>
          </table:table-cell>
          <table:table-cell table:formula="of:=([.A249]*[.$B$2])+[.$A$2]" office:value-type="float" office:value="3766.5">
            <text:p>3766.5</text:p>
          </table:table-cell>
          <table:table-cell table:formula="of:=[.B249]*[.$B$3]" office:value-type="float" office:value="62.784313202">
            <text:p>62.78</text:p>
          </table:table-cell>
          <table:table-cell table:number-columns-repeated="1020"/>
        </table:table-row>
        <table:table-row table:style-name="ro1">
          <table:table-cell table:style-name="ce16" office:value-type="float" office:value="244">
            <text:p>244</text:p>
          </table:table-cell>
          <table:table-cell table:style-name="ce16" office:value-type="float" office:value="34.156864166">
            <text:p>34.16</text:p>
          </table:table-cell>
          <table:table-cell table:formula="of:=([.A250]*[.$B$2])+[.$A$2]" office:value-type="float" office:value="3782">
            <text:p>3782</text:p>
          </table:table-cell>
          <table:table-cell table:formula="of:=[.B250]*[.$B$3]" office:value-type="float" office:value="68.313728332">
            <text:p>68.31</text:p>
          </table:table-cell>
          <table:table-cell table:number-columns-repeated="1020"/>
        </table:table-row>
        <table:table-row table:style-name="ro1">
          <table:table-cell table:style-name="ce16" office:value-type="float" office:value="245">
            <text:p>245</text:p>
          </table:table-cell>
          <table:table-cell table:style-name="ce16" office:value-type="float" office:value="36.797386169">
            <text:p>36.8</text:p>
          </table:table-cell>
          <table:table-cell table:formula="of:=([.A251]*[.$B$2])+[.$A$2]" office:value-type="float" office:value="3797.5">
            <text:p>3797.5</text:p>
          </table:table-cell>
          <table:table-cell table:formula="of:=[.B251]*[.$B$3]" office:value-type="float" office:value="73.594772338">
            <text:p>73.59</text:p>
          </table:table-cell>
          <table:table-cell table:number-columns-repeated="1020"/>
        </table:table-row>
        <table:table-row table:style-name="ro1">
          <table:table-cell table:style-name="ce16" office:value-type="float" office:value="246">
            <text:p>246</text:p>
          </table:table-cell>
          <table:table-cell table:style-name="ce16" office:value-type="float" office:value="38.75163269">
            <text:p>38.75</text:p>
          </table:table-cell>
          <table:table-cell table:formula="of:=([.A252]*[.$B$2])+[.$A$2]" office:value-type="float" office:value="3813">
            <text:p>3813</text:p>
          </table:table-cell>
          <table:table-cell table:formula="of:=[.B252]*[.$B$3]" office:value-type="float" office:value="77.50326538">
            <text:p>77.5</text:p>
          </table:table-cell>
          <table:table-cell table:number-columns-repeated="1020"/>
        </table:table-row>
        <table:table-row table:style-name="ro1">
          <table:table-cell table:style-name="ce16" office:value-type="float" office:value="247">
            <text:p>247</text:p>
          </table:table-cell>
          <table:table-cell table:style-name="ce16" office:value-type="float" office:value="41.470588684">
            <text:p>41.47</text:p>
          </table:table-cell>
          <table:table-cell table:formula="of:=([.A253]*[.$B$2])+[.$A$2]" office:value-type="float" office:value="3828.5">
            <text:p>3828.5</text:p>
          </table:table-cell>
          <table:table-cell table:formula="of:=[.B253]*[.$B$3]" office:value-type="float" office:value="82.941177368">
            <text:p>82.94</text:p>
          </table:table-cell>
          <table:table-cell table:number-columns-repeated="1020"/>
        </table:table-row>
        <table:table-row table:style-name="ro1">
          <table:table-cell table:style-name="ce16" office:value-type="float" office:value="248">
            <text:p>248</text:p>
          </table:table-cell>
          <table:table-cell table:style-name="ce16" office:value-type="float" office:value="44.90196228">
            <text:p>44.9</text:p>
          </table:table-cell>
          <table:table-cell table:formula="of:=([.A254]*[.$B$2])+[.$A$2]" office:value-type="float" office:value="3844">
            <text:p>3844</text:p>
          </table:table-cell>
          <table:table-cell table:formula="of:=[.B254]*[.$B$3]" office:value-type="float" office:value="89.80392456">
            <text:p>89.8</text:p>
          </table:table-cell>
          <table:table-cell table:number-columns-repeated="1020"/>
        </table:table-row>
        <table:table-row table:style-name="ro1">
          <table:table-cell table:style-name="ce16" office:value-type="float" office:value="249">
            <text:p>249</text:p>
          </table:table-cell>
          <table:table-cell table:style-name="ce16" office:value-type="float" office:value="46.346405029">
            <text:p>46.35</text:p>
          </table:table-cell>
          <table:table-cell table:formula="of:=([.A255]*[.$B$2])+[.$A$2]" office:value-type="float" office:value="3859.5">
            <text:p>3859.5</text:p>
          </table:table-cell>
          <table:table-cell table:formula="of:=[.B255]*[.$B$3]" office:value-type="float" office:value="92.692810058">
            <text:p>92.69</text:p>
          </table:table-cell>
          <table:table-cell table:number-columns-repeated="1020"/>
        </table:table-row>
        <table:table-row table:style-name="ro1">
          <table:table-cell table:style-name="ce16" office:value-type="float" office:value="250">
            <text:p>250</text:p>
          </table:table-cell>
          <table:table-cell table:style-name="ce16" office:value-type="float" office:value="46.222221375">
            <text:p>46.22</text:p>
          </table:table-cell>
          <table:table-cell table:formula="of:=([.A256]*[.$B$2])+[.$A$2]" office:value-type="float" office:value="3875">
            <text:p>3875</text:p>
          </table:table-cell>
          <table:table-cell table:formula="of:=[.B256]*[.$B$3]" office:value-type="float" office:value="92.44444275">
            <text:p>92.44</text:p>
          </table:table-cell>
          <table:table-cell table:number-columns-repeated="1020"/>
        </table:table-row>
        <table:table-row table:style-name="ro1">
          <table:table-cell table:style-name="ce16" office:value-type="float" office:value="251">
            <text:p>251</text:p>
          </table:table-cell>
          <table:table-cell table:style-name="ce16" office:value-type="float" office:value="48.326797485">
            <text:p>48.33</text:p>
          </table:table-cell>
          <table:table-cell table:formula="of:=([.A257]*[.$B$2])+[.$A$2]" office:value-type="float" office:value="3890.5">
            <text:p>3890.5</text:p>
          </table:table-cell>
          <table:table-cell table:formula="of:=[.B257]*[.$B$3]" office:value-type="float" office:value="96.65359497">
            <text:p>96.65</text:p>
          </table:table-cell>
          <table:table-cell table:number-columns-repeated="1020"/>
        </table:table-row>
        <table:table-row table:style-name="ro1">
          <table:table-cell table:style-name="ce16" office:value-type="float" office:value="252">
            <text:p>252</text:p>
          </table:table-cell>
          <table:table-cell table:style-name="ce16" office:value-type="float" office:value="49.431373596">
            <text:p>49.43</text:p>
          </table:table-cell>
          <table:table-cell table:formula="of:=([.A258]*[.$B$2])+[.$A$2]" office:value-type="float" office:value="3906">
            <text:p>3906</text:p>
          </table:table-cell>
          <table:table-cell table:formula="of:=[.B258]*[.$B$3]" office:value-type="float" office:value="98.862747192">
            <text:p>98.86</text:p>
          </table:table-cell>
          <table:table-cell table:number-columns-repeated="1020"/>
        </table:table-row>
        <table:table-row table:style-name="ro1">
          <table:table-cell table:style-name="ce16" office:value-type="float" office:value="253">
            <text:p>253</text:p>
          </table:table-cell>
          <table:table-cell table:style-name="ce16" office:value-type="float" office:value="50.300655365">
            <text:p>50.3</text:p>
          </table:table-cell>
          <table:table-cell table:formula="of:=([.A259]*[.$B$2])+[.$A$2]" office:value-type="float" office:value="3921.5">
            <text:p>3921.5</text:p>
          </table:table-cell>
          <table:table-cell table:formula="of:=[.B259]*[.$B$3]" office:value-type="float" office:value="100.60131073">
            <text:p>100.6</text:p>
          </table:table-cell>
          <table:table-cell table:number-columns-repeated="1020"/>
        </table:table-row>
        <table:table-row table:style-name="ro1">
          <table:table-cell table:style-name="ce16" office:value-type="float" office:value="254">
            <text:p>254</text:p>
          </table:table-cell>
          <table:table-cell table:style-name="ce16" office:value-type="float" office:value="51.326797485">
            <text:p>51.33</text:p>
          </table:table-cell>
          <table:table-cell table:formula="of:=([.A260]*[.$B$2])+[.$A$2]" office:value-type="float" office:value="3937">
            <text:p>3937</text:p>
          </table:table-cell>
          <table:table-cell table:formula="of:=[.B260]*[.$B$3]" office:value-type="float" office:value="102.65359497">
            <text:p>102.65</text:p>
          </table:table-cell>
          <table:table-cell table:number-columns-repeated="1020"/>
        </table:table-row>
        <table:table-row table:style-name="ro1">
          <table:table-cell table:style-name="ce16" office:value-type="float" office:value="255">
            <text:p>255</text:p>
          </table:table-cell>
          <table:table-cell table:style-name="ce16" office:value-type="float" office:value="53.287582397">
            <text:p>53.29</text:p>
          </table:table-cell>
          <table:table-cell table:formula="of:=([.A261]*[.$B$2])+[.$A$2]" office:value-type="float" office:value="3952.5">
            <text:p>3952.5</text:p>
          </table:table-cell>
          <table:table-cell table:formula="of:=[.B261]*[.$B$3]" office:value-type="float" office:value="106.575164794">
            <text:p>106.58</text:p>
          </table:table-cell>
          <table:table-cell table:number-columns-repeated="1020"/>
        </table:table-row>
        <table:table-row table:style-name="ro1">
          <table:table-cell table:style-name="ce16" office:value-type="float" office:value="256">
            <text:p>256</text:p>
          </table:table-cell>
          <table:table-cell table:style-name="ce16" office:value-type="float" office:value="55.993465424">
            <text:p>55.99</text:p>
          </table:table-cell>
          <table:table-cell table:formula="of:=([.A262]*[.$B$2])+[.$A$2]" office:value-type="float" office:value="3968">
            <text:p>3968</text:p>
          </table:table-cell>
          <table:table-cell table:formula="of:=[.B262]*[.$B$3]" office:value-type="float" office:value="111.986930848">
            <text:p>111.99</text:p>
          </table:table-cell>
          <table:table-cell table:number-columns-repeated="1020"/>
        </table:table-row>
        <table:table-row table:style-name="ro1">
          <table:table-cell table:style-name="ce16" office:value-type="float" office:value="257">
            <text:p>257</text:p>
          </table:table-cell>
          <table:table-cell table:style-name="ce16" office:value-type="float" office:value="58.581699371">
            <text:p>58.58</text:p>
          </table:table-cell>
          <table:table-cell table:formula="of:=([.A263]*[.$B$2])+[.$A$2]" office:value-type="float" office:value="3983.5">
            <text:p>3983.5</text:p>
          </table:table-cell>
          <table:table-cell table:formula="of:=[.B263]*[.$B$3]" office:value-type="float" office:value="117.163398742">
            <text:p>117.16</text:p>
          </table:table-cell>
          <table:table-cell table:number-columns-repeated="1020"/>
        </table:table-row>
        <table:table-row table:style-name="ro1">
          <table:table-cell table:style-name="ce16" office:value-type="float" office:value="258">
            <text:p>258</text:p>
          </table:table-cell>
          <table:table-cell table:style-name="ce16" office:value-type="float" office:value="60.346405029">
            <text:p>60.35</text:p>
          </table:table-cell>
          <table:table-cell table:formula="of:=([.A264]*[.$B$2])+[.$A$2]" office:value-type="float" office:value="3999">
            <text:p>3999</text:p>
          </table:table-cell>
          <table:table-cell table:formula="of:=[.B264]*[.$B$3]" office:value-type="float" office:value="120.692810058">
            <text:p>120.69</text:p>
          </table:table-cell>
          <table:table-cell table:number-columns-repeated="1020"/>
        </table:table-row>
        <table:table-row table:style-name="ro1">
          <table:table-cell table:style-name="ce16" office:value-type="float" office:value="259">
            <text:p>259</text:p>
          </table:table-cell>
          <table:table-cell table:style-name="ce16" office:value-type="float" office:value="61.803920746">
            <text:p>61.8</text:p>
          </table:table-cell>
          <table:table-cell table:formula="of:=([.A265]*[.$B$2])+[.$A$2]" office:value-type="float" office:value="4014.5">
            <text:p>4014.5</text:p>
          </table:table-cell>
          <table:table-cell table:formula="of:=[.B265]*[.$B$3]" office:value-type="float" office:value="123.607841492">
            <text:p>123.61</text:p>
          </table:table-cell>
          <table:table-cell table:number-columns-repeated="1020"/>
        </table:table-row>
        <table:table-row table:style-name="ro1">
          <table:table-cell table:style-name="ce16" office:value-type="float" office:value="260">
            <text:p>260</text:p>
          </table:table-cell>
          <table:table-cell table:style-name="ce16" office:value-type="float" office:value="64.241828918">
            <text:p>64.24</text:p>
          </table:table-cell>
          <table:table-cell table:formula="of:=([.A266]*[.$B$2])+[.$A$2]" office:value-type="float" office:value="4030">
            <text:p>4030</text:p>
          </table:table-cell>
          <table:table-cell table:formula="of:=[.B266]*[.$B$3]" office:value-type="float" office:value="128.483657836">
            <text:p>128.48</text:p>
          </table:table-cell>
          <table:table-cell table:number-columns-repeated="1020"/>
        </table:table-row>
        <table:table-row table:style-name="ro1">
          <table:table-cell table:style-name="ce16" office:value-type="float" office:value="261">
            <text:p>261</text:p>
          </table:table-cell>
          <table:table-cell table:style-name="ce16" office:value-type="float" office:value="67.464050293">
            <text:p>67.46</text:p>
          </table:table-cell>
          <table:table-cell table:formula="of:=([.A267]*[.$B$2])+[.$A$2]" office:value-type="float" office:value="4045.5">
            <text:p>4045.5</text:p>
          </table:table-cell>
          <table:table-cell table:formula="of:=[.B267]*[.$B$3]" office:value-type="float" office:value="134.928100586">
            <text:p>134.93</text:p>
          </table:table-cell>
          <table:table-cell table:number-columns-repeated="1020"/>
        </table:table-row>
        <table:table-row table:style-name="ro1">
          <table:table-cell table:style-name="ce16" office:value-type="float" office:value="262">
            <text:p>262</text:p>
          </table:table-cell>
          <table:table-cell table:style-name="ce16" office:value-type="float" office:value="70.562088013">
            <text:p>70.56</text:p>
          </table:table-cell>
          <table:table-cell table:formula="of:=([.A268]*[.$B$2])+[.$A$2]" office:value-type="float" office:value="4061">
            <text:p>4061</text:p>
          </table:table-cell>
          <table:table-cell table:formula="of:=[.B268]*[.$B$3]" office:value-type="float" office:value="141.124176026">
            <text:p>141.12</text:p>
          </table:table-cell>
          <table:table-cell table:number-columns-repeated="1020"/>
        </table:table-row>
        <table:table-row table:style-name="ro1">
          <table:table-cell table:style-name="ce16" office:value-type="float" office:value="263">
            <text:p>263</text:p>
          </table:table-cell>
          <table:table-cell table:style-name="ce16" office:value-type="float" office:value="71.529411316">
            <text:p>71.53</text:p>
          </table:table-cell>
          <table:table-cell table:formula="of:=([.A269]*[.$B$2])+[.$A$2]" office:value-type="float" office:value="4076.5">
            <text:p>4076.5</text:p>
          </table:table-cell>
          <table:table-cell table:formula="of:=[.B269]*[.$B$3]" office:value-type="float" office:value="143.058822632">
            <text:p>143.06</text:p>
          </table:table-cell>
          <table:table-cell table:number-columns-repeated="1020"/>
        </table:table-row>
        <table:table-row table:style-name="ro1">
          <table:table-cell table:style-name="ce16" office:value-type="float" office:value="264">
            <text:p>264</text:p>
          </table:table-cell>
          <table:table-cell table:style-name="ce16" office:value-type="float" office:value="73.895423889">
            <text:p>73.9</text:p>
          </table:table-cell>
          <table:table-cell table:formula="of:=([.A270]*[.$B$2])+[.$A$2]" office:value-type="float" office:value="4092">
            <text:p>4092</text:p>
          </table:table-cell>
          <table:table-cell table:formula="of:=[.B270]*[.$B$3]" office:value-type="float" office:value="147.790847778">
            <text:p>147.79</text:p>
          </table:table-cell>
          <table:table-cell table:number-columns-repeated="1020"/>
        </table:table-row>
        <table:table-row table:style-name="ro1">
          <table:table-cell table:style-name="ce16" office:value-type="float" office:value="265">
            <text:p>265</text:p>
          </table:table-cell>
          <table:table-cell table:style-name="ce16" office:value-type="float" office:value="77.588233948">
            <text:p>77.59</text:p>
          </table:table-cell>
          <table:table-cell table:formula="of:=([.A271]*[.$B$2])+[.$A$2]" office:value-type="float" office:value="4107.5">
            <text:p>4107.5</text:p>
          </table:table-cell>
          <table:table-cell table:formula="of:=[.B271]*[.$B$3]" office:value-type="float" office:value="155.176467896">
            <text:p>155.18</text:p>
          </table:table-cell>
          <table:table-cell table:number-columns-repeated="1020"/>
        </table:table-row>
        <table:table-row table:style-name="ro1">
          <table:table-cell table:style-name="ce16" office:value-type="float" office:value="266">
            <text:p>266</text:p>
          </table:table-cell>
          <table:table-cell table:style-name="ce16" office:value-type="float" office:value="77.333335876">
            <text:p>77.33</text:p>
          </table:table-cell>
          <table:table-cell table:formula="of:=([.A272]*[.$B$2])+[.$A$2]" office:value-type="float" office:value="4123">
            <text:p>4123</text:p>
          </table:table-cell>
          <table:table-cell table:formula="of:=[.B272]*[.$B$3]" office:value-type="float" office:value="154.666671752">
            <text:p>154.67</text:p>
          </table:table-cell>
          <table:table-cell table:number-columns-repeated="1020"/>
        </table:table-row>
        <table:table-row table:style-name="ro1">
          <table:table-cell table:style-name="ce16" office:value-type="float" office:value="267">
            <text:p>267</text:p>
          </table:table-cell>
          <table:table-cell table:style-name="ce16" office:value-type="float" office:value="76.725486755">
            <text:p>76.73</text:p>
          </table:table-cell>
          <table:table-cell table:formula="of:=([.A273]*[.$B$2])+[.$A$2]" office:value-type="float" office:value="4138.5">
            <text:p>4138.5</text:p>
          </table:table-cell>
          <table:table-cell table:formula="of:=[.B273]*[.$B$3]" office:value-type="float" office:value="153.45097351">
            <text:p>153.45</text:p>
          </table:table-cell>
          <table:table-cell table:number-columns-repeated="1020"/>
        </table:table-row>
        <table:table-row table:style-name="ro1">
          <table:table-cell table:style-name="ce16" office:value-type="float" office:value="268">
            <text:p>268</text:p>
          </table:table-cell>
          <table:table-cell table:style-name="ce16" office:value-type="float" office:value="79.058822632">
            <text:p>79.06</text:p>
          </table:table-cell>
          <table:table-cell table:formula="of:=([.A274]*[.$B$2])+[.$A$2]" office:value-type="float" office:value="4154">
            <text:p>4154</text:p>
          </table:table-cell>
          <table:table-cell table:formula="of:=[.B274]*[.$B$3]" office:value-type="float" office:value="158.117645264">
            <text:p>158.12</text:p>
          </table:table-cell>
          <table:table-cell table:number-columns-repeated="1020"/>
        </table:table-row>
        <table:table-row table:style-name="ro1">
          <table:table-cell table:style-name="ce16" office:value-type="float" office:value="269">
            <text:p>269</text:p>
          </table:table-cell>
          <table:table-cell table:style-name="ce16" office:value-type="float" office:value="80.019607544">
            <text:p>80.02</text:p>
          </table:table-cell>
          <table:table-cell table:formula="of:=([.A275]*[.$B$2])+[.$A$2]" office:value-type="float" office:value="4169.5">
            <text:p>4169.5</text:p>
          </table:table-cell>
          <table:table-cell table:formula="of:=[.B275]*[.$B$3]" office:value-type="float" office:value="160.039215088">
            <text:p>160.04</text:p>
          </table:table-cell>
          <table:table-cell table:number-columns-repeated="1020"/>
        </table:table-row>
        <table:table-row table:style-name="ro1">
          <table:table-cell table:style-name="ce16" office:value-type="float" office:value="270">
            <text:p>270</text:p>
          </table:table-cell>
          <table:table-cell table:style-name="ce16" office:value-type="float" office:value="80.69934845">
            <text:p>80.7</text:p>
          </table:table-cell>
          <table:table-cell table:formula="of:=([.A276]*[.$B$2])+[.$A$2]" office:value-type="float" office:value="4185">
            <text:p>4185</text:p>
          </table:table-cell>
          <table:table-cell table:formula="of:=[.B276]*[.$B$3]" office:value-type="float" office:value="161.3986969">
            <text:p>161.4</text:p>
          </table:table-cell>
          <table:table-cell table:number-columns-repeated="1020"/>
        </table:table-row>
        <table:table-row table:style-name="ro1">
          <table:table-cell table:style-name="ce16" office:value-type="float" office:value="271">
            <text:p>271</text:p>
          </table:table-cell>
          <table:table-cell table:style-name="ce16" office:value-type="float" office:value="84.09803772">
            <text:p>84.1</text:p>
          </table:table-cell>
          <table:table-cell table:formula="of:=([.A277]*[.$B$2])+[.$A$2]" office:value-type="float" office:value="4200.5">
            <text:p>4200.5</text:p>
          </table:table-cell>
          <table:table-cell table:formula="of:=[.B277]*[.$B$3]" office:value-type="float" office:value="168.19607544">
            <text:p>168.2</text:p>
          </table:table-cell>
          <table:table-cell table:number-columns-repeated="1020"/>
        </table:table-row>
        <table:table-row table:style-name="ro1">
          <table:table-cell table:style-name="ce16" office:value-type="float" office:value="272">
            <text:p>272</text:p>
          </table:table-cell>
          <table:table-cell table:style-name="ce16" office:value-type="float" office:value="88.581695557">
            <text:p>88.58</text:p>
          </table:table-cell>
          <table:table-cell table:formula="of:=([.A278]*[.$B$2])+[.$A$2]" office:value-type="float" office:value="4216">
            <text:p>4216</text:p>
          </table:table-cell>
          <table:table-cell table:formula="of:=[.B278]*[.$B$3]" office:value-type="float" office:value="177.163391114">
            <text:p>177.16</text:p>
          </table:table-cell>
          <table:table-cell table:number-columns-repeated="1020"/>
        </table:table-row>
        <table:table-row table:style-name="ro1">
          <table:table-cell table:style-name="ce16" office:value-type="float" office:value="273">
            <text:p>273</text:p>
          </table:table-cell>
          <table:table-cell table:style-name="ce16" office:value-type="float" office:value="90.915031433">
            <text:p>90.92</text:p>
          </table:table-cell>
          <table:table-cell table:formula="of:=([.A279]*[.$B$2])+[.$A$2]" office:value-type="float" office:value="4231.5">
            <text:p>4231.5</text:p>
          </table:table-cell>
          <table:table-cell table:formula="of:=[.B279]*[.$B$3]" office:value-type="float" office:value="181.830062866">
            <text:p>181.83</text:p>
          </table:table-cell>
          <table:table-cell table:number-columns-repeated="1020"/>
        </table:table-row>
        <table:table-row table:style-name="ro1">
          <table:table-cell table:style-name="ce16" office:value-type="float" office:value="274">
            <text:p>274</text:p>
          </table:table-cell>
          <table:table-cell table:style-name="ce16" office:value-type="float" office:value="91.392158508">
            <text:p>91.39</text:p>
          </table:table-cell>
          <table:table-cell table:formula="of:=([.A280]*[.$B$2])+[.$A$2]" office:value-type="float" office:value="4247">
            <text:p>4247</text:p>
          </table:table-cell>
          <table:table-cell table:formula="of:=[.B280]*[.$B$3]" office:value-type="float" office:value="182.784317016">
            <text:p>182.78</text:p>
          </table:table-cell>
          <table:table-cell table:number-columns-repeated="1020"/>
        </table:table-row>
        <table:table-row table:style-name="ro1">
          <table:table-cell table:style-name="ce16" office:value-type="float" office:value="275">
            <text:p>275</text:p>
          </table:table-cell>
          <table:table-cell table:style-name="ce16" office:value-type="float" office:value="93.94770813">
            <text:p>93.95</text:p>
          </table:table-cell>
          <table:table-cell table:formula="of:=([.A281]*[.$B$2])+[.$A$2]" office:value-type="float" office:value="4262.5">
            <text:p>4262.5</text:p>
          </table:table-cell>
          <table:table-cell table:formula="of:=[.B281]*[.$B$3]" office:value-type="float" office:value="187.89541626">
            <text:p>187.9</text:p>
          </table:table-cell>
          <table:table-cell table:number-columns-repeated="1020"/>
        </table:table-row>
        <table:table-row table:style-name="ro1">
          <table:table-cell table:style-name="ce16" office:value-type="float" office:value="276">
            <text:p>276</text:p>
          </table:table-cell>
          <table:table-cell table:style-name="ce16" office:value-type="float" office:value="94.673202515">
            <text:p>94.67</text:p>
          </table:table-cell>
          <table:table-cell table:formula="of:=([.A282]*[.$B$2])+[.$A$2]" office:value-type="float" office:value="4278">
            <text:p>4278</text:p>
          </table:table-cell>
          <table:table-cell table:formula="of:=[.B282]*[.$B$3]" office:value-type="float" office:value="189.34640503">
            <text:p>189.35</text:p>
          </table:table-cell>
          <table:table-cell table:number-columns-repeated="1020"/>
        </table:table-row>
        <table:table-row table:style-name="ro1">
          <table:table-cell table:style-name="ce16" office:value-type="float" office:value="277">
            <text:p>277</text:p>
          </table:table-cell>
          <table:table-cell table:style-name="ce16" office:value-type="float" office:value="94.777778625">
            <text:p>94.78</text:p>
          </table:table-cell>
          <table:table-cell table:formula="of:=([.A283]*[.$B$2])+[.$A$2]" office:value-type="float" office:value="4293.5">
            <text:p>4293.5</text:p>
          </table:table-cell>
          <table:table-cell table:formula="of:=[.B283]*[.$B$3]" office:value-type="float" office:value="189.55555725">
            <text:p>189.56</text:p>
          </table:table-cell>
          <table:table-cell table:number-columns-repeated="1020"/>
        </table:table-row>
        <table:table-row table:style-name="ro1">
          <table:table-cell table:style-name="ce16" office:value-type="float" office:value="278">
            <text:p>278</text:p>
          </table:table-cell>
          <table:table-cell table:style-name="ce16" office:value-type="float" office:value="97.137252808">
            <text:p>97.14</text:p>
          </table:table-cell>
          <table:table-cell table:formula="of:=([.A284]*[.$B$2])+[.$A$2]" office:value-type="float" office:value="4309">
            <text:p>4309</text:p>
          </table:table-cell>
          <table:table-cell table:formula="of:=[.B284]*[.$B$3]" office:value-type="float" office:value="194.274505616">
            <text:p>194.27</text:p>
          </table:table-cell>
          <table:table-cell table:number-columns-repeated="1020"/>
        </table:table-row>
        <table:table-row table:style-name="ro1">
          <table:table-cell table:style-name="ce16" office:value-type="float" office:value="279">
            <text:p>279</text:p>
          </table:table-cell>
          <table:table-cell table:style-name="ce16" office:value-type="float" office:value="98.993461609">
            <text:p>98.99</text:p>
          </table:table-cell>
          <table:table-cell table:formula="of:=([.A285]*[.$B$2])+[.$A$2]" office:value-type="float" office:value="4324.5">
            <text:p>4324.5</text:p>
          </table:table-cell>
          <table:table-cell table:formula="of:=[.B285]*[.$B$3]" office:value-type="float" office:value="197.986923218">
            <text:p>197.99</text:p>
          </table:table-cell>
          <table:table-cell table:number-columns-repeated="1020"/>
        </table:table-row>
        <table:table-row table:style-name="ro1">
          <table:table-cell table:style-name="ce16" office:value-type="float" office:value="280">
            <text:p>280</text:p>
          </table:table-cell>
          <table:table-cell table:style-name="ce16" office:value-type="float" office:value="101.529411316">
            <text:p>101.53</text:p>
          </table:table-cell>
          <table:table-cell table:formula="of:=([.A286]*[.$B$2])+[.$A$2]" office:value-type="float" office:value="4340">
            <text:p>4340</text:p>
          </table:table-cell>
          <table:table-cell table:formula="of:=[.B286]*[.$B$3]" office:value-type="float" office:value="203.058822632">
            <text:p>203.06</text:p>
          </table:table-cell>
          <table:table-cell table:number-columns-repeated="1020"/>
        </table:table-row>
        <table:table-row table:style-name="ro1">
          <table:table-cell table:style-name="ce16" office:value-type="float" office:value="281">
            <text:p>281</text:p>
          </table:table-cell>
          <table:table-cell table:style-name="ce16" office:value-type="float" office:value="99.836601257">
            <text:p>99.84</text:p>
          </table:table-cell>
          <table:table-cell table:formula="of:=([.A287]*[.$B$2])+[.$A$2]" office:value-type="float" office:value="4355.5">
            <text:p>4355.5</text:p>
          </table:table-cell>
          <table:table-cell table:formula="of:=[.B287]*[.$B$3]" office:value-type="float" office:value="199.673202514">
            <text:p>199.67</text:p>
          </table:table-cell>
          <table:table-cell table:number-columns-repeated="1020"/>
        </table:table-row>
        <table:table-row table:style-name="ro1">
          <table:table-cell table:style-name="ce16" office:value-type="float" office:value="282">
            <text:p>282</text:p>
          </table:table-cell>
          <table:table-cell table:style-name="ce16" office:value-type="float" office:value="97.712417603">
            <text:p>97.71</text:p>
          </table:table-cell>
          <table:table-cell table:formula="of:=([.A288]*[.$B$2])+[.$A$2]" office:value-type="float" office:value="4371">
            <text:p>4371</text:p>
          </table:table-cell>
          <table:table-cell table:formula="of:=[.B288]*[.$B$3]" office:value-type="float" office:value="195.424835206">
            <text:p>195.42</text:p>
          </table:table-cell>
          <table:table-cell table:number-columns-repeated="1020"/>
        </table:table-row>
        <table:table-row table:style-name="ro1">
          <table:table-cell table:style-name="ce16" office:value-type="float" office:value="283">
            <text:p>283</text:p>
          </table:table-cell>
          <table:table-cell table:style-name="ce16" office:value-type="float" office:value="97.732025146">
            <text:p>97.73</text:p>
          </table:table-cell>
          <table:table-cell table:formula="of:=([.A289]*[.$B$2])+[.$A$2]" office:value-type="float" office:value="4386.5">
            <text:p>4386.5</text:p>
          </table:table-cell>
          <table:table-cell table:formula="of:=[.B289]*[.$B$3]" office:value-type="float" office:value="195.464050292">
            <text:p>195.46</text:p>
          </table:table-cell>
          <table:table-cell table:number-columns-repeated="1020"/>
        </table:table-row>
        <table:table-row table:style-name="ro1">
          <table:table-cell table:style-name="ce16" office:value-type="float" office:value="284">
            <text:p>284</text:p>
          </table:table-cell>
          <table:table-cell table:style-name="ce16" office:value-type="float" office:value="96.477127075">
            <text:p>96.48</text:p>
          </table:table-cell>
          <table:table-cell table:formula="of:=([.A290]*[.$B$2])+[.$A$2]" office:value-type="float" office:value="4402">
            <text:p>4402</text:p>
          </table:table-cell>
          <table:table-cell table:formula="of:=[.B290]*[.$B$3]" office:value-type="float" office:value="192.95425415">
            <text:p>192.95</text:p>
          </table:table-cell>
          <table:table-cell table:number-columns-repeated="1020"/>
        </table:table-row>
        <table:table-row table:style-name="ro1">
          <table:table-cell table:style-name="ce16" office:value-type="float" office:value="285">
            <text:p>285</text:p>
          </table:table-cell>
          <table:table-cell table:style-name="ce16" office:value-type="float" office:value="99.60131073">
            <text:p>99.6</text:p>
          </table:table-cell>
          <table:table-cell table:formula="of:=([.A291]*[.$B$2])+[.$A$2]" office:value-type="float" office:value="4417.5">
            <text:p>4417.5</text:p>
          </table:table-cell>
          <table:table-cell table:formula="of:=[.B291]*[.$B$3]" office:value-type="float" office:value="199.20262146">
            <text:p>199.2</text:p>
          </table:table-cell>
          <table:table-cell table:number-columns-repeated="1020"/>
        </table:table-row>
        <table:table-row table:style-name="ro1">
          <table:table-cell table:style-name="ce16" office:value-type="float" office:value="286">
            <text:p>286</text:p>
          </table:table-cell>
          <table:table-cell table:style-name="ce16" office:value-type="float" office:value="107.189544678">
            <text:p>107.19</text:p>
          </table:table-cell>
          <table:table-cell table:formula="of:=([.A292]*[.$B$2])+[.$A$2]" office:value-type="float" office:value="4433">
            <text:p>4433</text:p>
          </table:table-cell>
          <table:table-cell table:formula="of:=[.B292]*[.$B$3]" office:value-type="float" office:value="214.379089356">
            <text:p>214.38</text:p>
          </table:table-cell>
          <table:table-cell table:number-columns-repeated="1020"/>
        </table:table-row>
        <table:table-row table:style-name="ro1">
          <table:table-cell table:style-name="ce16" office:value-type="float" office:value="287">
            <text:p>287</text:p>
          </table:table-cell>
          <table:table-cell table:style-name="ce16" office:value-type="float" office:value="113.339866638">
            <text:p>113.34</text:p>
          </table:table-cell>
          <table:table-cell table:formula="of:=([.A293]*[.$B$2])+[.$A$2]" office:value-type="float" office:value="4448.5">
            <text:p>4448.5</text:p>
          </table:table-cell>
          <table:table-cell table:formula="of:=[.B293]*[.$B$3]" office:value-type="float" office:value="226.679733276">
            <text:p>226.68</text:p>
          </table:table-cell>
          <table:table-cell table:number-columns-repeated="1020"/>
        </table:table-row>
        <table:table-row table:style-name="ro1">
          <table:table-cell table:style-name="ce16" office:value-type="float" office:value="288">
            <text:p>288</text:p>
          </table:table-cell>
          <table:table-cell table:style-name="ce16" office:value-type="float" office:value="116.124183655">
            <text:p>116.12</text:p>
          </table:table-cell>
          <table:table-cell table:formula="of:=([.A294]*[.$B$2])+[.$A$2]" office:value-type="float" office:value="4464">
            <text:p>4464</text:p>
          </table:table-cell>
          <table:table-cell table:formula="of:=[.B294]*[.$B$3]" office:value-type="float" office:value="232.24836731">
            <text:p>232.25</text:p>
          </table:table-cell>
          <table:table-cell table:number-columns-repeated="1020"/>
        </table:table-row>
        <table:table-row table:style-name="ro1">
          <table:table-cell table:style-name="ce16" office:value-type="float" office:value="289">
            <text:p>289</text:p>
          </table:table-cell>
          <table:table-cell table:style-name="ce16" office:value-type="float" office:value="118.973854065">
            <text:p>118.97</text:p>
          </table:table-cell>
          <table:table-cell table:formula="of:=([.A295]*[.$B$2])+[.$A$2]" office:value-type="float" office:value="4479.5">
            <text:p>4479.5</text:p>
          </table:table-cell>
          <table:table-cell table:formula="of:=[.B295]*[.$B$3]" office:value-type="float" office:value="237.94770813">
            <text:p>237.95</text:p>
          </table:table-cell>
          <table:table-cell table:number-columns-repeated="1020"/>
        </table:table-row>
        <table:table-row table:style-name="ro1">
          <table:table-cell table:style-name="ce16" office:value-type="float" office:value="290">
            <text:p>290</text:p>
          </table:table-cell>
          <table:table-cell table:style-name="ce16" office:value-type="float" office:value="121.934638977">
            <text:p>121.93</text:p>
          </table:table-cell>
          <table:table-cell table:formula="of:=([.A296]*[.$B$2])+[.$A$2]" office:value-type="float" office:value="4495">
            <text:p>4495</text:p>
          </table:table-cell>
          <table:table-cell table:formula="of:=[.B296]*[.$B$3]" office:value-type="float" office:value="243.869277954">
            <text:p>243.87</text:p>
          </table:table-cell>
          <table:table-cell table:number-columns-repeated="1020"/>
        </table:table-row>
        <table:table-row table:style-name="ro1">
          <table:table-cell table:style-name="ce16" office:value-type="float" office:value="291">
            <text:p>291</text:p>
          </table:table-cell>
          <table:table-cell table:style-name="ce16" office:value-type="float" office:value="122.24836731">
            <text:p>122.25</text:p>
          </table:table-cell>
          <table:table-cell table:formula="of:=([.A297]*[.$B$2])+[.$A$2]" office:value-type="float" office:value="4510.5">
            <text:p>4510.5</text:p>
          </table:table-cell>
          <table:table-cell table:formula="of:=[.B297]*[.$B$3]" office:value-type="float" office:value="244.49673462">
            <text:p>244.5</text:p>
          </table:table-cell>
          <table:table-cell table:number-columns-repeated="1020"/>
        </table:table-row>
        <table:table-row table:style-name="ro1">
          <table:table-cell table:style-name="ce16" office:value-type="float" office:value="292">
            <text:p>292</text:p>
          </table:table-cell>
          <table:table-cell table:style-name="ce16" office:value-type="float" office:value="123.745101929">
            <text:p>123.75</text:p>
          </table:table-cell>
          <table:table-cell table:formula="of:=([.A298]*[.$B$2])+[.$A$2]" office:value-type="float" office:value="4526">
            <text:p>4526</text:p>
          </table:table-cell>
          <table:table-cell table:formula="of:=[.B298]*[.$B$3]" office:value-type="float" office:value="247.490203858">
            <text:p>247.49</text:p>
          </table:table-cell>
          <table:table-cell table:number-columns-repeated="1020"/>
        </table:table-row>
        <table:table-row table:style-name="ro1">
          <table:table-cell table:style-name="ce16" office:value-type="float" office:value="293">
            <text:p>293</text:p>
          </table:table-cell>
          <table:table-cell table:style-name="ce16" office:value-type="float" office:value="126.189544678">
            <text:p>126.19</text:p>
          </table:table-cell>
          <table:table-cell table:formula="of:=([.A299]*[.$B$2])+[.$A$2]" office:value-type="float" office:value="4541.5">
            <text:p>4541.5</text:p>
          </table:table-cell>
          <table:table-cell table:formula="of:=[.B299]*[.$B$3]" office:value-type="float" office:value="252.379089356">
            <text:p>252.38</text:p>
          </table:table-cell>
          <table:table-cell table:number-columns-repeated="1020"/>
        </table:table-row>
        <table:table-row table:style-name="ro1">
          <table:table-cell table:style-name="ce16" office:value-type="float" office:value="294">
            <text:p>294</text:p>
          </table:table-cell>
          <table:table-cell table:style-name="ce16" office:value-type="float" office:value="127.130722046">
            <text:p>127.13</text:p>
          </table:table-cell>
          <table:table-cell table:formula="of:=([.A300]*[.$B$2])+[.$A$2]" office:value-type="float" office:value="4557">
            <text:p>4557</text:p>
          </table:table-cell>
          <table:table-cell table:formula="of:=[.B300]*[.$B$3]" office:value-type="float" office:value="254.261444092">
            <text:p>254.26</text:p>
          </table:table-cell>
          <table:table-cell table:number-columns-repeated="1020"/>
        </table:table-row>
        <table:table-row table:style-name="ro1">
          <table:table-cell table:style-name="ce16" office:value-type="float" office:value="295">
            <text:p>295</text:p>
          </table:table-cell>
          <table:table-cell table:style-name="ce16" office:value-type="float" office:value="130.692810059">
            <text:p>130.69</text:p>
          </table:table-cell>
          <table:table-cell table:formula="of:=([.A301]*[.$B$2])+[.$A$2]" office:value-type="float" office:value="4572.5">
            <text:p>4572.5</text:p>
          </table:table-cell>
          <table:table-cell table:formula="of:=[.B301]*[.$B$3]" office:value-type="float" office:value="261.385620118">
            <text:p>261.39</text:p>
          </table:table-cell>
          <table:table-cell table:number-columns-repeated="1020"/>
        </table:table-row>
        <table:table-row table:style-name="ro1">
          <table:table-cell table:style-name="ce16" office:value-type="float" office:value="296">
            <text:p>296</text:p>
          </table:table-cell>
          <table:table-cell table:style-name="ce16" office:value-type="float" office:value="131.379089355">
            <text:p>131.38</text:p>
          </table:table-cell>
          <table:table-cell table:formula="of:=([.A302]*[.$B$2])+[.$A$2]" office:value-type="float" office:value="4588">
            <text:p>4588</text:p>
          </table:table-cell>
          <table:table-cell table:formula="of:=[.B302]*[.$B$3]" office:value-type="float" office:value="262.75817871">
            <text:p>262.76</text:p>
          </table:table-cell>
          <table:table-cell table:number-columns-repeated="1020"/>
        </table:table-row>
        <table:table-row table:style-name="ro1">
          <table:table-cell table:style-name="ce16" office:value-type="float" office:value="297">
            <text:p>297</text:p>
          </table:table-cell>
          <table:table-cell table:style-name="ce16" office:value-type="float" office:value="127.640525818">
            <text:p>127.64</text:p>
          </table:table-cell>
          <table:table-cell table:formula="of:=([.A303]*[.$B$2])+[.$A$2]" office:value-type="float" office:value="4603.5">
            <text:p>4603.5</text:p>
          </table:table-cell>
          <table:table-cell table:formula="of:=[.B303]*[.$B$3]" office:value-type="float" office:value="255.281051636">
            <text:p>255.28</text:p>
          </table:table-cell>
          <table:table-cell table:number-columns-repeated="1020"/>
        </table:table-row>
        <table:table-row table:style-name="ro1">
          <table:table-cell table:style-name="ce16" office:value-type="float" office:value="298">
            <text:p>298</text:p>
          </table:table-cell>
          <table:table-cell table:style-name="ce16" office:value-type="float" office:value="128.764709473">
            <text:p>128.76</text:p>
          </table:table-cell>
          <table:table-cell table:formula="of:=([.A304]*[.$B$2])+[.$A$2]" office:value-type="float" office:value="4619">
            <text:p>4619</text:p>
          </table:table-cell>
          <table:table-cell table:formula="of:=[.B304]*[.$B$3]" office:value-type="float" office:value="257.529418946">
            <text:p>257.53</text:p>
          </table:table-cell>
          <table:table-cell table:number-columns-repeated="1020"/>
        </table:table-row>
        <table:table-row table:style-name="ro1">
          <table:table-cell table:style-name="ce16" office:value-type="float" office:value="299">
            <text:p>299</text:p>
          </table:table-cell>
          <table:table-cell table:style-name="ce16" office:value-type="float" office:value="128.614379883">
            <text:p>128.61</text:p>
          </table:table-cell>
          <table:table-cell table:formula="of:=([.A305]*[.$B$2])+[.$A$2]" office:value-type="float" office:value="4634.5">
            <text:p>4634.5</text:p>
          </table:table-cell>
          <table:table-cell table:formula="of:=[.B305]*[.$B$3]" office:value-type="float" office:value="257.228759766">
            <text:p>257.23</text:p>
          </table:table-cell>
          <table:table-cell table:number-columns-repeated="1020"/>
        </table:table-row>
        <table:table-row table:style-name="ro1">
          <table:table-cell table:style-name="ce16" office:value-type="float" office:value="300">
            <text:p>300</text:p>
          </table:table-cell>
          <table:table-cell table:style-name="ce16" office:value-type="float" office:value="129.620910645">
            <text:p>129.62</text:p>
          </table:table-cell>
          <table:table-cell table:formula="of:=([.A306]*[.$B$2])+[.$A$2]" office:value-type="float" office:value="4650">
            <text:p>4650</text:p>
          </table:table-cell>
          <table:table-cell table:formula="of:=[.B306]*[.$B$3]" office:value-type="float" office:value="259.24182129">
            <text:p>259.24</text:p>
          </table:table-cell>
          <table:table-cell table:number-columns-repeated="1020"/>
        </table:table-row>
        <table:table-row table:style-name="ro1">
          <table:table-cell table:style-name="ce16" office:value-type="float" office:value="301">
            <text:p>301</text:p>
          </table:table-cell>
          <table:table-cell table:style-name="ce16" office:value-type="float" office:value="130.228759766">
            <text:p>130.23</text:p>
          </table:table-cell>
          <table:table-cell table:formula="of:=([.A307]*[.$B$2])+[.$A$2]" office:value-type="float" office:value="4665.5">
            <text:p>4665.5</text:p>
          </table:table-cell>
          <table:table-cell table:formula="of:=[.B307]*[.$B$3]" office:value-type="float" office:value="260.457519532">
            <text:p>260.46</text:p>
          </table:table-cell>
          <table:table-cell table:number-columns-repeated="1020"/>
        </table:table-row>
        <table:table-row table:style-name="ro1">
          <table:table-cell table:style-name="ce16" office:value-type="float" office:value="302">
            <text:p>302</text:p>
          </table:table-cell>
          <table:table-cell table:style-name="ce16" office:value-type="float" office:value="129.686279297">
            <text:p>129.69</text:p>
          </table:table-cell>
          <table:table-cell table:formula="of:=([.A308]*[.$B$2])+[.$A$2]" office:value-type="float" office:value="4681">
            <text:p>4681</text:p>
          </table:table-cell>
          <table:table-cell table:formula="of:=[.B308]*[.$B$3]" office:value-type="float" office:value="259.372558594">
            <text:p>259.37</text:p>
          </table:table-cell>
          <table:table-cell table:number-columns-repeated="1020"/>
        </table:table-row>
        <table:table-row table:style-name="ro1">
          <table:table-cell table:style-name="ce16" office:value-type="float" office:value="303">
            <text:p>303</text:p>
          </table:table-cell>
          <table:table-cell table:style-name="ce16" office:value-type="float" office:value="129.437911987">
            <text:p>129.44</text:p>
          </table:table-cell>
          <table:table-cell table:formula="of:=([.A309]*[.$B$2])+[.$A$2]" office:value-type="float" office:value="4696.5">
            <text:p>4696.5</text:p>
          </table:table-cell>
          <table:table-cell table:formula="of:=[.B309]*[.$B$3]" office:value-type="float" office:value="258.875823974">
            <text:p>258.88</text:p>
          </table:table-cell>
          <table:table-cell table:number-columns-repeated="1020"/>
        </table:table-row>
        <table:table-row table:style-name="ro1">
          <table:table-cell table:style-name="ce16" office:value-type="float" office:value="304">
            <text:p>304</text:p>
          </table:table-cell>
          <table:table-cell table:style-name="ce16" office:value-type="float" office:value="126.673202515">
            <text:p>126.67</text:p>
          </table:table-cell>
          <table:table-cell table:formula="of:=([.A310]*[.$B$2])+[.$A$2]" office:value-type="float" office:value="4712">
            <text:p>4712</text:p>
          </table:table-cell>
          <table:table-cell table:formula="of:=[.B310]*[.$B$3]" office:value-type="float" office:value="253.34640503">
            <text:p>253.35</text:p>
          </table:table-cell>
          <table:table-cell table:number-columns-repeated="1020"/>
        </table:table-row>
        <table:table-row table:style-name="ro1">
          <table:table-cell table:style-name="ce16" office:value-type="float" office:value="305">
            <text:p>305</text:p>
          </table:table-cell>
          <table:table-cell table:style-name="ce16" office:value-type="float" office:value="123.856208801">
            <text:p>123.86</text:p>
          </table:table-cell>
          <table:table-cell table:formula="of:=([.A311]*[.$B$2])+[.$A$2]" office:value-type="float" office:value="4727.5">
            <text:p>4727.5</text:p>
          </table:table-cell>
          <table:table-cell table:formula="of:=[.B311]*[.$B$3]" office:value-type="float" office:value="247.712417602">
            <text:p>247.71</text:p>
          </table:table-cell>
          <table:table-cell table:number-columns-repeated="1020"/>
        </table:table-row>
        <table:table-row table:style-name="ro1">
          <table:table-cell table:style-name="ce16" office:value-type="float" office:value="306">
            <text:p>306</text:p>
          </table:table-cell>
          <table:table-cell table:style-name="ce16" office:value-type="float" office:value="122.124183655">
            <text:p>122.12</text:p>
          </table:table-cell>
          <table:table-cell table:formula="of:=([.A312]*[.$B$2])+[.$A$2]" office:value-type="float" office:value="4743">
            <text:p>4743</text:p>
          </table:table-cell>
          <table:table-cell table:formula="of:=[.B312]*[.$B$3]" office:value-type="float" office:value="244.24836731">
            <text:p>244.25</text:p>
          </table:table-cell>
          <table:table-cell table:number-columns-repeated="1020"/>
        </table:table-row>
        <table:table-row table:style-name="ro1">
          <table:table-cell table:style-name="ce16" office:value-type="float" office:value="307">
            <text:p>307</text:p>
          </table:table-cell>
          <table:table-cell table:style-name="ce16" office:value-type="float" office:value="119.823532104">
            <text:p>119.82</text:p>
          </table:table-cell>
          <table:table-cell table:formula="of:=([.A313]*[.$B$2])+[.$A$2]" office:value-type="float" office:value="4758.5">
            <text:p>4758.5</text:p>
          </table:table-cell>
          <table:table-cell table:formula="of:=[.B313]*[.$B$3]" office:value-type="float" office:value="239.647064208">
            <text:p>239.65</text:p>
          </table:table-cell>
          <table:table-cell table:number-columns-repeated="1020"/>
        </table:table-row>
        <table:table-row table:style-name="ro1">
          <table:table-cell table:style-name="ce16" office:value-type="float" office:value="308">
            <text:p>308</text:p>
          </table:table-cell>
          <table:table-cell table:style-name="ce16" office:value-type="float" office:value="116.993461609">
            <text:p>116.99</text:p>
          </table:table-cell>
          <table:table-cell table:formula="of:=([.A314]*[.$B$2])+[.$A$2]" office:value-type="float" office:value="4774">
            <text:p>4774</text:p>
          </table:table-cell>
          <table:table-cell table:formula="of:=[.B314]*[.$B$3]" office:value-type="float" office:value="233.986923218">
            <text:p>233.99</text:p>
          </table:table-cell>
          <table:table-cell table:number-columns-repeated="1020"/>
        </table:table-row>
        <table:table-row table:style-name="ro1">
          <table:table-cell table:style-name="ce16" office:value-type="float" office:value="309">
            <text:p>309</text:p>
          </table:table-cell>
          <table:table-cell table:style-name="ce16" office:value-type="float" office:value="112.235290527">
            <text:p>112.24</text:p>
          </table:table-cell>
          <table:table-cell table:formula="of:=([.A315]*[.$B$2])+[.$A$2]" office:value-type="float" office:value="4789.5">
            <text:p>4789.5</text:p>
          </table:table-cell>
          <table:table-cell table:formula="of:=[.B315]*[.$B$3]" office:value-type="float" office:value="224.470581054">
            <text:p>224.47</text:p>
          </table:table-cell>
          <table:table-cell table:number-columns-repeated="1020"/>
        </table:table-row>
        <table:table-row table:style-name="ro1">
          <table:table-cell table:style-name="ce16" office:value-type="float" office:value="310">
            <text:p>310</text:p>
          </table:table-cell>
          <table:table-cell table:style-name="ce16" office:value-type="float" office:value="111.614379883">
            <text:p>111.61</text:p>
          </table:table-cell>
          <table:table-cell table:formula="of:=([.A316]*[.$B$2])+[.$A$2]" office:value-type="float" office:value="4805">
            <text:p>4805</text:p>
          </table:table-cell>
          <table:table-cell table:formula="of:=[.B316]*[.$B$3]" office:value-type="float" office:value="223.228759766">
            <text:p>223.23</text:p>
          </table:table-cell>
          <table:table-cell table:number-columns-repeated="1020"/>
        </table:table-row>
        <table:table-row table:style-name="ro1">
          <table:table-cell table:style-name="ce16" office:value-type="float" office:value="311">
            <text:p>311</text:p>
          </table:table-cell>
          <table:table-cell table:style-name="ce16" office:value-type="float" office:value="110.718955994">
            <text:p>110.72</text:p>
          </table:table-cell>
          <table:table-cell table:formula="of:=([.A317]*[.$B$2])+[.$A$2]" office:value-type="float" office:value="4820.5">
            <text:p>4820.5</text:p>
          </table:table-cell>
          <table:table-cell table:formula="of:=[.B317]*[.$B$3]" office:value-type="float" office:value="221.437911988">
            <text:p>221.44</text:p>
          </table:table-cell>
          <table:table-cell table:number-columns-repeated="1020"/>
        </table:table-row>
        <table:table-row table:style-name="ro1">
          <table:table-cell table:style-name="ce16" office:value-type="float" office:value="312">
            <text:p>312</text:p>
          </table:table-cell>
          <table:table-cell table:style-name="ce16" office:value-type="float" office:value="109.032676697">
            <text:p>109.03</text:p>
          </table:table-cell>
          <table:table-cell table:formula="of:=([.A318]*[.$B$2])+[.$A$2]" office:value-type="float" office:value="4836">
            <text:p>4836</text:p>
          </table:table-cell>
          <table:table-cell table:formula="of:=[.B318]*[.$B$3]" office:value-type="float" office:value="218.065353394">
            <text:p>218.07</text:p>
          </table:table-cell>
          <table:table-cell table:number-columns-repeated="1020"/>
        </table:table-row>
        <table:table-row table:style-name="ro1">
          <table:table-cell table:style-name="ce16" office:value-type="float" office:value="313">
            <text:p>313</text:p>
          </table:table-cell>
          <table:table-cell table:style-name="ce16" office:value-type="float" office:value="106.202613831">
            <text:p>106.2</text:p>
          </table:table-cell>
          <table:table-cell table:formula="of:=([.A319]*[.$B$2])+[.$A$2]" office:value-type="float" office:value="4851.5">
            <text:p>4851.5</text:p>
          </table:table-cell>
          <table:table-cell table:formula="of:=[.B319]*[.$B$3]" office:value-type="float" office:value="212.405227662">
            <text:p>212.41</text:p>
          </table:table-cell>
          <table:table-cell table:number-columns-repeated="1020"/>
        </table:table-row>
        <table:table-row table:style-name="ro1">
          <table:table-cell table:style-name="ce16" office:value-type="float" office:value="314">
            <text:p>314</text:p>
          </table:table-cell>
          <table:table-cell table:style-name="ce16" office:value-type="float" office:value="99.816993713">
            <text:p>99.82</text:p>
          </table:table-cell>
          <table:table-cell table:formula="of:=([.A320]*[.$B$2])+[.$A$2]" office:value-type="float" office:value="4867">
            <text:p>4867</text:p>
          </table:table-cell>
          <table:table-cell table:formula="of:=[.B320]*[.$B$3]" office:value-type="float" office:value="199.633987426">
            <text:p>199.63</text:p>
          </table:table-cell>
          <table:table-cell table:number-columns-repeated="1020"/>
        </table:table-row>
        <table:table-row table:style-name="ro1">
          <table:table-cell table:style-name="ce16" office:value-type="float" office:value="315">
            <text:p>315</text:p>
          </table:table-cell>
          <table:table-cell table:style-name="ce16" office:value-type="float" office:value="98.091499329">
            <text:p>98.09</text:p>
          </table:table-cell>
          <table:table-cell table:formula="of:=([.A321]*[.$B$2])+[.$A$2]" office:value-type="float" office:value="4882.5">
            <text:p>4882.5</text:p>
          </table:table-cell>
          <table:table-cell table:formula="of:=[.B321]*[.$B$3]" office:value-type="float" office:value="196.182998658">
            <text:p>196.18</text:p>
          </table:table-cell>
          <table:table-cell table:number-columns-repeated="1020"/>
        </table:table-row>
        <table:table-row table:style-name="ro1">
          <table:table-cell table:style-name="ce16" office:value-type="float" office:value="316">
            <text:p>316</text:p>
          </table:table-cell>
          <table:table-cell table:style-name="ce16" office:value-type="float" office:value="97.313728333">
            <text:p>97.31</text:p>
          </table:table-cell>
          <table:table-cell table:formula="of:=([.A322]*[.$B$2])+[.$A$2]" office:value-type="float" office:value="4898">
            <text:p>4898</text:p>
          </table:table-cell>
          <table:table-cell table:formula="of:=[.B322]*[.$B$3]" office:value-type="float" office:value="194.627456666">
            <text:p>194.63</text:p>
          </table:table-cell>
          <table:table-cell table:number-columns-repeated="1020"/>
        </table:table-row>
        <table:table-row table:style-name="ro1">
          <table:table-cell table:style-name="ce16" office:value-type="float" office:value="317">
            <text:p>317</text:p>
          </table:table-cell>
          <table:table-cell table:style-name="ce16" office:value-type="float" office:value="95.542480469">
            <text:p>95.54</text:p>
          </table:table-cell>
          <table:table-cell table:formula="of:=([.A323]*[.$B$2])+[.$A$2]" office:value-type="float" office:value="4913.5">
            <text:p>4913.5</text:p>
          </table:table-cell>
          <table:table-cell table:formula="of:=[.B323]*[.$B$3]" office:value-type="float" office:value="191.084960938">
            <text:p>191.08</text:p>
          </table:table-cell>
          <table:table-cell table:number-columns-repeated="1020"/>
        </table:table-row>
        <table:table-row table:style-name="ro1">
          <table:table-cell table:style-name="ce16" office:value-type="float" office:value="318">
            <text:p>318</text:p>
          </table:table-cell>
          <table:table-cell table:style-name="ce16" office:value-type="float" office:value="93.738563538">
            <text:p>93.74</text:p>
          </table:table-cell>
          <table:table-cell table:formula="of:=([.A324]*[.$B$2])+[.$A$2]" office:value-type="float" office:value="4929">
            <text:p>4929</text:p>
          </table:table-cell>
          <table:table-cell table:formula="of:=[.B324]*[.$B$3]" office:value-type="float" office:value="187.477127076">
            <text:p>187.48</text:p>
          </table:table-cell>
          <table:table-cell table:number-columns-repeated="1020"/>
        </table:table-row>
        <table:table-row table:style-name="ro1">
          <table:table-cell table:style-name="ce16" office:value-type="float" office:value="319">
            <text:p>319</text:p>
          </table:table-cell>
          <table:table-cell table:style-name="ce16" office:value-type="float" office:value="93.15032959">
            <text:p>93.15</text:p>
          </table:table-cell>
          <table:table-cell table:formula="of:=([.A325]*[.$B$2])+[.$A$2]" office:value-type="float" office:value="4944.5">
            <text:p>4944.5</text:p>
          </table:table-cell>
          <table:table-cell table:formula="of:=[.B325]*[.$B$3]" office:value-type="float" office:value="186.30065918">
            <text:p>186.3</text:p>
          </table:table-cell>
          <table:table-cell table:number-columns-repeated="1020"/>
        </table:table-row>
        <table:table-row table:style-name="ro1">
          <table:table-cell table:style-name="ce16" office:value-type="float" office:value="320">
            <text:p>320</text:p>
          </table:table-cell>
          <table:table-cell table:style-name="ce16" office:value-type="float" office:value="92.555557251">
            <text:p>92.56</text:p>
          </table:table-cell>
          <table:table-cell table:formula="of:=([.A326]*[.$B$2])+[.$A$2]" office:value-type="float" office:value="4960">
            <text:p>4960</text:p>
          </table:table-cell>
          <table:table-cell table:formula="of:=[.B326]*[.$B$3]" office:value-type="float" office:value="185.111114502">
            <text:p>185.11</text:p>
          </table:table-cell>
          <table:table-cell table:number-columns-repeated="1020"/>
        </table:table-row>
        <table:table-row table:style-name="ro1">
          <table:table-cell table:style-name="ce16" office:value-type="float" office:value="321">
            <text:p>321</text:p>
          </table:table-cell>
          <table:table-cell table:style-name="ce16" office:value-type="float" office:value="90.078430176">
            <text:p>90.08</text:p>
          </table:table-cell>
          <table:table-cell table:formula="of:=([.A327]*[.$B$2])+[.$A$2]" office:value-type="float" office:value="4975.5">
            <text:p>4975.5</text:p>
          </table:table-cell>
          <table:table-cell table:formula="of:=[.B327]*[.$B$3]" office:value-type="float" office:value="180.156860352">
            <text:p>180.16</text:p>
          </table:table-cell>
          <table:table-cell table:number-columns-repeated="1020"/>
        </table:table-row>
        <table:table-row table:style-name="ro1">
          <table:table-cell table:style-name="ce16" office:value-type="float" office:value="322">
            <text:p>322</text:p>
          </table:table-cell>
          <table:table-cell table:style-name="ce16" office:value-type="float" office:value="87.359474182">
            <text:p>87.36</text:p>
          </table:table-cell>
          <table:table-cell table:formula="of:=([.A328]*[.$B$2])+[.$A$2]" office:value-type="float" office:value="4991">
            <text:p>4991</text:p>
          </table:table-cell>
          <table:table-cell table:formula="of:=[.B328]*[.$B$3]" office:value-type="float" office:value="174.718948364">
            <text:p>174.72</text:p>
          </table:table-cell>
          <table:table-cell table:number-columns-repeated="1020"/>
        </table:table-row>
        <table:table-row table:style-name="ro1">
          <table:table-cell table:style-name="ce16" office:value-type="float" office:value="323">
            <text:p>323</text:p>
          </table:table-cell>
          <table:table-cell table:style-name="ce16" office:value-type="float" office:value="86.05229187">
            <text:p>86.05</text:p>
          </table:table-cell>
          <table:table-cell table:formula="of:=([.A329]*[.$B$2])+[.$A$2]" office:value-type="float" office:value="5006.5">
            <text:p>5006.5</text:p>
          </table:table-cell>
          <table:table-cell table:formula="of:=[.B329]*[.$B$3]" office:value-type="float" office:value="172.10458374">
            <text:p>172.1</text:p>
          </table:table-cell>
          <table:table-cell table:number-columns-repeated="1020"/>
        </table:table-row>
        <table:table-row table:style-name="ro1">
          <table:table-cell table:style-name="ce16" office:value-type="float" office:value="324">
            <text:p>324</text:p>
          </table:table-cell>
          <table:table-cell table:style-name="ce16" office:value-type="float" office:value="84.562095642">
            <text:p>84.56</text:p>
          </table:table-cell>
          <table:table-cell table:formula="of:=([.A330]*[.$B$2])+[.$A$2]" office:value-type="float" office:value="5022">
            <text:p>5022</text:p>
          </table:table-cell>
          <table:table-cell table:formula="of:=[.B330]*[.$B$3]" office:value-type="float" office:value="169.124191284">
            <text:p>169.12</text:p>
          </table:table-cell>
          <table:table-cell table:number-columns-repeated="1020"/>
        </table:table-row>
        <table:table-row table:style-name="ro1">
          <table:table-cell table:style-name="ce16" office:value-type="float" office:value="325">
            <text:p>325</text:p>
          </table:table-cell>
          <table:table-cell table:style-name="ce16" office:value-type="float" office:value="87.843139648">
            <text:p>87.84</text:p>
          </table:table-cell>
          <table:table-cell table:formula="of:=([.A331]*[.$B$2])+[.$A$2]" office:value-type="float" office:value="5037.5">
            <text:p>5037.5</text:p>
          </table:table-cell>
          <table:table-cell table:formula="of:=[.B331]*[.$B$3]" office:value-type="float" office:value="175.686279296">
            <text:p>175.69</text:p>
          </table:table-cell>
          <table:table-cell table:number-columns-repeated="1020"/>
        </table:table-row>
        <table:table-row table:style-name="ro1">
          <table:table-cell table:style-name="ce16" office:value-type="float" office:value="326">
            <text:p>326</text:p>
          </table:table-cell>
          <table:table-cell table:style-name="ce16" office:value-type="float" office:value="88.823532104">
            <text:p>88.82</text:p>
          </table:table-cell>
          <table:table-cell table:formula="of:=([.A332]*[.$B$2])+[.$A$2]" office:value-type="float" office:value="5053">
            <text:p>5053</text:p>
          </table:table-cell>
          <table:table-cell table:formula="of:=[.B332]*[.$B$3]" office:value-type="float" office:value="177.647064208">
            <text:p>177.65</text:p>
          </table:table-cell>
          <table:table-cell table:number-columns-repeated="1020"/>
        </table:table-row>
        <table:table-row table:style-name="ro1">
          <table:table-cell table:style-name="ce16" office:value-type="float" office:value="327">
            <text:p>327</text:p>
          </table:table-cell>
          <table:table-cell table:style-name="ce16" office:value-type="float" office:value="89.228759766">
            <text:p>89.23</text:p>
          </table:table-cell>
          <table:table-cell table:formula="of:=([.A333]*[.$B$2])+[.$A$2]" office:value-type="float" office:value="5068.5">
            <text:p>5068.5</text:p>
          </table:table-cell>
          <table:table-cell table:formula="of:=[.B333]*[.$B$3]" office:value-type="float" office:value="178.457519532">
            <text:p>178.46</text:p>
          </table:table-cell>
          <table:table-cell table:number-columns-repeated="1020"/>
        </table:table-row>
        <table:table-row table:style-name="ro1">
          <table:table-cell table:style-name="ce16" office:value-type="float" office:value="328">
            <text:p>328</text:p>
          </table:table-cell>
          <table:table-cell table:style-name="ce16" office:value-type="float" office:value="89.90196228">
            <text:p>89.9</text:p>
          </table:table-cell>
          <table:table-cell table:formula="of:=([.A334]*[.$B$2])+[.$A$2]" office:value-type="float" office:value="5084">
            <text:p>5084</text:p>
          </table:table-cell>
          <table:table-cell table:formula="of:=[.B334]*[.$B$3]" office:value-type="float" office:value="179.80392456">
            <text:p>179.8</text:p>
          </table:table-cell>
          <table:table-cell table:number-columns-repeated="1020"/>
        </table:table-row>
        <table:table-row table:style-name="ro1">
          <table:table-cell table:style-name="ce16" office:value-type="float" office:value="329">
            <text:p>329</text:p>
          </table:table-cell>
          <table:table-cell table:style-name="ce16" office:value-type="float" office:value="91.124183655">
            <text:p>91.12</text:p>
          </table:table-cell>
          <table:table-cell table:formula="of:=([.A335]*[.$B$2])+[.$A$2]" office:value-type="float" office:value="5099.5">
            <text:p>5099.5</text:p>
          </table:table-cell>
          <table:table-cell table:formula="of:=[.B335]*[.$B$3]" office:value-type="float" office:value="182.24836731">
            <text:p>182.25</text:p>
          </table:table-cell>
          <table:table-cell table:number-columns-repeated="1020"/>
        </table:table-row>
        <table:table-row table:style-name="ro1">
          <table:table-cell table:style-name="ce16" office:value-type="float" office:value="330">
            <text:p>330</text:p>
          </table:table-cell>
          <table:table-cell table:style-name="ce16" office:value-type="float" office:value="92.869277954">
            <text:p>92.87</text:p>
          </table:table-cell>
          <table:table-cell table:formula="of:=([.A336]*[.$B$2])+[.$A$2]" office:value-type="float" office:value="5115">
            <text:p>5115</text:p>
          </table:table-cell>
          <table:table-cell table:formula="of:=[.B336]*[.$B$3]" office:value-type="float" office:value="185.738555908">
            <text:p>185.74</text:p>
          </table:table-cell>
          <table:table-cell table:number-columns-repeated="1020"/>
        </table:table-row>
        <table:table-row table:style-name="ro1">
          <table:table-cell table:style-name="ce16" office:value-type="float" office:value="331">
            <text:p>331</text:p>
          </table:table-cell>
          <table:table-cell table:style-name="ce16" office:value-type="float" office:value="92.267974854">
            <text:p>92.27</text:p>
          </table:table-cell>
          <table:table-cell table:formula="of:=([.A337]*[.$B$2])+[.$A$2]" office:value-type="float" office:value="5130.5">
            <text:p>5130.5</text:p>
          </table:table-cell>
          <table:table-cell table:formula="of:=[.B337]*[.$B$3]" office:value-type="float" office:value="184.535949708">
            <text:p>184.54</text:p>
          </table:table-cell>
          <table:table-cell table:number-columns-repeated="1020"/>
        </table:table-row>
        <table:table-row table:style-name="ro1">
          <table:table-cell table:style-name="ce16" office:value-type="float" office:value="332">
            <text:p>332</text:p>
          </table:table-cell>
          <table:table-cell table:style-name="ce16" office:value-type="float" office:value="94.771240234">
            <text:p>94.77</text:p>
          </table:table-cell>
          <table:table-cell table:formula="of:=([.A338]*[.$B$2])+[.$A$2]" office:value-type="float" office:value="5146">
            <text:p>5146</text:p>
          </table:table-cell>
          <table:table-cell table:formula="of:=[.B338]*[.$B$3]" office:value-type="float" office:value="189.542480468">
            <text:p>189.54</text:p>
          </table:table-cell>
          <table:table-cell table:number-columns-repeated="1020"/>
        </table:table-row>
        <table:table-row table:style-name="ro1">
          <table:table-cell table:style-name="ce16" office:value-type="float" office:value="333">
            <text:p>333</text:p>
          </table:table-cell>
          <table:table-cell table:style-name="ce16" office:value-type="float" office:value="99.862747192">
            <text:p>99.86</text:p>
          </table:table-cell>
          <table:table-cell table:formula="of:=([.A339]*[.$B$2])+[.$A$2]" office:value-type="float" office:value="5161.5">
            <text:p>5161.5</text:p>
          </table:table-cell>
          <table:table-cell table:formula="of:=[.B339]*[.$B$3]" office:value-type="float" office:value="199.725494384">
            <text:p>199.73</text:p>
          </table:table-cell>
          <table:table-cell table:number-columns-repeated="1020"/>
        </table:table-row>
        <table:table-row table:style-name="ro1">
          <table:table-cell table:style-name="ce16" office:value-type="float" office:value="334">
            <text:p>334</text:p>
          </table:table-cell>
          <table:table-cell table:style-name="ce16" office:value-type="float" office:value="104.633987427">
            <text:p>104.63</text:p>
          </table:table-cell>
          <table:table-cell table:formula="of:=([.A340]*[.$B$2])+[.$A$2]" office:value-type="float" office:value="5177">
            <text:p>5177</text:p>
          </table:table-cell>
          <table:table-cell table:formula="of:=[.B340]*[.$B$3]" office:value-type="float" office:value="209.267974854">
            <text:p>209.27</text:p>
          </table:table-cell>
          <table:table-cell table:number-columns-repeated="1020"/>
        </table:table-row>
        <table:table-row table:style-name="ro1">
          <table:table-cell table:style-name="ce16" office:value-type="float" office:value="335">
            <text:p>335</text:p>
          </table:table-cell>
          <table:table-cell table:style-name="ce16" office:value-type="float" office:value="109.483657837">
            <text:p>109.48</text:p>
          </table:table-cell>
          <table:table-cell table:formula="of:=([.A341]*[.$B$2])+[.$A$2]" office:value-type="float" office:value="5192.5">
            <text:p>5192.5</text:p>
          </table:table-cell>
          <table:table-cell table:formula="of:=[.B341]*[.$B$3]" office:value-type="float" office:value="218.967315674">
            <text:p>218.97</text:p>
          </table:table-cell>
          <table:table-cell table:number-columns-repeated="1020"/>
        </table:table-row>
        <table:table-row table:style-name="ro1">
          <table:table-cell table:style-name="ce16" office:value-type="float" office:value="336">
            <text:p>336</text:p>
          </table:table-cell>
          <table:table-cell table:style-name="ce16" office:value-type="float" office:value="112.843139648">
            <text:p>112.84</text:p>
          </table:table-cell>
          <table:table-cell table:formula="of:=([.A342]*[.$B$2])+[.$A$2]" office:value-type="float" office:value="5208">
            <text:p>5208</text:p>
          </table:table-cell>
          <table:table-cell table:formula="of:=[.B342]*[.$B$3]" office:value-type="float" office:value="225.686279296">
            <text:p>225.69</text:p>
          </table:table-cell>
          <table:table-cell table:number-columns-repeated="1020"/>
        </table:table-row>
        <table:table-row table:style-name="ro1">
          <table:table-cell table:style-name="ce16" office:value-type="float" office:value="337">
            <text:p>337</text:p>
          </table:table-cell>
          <table:table-cell table:style-name="ce16" office:value-type="float" office:value="114.836601257">
            <text:p>114.84</text:p>
          </table:table-cell>
          <table:table-cell table:formula="of:=([.A343]*[.$B$2])+[.$A$2]" office:value-type="float" office:value="5223.5">
            <text:p>5223.5</text:p>
          </table:table-cell>
          <table:table-cell table:formula="of:=[.B343]*[.$B$3]" office:value-type="float" office:value="229.673202514">
            <text:p>229.67</text:p>
          </table:table-cell>
          <table:table-cell table:number-columns-repeated="1020"/>
        </table:table-row>
        <table:table-row table:style-name="ro1">
          <table:table-cell table:style-name="ce16" office:value-type="float" office:value="338">
            <text:p>338</text:p>
          </table:table-cell>
          <table:table-cell table:style-name="ce16" office:value-type="float" office:value="114.35294342">
            <text:p>114.35</text:p>
          </table:table-cell>
          <table:table-cell table:formula="of:=([.A344]*[.$B$2])+[.$A$2]" office:value-type="float" office:value="5239">
            <text:p>5239</text:p>
          </table:table-cell>
          <table:table-cell table:formula="of:=[.B344]*[.$B$3]" office:value-type="float" office:value="228.70588684">
            <text:p>228.71</text:p>
          </table:table-cell>
          <table:table-cell table:number-columns-repeated="1020"/>
        </table:table-row>
        <table:table-row table:style-name="ro1">
          <table:table-cell table:style-name="ce16" office:value-type="float" office:value="339">
            <text:p>339</text:p>
          </table:table-cell>
          <table:table-cell table:style-name="ce16" office:value-type="float" office:value="119.810455322">
            <text:p>119.81</text:p>
          </table:table-cell>
          <table:table-cell table:formula="of:=([.A345]*[.$B$2])+[.$A$2]" office:value-type="float" office:value="5254.5">
            <text:p>5254.5</text:p>
          </table:table-cell>
          <table:table-cell table:formula="of:=[.B345]*[.$B$3]" office:value-type="float" office:value="239.620910644">
            <text:p>239.62</text:p>
          </table:table-cell>
          <table:table-cell table:number-columns-repeated="1020"/>
        </table:table-row>
        <table:table-row table:style-name="ro1">
          <table:table-cell table:style-name="ce16" office:value-type="float" office:value="340">
            <text:p>340</text:p>
          </table:table-cell>
          <table:table-cell table:style-name="ce16" office:value-type="float" office:value="120.496734619">
            <text:p>120.5</text:p>
          </table:table-cell>
          <table:table-cell table:formula="of:=([.A346]*[.$B$2])+[.$A$2]" office:value-type="float" office:value="5270">
            <text:p>5270</text:p>
          </table:table-cell>
          <table:table-cell table:formula="of:=[.B346]*[.$B$3]" office:value-type="float" office:value="240.993469238">
            <text:p>240.99</text:p>
          </table:table-cell>
          <table:table-cell table:number-columns-repeated="1020"/>
        </table:table-row>
        <table:table-row table:style-name="ro1">
          <table:table-cell table:style-name="ce16" office:value-type="float" office:value="341">
            <text:p>341</text:p>
          </table:table-cell>
          <table:table-cell table:style-name="ce16" office:value-type="float" office:value="120.071891785">
            <text:p>120.07</text:p>
          </table:table-cell>
          <table:table-cell table:formula="of:=([.A347]*[.$B$2])+[.$A$2]" office:value-type="float" office:value="5285.5">
            <text:p>5285.5</text:p>
          </table:table-cell>
          <table:table-cell table:formula="of:=[.B347]*[.$B$3]" office:value-type="float" office:value="240.14378357">
            <text:p>240.14</text:p>
          </table:table-cell>
          <table:table-cell table:number-columns-repeated="1020"/>
        </table:table-row>
        <table:table-row table:style-name="ro1">
          <table:table-cell table:style-name="ce16" office:value-type="float" office:value="342">
            <text:p>342</text:p>
          </table:table-cell>
          <table:table-cell table:style-name="ce16" office:value-type="float" office:value="117.921569824">
            <text:p>117.92</text:p>
          </table:table-cell>
          <table:table-cell table:formula="of:=([.A348]*[.$B$2])+[.$A$2]" office:value-type="float" office:value="5301">
            <text:p>5301</text:p>
          </table:table-cell>
          <table:table-cell table:formula="of:=[.B348]*[.$B$3]" office:value-type="float" office:value="235.843139648">
            <text:p>235.84</text:p>
          </table:table-cell>
          <table:table-cell table:number-columns-repeated="1020"/>
        </table:table-row>
        <table:table-row table:style-name="ro1">
          <table:table-cell table:style-name="ce16" office:value-type="float" office:value="343">
            <text:p>343</text:p>
          </table:table-cell>
          <table:table-cell table:style-name="ce16" office:value-type="float" office:value="113.725486755">
            <text:p>113.73</text:p>
          </table:table-cell>
          <table:table-cell table:formula="of:=([.A349]*[.$B$2])+[.$A$2]" office:value-type="float" office:value="5316.5">
            <text:p>5316.5</text:p>
          </table:table-cell>
          <table:table-cell table:formula="of:=[.B349]*[.$B$3]" office:value-type="float" office:value="227.45097351">
            <text:p>227.45</text:p>
          </table:table-cell>
          <table:table-cell table:number-columns-repeated="1020"/>
        </table:table-row>
        <table:table-row table:style-name="ro1">
          <table:table-cell table:style-name="ce16" office:value-type="float" office:value="344">
            <text:p>344</text:p>
          </table:table-cell>
          <table:table-cell table:style-name="ce16" office:value-type="float" office:value="112.143791199">
            <text:p>112.14</text:p>
          </table:table-cell>
          <table:table-cell table:formula="of:=([.A350]*[.$B$2])+[.$A$2]" office:value-type="float" office:value="5332">
            <text:p>5332</text:p>
          </table:table-cell>
          <table:table-cell table:formula="of:=[.B350]*[.$B$3]" office:value-type="float" office:value="224.287582398">
            <text:p>224.29</text:p>
          </table:table-cell>
          <table:table-cell table:number-columns-repeated="1020"/>
        </table:table-row>
        <table:table-row table:style-name="ro1">
          <table:table-cell table:style-name="ce16" office:value-type="float" office:value="345">
            <text:p>345</text:p>
          </table:table-cell>
          <table:table-cell table:style-name="ce16" office:value-type="float" office:value="110.535949707">
            <text:p>110.54</text:p>
          </table:table-cell>
          <table:table-cell table:formula="of:=([.A351]*[.$B$2])+[.$A$2]" office:value-type="float" office:value="5347.5">
            <text:p>5347.5</text:p>
          </table:table-cell>
          <table:table-cell table:formula="of:=[.B351]*[.$B$3]" office:value-type="float" office:value="221.071899414">
            <text:p>221.07</text:p>
          </table:table-cell>
          <table:table-cell table:number-columns-repeated="1020"/>
        </table:table-row>
        <table:table-row table:style-name="ro1">
          <table:table-cell table:style-name="ce16" office:value-type="float" office:value="346">
            <text:p>346</text:p>
          </table:table-cell>
          <table:table-cell table:style-name="ce16" office:value-type="float" office:value="103.843139648">
            <text:p>103.84</text:p>
          </table:table-cell>
          <table:table-cell table:formula="of:=([.A352]*[.$B$2])+[.$A$2]" office:value-type="float" office:value="5363">
            <text:p>5363</text:p>
          </table:table-cell>
          <table:table-cell table:formula="of:=[.B352]*[.$B$3]" office:value-type="float" office:value="207.686279296">
            <text:p>207.69</text:p>
          </table:table-cell>
          <table:table-cell table:number-columns-repeated="1020"/>
        </table:table-row>
        <table:table-row table:style-name="ro1">
          <table:table-cell table:style-name="ce16" office:value-type="float" office:value="347">
            <text:p>347</text:p>
          </table:table-cell>
          <table:table-cell table:style-name="ce16" office:value-type="float" office:value="100.934638977">
            <text:p>100.93</text:p>
          </table:table-cell>
          <table:table-cell table:formula="of:=([.A353]*[.$B$2])+[.$A$2]" office:value-type="float" office:value="5378.5">
            <text:p>5378.5</text:p>
          </table:table-cell>
          <table:table-cell table:formula="of:=[.B353]*[.$B$3]" office:value-type="float" office:value="201.869277954">
            <text:p>201.87</text:p>
          </table:table-cell>
          <table:table-cell table:number-columns-repeated="1020"/>
        </table:table-row>
        <table:table-row table:style-name="ro1">
          <table:table-cell table:style-name="ce16" office:value-type="float" office:value="348">
            <text:p>348</text:p>
          </table:table-cell>
          <table:table-cell table:style-name="ce16" office:value-type="float" office:value="97.875816345">
            <text:p>97.88</text:p>
          </table:table-cell>
          <table:table-cell table:formula="of:=([.A354]*[.$B$2])+[.$A$2]" office:value-type="float" office:value="5394">
            <text:p>5394</text:p>
          </table:table-cell>
          <table:table-cell table:formula="of:=[.B354]*[.$B$3]" office:value-type="float" office:value="195.75163269">
            <text:p>195.75</text:p>
          </table:table-cell>
          <table:table-cell table:number-columns-repeated="1020"/>
        </table:table-row>
        <table:table-row table:style-name="ro1">
          <table:table-cell table:style-name="ce16" office:value-type="float" office:value="349">
            <text:p>349</text:p>
          </table:table-cell>
          <table:table-cell table:style-name="ce16" office:value-type="float" office:value="97.385620117">
            <text:p>97.39</text:p>
          </table:table-cell>
          <table:table-cell table:formula="of:=([.A355]*[.$B$2])+[.$A$2]" office:value-type="float" office:value="5409.5">
            <text:p>5409.5</text:p>
          </table:table-cell>
          <table:table-cell table:formula="of:=[.B355]*[.$B$3]" office:value-type="float" office:value="194.771240234">
            <text:p>194.77</text:p>
          </table:table-cell>
          <table:table-cell table:number-columns-repeated="1020"/>
        </table:table-row>
        <table:table-row table:style-name="ro1">
          <table:table-cell table:style-name="ce16" office:value-type="float" office:value="350">
            <text:p>350</text:p>
          </table:table-cell>
          <table:table-cell table:style-name="ce16" office:value-type="float" office:value="97.594772339">
            <text:p>97.59</text:p>
          </table:table-cell>
          <table:table-cell table:formula="of:=([.A356]*[.$B$2])+[.$A$2]" office:value-type="float" office:value="5425">
            <text:p>5425</text:p>
          </table:table-cell>
          <table:table-cell table:formula="of:=[.B356]*[.$B$3]" office:value-type="float" office:value="195.189544678">
            <text:p>195.19</text:p>
          </table:table-cell>
          <table:table-cell table:number-columns-repeated="1020"/>
        </table:table-row>
        <table:table-row table:style-name="ro1">
          <table:table-cell table:style-name="ce16" office:value-type="float" office:value="351">
            <text:p>351</text:p>
          </table:table-cell>
          <table:table-cell table:style-name="ce16" office:value-type="float" office:value="93.732025146">
            <text:p>93.73</text:p>
          </table:table-cell>
          <table:table-cell table:formula="of:=([.A357]*[.$B$2])+[.$A$2]" office:value-type="float" office:value="5440.5">
            <text:p>5440.5</text:p>
          </table:table-cell>
          <table:table-cell table:formula="of:=[.B357]*[.$B$3]" office:value-type="float" office:value="187.464050292">
            <text:p>187.46</text:p>
          </table:table-cell>
          <table:table-cell table:number-columns-repeated="1020"/>
        </table:table-row>
        <table:table-row table:style-name="ro1">
          <table:table-cell table:style-name="ce16" office:value-type="float" office:value="352">
            <text:p>352</text:p>
          </table:table-cell>
          <table:table-cell table:style-name="ce16" office:value-type="float" office:value="89.607841492">
            <text:p>89.61</text:p>
          </table:table-cell>
          <table:table-cell table:formula="of:=([.A358]*[.$B$2])+[.$A$2]" office:value-type="float" office:value="5456">
            <text:p>5456</text:p>
          </table:table-cell>
          <table:table-cell table:formula="of:=[.B358]*[.$B$3]" office:value-type="float" office:value="179.215682984">
            <text:p>179.22</text:p>
          </table:table-cell>
          <table:table-cell table:number-columns-repeated="1020"/>
        </table:table-row>
        <table:table-row table:style-name="ro1">
          <table:table-cell table:style-name="ce16" office:value-type="float" office:value="353">
            <text:p>353</text:p>
          </table:table-cell>
          <table:table-cell table:style-name="ce16" office:value-type="float" office:value="88.45098114">
            <text:p>88.45</text:p>
          </table:table-cell>
          <table:table-cell table:formula="of:=([.A359]*[.$B$2])+[.$A$2]" office:value-type="float" office:value="5471.5">
            <text:p>5471.5</text:p>
          </table:table-cell>
          <table:table-cell table:formula="of:=[.B359]*[.$B$3]" office:value-type="float" office:value="176.90196228">
            <text:p>176.9</text:p>
          </table:table-cell>
          <table:table-cell table:number-columns-repeated="1020"/>
        </table:table-row>
        <table:table-row table:style-name="ro1">
          <table:table-cell table:style-name="ce16" office:value-type="float" office:value="354">
            <text:p>354</text:p>
          </table:table-cell>
          <table:table-cell table:style-name="ce16" office:value-type="float" office:value="88.470588684">
            <text:p>88.47</text:p>
          </table:table-cell>
          <table:table-cell table:formula="of:=([.A360]*[.$B$2])+[.$A$2]" office:value-type="float" office:value="5487">
            <text:p>5487</text:p>
          </table:table-cell>
          <table:table-cell table:formula="of:=[.B360]*[.$B$3]" office:value-type="float" office:value="176.941177368">
            <text:p>176.94</text:p>
          </table:table-cell>
          <table:table-cell table:number-columns-repeated="1020"/>
        </table:table-row>
        <table:table-row table:style-name="ro1">
          <table:table-cell table:style-name="ce16" office:value-type="float" office:value="355">
            <text:p>355</text:p>
          </table:table-cell>
          <table:table-cell table:style-name="ce16" office:value-type="float" office:value="87.457511902">
            <text:p>87.46</text:p>
          </table:table-cell>
          <table:table-cell table:formula="of:=([.A361]*[.$B$2])+[.$A$2]" office:value-type="float" office:value="5502.5">
            <text:p>5502.5</text:p>
          </table:table-cell>
          <table:table-cell table:formula="of:=[.B361]*[.$B$3]" office:value-type="float" office:value="174.915023804">
            <text:p>174.92</text:p>
          </table:table-cell>
          <table:table-cell table:number-columns-repeated="1020"/>
        </table:table-row>
        <table:table-row table:style-name="ro1">
          <table:table-cell table:style-name="ce16" office:value-type="float" office:value="356">
            <text:p>356</text:p>
          </table:table-cell>
          <table:table-cell table:style-name="ce16" office:value-type="float" office:value="86.117645264">
            <text:p>86.12</text:p>
          </table:table-cell>
          <table:table-cell table:formula="of:=([.A362]*[.$B$2])+[.$A$2]" office:value-type="float" office:value="5518">
            <text:p>5518</text:p>
          </table:table-cell>
          <table:table-cell table:formula="of:=[.B362]*[.$B$3]" office:value-type="float" office:value="172.235290528">
            <text:p>172.24</text:p>
          </table:table-cell>
          <table:table-cell table:number-columns-repeated="1020"/>
        </table:table-row>
        <table:table-row table:style-name="ro1">
          <table:table-cell table:style-name="ce16" office:value-type="float" office:value="357">
            <text:p>357</text:p>
          </table:table-cell>
          <table:table-cell table:style-name="ce16" office:value-type="float" office:value="85.869277954">
            <text:p>85.87</text:p>
          </table:table-cell>
          <table:table-cell table:formula="of:=([.A363]*[.$B$2])+[.$A$2]" office:value-type="float" office:value="5533.5">
            <text:p>5533.5</text:p>
          </table:table-cell>
          <table:table-cell table:formula="of:=[.B363]*[.$B$3]" office:value-type="float" office:value="171.738555908">
            <text:p>171.74</text:p>
          </table:table-cell>
          <table:table-cell table:number-columns-repeated="1020"/>
        </table:table-row>
        <table:table-row table:style-name="ro1">
          <table:table-cell table:style-name="ce16" office:value-type="float" office:value="358">
            <text:p>358</text:p>
          </table:table-cell>
          <table:table-cell table:style-name="ce16" office:value-type="float" office:value="86.320259094">
            <text:p>86.32</text:p>
          </table:table-cell>
          <table:table-cell table:formula="of:=([.A364]*[.$B$2])+[.$A$2]" office:value-type="float" office:value="5549">
            <text:p>5549</text:p>
          </table:table-cell>
          <table:table-cell table:formula="of:=[.B364]*[.$B$3]" office:value-type="float" office:value="172.640518188">
            <text:p>172.64</text:p>
          </table:table-cell>
          <table:table-cell table:number-columns-repeated="1020"/>
        </table:table-row>
        <table:table-row table:style-name="ro1">
          <table:table-cell table:style-name="ce16" office:value-type="float" office:value="359">
            <text:p>359</text:p>
          </table:table-cell>
          <table:table-cell table:style-name="ce16" office:value-type="float" office:value="84.928100586">
            <text:p>84.93</text:p>
          </table:table-cell>
          <table:table-cell table:formula="of:=([.A365]*[.$B$2])+[.$A$2]" office:value-type="float" office:value="5564.5">
            <text:p>5564.5</text:p>
          </table:table-cell>
          <table:table-cell table:formula="of:=[.B365]*[.$B$3]" office:value-type="float" office:value="169.856201172">
            <text:p>169.86</text:p>
          </table:table-cell>
          <table:table-cell table:number-columns-repeated="1020"/>
        </table:table-row>
        <table:table-row table:style-name="ro1">
          <table:table-cell table:style-name="ce16" office:value-type="float" office:value="360">
            <text:p>360</text:p>
          </table:table-cell>
          <table:table-cell table:style-name="ce16" office:value-type="float" office:value="82.124183655">
            <text:p>82.12</text:p>
          </table:table-cell>
          <table:table-cell table:formula="of:=([.A366]*[.$B$2])+[.$A$2]" office:value-type="float" office:value="5580">
            <text:p>5580</text:p>
          </table:table-cell>
          <table:table-cell table:formula="of:=[.B366]*[.$B$3]" office:value-type="float" office:value="164.24836731">
            <text:p>164.25</text:p>
          </table:table-cell>
          <table:table-cell table:number-columns-repeated="1020"/>
        </table:table-row>
        <table:table-row table:style-name="ro1">
          <table:table-cell table:style-name="ce16" office:value-type="float" office:value="361">
            <text:p>361</text:p>
          </table:table-cell>
          <table:table-cell table:style-name="ce16" office:value-type="float" office:value="80.64705658">
            <text:p>80.65</text:p>
          </table:table-cell>
          <table:table-cell table:formula="of:=([.A367]*[.$B$2])+[.$A$2]" office:value-type="float" office:value="5595.5">
            <text:p>5595.5</text:p>
          </table:table-cell>
          <table:table-cell table:formula="of:=[.B367]*[.$B$3]" office:value-type="float" office:value="161.29411316">
            <text:p>161.29</text:p>
          </table:table-cell>
          <table:table-cell table:number-columns-repeated="1020"/>
        </table:table-row>
        <table:table-row table:style-name="ro1">
          <table:table-cell table:style-name="ce16" office:value-type="float" office:value="362">
            <text:p>362</text:p>
          </table:table-cell>
          <table:table-cell table:style-name="ce16" office:value-type="float" office:value="80.993461609">
            <text:p>80.99</text:p>
          </table:table-cell>
          <table:table-cell table:formula="of:=([.A368]*[.$B$2])+[.$A$2]" office:value-type="float" office:value="5611">
            <text:p>5611</text:p>
          </table:table-cell>
          <table:table-cell table:formula="of:=[.B368]*[.$B$3]" office:value-type="float" office:value="161.986923218">
            <text:p>161.99</text:p>
          </table:table-cell>
          <table:table-cell table:number-columns-repeated="1020"/>
        </table:table-row>
        <table:table-row table:style-name="ro1">
          <table:table-cell table:style-name="ce16" office:value-type="float" office:value="363">
            <text:p>363</text:p>
          </table:table-cell>
          <table:table-cell table:style-name="ce16" office:value-type="float" office:value="82.411766052">
            <text:p>82.41</text:p>
          </table:table-cell>
          <table:table-cell table:formula="of:=([.A369]*[.$B$2])+[.$A$2]" office:value-type="float" office:value="5626.5">
            <text:p>5626.5</text:p>
          </table:table-cell>
          <table:table-cell table:formula="of:=[.B369]*[.$B$3]" office:value-type="float" office:value="164.823532104">
            <text:p>164.82</text:p>
          </table:table-cell>
          <table:table-cell table:number-columns-repeated="1020"/>
        </table:table-row>
        <table:table-row table:style-name="ro1">
          <table:table-cell table:style-name="ce16" office:value-type="float" office:value="364">
            <text:p>364</text:p>
          </table:table-cell>
          <table:table-cell table:style-name="ce16" office:value-type="float" office:value="82.124183655">
            <text:p>82.12</text:p>
          </table:table-cell>
          <table:table-cell table:formula="of:=([.A370]*[.$B$2])+[.$A$2]" office:value-type="float" office:value="5642">
            <text:p>5642</text:p>
          </table:table-cell>
          <table:table-cell table:formula="of:=[.B370]*[.$B$3]" office:value-type="float" office:value="164.24836731">
            <text:p>164.25</text:p>
          </table:table-cell>
          <table:table-cell table:number-columns-repeated="1020"/>
        </table:table-row>
        <table:table-row table:style-name="ro1">
          <table:table-cell table:style-name="ce16" office:value-type="float" office:value="365">
            <text:p>365</text:p>
          </table:table-cell>
          <table:table-cell table:style-name="ce16" office:value-type="float" office:value="81.392158508">
            <text:p>81.39</text:p>
          </table:table-cell>
          <table:table-cell table:formula="of:=([.A371]*[.$B$2])+[.$A$2]" office:value-type="float" office:value="5657.5">
            <text:p>5657.5</text:p>
          </table:table-cell>
          <table:table-cell table:formula="of:=[.B371]*[.$B$3]" office:value-type="float" office:value="162.784317016">
            <text:p>162.78</text:p>
          </table:table-cell>
          <table:table-cell table:number-columns-repeated="1020"/>
        </table:table-row>
        <table:table-row table:style-name="ro1">
          <table:table-cell table:style-name="ce16" office:value-type="float" office:value="366">
            <text:p>366</text:p>
          </table:table-cell>
          <table:table-cell table:style-name="ce16" office:value-type="float" office:value="80.797386169">
            <text:p>80.8</text:p>
          </table:table-cell>
          <table:table-cell table:formula="of:=([.A372]*[.$B$2])+[.$A$2]" office:value-type="float" office:value="5673">
            <text:p>5673</text:p>
          </table:table-cell>
          <table:table-cell table:formula="of:=[.B372]*[.$B$3]" office:value-type="float" office:value="161.594772338">
            <text:p>161.59</text:p>
          </table:table-cell>
          <table:table-cell table:number-columns-repeated="1020"/>
        </table:table-row>
        <table:table-row table:style-name="ro1">
          <table:table-cell table:style-name="ce16" office:value-type="float" office:value="367">
            <text:p>367</text:p>
          </table:table-cell>
          <table:table-cell table:style-name="ce16" office:value-type="float" office:value="80.830062866">
            <text:p>80.83</text:p>
          </table:table-cell>
          <table:table-cell table:formula="of:=([.A373]*[.$B$2])+[.$A$2]" office:value-type="float" office:value="5688.5">
            <text:p>5688.5</text:p>
          </table:table-cell>
          <table:table-cell table:formula="of:=[.B373]*[.$B$3]" office:value-type="float" office:value="161.660125732">
            <text:p>161.66</text:p>
          </table:table-cell>
          <table:table-cell table:number-columns-repeated="1020"/>
        </table:table-row>
        <table:table-row table:style-name="ro1">
          <table:table-cell table:style-name="ce16" office:value-type="float" office:value="368">
            <text:p>368</text:p>
          </table:table-cell>
          <table:table-cell table:style-name="ce16" office:value-type="float" office:value="80.973854065">
            <text:p>80.97</text:p>
          </table:table-cell>
          <table:table-cell table:formula="of:=([.A374]*[.$B$2])+[.$A$2]" office:value-type="float" office:value="5704">
            <text:p>5704</text:p>
          </table:table-cell>
          <table:table-cell table:formula="of:=[.B374]*[.$B$3]" office:value-type="float" office:value="161.94770813">
            <text:p>161.95</text:p>
          </table:table-cell>
          <table:table-cell table:number-columns-repeated="1020"/>
        </table:table-row>
        <table:table-row table:style-name="ro1">
          <table:table-cell table:style-name="ce16" office:value-type="float" office:value="369">
            <text:p>369</text:p>
          </table:table-cell>
          <table:table-cell table:style-name="ce16" office:value-type="float" office:value="80.320259094">
            <text:p>80.32</text:p>
          </table:table-cell>
          <table:table-cell table:formula="of:=([.A375]*[.$B$2])+[.$A$2]" office:value-type="float" office:value="5719.5">
            <text:p>5719.5</text:p>
          </table:table-cell>
          <table:table-cell table:formula="of:=[.B375]*[.$B$3]" office:value-type="float" office:value="160.640518188">
            <text:p>160.64</text:p>
          </table:table-cell>
          <table:table-cell table:number-columns-repeated="1020"/>
        </table:table-row>
        <table:table-row table:style-name="ro1">
          <table:table-cell table:style-name="ce16" office:value-type="float" office:value="370">
            <text:p>370</text:p>
          </table:table-cell>
          <table:table-cell table:style-name="ce16" office:value-type="float" office:value="79.607841492">
            <text:p>79.61</text:p>
          </table:table-cell>
          <table:table-cell table:formula="of:=([.A376]*[.$B$2])+[.$A$2]" office:value-type="float" office:value="5735">
            <text:p>5735</text:p>
          </table:table-cell>
          <table:table-cell table:formula="of:=[.B376]*[.$B$3]" office:value-type="float" office:value="159.215682984">
            <text:p>159.22</text:p>
          </table:table-cell>
          <table:table-cell table:number-columns-repeated="1020"/>
        </table:table-row>
        <table:table-row table:style-name="ro1">
          <table:table-cell table:style-name="ce16" office:value-type="float" office:value="371">
            <text:p>371</text:p>
          </table:table-cell>
          <table:table-cell table:style-name="ce16" office:value-type="float" office:value="78.967323303">
            <text:p>78.97</text:p>
          </table:table-cell>
          <table:table-cell table:formula="of:=([.A377]*[.$B$2])+[.$A$2]" office:value-type="float" office:value="5750.5">
            <text:p>5750.5</text:p>
          </table:table-cell>
          <table:table-cell table:formula="of:=[.B377]*[.$B$3]" office:value-type="float" office:value="157.934646606">
            <text:p>157.93</text:p>
          </table:table-cell>
          <table:table-cell table:number-columns-repeated="1020"/>
        </table:table-row>
        <table:table-row table:style-name="ro1">
          <table:table-cell table:style-name="ce16" office:value-type="float" office:value="372">
            <text:p>372</text:p>
          </table:table-cell>
          <table:table-cell table:style-name="ce16" office:value-type="float" office:value="78.54901886">
            <text:p>78.55</text:p>
          </table:table-cell>
          <table:table-cell table:formula="of:=([.A378]*[.$B$2])+[.$A$2]" office:value-type="float" office:value="5766">
            <text:p>5766</text:p>
          </table:table-cell>
          <table:table-cell table:formula="of:=[.B378]*[.$B$3]" office:value-type="float" office:value="157.09803772">
            <text:p>157.1</text:p>
          </table:table-cell>
          <table:table-cell table:number-columns-repeated="1020"/>
        </table:table-row>
        <table:table-row table:style-name="ro1">
          <table:table-cell table:style-name="ce16" office:value-type="float" office:value="373">
            <text:p>373</text:p>
          </table:table-cell>
          <table:table-cell table:style-name="ce16" office:value-type="float" office:value="77.705879211">
            <text:p>77.71</text:p>
          </table:table-cell>
          <table:table-cell table:formula="of:=([.A379]*[.$B$2])+[.$A$2]" office:value-type="float" office:value="5781.5">
            <text:p>5781.5</text:p>
          </table:table-cell>
          <table:table-cell table:formula="of:=[.B379]*[.$B$3]" office:value-type="float" office:value="155.411758422">
            <text:p>155.41</text:p>
          </table:table-cell>
          <table:table-cell table:number-columns-repeated="1020"/>
        </table:table-row>
        <table:table-row table:style-name="ro1">
          <table:table-cell table:style-name="ce16" office:value-type="float" office:value="374">
            <text:p>374</text:p>
          </table:table-cell>
          <table:table-cell table:style-name="ce16" office:value-type="float" office:value="77.026145935">
            <text:p>77.03</text:p>
          </table:table-cell>
          <table:table-cell table:formula="of:=([.A380]*[.$B$2])+[.$A$2]" office:value-type="float" office:value="5797">
            <text:p>5797</text:p>
          </table:table-cell>
          <table:table-cell table:formula="of:=[.B380]*[.$B$3]" office:value-type="float" office:value="154.05229187">
            <text:p>154.05</text:p>
          </table:table-cell>
          <table:table-cell table:number-columns-repeated="1020"/>
        </table:table-row>
        <table:table-row table:style-name="ro1">
          <table:table-cell table:style-name="ce16" office:value-type="float" office:value="375">
            <text:p>375</text:p>
          </table:table-cell>
          <table:table-cell table:style-name="ce16" office:value-type="float" office:value="76.973854065">
            <text:p>76.97</text:p>
          </table:table-cell>
          <table:table-cell table:formula="of:=([.A381]*[.$B$2])+[.$A$2]" office:value-type="float" office:value="5812.5">
            <text:p>5812.5</text:p>
          </table:table-cell>
          <table:table-cell table:formula="of:=[.B381]*[.$B$3]" office:value-type="float" office:value="153.94770813">
            <text:p>153.95</text:p>
          </table:table-cell>
          <table:table-cell table:number-columns-repeated="1020"/>
        </table:table-row>
        <table:table-row table:style-name="ro1">
          <table:table-cell table:style-name="ce16" office:value-type="float" office:value="376">
            <text:p>376</text:p>
          </table:table-cell>
          <table:table-cell table:style-name="ce16" office:value-type="float" office:value="76.568626404">
            <text:p>76.57</text:p>
          </table:table-cell>
          <table:table-cell table:formula="of:=([.A382]*[.$B$2])+[.$A$2]" office:value-type="float" office:value="5828">
            <text:p>5828</text:p>
          </table:table-cell>
          <table:table-cell table:formula="of:=[.B382]*[.$B$3]" office:value-type="float" office:value="153.137252808">
            <text:p>153.14</text:p>
          </table:table-cell>
          <table:table-cell table:number-columns-repeated="1020"/>
        </table:table-row>
        <table:table-row table:style-name="ro1">
          <table:table-cell table:style-name="ce16" office:value-type="float" office:value="377">
            <text:p>377</text:p>
          </table:table-cell>
          <table:table-cell table:style-name="ce16" office:value-type="float" office:value="75.758171082">
            <text:p>75.76</text:p>
          </table:table-cell>
          <table:table-cell table:formula="of:=([.A383]*[.$B$2])+[.$A$2]" office:value-type="float" office:value="5843.5">
            <text:p>5843.5</text:p>
          </table:table-cell>
          <table:table-cell table:formula="of:=[.B383]*[.$B$3]" office:value-type="float" office:value="151.516342164">
            <text:p>151.52</text:p>
          </table:table-cell>
          <table:table-cell table:number-columns-repeated="1020"/>
        </table:table-row>
        <table:table-row table:style-name="ro1">
          <table:table-cell table:style-name="ce16" office:value-type="float" office:value="378">
            <text:p>378</text:p>
          </table:table-cell>
          <table:table-cell table:style-name="ce16" office:value-type="float" office:value="74.908493042">
            <text:p>74.91</text:p>
          </table:table-cell>
          <table:table-cell table:formula="of:=([.A384]*[.$B$2])+[.$A$2]" office:value-type="float" office:value="5859">
            <text:p>5859</text:p>
          </table:table-cell>
          <table:table-cell table:formula="of:=[.B384]*[.$B$3]" office:value-type="float" office:value="149.816986084">
            <text:p>149.82</text:p>
          </table:table-cell>
          <table:table-cell table:number-columns-repeated="1020"/>
        </table:table-row>
        <table:table-row table:style-name="ro1">
          <table:table-cell table:style-name="ce16" office:value-type="float" office:value="379">
            <text:p>379</text:p>
          </table:table-cell>
          <table:table-cell table:style-name="ce16" office:value-type="float" office:value="72.980392456">
            <text:p>72.98</text:p>
          </table:table-cell>
          <table:table-cell table:formula="of:=([.A385]*[.$B$2])+[.$A$2]" office:value-type="float" office:value="5874.5">
            <text:p>5874.5</text:p>
          </table:table-cell>
          <table:table-cell table:formula="of:=[.B385]*[.$B$3]" office:value-type="float" office:value="145.960784912">
            <text:p>145.96</text:p>
          </table:table-cell>
          <table:table-cell table:number-columns-repeated="1020"/>
        </table:table-row>
        <table:table-row table:style-name="ro1">
          <table:table-cell table:style-name="ce16" office:value-type="float" office:value="380">
            <text:p>380</text:p>
          </table:table-cell>
          <table:table-cell table:style-name="ce16" office:value-type="float" office:value="71.993461609">
            <text:p>71.99</text:p>
          </table:table-cell>
          <table:table-cell table:formula="of:=([.A386]*[.$B$2])+[.$A$2]" office:value-type="float" office:value="5890">
            <text:p>5890</text:p>
          </table:table-cell>
          <table:table-cell table:formula="of:=[.B386]*[.$B$3]" office:value-type="float" office:value="143.986923218">
            <text:p>143.99</text:p>
          </table:table-cell>
          <table:table-cell table:number-columns-repeated="1020"/>
        </table:table-row>
        <table:table-row table:style-name="ro1">
          <table:table-cell table:style-name="ce16" office:value-type="float" office:value="381">
            <text:p>381</text:p>
          </table:table-cell>
          <table:table-cell table:style-name="ce16" office:value-type="float" office:value="71.830062866">
            <text:p>71.83</text:p>
          </table:table-cell>
          <table:table-cell table:formula="of:=([.A387]*[.$B$2])+[.$A$2]" office:value-type="float" office:value="5905.5">
            <text:p>5905.5</text:p>
          </table:table-cell>
          <table:table-cell table:formula="of:=[.B387]*[.$B$3]" office:value-type="float" office:value="143.660125732">
            <text:p>143.66</text:p>
          </table:table-cell>
          <table:table-cell table:number-columns-repeated="1020"/>
        </table:table-row>
        <table:table-row table:style-name="ro1">
          <table:table-cell table:style-name="ce16" office:value-type="float" office:value="382">
            <text:p>382</text:p>
          </table:table-cell>
          <table:table-cell table:style-name="ce16" office:value-type="float" office:value="72.588233948">
            <text:p>72.59</text:p>
          </table:table-cell>
          <table:table-cell table:formula="of:=([.A388]*[.$B$2])+[.$A$2]" office:value-type="float" office:value="5921">
            <text:p>5921</text:p>
          </table:table-cell>
          <table:table-cell table:formula="of:=[.B388]*[.$B$3]" office:value-type="float" office:value="145.176467896">
            <text:p>145.18</text:p>
          </table:table-cell>
          <table:table-cell table:number-columns-repeated="1020"/>
        </table:table-row>
        <table:table-row table:style-name="ro1">
          <table:table-cell table:style-name="ce16" office:value-type="float" office:value="383">
            <text:p>383</text:p>
          </table:table-cell>
          <table:table-cell table:style-name="ce16" office:value-type="float" office:value="73.379081726">
            <text:p>73.38</text:p>
          </table:table-cell>
          <table:table-cell table:formula="of:=([.A389]*[.$B$2])+[.$A$2]" office:value-type="float" office:value="5936.5">
            <text:p>5936.5</text:p>
          </table:table-cell>
          <table:table-cell table:formula="of:=[.B389]*[.$B$3]" office:value-type="float" office:value="146.758163452">
            <text:p>146.76</text:p>
          </table:table-cell>
          <table:table-cell table:number-columns-repeated="1020"/>
        </table:table-row>
        <table:table-row table:style-name="ro1">
          <table:table-cell table:style-name="ce16" office:value-type="float" office:value="384">
            <text:p>384</text:p>
          </table:table-cell>
          <table:table-cell table:style-name="ce16" office:value-type="float" office:value="73.64705658">
            <text:p>73.65</text:p>
          </table:table-cell>
          <table:table-cell table:formula="of:=([.A390]*[.$B$2])+[.$A$2]" office:value-type="float" office:value="5952">
            <text:p>5952</text:p>
          </table:table-cell>
          <table:table-cell table:formula="of:=[.B390]*[.$B$3]" office:value-type="float" office:value="147.29411316">
            <text:p>147.29</text:p>
          </table:table-cell>
          <table:table-cell table:number-columns-repeated="1020"/>
        </table:table-row>
        <table:table-row table:style-name="ro1">
          <table:table-cell table:style-name="ce16" office:value-type="float" office:value="385">
            <text:p>385</text:p>
          </table:table-cell>
          <table:table-cell table:style-name="ce16" office:value-type="float" office:value="73.444442749">
            <text:p>73.44</text:p>
          </table:table-cell>
          <table:table-cell table:formula="of:=([.A391]*[.$B$2])+[.$A$2]" office:value-type="float" office:value="5967.5">
            <text:p>5967.5</text:p>
          </table:table-cell>
          <table:table-cell table:formula="of:=[.B391]*[.$B$3]" office:value-type="float" office:value="146.888885498">
            <text:p>146.89</text:p>
          </table:table-cell>
          <table:table-cell table:number-columns-repeated="1020"/>
        </table:table-row>
        <table:table-row table:style-name="ro1">
          <table:table-cell table:style-name="ce16" office:value-type="float" office:value="386">
            <text:p>386</text:p>
          </table:table-cell>
          <table:table-cell table:style-name="ce16" office:value-type="float" office:value="73.575164795">
            <text:p>73.58</text:p>
          </table:table-cell>
          <table:table-cell table:formula="of:=([.A392]*[.$B$2])+[.$A$2]" office:value-type="float" office:value="5983">
            <text:p>5983</text:p>
          </table:table-cell>
          <table:table-cell table:formula="of:=[.B392]*[.$B$3]" office:value-type="float" office:value="147.15032959">
            <text:p>147.15</text:p>
          </table:table-cell>
          <table:table-cell table:number-columns-repeated="1020"/>
        </table:table-row>
        <table:table-row table:style-name="ro1">
          <table:table-cell table:style-name="ce16" office:value-type="float" office:value="387">
            <text:p>387</text:p>
          </table:table-cell>
          <table:table-cell table:style-name="ce16" office:value-type="float" office:value="73.633987427">
            <text:p>73.63</text:p>
          </table:table-cell>
          <table:table-cell table:formula="of:=([.A393]*[.$B$2])+[.$A$2]" office:value-type="float" office:value="5998.5">
            <text:p>5998.5</text:p>
          </table:table-cell>
          <table:table-cell table:formula="of:=[.B393]*[.$B$3]" office:value-type="float" office:value="147.267974854">
            <text:p>147.27</text:p>
          </table:table-cell>
          <table:table-cell table:number-columns-repeated="1020"/>
        </table:table-row>
        <table:table-row table:style-name="ro1">
          <table:table-cell table:style-name="ce16" office:value-type="float" office:value="388">
            <text:p>388</text:p>
          </table:table-cell>
          <table:table-cell table:style-name="ce16" office:value-type="float" office:value="71.895423889">
            <text:p>71.9</text:p>
          </table:table-cell>
          <table:table-cell table:formula="of:=([.A394]*[.$B$2])+[.$A$2]" office:value-type="float" office:value="6014">
            <text:p>6014</text:p>
          </table:table-cell>
          <table:table-cell table:formula="of:=[.B394]*[.$B$3]" office:value-type="float" office:value="143.790847778">
            <text:p>143.79</text:p>
          </table:table-cell>
          <table:table-cell table:number-columns-repeated="1020"/>
        </table:table-row>
        <table:table-row table:style-name="ro1">
          <table:table-cell table:style-name="ce16" office:value-type="float" office:value="389">
            <text:p>389</text:p>
          </table:table-cell>
          <table:table-cell table:style-name="ce16" office:value-type="float" office:value="71.143791199">
            <text:p>71.14</text:p>
          </table:table-cell>
          <table:table-cell table:formula="of:=([.A395]*[.$B$2])+[.$A$2]" office:value-type="float" office:value="6029.5">
            <text:p>6029.5</text:p>
          </table:table-cell>
          <table:table-cell table:formula="of:=[.B395]*[.$B$3]" office:value-type="float" office:value="142.287582398">
            <text:p>142.29</text:p>
          </table:table-cell>
          <table:table-cell table:number-columns-repeated="1020"/>
        </table:table-row>
        <table:table-row table:style-name="ro1">
          <table:table-cell table:style-name="ce16" office:value-type="float" office:value="390">
            <text:p>390</text:p>
          </table:table-cell>
          <table:table-cell table:style-name="ce16" office:value-type="float" office:value="70.790847778">
            <text:p>70.79</text:p>
          </table:table-cell>
          <table:table-cell table:formula="of:=([.A396]*[.$B$2])+[.$A$2]" office:value-type="float" office:value="6045">
            <text:p>6045</text:p>
          </table:table-cell>
          <table:table-cell table:formula="of:=[.B396]*[.$B$3]" office:value-type="float" office:value="141.581695556">
            <text:p>141.58</text:p>
          </table:table-cell>
          <table:table-cell table:number-columns-repeated="1020"/>
        </table:table-row>
        <table:table-row table:style-name="ro1">
          <table:table-cell table:style-name="ce16" office:value-type="float" office:value="391">
            <text:p>391</text:p>
          </table:table-cell>
          <table:table-cell table:style-name="ce16" office:value-type="float" office:value="70.320259094">
            <text:p>70.32</text:p>
          </table:table-cell>
          <table:table-cell table:formula="of:=([.A397]*[.$B$2])+[.$A$2]" office:value-type="float" office:value="6060.5">
            <text:p>6060.5</text:p>
          </table:table-cell>
          <table:table-cell table:formula="of:=[.B397]*[.$B$3]" office:value-type="float" office:value="140.640518188">
            <text:p>140.64</text:p>
          </table:table-cell>
          <table:table-cell table:number-columns-repeated="1020"/>
        </table:table-row>
        <table:table-row table:style-name="ro1">
          <table:table-cell table:style-name="ce16" office:value-type="float" office:value="392">
            <text:p>392</text:p>
          </table:table-cell>
          <table:table-cell table:style-name="ce16" office:value-type="float" office:value="70.803916931">
            <text:p>70.8</text:p>
          </table:table-cell>
          <table:table-cell table:formula="of:=([.A398]*[.$B$2])+[.$A$2]" office:value-type="float" office:value="6076">
            <text:p>6076</text:p>
          </table:table-cell>
          <table:table-cell table:formula="of:=[.B398]*[.$B$3]" office:value-type="float" office:value="141.607833862">
            <text:p>141.61</text:p>
          </table:table-cell>
          <table:table-cell table:number-columns-repeated="1020"/>
        </table:table-row>
        <table:table-row table:style-name="ro1">
          <table:table-cell table:style-name="ce16" office:value-type="float" office:value="393">
            <text:p>393</text:p>
          </table:table-cell>
          <table:table-cell table:style-name="ce16" office:value-type="float" office:value="70.921569824">
            <text:p>70.92</text:p>
          </table:table-cell>
          <table:table-cell table:formula="of:=([.A399]*[.$B$2])+[.$A$2]" office:value-type="float" office:value="6091.5">
            <text:p>6091.5</text:p>
          </table:table-cell>
          <table:table-cell table:formula="of:=[.B399]*[.$B$3]" office:value-type="float" office:value="141.843139648">
            <text:p>141.84</text:p>
          </table:table-cell>
          <table:table-cell table:number-columns-repeated="1020"/>
        </table:table-row>
        <table:table-row table:style-name="ro1">
          <table:table-cell table:style-name="ce16" office:value-type="float" office:value="394">
            <text:p>394</text:p>
          </table:table-cell>
          <table:table-cell table:style-name="ce16" office:value-type="float" office:value="69.686271667">
            <text:p>69.69</text:p>
          </table:table-cell>
          <table:table-cell table:formula="of:=([.A400]*[.$B$2])+[.$A$2]" office:value-type="float" office:value="6107">
            <text:p>6107</text:p>
          </table:table-cell>
          <table:table-cell table:formula="of:=[.B400]*[.$B$3]" office:value-type="float" office:value="139.372543334">
            <text:p>139.37</text:p>
          </table:table-cell>
          <table:table-cell table:number-columns-repeated="1020"/>
        </table:table-row>
        <table:table-row table:style-name="ro1">
          <table:table-cell table:style-name="ce16" office:value-type="float" office:value="395">
            <text:p>395</text:p>
          </table:table-cell>
          <table:table-cell table:style-name="ce16" office:value-type="float" office:value="69.379081726">
            <text:p>69.38</text:p>
          </table:table-cell>
          <table:table-cell table:formula="of:=([.A401]*[.$B$2])+[.$A$2]" office:value-type="float" office:value="6122.5">
            <text:p>6122.5</text:p>
          </table:table-cell>
          <table:table-cell table:formula="of:=[.B401]*[.$B$3]" office:value-type="float" office:value="138.758163452">
            <text:p>138.76</text:p>
          </table:table-cell>
          <table:table-cell table:number-columns-repeated="1020"/>
        </table:table-row>
        <table:table-row table:style-name="ro1">
          <table:table-cell table:style-name="ce16" office:value-type="float" office:value="396">
            <text:p>396</text:p>
          </table:table-cell>
          <table:table-cell table:style-name="ce16" office:value-type="float" office:value="67.986930847">
            <text:p>67.99</text:p>
          </table:table-cell>
          <table:table-cell table:formula="of:=([.A402]*[.$B$2])+[.$A$2]" office:value-type="float" office:value="6138">
            <text:p>6138</text:p>
          </table:table-cell>
          <table:table-cell table:formula="of:=[.B402]*[.$B$3]" office:value-type="float" office:value="135.973861694">
            <text:p>135.97</text:p>
          </table:table-cell>
          <table:table-cell table:number-columns-repeated="1020"/>
        </table:table-row>
        <table:table-row table:style-name="ro1">
          <table:table-cell table:style-name="ce16" office:value-type="float" office:value="397">
            <text:p>397</text:p>
          </table:table-cell>
          <table:table-cell table:style-name="ce16" office:value-type="float" office:value="63.673202515">
            <text:p>63.67</text:p>
          </table:table-cell>
          <table:table-cell table:formula="of:=([.A403]*[.$B$2])+[.$A$2]" office:value-type="float" office:value="6153.5">
            <text:p>6153.5</text:p>
          </table:table-cell>
          <table:table-cell table:formula="of:=[.B403]*[.$B$3]" office:value-type="float" office:value="127.34640503">
            <text:p>127.35</text:p>
          </table:table-cell>
          <table:table-cell table:number-columns-repeated="1020"/>
        </table:table-row>
        <table:table-row table:style-name="ro1">
          <table:table-cell table:style-name="ce16" office:value-type="float" office:value="398">
            <text:p>398</text:p>
          </table:table-cell>
          <table:table-cell table:style-name="ce16" office:value-type="float" office:value="60.607841492">
            <text:p>60.61</text:p>
          </table:table-cell>
          <table:table-cell table:formula="of:=([.A404]*[.$B$2])+[.$A$2]" office:value-type="float" office:value="6169">
            <text:p>6169</text:p>
          </table:table-cell>
          <table:table-cell table:formula="of:=[.B404]*[.$B$3]" office:value-type="float" office:value="121.215682984">
            <text:p>121.22</text:p>
          </table:table-cell>
          <table:table-cell table:number-columns-repeated="1020"/>
        </table:table-row>
        <table:table-row table:style-name="ro1">
          <table:table-cell table:style-name="ce16" office:value-type="float" office:value="399">
            <text:p>399</text:p>
          </table:table-cell>
          <table:table-cell table:style-name="ce16" office:value-type="float" office:value="61.313724518">
            <text:p>61.31</text:p>
          </table:table-cell>
          <table:table-cell table:formula="of:=([.A405]*[.$B$2])+[.$A$2]" office:value-type="float" office:value="6184.5">
            <text:p>6184.5</text:p>
          </table:table-cell>
          <table:table-cell table:formula="of:=[.B405]*[.$B$3]" office:value-type="float" office:value="122.627449036">
            <text:p>122.63</text:p>
          </table:table-cell>
          <table:table-cell table:number-columns-repeated="1020"/>
        </table:table-row>
        <table:table-row table:style-name="ro1">
          <table:table-cell table:style-name="ce16" office:value-type="float" office:value="400">
            <text:p>400</text:p>
          </table:table-cell>
          <table:table-cell table:style-name="ce16" office:value-type="float" office:value="61.869281769">
            <text:p>61.87</text:p>
          </table:table-cell>
          <table:table-cell table:formula="of:=([.A406]*[.$B$2])+[.$A$2]" office:value-type="float" office:value="6200">
            <text:p>6200</text:p>
          </table:table-cell>
          <table:table-cell table:formula="of:=[.B406]*[.$B$3]" office:value-type="float" office:value="123.738563538">
            <text:p>123.74</text:p>
          </table:table-cell>
          <table:table-cell table:number-columns-repeated="1020"/>
        </table:table-row>
        <table:table-row table:style-name="ro1">
          <table:table-cell table:style-name="ce16" office:value-type="float" office:value="401">
            <text:p>401</text:p>
          </table:table-cell>
          <table:table-cell table:style-name="ce16" office:value-type="float" office:value="62.692810059">
            <text:p>62.69</text:p>
          </table:table-cell>
          <table:table-cell table:formula="of:=([.A407]*[.$B$2])+[.$A$2]" office:value-type="float" office:value="6215.5">
            <text:p>6215.5</text:p>
          </table:table-cell>
          <table:table-cell table:formula="of:=[.B407]*[.$B$3]" office:value-type="float" office:value="125.385620118">
            <text:p>125.39</text:p>
          </table:table-cell>
          <table:table-cell table:number-columns-repeated="1020"/>
        </table:table-row>
        <table:table-row table:style-name="ro1">
          <table:table-cell table:style-name="ce16" office:value-type="float" office:value="402">
            <text:p>402</text:p>
          </table:table-cell>
          <table:table-cell table:style-name="ce16" office:value-type="float" office:value="65.032676697">
            <text:p>65.03</text:p>
          </table:table-cell>
          <table:table-cell table:formula="of:=([.A408]*[.$B$2])+[.$A$2]" office:value-type="float" office:value="6231">
            <text:p>6231</text:p>
          </table:table-cell>
          <table:table-cell table:formula="of:=[.B408]*[.$B$3]" office:value-type="float" office:value="130.065353394">
            <text:p>130.07</text:p>
          </table:table-cell>
          <table:table-cell table:number-columns-repeated="1020"/>
        </table:table-row>
        <table:table-row table:style-name="ro1">
          <table:table-cell table:style-name="ce16" office:value-type="float" office:value="403">
            <text:p>403</text:p>
          </table:table-cell>
          <table:table-cell table:style-name="ce16" office:value-type="float" office:value="64.875816345">
            <text:p>64.88</text:p>
          </table:table-cell>
          <table:table-cell table:formula="of:=([.A409]*[.$B$2])+[.$A$2]" office:value-type="float" office:value="6246.5">
            <text:p>6246.5</text:p>
          </table:table-cell>
          <table:table-cell table:formula="of:=[.B409]*[.$B$3]" office:value-type="float" office:value="129.75163269">
            <text:p>129.75</text:p>
          </table:table-cell>
          <table:table-cell table:number-columns-repeated="1020"/>
        </table:table-row>
        <table:table-row table:style-name="ro1">
          <table:table-cell table:style-name="ce16" office:value-type="float" office:value="404">
            <text:p>404</text:p>
          </table:table-cell>
          <table:table-cell table:style-name="ce16" office:value-type="float" office:value="66.346405029">
            <text:p>66.35</text:p>
          </table:table-cell>
          <table:table-cell table:formula="of:=([.A410]*[.$B$2])+[.$A$2]" office:value-type="float" office:value="6262">
            <text:p>6262</text:p>
          </table:table-cell>
          <table:table-cell table:formula="of:=[.B410]*[.$B$3]" office:value-type="float" office:value="132.692810058">
            <text:p>132.69</text:p>
          </table:table-cell>
          <table:table-cell table:number-columns-repeated="1020"/>
        </table:table-row>
        <table:table-row table:style-name="ro1">
          <table:table-cell table:style-name="ce16" office:value-type="float" office:value="405">
            <text:p>405</text:p>
          </table:table-cell>
          <table:table-cell table:style-name="ce16" office:value-type="float" office:value="66.856208801">
            <text:p>66.86</text:p>
          </table:table-cell>
          <table:table-cell table:formula="of:=([.A411]*[.$B$2])+[.$A$2]" office:value-type="float" office:value="6277.5">
            <text:p>6277.5</text:p>
          </table:table-cell>
          <table:table-cell table:formula="of:=[.B411]*[.$B$3]" office:value-type="float" office:value="133.712417602">
            <text:p>133.71</text:p>
          </table:table-cell>
          <table:table-cell table:number-columns-repeated="1020"/>
        </table:table-row>
        <table:table-row table:style-name="ro1">
          <table:table-cell table:style-name="ce16" office:value-type="float" office:value="406">
            <text:p>406</text:p>
          </table:table-cell>
          <table:table-cell table:style-name="ce16" office:value-type="float" office:value="65.980392456">
            <text:p>65.98</text:p>
          </table:table-cell>
          <table:table-cell table:formula="of:=([.A412]*[.$B$2])+[.$A$2]" office:value-type="float" office:value="6293">
            <text:p>6293</text:p>
          </table:table-cell>
          <table:table-cell table:formula="of:=[.B412]*[.$B$3]" office:value-type="float" office:value="131.960784912">
            <text:p>131.96</text:p>
          </table:table-cell>
          <table:table-cell table:number-columns-repeated="1020"/>
        </table:table-row>
        <table:table-row table:style-name="ro1">
          <table:table-cell table:style-name="ce16" office:value-type="float" office:value="407">
            <text:p>407</text:p>
          </table:table-cell>
          <table:table-cell table:style-name="ce16" office:value-type="float" office:value="65.169937134">
            <text:p>65.17</text:p>
          </table:table-cell>
          <table:table-cell table:formula="of:=([.A413]*[.$B$2])+[.$A$2]" office:value-type="float" office:value="6308.5">
            <text:p>6308.5</text:p>
          </table:table-cell>
          <table:table-cell table:formula="of:=[.B413]*[.$B$3]" office:value-type="float" office:value="130.339874268">
            <text:p>130.34</text:p>
          </table:table-cell>
          <table:table-cell table:number-columns-repeated="1020"/>
        </table:table-row>
        <table:table-row table:style-name="ro1">
          <table:table-cell table:style-name="ce16" office:value-type="float" office:value="408">
            <text:p>408</text:p>
          </table:table-cell>
          <table:table-cell table:style-name="ce16" office:value-type="float" office:value="64.633987427">
            <text:p>64.63</text:p>
          </table:table-cell>
          <table:table-cell table:formula="of:=([.A414]*[.$B$2])+[.$A$2]" office:value-type="float" office:value="6324">
            <text:p>6324</text:p>
          </table:table-cell>
          <table:table-cell table:formula="of:=[.B414]*[.$B$3]" office:value-type="float" office:value="129.267974854">
            <text:p>129.27</text:p>
          </table:table-cell>
          <table:table-cell table:number-columns-repeated="1020"/>
        </table:table-row>
        <table:table-row table:style-name="ro1">
          <table:table-cell table:style-name="ce16" office:value-type="float" office:value="409">
            <text:p>409</text:p>
          </table:table-cell>
          <table:table-cell table:style-name="ce16" office:value-type="float" office:value="63.862743378">
            <text:p>63.86</text:p>
          </table:table-cell>
          <table:table-cell table:formula="of:=([.A415]*[.$B$2])+[.$A$2]" office:value-type="float" office:value="6339.5">
            <text:p>6339.5</text:p>
          </table:table-cell>
          <table:table-cell table:formula="of:=[.B415]*[.$B$3]" office:value-type="float" office:value="127.725486756">
            <text:p>127.73</text:p>
          </table:table-cell>
          <table:table-cell table:number-columns-repeated="1020"/>
        </table:table-row>
        <table:table-row table:style-name="ro1">
          <table:table-cell table:style-name="ce16" office:value-type="float" office:value="410">
            <text:p>410</text:p>
          </table:table-cell>
          <table:table-cell table:style-name="ce16" office:value-type="float" office:value="63.215686798">
            <text:p>63.22</text:p>
          </table:table-cell>
          <table:table-cell table:formula="of:=([.A416]*[.$B$2])+[.$A$2]" office:value-type="float" office:value="6355">
            <text:p>6355</text:p>
          </table:table-cell>
          <table:table-cell table:formula="of:=[.B416]*[.$B$3]" office:value-type="float" office:value="126.431373596">
            <text:p>126.43</text:p>
          </table:table-cell>
          <table:table-cell table:number-columns-repeated="1020"/>
        </table:table-row>
        <table:table-row table:style-name="ro1">
          <table:table-cell table:style-name="ce16" office:value-type="float" office:value="411">
            <text:p>411</text:p>
          </table:table-cell>
          <table:table-cell table:style-name="ce16" office:value-type="float" office:value="62.986927032">
            <text:p>62.99</text:p>
          </table:table-cell>
          <table:table-cell table:formula="of:=([.A417]*[.$B$2])+[.$A$2]" office:value-type="float" office:value="6370.5">
            <text:p>6370.5</text:p>
          </table:table-cell>
          <table:table-cell table:formula="of:=[.B417]*[.$B$3]" office:value-type="float" office:value="125.973854064">
            <text:p>125.97</text:p>
          </table:table-cell>
          <table:table-cell table:number-columns-repeated="1020"/>
        </table:table-row>
        <table:table-row table:style-name="ro1">
          <table:table-cell table:style-name="ce16" office:value-type="float" office:value="412">
            <text:p>412</text:p>
          </table:table-cell>
          <table:table-cell table:style-name="ce16" office:value-type="float" office:value="61.75163269">
            <text:p>61.75</text:p>
          </table:table-cell>
          <table:table-cell table:formula="of:=([.A418]*[.$B$2])+[.$A$2]" office:value-type="float" office:value="6386">
            <text:p>6386</text:p>
          </table:table-cell>
          <table:table-cell table:formula="of:=[.B418]*[.$B$3]" office:value-type="float" office:value="123.50326538">
            <text:p>123.5</text:p>
          </table:table-cell>
          <table:table-cell table:number-columns-repeated="1020"/>
        </table:table-row>
        <table:table-row table:style-name="ro1">
          <table:table-cell table:style-name="ce16" office:value-type="float" office:value="413">
            <text:p>413</text:p>
          </table:table-cell>
          <table:table-cell table:style-name="ce16" office:value-type="float" office:value="59.058822632">
            <text:p>59.06</text:p>
          </table:table-cell>
          <table:table-cell table:formula="of:=([.A419]*[.$B$2])+[.$A$2]" office:value-type="float" office:value="6401.5">
            <text:p>6401.5</text:p>
          </table:table-cell>
          <table:table-cell table:formula="of:=[.B419]*[.$B$3]" office:value-type="float" office:value="118.117645264">
            <text:p>118.12</text:p>
          </table:table-cell>
          <table:table-cell table:number-columns-repeated="1020"/>
        </table:table-row>
        <table:table-row table:style-name="ro1">
          <table:table-cell table:style-name="ce16" office:value-type="float" office:value="414">
            <text:p>414</text:p>
          </table:table-cell>
          <table:table-cell table:style-name="ce16" office:value-type="float" office:value="56.575164795">
            <text:p>56.58</text:p>
          </table:table-cell>
          <table:table-cell table:formula="of:=([.A420]*[.$B$2])+[.$A$2]" office:value-type="float" office:value="6417">
            <text:p>6417</text:p>
          </table:table-cell>
          <table:table-cell table:formula="of:=[.B420]*[.$B$3]" office:value-type="float" office:value="113.15032959">
            <text:p>113.15</text:p>
          </table:table-cell>
          <table:table-cell table:number-columns-repeated="1020"/>
        </table:table-row>
        <table:table-row table:style-name="ro1">
          <table:table-cell table:style-name="ce16" office:value-type="float" office:value="415">
            <text:p>415</text:p>
          </table:table-cell>
          <table:table-cell table:style-name="ce16" office:value-type="float" office:value="53.379085541">
            <text:p>53.38</text:p>
          </table:table-cell>
          <table:table-cell table:formula="of:=([.A421]*[.$B$2])+[.$A$2]" office:value-type="float" office:value="6432.5">
            <text:p>6432.5</text:p>
          </table:table-cell>
          <table:table-cell table:formula="of:=[.B421]*[.$B$3]" office:value-type="float" office:value="106.758171082">
            <text:p>106.76</text:p>
          </table:table-cell>
          <table:table-cell table:number-columns-repeated="1020"/>
        </table:table-row>
        <table:table-row table:style-name="ro1">
          <table:table-cell table:style-name="ce16" office:value-type="float" office:value="416">
            <text:p>416</text:p>
          </table:table-cell>
          <table:table-cell table:style-name="ce16" office:value-type="float" office:value="51.705883026">
            <text:p>51.71</text:p>
          </table:table-cell>
          <table:table-cell table:formula="of:=([.A422]*[.$B$2])+[.$A$2]" office:value-type="float" office:value="6448">
            <text:p>6448</text:p>
          </table:table-cell>
          <table:table-cell table:formula="of:=[.B422]*[.$B$3]" office:value-type="float" office:value="103.411766052">
            <text:p>103.41</text:p>
          </table:table-cell>
          <table:table-cell table:number-columns-repeated="1020"/>
        </table:table-row>
        <table:table-row table:style-name="ro1">
          <table:table-cell table:style-name="ce16" office:value-type="float" office:value="417">
            <text:p>417</text:p>
          </table:table-cell>
          <table:table-cell table:style-name="ce16" office:value-type="float" office:value="53.143791199">
            <text:p>53.14</text:p>
          </table:table-cell>
          <table:table-cell table:formula="of:=([.A423]*[.$B$2])+[.$A$2]" office:value-type="float" office:value="6463.5">
            <text:p>6463.5</text:p>
          </table:table-cell>
          <table:table-cell table:formula="of:=[.B423]*[.$B$3]" office:value-type="float" office:value="106.287582398">
            <text:p>106.29</text:p>
          </table:table-cell>
          <table:table-cell table:number-columns-repeated="1020"/>
        </table:table-row>
        <table:table-row table:style-name="ro1">
          <table:table-cell table:style-name="ce16" office:value-type="float" office:value="418">
            <text:p>418</text:p>
          </table:table-cell>
          <table:table-cell table:style-name="ce16" office:value-type="float" office:value="52.777778625">
            <text:p>52.78</text:p>
          </table:table-cell>
          <table:table-cell table:formula="of:=([.A424]*[.$B$2])+[.$A$2]" office:value-type="float" office:value="6479">
            <text:p>6479</text:p>
          </table:table-cell>
          <table:table-cell table:formula="of:=[.B424]*[.$B$3]" office:value-type="float" office:value="105.55555725">
            <text:p>105.56</text:p>
          </table:table-cell>
          <table:table-cell table:number-columns-repeated="1020"/>
        </table:table-row>
        <table:table-row table:style-name="ro1">
          <table:table-cell table:style-name="ce16" office:value-type="float" office:value="419">
            <text:p>419</text:p>
          </table:table-cell>
          <table:table-cell table:style-name="ce16" office:value-type="float" office:value="51.37254715">
            <text:p>51.37</text:p>
          </table:table-cell>
          <table:table-cell table:formula="of:=([.A425]*[.$B$2])+[.$A$2]" office:value-type="float" office:value="6494.5">
            <text:p>6494.5</text:p>
          </table:table-cell>
          <table:table-cell table:formula="of:=[.B425]*[.$B$3]" office:value-type="float" office:value="102.7450943">
            <text:p>102.75</text:p>
          </table:table-cell>
          <table:table-cell table:number-columns-repeated="1020"/>
        </table:table-row>
        <table:table-row table:style-name="ro1">
          <table:table-cell table:style-name="ce16" office:value-type="float" office:value="420">
            <text:p>420</text:p>
          </table:table-cell>
          <table:table-cell table:style-name="ce16" office:value-type="float" office:value="50.980392456">
            <text:p>50.98</text:p>
          </table:table-cell>
          <table:table-cell table:formula="of:=([.A426]*[.$B$2])+[.$A$2]" office:value-type="float" office:value="6510">
            <text:p>6510</text:p>
          </table:table-cell>
          <table:table-cell table:formula="of:=[.B426]*[.$B$3]" office:value-type="float" office:value="101.960784912">
            <text:p>101.96</text:p>
          </table:table-cell>
          <table:table-cell table:number-columns-repeated="1020"/>
        </table:table-row>
        <table:table-row table:style-name="ro1">
          <table:table-cell table:style-name="ce16" office:value-type="float" office:value="421">
            <text:p>421</text:p>
          </table:table-cell>
          <table:table-cell table:style-name="ce16" office:value-type="float" office:value="50.745098114">
            <text:p>50.75</text:p>
          </table:table-cell>
          <table:table-cell table:formula="of:=([.A427]*[.$B$2])+[.$A$2]" office:value-type="float" office:value="6525.5">
            <text:p>6525.5</text:p>
          </table:table-cell>
          <table:table-cell table:formula="of:=[.B427]*[.$B$3]" office:value-type="float" office:value="101.490196228">
            <text:p>101.49</text:p>
          </table:table-cell>
          <table:table-cell table:number-columns-repeated="1020"/>
        </table:table-row>
        <table:table-row table:style-name="ro1">
          <table:table-cell table:style-name="ce16" office:value-type="float" office:value="422">
            <text:p>422</text:p>
          </table:table-cell>
          <table:table-cell table:style-name="ce16" office:value-type="float" office:value="50.156864166">
            <text:p>50.16</text:p>
          </table:table-cell>
          <table:table-cell table:formula="of:=([.A428]*[.$B$2])+[.$A$2]" office:value-type="float" office:value="6541">
            <text:p>6541</text:p>
          </table:table-cell>
          <table:table-cell table:formula="of:=[.B428]*[.$B$3]" office:value-type="float" office:value="100.313728332">
            <text:p>100.31</text:p>
          </table:table-cell>
          <table:table-cell table:number-columns-repeated="1020"/>
        </table:table-row>
        <table:table-row table:style-name="ro1">
          <table:table-cell table:style-name="ce16" office:value-type="float" office:value="423">
            <text:p>423</text:p>
          </table:table-cell>
          <table:table-cell table:style-name="ce16" office:value-type="float" office:value="49.947711945">
            <text:p>49.95</text:p>
          </table:table-cell>
          <table:table-cell table:formula="of:=([.A429]*[.$B$2])+[.$A$2]" office:value-type="float" office:value="6556.5">
            <text:p>6556.5</text:p>
          </table:table-cell>
          <table:table-cell table:formula="of:=[.B429]*[.$B$3]" office:value-type="float" office:value="99.89542389">
            <text:p>99.9</text:p>
          </table:table-cell>
          <table:table-cell table:number-columns-repeated="1020"/>
        </table:table-row>
        <table:table-row table:style-name="ro1">
          <table:table-cell table:style-name="ce16" office:value-type="float" office:value="424">
            <text:p>424</text:p>
          </table:table-cell>
          <table:table-cell table:style-name="ce16" office:value-type="float" office:value="51.333332062">
            <text:p>51.33</text:p>
          </table:table-cell>
          <table:table-cell table:formula="of:=([.A430]*[.$B$2])+[.$A$2]" office:value-type="float" office:value="6572">
            <text:p>6572</text:p>
          </table:table-cell>
          <table:table-cell table:formula="of:=[.B430]*[.$B$3]" office:value-type="float" office:value="102.666664124">
            <text:p>102.67</text:p>
          </table:table-cell>
          <table:table-cell table:number-columns-repeated="1020"/>
        </table:table-row>
        <table:table-row table:style-name="ro1">
          <table:table-cell table:style-name="ce16" office:value-type="float" office:value="425">
            <text:p>425</text:p>
          </table:table-cell>
          <table:table-cell table:style-name="ce16" office:value-type="float" office:value="52.058822632">
            <text:p>52.06</text:p>
          </table:table-cell>
          <table:table-cell table:formula="of:=([.A431]*[.$B$2])+[.$A$2]" office:value-type="float" office:value="6587.5">
            <text:p>6587.5</text:p>
          </table:table-cell>
          <table:table-cell table:formula="of:=[.B431]*[.$B$3]" office:value-type="float" office:value="104.117645264">
            <text:p>104.12</text:p>
          </table:table-cell>
          <table:table-cell table:number-columns-repeated="1020"/>
        </table:table-row>
        <table:table-row table:style-name="ro1">
          <table:table-cell table:style-name="ce16" office:value-type="float" office:value="426">
            <text:p>426</text:p>
          </table:table-cell>
          <table:table-cell table:style-name="ce16" office:value-type="float" office:value="51.202613831">
            <text:p>51.2</text:p>
          </table:table-cell>
          <table:table-cell table:formula="of:=([.A432]*[.$B$2])+[.$A$2]" office:value-type="float" office:value="6603">
            <text:p>6603</text:p>
          </table:table-cell>
          <table:table-cell table:formula="of:=[.B432]*[.$B$3]" office:value-type="float" office:value="102.405227662">
            <text:p>102.41</text:p>
          </table:table-cell>
          <table:table-cell table:number-columns-repeated="1020"/>
        </table:table-row>
        <table:table-row table:style-name="ro1">
          <table:table-cell table:style-name="ce16" office:value-type="float" office:value="427">
            <text:p>427</text:p>
          </table:table-cell>
          <table:table-cell table:style-name="ce16" office:value-type="float" office:value="51.359477997">
            <text:p>51.36</text:p>
          </table:table-cell>
          <table:table-cell table:formula="of:=([.A433]*[.$B$2])+[.$A$2]" office:value-type="float" office:value="6618.5">
            <text:p>6618.5</text:p>
          </table:table-cell>
          <table:table-cell table:formula="of:=[.B433]*[.$B$3]" office:value-type="float" office:value="102.718955994">
            <text:p>102.72</text:p>
          </table:table-cell>
          <table:table-cell table:number-columns-repeated="1020"/>
        </table:table-row>
        <table:table-row table:style-name="ro1">
          <table:table-cell table:style-name="ce16" office:value-type="float" office:value="428">
            <text:p>428</text:p>
          </table:table-cell>
          <table:table-cell table:style-name="ce16" office:value-type="float" office:value="52.699344635">
            <text:p>52.7</text:p>
          </table:table-cell>
          <table:table-cell table:formula="of:=([.A434]*[.$B$2])+[.$A$2]" office:value-type="float" office:value="6634">
            <text:p>6634</text:p>
          </table:table-cell>
          <table:table-cell table:formula="of:=[.B434]*[.$B$3]" office:value-type="float" office:value="105.39868927">
            <text:p>105.4</text:p>
          </table:table-cell>
          <table:table-cell table:number-columns-repeated="1020"/>
        </table:table-row>
        <table:table-row table:style-name="ro1">
          <table:table-cell table:style-name="ce16" office:value-type="float" office:value="429">
            <text:p>429</text:p>
          </table:table-cell>
          <table:table-cell table:style-name="ce16" office:value-type="float" office:value="52.75163269">
            <text:p>52.75</text:p>
          </table:table-cell>
          <table:table-cell table:formula="of:=([.A435]*[.$B$2])+[.$A$2]" office:value-type="float" office:value="6649.5">
            <text:p>6649.5</text:p>
          </table:table-cell>
          <table:table-cell table:formula="of:=[.B435]*[.$B$3]" office:value-type="float" office:value="105.50326538">
            <text:p>105.5</text:p>
          </table:table-cell>
          <table:table-cell table:number-columns-repeated="1020"/>
        </table:table-row>
        <table:table-row table:style-name="ro1">
          <table:table-cell table:style-name="ce16" office:value-type="float" office:value="430">
            <text:p>430</text:p>
          </table:table-cell>
          <table:table-cell table:style-name="ce16" office:value-type="float" office:value="51.039215088">
            <text:p>51.04</text:p>
          </table:table-cell>
          <table:table-cell table:formula="of:=([.A436]*[.$B$2])+[.$A$2]" office:value-type="float" office:value="6665">
            <text:p>6665</text:p>
          </table:table-cell>
          <table:table-cell table:formula="of:=[.B436]*[.$B$3]" office:value-type="float" office:value="102.078430176">
            <text:p>102.08</text:p>
          </table:table-cell>
          <table:table-cell table:number-columns-repeated="1020"/>
        </table:table-row>
        <table:table-row table:style-name="ro1">
          <table:table-cell table:style-name="ce16" office:value-type="float" office:value="431">
            <text:p>431</text:p>
          </table:table-cell>
          <table:table-cell table:style-name="ce16" office:value-type="float" office:value="49.869281769">
            <text:p>49.87</text:p>
          </table:table-cell>
          <table:table-cell table:formula="of:=([.A437]*[.$B$2])+[.$A$2]" office:value-type="float" office:value="6680.5">
            <text:p>6680.5</text:p>
          </table:table-cell>
          <table:table-cell table:formula="of:=[.B437]*[.$B$3]" office:value-type="float" office:value="99.738563538">
            <text:p>99.74</text:p>
          </table:table-cell>
          <table:table-cell table:number-columns-repeated="1020"/>
        </table:table-row>
        <table:table-row table:style-name="ro1">
          <table:table-cell table:style-name="ce16" office:value-type="float" office:value="432">
            <text:p>432</text:p>
          </table:table-cell>
          <table:table-cell table:style-name="ce16" office:value-type="float" office:value="49.869281769">
            <text:p>49.87</text:p>
          </table:table-cell>
          <table:table-cell table:formula="of:=([.A438]*[.$B$2])+[.$A$2]" office:value-type="float" office:value="6696">
            <text:p>6696</text:p>
          </table:table-cell>
          <table:table-cell table:formula="of:=[.B438]*[.$B$3]" office:value-type="float" office:value="99.738563538">
            <text:p>99.74</text:p>
          </table:table-cell>
          <table:table-cell table:number-columns-repeated="1020"/>
        </table:table-row>
        <table:table-row table:style-name="ro1">
          <table:table-cell table:style-name="ce16" office:value-type="float" office:value="433">
            <text:p>433</text:p>
          </table:table-cell>
          <table:table-cell table:style-name="ce16" office:value-type="float" office:value="49.72549057">
            <text:p>49.73</text:p>
          </table:table-cell>
          <table:table-cell table:formula="of:=([.A439]*[.$B$2])+[.$A$2]" office:value-type="float" office:value="6711.5">
            <text:p>6711.5</text:p>
          </table:table-cell>
          <table:table-cell table:formula="of:=[.B439]*[.$B$3]" office:value-type="float" office:value="99.45098114">
            <text:p>99.45</text:p>
          </table:table-cell>
          <table:table-cell table:number-columns-repeated="1020"/>
        </table:table-row>
        <table:table-row table:style-name="ro1">
          <table:table-cell table:style-name="ce16" office:value-type="float" office:value="434">
            <text:p>434</text:p>
          </table:table-cell>
          <table:table-cell table:style-name="ce16" office:value-type="float" office:value="48.849674225">
            <text:p>48.85</text:p>
          </table:table-cell>
          <table:table-cell table:formula="of:=([.A440]*[.$B$2])+[.$A$2]" office:value-type="float" office:value="6727">
            <text:p>6727</text:p>
          </table:table-cell>
          <table:table-cell table:formula="of:=[.B440]*[.$B$3]" office:value-type="float" office:value="97.69934845">
            <text:p>97.7</text:p>
          </table:table-cell>
          <table:table-cell table:number-columns-repeated="1020"/>
        </table:table-row>
        <table:table-row table:style-name="ro1">
          <table:table-cell table:style-name="ce16" office:value-type="float" office:value="435">
            <text:p>435</text:p>
          </table:table-cell>
          <table:table-cell table:style-name="ce16" office:value-type="float" office:value="47.222221375">
            <text:p>47.22</text:p>
          </table:table-cell>
          <table:table-cell table:formula="of:=([.A441]*[.$B$2])+[.$A$2]" office:value-type="float" office:value="6742.5">
            <text:p>6742.5</text:p>
          </table:table-cell>
          <table:table-cell table:formula="of:=[.B441]*[.$B$3]" office:value-type="float" office:value="94.44444275">
            <text:p>94.44</text:p>
          </table:table-cell>
          <table:table-cell table:number-columns-repeated="1020"/>
        </table:table-row>
        <table:table-row table:style-name="ro1">
          <table:table-cell table:style-name="ce16" office:value-type="float" office:value="436">
            <text:p>436</text:p>
          </table:table-cell>
          <table:table-cell table:style-name="ce16" office:value-type="float" office:value="45.503269196">
            <text:p>45.5</text:p>
          </table:table-cell>
          <table:table-cell table:formula="of:=([.A442]*[.$B$2])+[.$A$2]" office:value-type="float" office:value="6758">
            <text:p>6758</text:p>
          </table:table-cell>
          <table:table-cell table:formula="of:=[.B442]*[.$B$3]" office:value-type="float" office:value="91.006538392">
            <text:p>91.01</text:p>
          </table:table-cell>
          <table:table-cell table:number-columns-repeated="1020"/>
        </table:table-row>
        <table:table-row table:style-name="ro1">
          <table:table-cell table:style-name="ce16" office:value-type="float" office:value="437">
            <text:p>437</text:p>
          </table:table-cell>
          <table:table-cell table:style-name="ce16" office:value-type="float" office:value="44.90196228">
            <text:p>44.9</text:p>
          </table:table-cell>
          <table:table-cell table:formula="of:=([.A443]*[.$B$2])+[.$A$2]" office:value-type="float" office:value="6773.5">
            <text:p>6773.5</text:p>
          </table:table-cell>
          <table:table-cell table:formula="of:=[.B443]*[.$B$3]" office:value-type="float" office:value="89.80392456">
            <text:p>89.8</text:p>
          </table:table-cell>
          <table:table-cell table:number-columns-repeated="1020"/>
        </table:table-row>
        <table:table-row table:style-name="ro1">
          <table:table-cell table:style-name="ce16" office:value-type="float" office:value="438">
            <text:p>438</text:p>
          </table:table-cell>
          <table:table-cell table:style-name="ce16" office:value-type="float" office:value="41.875816345">
            <text:p>41.88</text:p>
          </table:table-cell>
          <table:table-cell table:formula="of:=([.A444]*[.$B$2])+[.$A$2]" office:value-type="float" office:value="6789">
            <text:p>6789</text:p>
          </table:table-cell>
          <table:table-cell table:formula="of:=[.B444]*[.$B$3]" office:value-type="float" office:value="83.75163269">
            <text:p>83.75</text:p>
          </table:table-cell>
          <table:table-cell table:number-columns-repeated="1020"/>
        </table:table-row>
        <table:table-row table:style-name="ro1">
          <table:table-cell table:style-name="ce16" office:value-type="float" office:value="439">
            <text:p>439</text:p>
          </table:table-cell>
          <table:table-cell table:style-name="ce16" office:value-type="float" office:value="34.856208801">
            <text:p>34.86</text:p>
          </table:table-cell>
          <table:table-cell table:formula="of:=([.A445]*[.$B$2])+[.$A$2]" office:value-type="float" office:value="6804.5">
            <text:p>6804.5</text:p>
          </table:table-cell>
          <table:table-cell table:formula="of:=[.B445]*[.$B$3]" office:value-type="float" office:value="69.712417602">
            <text:p>69.71</text:p>
          </table:table-cell>
          <table:table-cell table:number-columns-repeated="1020"/>
        </table:table-row>
        <table:table-row table:style-name="ro1">
          <table:table-cell table:style-name="ce16" office:value-type="float" office:value="440">
            <text:p>440</text:p>
          </table:table-cell>
          <table:table-cell table:style-name="ce16" office:value-type="float" office:value="28.993463516">
            <text:p>28.99</text:p>
          </table:table-cell>
          <table:table-cell table:formula="of:=([.A446]*[.$B$2])+[.$A$2]" office:value-type="float" office:value="6820">
            <text:p>6820</text:p>
          </table:table-cell>
          <table:table-cell table:formula="of:=[.B446]*[.$B$3]" office:value-type="float" office:value="57.986927032">
            <text:p>57.99</text:p>
          </table:table-cell>
          <table:table-cell table:number-columns-repeated="1020"/>
        </table:table-row>
        <table:table-row table:style-name="ro1">
          <table:table-cell table:style-name="ce16" office:value-type="float" office:value="441">
            <text:p>441</text:p>
          </table:table-cell>
          <table:table-cell table:style-name="ce16" office:value-type="float" office:value="29.692810059">
            <text:p>29.69</text:p>
          </table:table-cell>
          <table:table-cell table:formula="of:=([.A447]*[.$B$2])+[.$A$2]" office:value-type="float" office:value="6835.5">
            <text:p>6835.5</text:p>
          </table:table-cell>
          <table:table-cell table:formula="of:=[.B447]*[.$B$3]" office:value-type="float" office:value="59.385620118">
            <text:p>59.39</text:p>
          </table:table-cell>
          <table:table-cell table:number-columns-repeated="1020"/>
        </table:table-row>
        <table:table-row table:style-name="ro1">
          <table:table-cell table:style-name="ce16" office:value-type="float" office:value="442">
            <text:p>442</text:p>
          </table:table-cell>
          <table:table-cell table:style-name="ce16" office:value-type="float" office:value="34.993465424">
            <text:p>34.99</text:p>
          </table:table-cell>
          <table:table-cell table:formula="of:=([.A448]*[.$B$2])+[.$A$2]" office:value-type="float" office:value="6851">
            <text:p>6851</text:p>
          </table:table-cell>
          <table:table-cell table:formula="of:=[.B448]*[.$B$3]" office:value-type="float" office:value="69.986930848">
            <text:p>69.99</text:p>
          </table:table-cell>
          <table:table-cell table:number-columns-repeated="1020"/>
        </table:table-row>
        <table:table-row table:style-name="ro1">
          <table:table-cell table:style-name="ce16" office:value-type="float" office:value="443">
            <text:p>443</text:p>
          </table:table-cell>
          <table:table-cell table:style-name="ce16" office:value-type="float" office:value="40.986927032">
            <text:p>40.99</text:p>
          </table:table-cell>
          <table:table-cell table:formula="of:=([.A449]*[.$B$2])+[.$A$2]" office:value-type="float" office:value="6866.5">
            <text:p>6866.5</text:p>
          </table:table-cell>
          <table:table-cell table:formula="of:=[.B449]*[.$B$3]" office:value-type="float" office:value="81.973854064">
            <text:p>81.97</text:p>
          </table:table-cell>
          <table:table-cell table:number-columns-repeated="1020"/>
        </table:table-row>
        <table:table-row table:style-name="ro1">
          <table:table-cell table:style-name="ce16" office:value-type="float" office:value="444">
            <text:p>444</text:p>
          </table:table-cell>
          <table:table-cell table:style-name="ce16" office:value-type="float" office:value="42.254901886">
            <text:p>42.25</text:p>
          </table:table-cell>
          <table:table-cell table:formula="of:=([.A450]*[.$B$2])+[.$A$2]" office:value-type="float" office:value="6882">
            <text:p>6882</text:p>
          </table:table-cell>
          <table:table-cell table:formula="of:=[.B450]*[.$B$3]" office:value-type="float" office:value="84.509803772">
            <text:p>84.51</text:p>
          </table:table-cell>
          <table:table-cell table:number-columns-repeated="1020"/>
        </table:table-row>
        <table:table-row table:style-name="ro1">
          <table:table-cell table:style-name="ce16" office:value-type="float" office:value="445">
            <text:p>445</text:p>
          </table:table-cell>
          <table:table-cell table:style-name="ce16" office:value-type="float" office:value="44.02614212">
            <text:p>44.03</text:p>
          </table:table-cell>
          <table:table-cell table:formula="of:=([.A451]*[.$B$2])+[.$A$2]" office:value-type="float" office:value="6897.5">
            <text:p>6897.5</text:p>
          </table:table-cell>
          <table:table-cell table:formula="of:=[.B451]*[.$B$3]" office:value-type="float" office:value="88.05228424">
            <text:p>88.05</text:p>
          </table:table-cell>
          <table:table-cell table:number-columns-repeated="1020"/>
        </table:table-row>
        <table:table-row table:style-name="ro1">
          <table:table-cell table:style-name="ce16" office:value-type="float" office:value="446">
            <text:p>446</text:p>
          </table:table-cell>
          <table:table-cell table:style-name="ce16" office:value-type="float" office:value="43.581699371">
            <text:p>43.58</text:p>
          </table:table-cell>
          <table:table-cell table:formula="of:=([.A452]*[.$B$2])+[.$A$2]" office:value-type="float" office:value="6913">
            <text:p>6913</text:p>
          </table:table-cell>
          <table:table-cell table:formula="of:=[.B452]*[.$B$3]" office:value-type="float" office:value="87.163398742">
            <text:p>87.16</text:p>
          </table:table-cell>
          <table:table-cell table:number-columns-repeated="1020"/>
        </table:table-row>
        <table:table-row table:style-name="ro1">
          <table:table-cell table:style-name="ce16" office:value-type="float" office:value="447">
            <text:p>447</text:p>
          </table:table-cell>
          <table:table-cell table:style-name="ce16" office:value-type="float" office:value="41.980392456">
            <text:p>41.98</text:p>
          </table:table-cell>
          <table:table-cell table:formula="of:=([.A453]*[.$B$2])+[.$A$2]" office:value-type="float" office:value="6928.5">
            <text:p>6928.5</text:p>
          </table:table-cell>
          <table:table-cell table:formula="of:=[.B453]*[.$B$3]" office:value-type="float" office:value="83.960784912">
            <text:p>83.96</text:p>
          </table:table-cell>
          <table:table-cell table:number-columns-repeated="1020"/>
        </table:table-row>
        <table:table-row table:style-name="ro1">
          <table:table-cell table:style-name="ce16" office:value-type="float" office:value="448">
            <text:p>448</text:p>
          </table:table-cell>
          <table:table-cell table:style-name="ce16" office:value-type="float" office:value="41.692810059">
            <text:p>41.69</text:p>
          </table:table-cell>
          <table:table-cell table:formula="of:=([.A454]*[.$B$2])+[.$A$2]" office:value-type="float" office:value="6944">
            <text:p>6944</text:p>
          </table:table-cell>
          <table:table-cell table:formula="of:=[.B454]*[.$B$3]" office:value-type="float" office:value="83.385620118">
            <text:p>83.39</text:p>
          </table:table-cell>
          <table:table-cell table:number-columns-repeated="1020"/>
        </table:table-row>
        <table:table-row table:style-name="ro1">
          <table:table-cell table:style-name="ce16" office:value-type="float" office:value="449">
            <text:p>449</text:p>
          </table:table-cell>
          <table:table-cell table:style-name="ce16" office:value-type="float" office:value="42.27450943">
            <text:p>42.27</text:p>
          </table:table-cell>
          <table:table-cell table:formula="of:=([.A455]*[.$B$2])+[.$A$2]" office:value-type="float" office:value="6959.5">
            <text:p>6959.5</text:p>
          </table:table-cell>
          <table:table-cell table:formula="of:=[.B455]*[.$B$3]" office:value-type="float" office:value="84.54901886">
            <text:p>84.55</text:p>
          </table:table-cell>
          <table:table-cell table:number-columns-repeated="1020"/>
        </table:table-row>
        <table:table-row table:style-name="ro1">
          <table:table-cell table:style-name="ce16" office:value-type="float" office:value="450">
            <text:p>450</text:p>
          </table:table-cell>
          <table:table-cell table:style-name="ce16" office:value-type="float" office:value="42.130718231">
            <text:p>42.13</text:p>
          </table:table-cell>
          <table:table-cell table:formula="of:=([.A456]*[.$B$2])+[.$A$2]" office:value-type="float" office:value="6975">
            <text:p>6975</text:p>
          </table:table-cell>
          <table:table-cell table:formula="of:=[.B456]*[.$B$3]" office:value-type="float" office:value="84.261436462">
            <text:p>84.26</text:p>
          </table:table-cell>
          <table:table-cell table:number-columns-repeated="1020"/>
        </table:table-row>
        <table:table-row table:style-name="ro1">
          <table:table-cell table:style-name="ce16" office:value-type="float" office:value="451">
            <text:p>451</text:p>
          </table:table-cell>
          <table:table-cell table:style-name="ce16" office:value-type="float" office:value="41.627449036">
            <text:p>41.63</text:p>
          </table:table-cell>
          <table:table-cell table:formula="of:=([.A457]*[.$B$2])+[.$A$2]" office:value-type="float" office:value="6990.5">
            <text:p>6990.5</text:p>
          </table:table-cell>
          <table:table-cell table:formula="of:=[.B457]*[.$B$3]" office:value-type="float" office:value="83.254898072">
            <text:p>83.25</text:p>
          </table:table-cell>
          <table:table-cell table:number-columns-repeated="1020"/>
        </table:table-row>
        <table:table-row table:style-name="ro1">
          <table:table-cell table:style-name="ce16" office:value-type="float" office:value="452">
            <text:p>452</text:p>
          </table:table-cell>
          <table:table-cell table:style-name="ce16" office:value-type="float" office:value="41.352939606">
            <text:p>41.35</text:p>
          </table:table-cell>
          <table:table-cell table:formula="of:=([.A458]*[.$B$2])+[.$A$2]" office:value-type="float" office:value="7006">
            <text:p>7006</text:p>
          </table:table-cell>
          <table:table-cell table:formula="of:=[.B458]*[.$B$3]" office:value-type="float" office:value="82.705879212">
            <text:p>82.71</text:p>
          </table:table-cell>
          <table:table-cell table:number-columns-repeated="1020"/>
        </table:table-row>
        <table:table-row table:style-name="ro1">
          <table:table-cell table:style-name="ce16" office:value-type="float" office:value="453">
            <text:p>453</text:p>
          </table:table-cell>
          <table:table-cell table:style-name="ce16" office:value-type="float" office:value="40.254901886">
            <text:p>40.25</text:p>
          </table:table-cell>
          <table:table-cell table:formula="of:=([.A459]*[.$B$2])+[.$A$2]" office:value-type="float" office:value="7021.5">
            <text:p>7021.5</text:p>
          </table:table-cell>
          <table:table-cell table:formula="of:=[.B459]*[.$B$3]" office:value-type="float" office:value="80.509803772">
            <text:p>80.51</text:p>
          </table:table-cell>
          <table:table-cell table:number-columns-repeated="1020"/>
        </table:table-row>
        <table:table-row table:style-name="ro1">
          <table:table-cell table:style-name="ce16" office:value-type="float" office:value="454">
            <text:p>454</text:p>
          </table:table-cell>
          <table:table-cell table:style-name="ce16" office:value-type="float" office:value="39.82352829">
            <text:p>39.82</text:p>
          </table:table-cell>
          <table:table-cell table:formula="of:=([.A460]*[.$B$2])+[.$A$2]" office:value-type="float" office:value="7037">
            <text:p>7037</text:p>
          </table:table-cell>
          <table:table-cell table:formula="of:=[.B460]*[.$B$3]" office:value-type="float" office:value="79.64705658">
            <text:p>79.65</text:p>
          </table:table-cell>
          <table:table-cell table:number-columns-repeated="1020"/>
        </table:table-row>
        <table:table-row table:style-name="ro1">
          <table:table-cell table:style-name="ce16" office:value-type="float" office:value="455">
            <text:p>455</text:p>
          </table:table-cell>
          <table:table-cell table:style-name="ce16" office:value-type="float" office:value="39.581699371">
            <text:p>39.58</text:p>
          </table:table-cell>
          <table:table-cell table:formula="of:=([.A461]*[.$B$2])+[.$A$2]" office:value-type="float" office:value="7052.5">
            <text:p>7052.5</text:p>
          </table:table-cell>
          <table:table-cell table:formula="of:=[.B461]*[.$B$3]" office:value-type="float" office:value="79.163398742">
            <text:p>79.16</text:p>
          </table:table-cell>
          <table:table-cell table:number-columns-repeated="1020"/>
        </table:table-row>
        <table:table-row table:style-name="ro1">
          <table:table-cell table:style-name="ce16" office:value-type="float" office:value="456">
            <text:p>456</text:p>
          </table:table-cell>
          <table:table-cell table:style-name="ce16" office:value-type="float" office:value="41">
            <text:p>41</text:p>
          </table:table-cell>
          <table:table-cell table:formula="of:=([.A462]*[.$B$2])+[.$A$2]" office:value-type="float" office:value="7068">
            <text:p>7068</text:p>
          </table:table-cell>
          <table:table-cell table:formula="of:=[.B462]*[.$B$3]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table:style-name="ce16" office:value-type="float" office:value="457">
            <text:p>457</text:p>
          </table:table-cell>
          <table:table-cell table:style-name="ce16" office:value-type="float" office:value="43.137256622">
            <text:p>43.14</text:p>
          </table:table-cell>
          <table:table-cell table:formula="of:=([.A463]*[.$B$2])+[.$A$2]" office:value-type="float" office:value="7083.5">
            <text:p>7083.5</text:p>
          </table:table-cell>
          <table:table-cell table:formula="of:=[.B463]*[.$B$3]" office:value-type="float" office:value="86.274513244">
            <text:p>86.27</text:p>
          </table:table-cell>
          <table:table-cell table:number-columns-repeated="1020"/>
        </table:table-row>
        <table:table-row table:style-name="ro1">
          <table:table-cell table:style-name="ce16" office:value-type="float" office:value="458">
            <text:p>458</text:p>
          </table:table-cell>
          <table:table-cell table:style-name="ce16" office:value-type="float" office:value="41.575164795">
            <text:p>41.58</text:p>
          </table:table-cell>
          <table:table-cell table:formula="of:=([.A464]*[.$B$2])+[.$A$2]" office:value-type="float" office:value="7099">
            <text:p>7099</text:p>
          </table:table-cell>
          <table:table-cell table:formula="of:=[.B464]*[.$B$3]" office:value-type="float" office:value="83.15032959">
            <text:p>83.15</text:p>
          </table:table-cell>
          <table:table-cell table:number-columns-repeated="1020"/>
        </table:table-row>
        <table:table-row table:style-name="ro1">
          <table:table-cell table:style-name="ce16" office:value-type="float" office:value="459">
            <text:p>459</text:p>
          </table:table-cell>
          <table:table-cell table:style-name="ce16" office:value-type="float" office:value="41.156864166">
            <text:p>41.16</text:p>
          </table:table-cell>
          <table:table-cell table:formula="of:=([.A465]*[.$B$2])+[.$A$2]" office:value-type="float" office:value="7114.5">
            <text:p>7114.5</text:p>
          </table:table-cell>
          <table:table-cell table:formula="of:=[.B465]*[.$B$3]" office:value-type="float" office:value="82.313728332">
            <text:p>82.31</text:p>
          </table:table-cell>
          <table:table-cell table:number-columns-repeated="1020"/>
        </table:table-row>
        <table:table-row table:style-name="ro1">
          <table:table-cell table:style-name="ce16" office:value-type="float" office:value="460">
            <text:p>460</text:p>
          </table:table-cell>
          <table:table-cell table:style-name="ce16" office:value-type="float" office:value="42.013072968">
            <text:p>42.01</text:p>
          </table:table-cell>
          <table:table-cell table:formula="of:=([.A466]*[.$B$2])+[.$A$2]" office:value-type="float" office:value="7130">
            <text:p>7130</text:p>
          </table:table-cell>
          <table:table-cell table:formula="of:=[.B466]*[.$B$3]" office:value-type="float" office:value="84.026145936">
            <text:p>84.03</text:p>
          </table:table-cell>
          <table:table-cell table:number-columns-repeated="1020"/>
        </table:table-row>
        <table:table-row table:style-name="ro1">
          <table:table-cell table:style-name="ce16" office:value-type="float" office:value="461">
            <text:p>461</text:p>
          </table:table-cell>
          <table:table-cell table:style-name="ce16" office:value-type="float" office:value="42.398693085">
            <text:p>42.4</text:p>
          </table:table-cell>
          <table:table-cell table:formula="of:=([.A467]*[.$B$2])+[.$A$2]" office:value-type="float" office:value="7145.5">
            <text:p>7145.5</text:p>
          </table:table-cell>
          <table:table-cell table:formula="of:=[.B467]*[.$B$3]" office:value-type="float" office:value="84.79738617">
            <text:p>84.8</text:p>
          </table:table-cell>
          <table:table-cell table:number-columns-repeated="1020"/>
        </table:table-row>
        <table:table-row table:style-name="ro1">
          <table:table-cell table:style-name="ce16" office:value-type="float" office:value="462">
            <text:p>462</text:p>
          </table:table-cell>
          <table:table-cell table:style-name="ce16" office:value-type="float" office:value="42.555553436">
            <text:p>42.56</text:p>
          </table:table-cell>
          <table:table-cell table:formula="of:=([.A468]*[.$B$2])+[.$A$2]" office:value-type="float" office:value="7161">
            <text:p>7161</text:p>
          </table:table-cell>
          <table:table-cell table:formula="of:=[.B468]*[.$B$3]" office:value-type="float" office:value="85.111106872">
            <text:p>85.11</text:p>
          </table:table-cell>
          <table:table-cell table:number-columns-repeated="1020"/>
        </table:table-row>
        <table:table-row table:style-name="ro1">
          <table:table-cell table:style-name="ce16" office:value-type="float" office:value="463">
            <text:p>463</text:p>
          </table:table-cell>
          <table:table-cell table:style-name="ce16" office:value-type="float" office:value="42.679737091">
            <text:p>42.68</text:p>
          </table:table-cell>
          <table:table-cell table:formula="of:=([.A469]*[.$B$2])+[.$A$2]" office:value-type="float" office:value="7176.5">
            <text:p>7176.5</text:p>
          </table:table-cell>
          <table:table-cell table:formula="of:=[.B469]*[.$B$3]" office:value-type="float" office:value="85.359474182">
            <text:p>85.36</text:p>
          </table:table-cell>
          <table:table-cell table:number-columns-repeated="1020"/>
        </table:table-row>
        <table:table-row table:style-name="ro1">
          <table:table-cell table:style-name="ce16" office:value-type="float" office:value="464">
            <text:p>464</text:p>
          </table:table-cell>
          <table:table-cell table:style-name="ce16" office:value-type="float" office:value="43.071895599">
            <text:p>43.07</text:p>
          </table:table-cell>
          <table:table-cell table:formula="of:=([.A470]*[.$B$2])+[.$A$2]" office:value-type="float" office:value="7192">
            <text:p>7192</text:p>
          </table:table-cell>
          <table:table-cell table:formula="of:=[.B470]*[.$B$3]" office:value-type="float" office:value="86.143791198">
            <text:p>86.14</text:p>
          </table:table-cell>
          <table:table-cell table:number-columns-repeated="1020"/>
        </table:table-row>
        <table:table-row table:style-name="ro1">
          <table:table-cell table:style-name="ce16" office:value-type="float" office:value="465">
            <text:p>465</text:p>
          </table:table-cell>
          <table:table-cell table:style-name="ce16" office:value-type="float" office:value="42.758171082">
            <text:p>42.76</text:p>
          </table:table-cell>
          <table:table-cell table:formula="of:=([.A471]*[.$B$2])+[.$A$2]" office:value-type="float" office:value="7207.5">
            <text:p>7207.5</text:p>
          </table:table-cell>
          <table:table-cell table:formula="of:=[.B471]*[.$B$3]" office:value-type="float" office:value="85.516342164">
            <text:p>85.52</text:p>
          </table:table-cell>
          <table:table-cell table:number-columns-repeated="1020"/>
        </table:table-row>
        <table:table-row table:style-name="ro1">
          <table:table-cell table:style-name="ce16" office:value-type="float" office:value="466">
            <text:p>466</text:p>
          </table:table-cell>
          <table:table-cell table:style-name="ce16" office:value-type="float" office:value="42.281044006">
            <text:p>42.28</text:p>
          </table:table-cell>
          <table:table-cell table:formula="of:=([.A472]*[.$B$2])+[.$A$2]" office:value-type="float" office:value="7223">
            <text:p>7223</text:p>
          </table:table-cell>
          <table:table-cell table:formula="of:=[.B472]*[.$B$3]" office:value-type="float" office:value="84.562088012">
            <text:p>84.56</text:p>
          </table:table-cell>
          <table:table-cell table:number-columns-repeated="1020"/>
        </table:table-row>
        <table:table-row table:style-name="ro1">
          <table:table-cell table:style-name="ce16" office:value-type="float" office:value="467">
            <text:p>467</text:p>
          </table:table-cell>
          <table:table-cell table:style-name="ce16" office:value-type="float" office:value="43.915031433">
            <text:p>43.92</text:p>
          </table:table-cell>
          <table:table-cell table:formula="of:=([.A473]*[.$B$2])+[.$A$2]" office:value-type="float" office:value="7238.5">
            <text:p>7238.5</text:p>
          </table:table-cell>
          <table:table-cell table:formula="of:=[.B473]*[.$B$3]" office:value-type="float" office:value="87.830062866">
            <text:p>87.83</text:p>
          </table:table-cell>
          <table:table-cell table:number-columns-repeated="1020"/>
        </table:table-row>
        <table:table-row table:style-name="ro1">
          <table:table-cell table:style-name="ce16" office:value-type="float" office:value="468">
            <text:p>468</text:p>
          </table:table-cell>
          <table:table-cell table:style-name="ce16" office:value-type="float" office:value="41.411766052">
            <text:p>41.41</text:p>
          </table:table-cell>
          <table:table-cell table:formula="of:=([.A474]*[.$B$2])+[.$A$2]" office:value-type="float" office:value="7254">
            <text:p>7254</text:p>
          </table:table-cell>
          <table:table-cell table:formula="of:=[.B474]*[.$B$3]" office:value-type="float" office:value="82.823532104">
            <text:p>82.82</text:p>
          </table:table-cell>
          <table:table-cell table:number-columns-repeated="1020"/>
        </table:table-row>
        <table:table-row table:style-name="ro1">
          <table:table-cell table:style-name="ce16" office:value-type="float" office:value="469">
            <text:p>469</text:p>
          </table:table-cell>
          <table:table-cell table:style-name="ce16" office:value-type="float" office:value="39.516338348">
            <text:p>39.52</text:p>
          </table:table-cell>
          <table:table-cell table:formula="of:=([.A475]*[.$B$2])+[.$A$2]" office:value-type="float" office:value="7269.5">
            <text:p>7269.5</text:p>
          </table:table-cell>
          <table:table-cell table:formula="of:=[.B475]*[.$B$3]" office:value-type="float" office:value="79.032676696">
            <text:p>79.03</text:p>
          </table:table-cell>
          <table:table-cell table:number-columns-repeated="1020"/>
        </table:table-row>
        <table:table-row table:style-name="ro1">
          <table:table-cell table:style-name="ce16" office:value-type="float" office:value="470">
            <text:p>470</text:p>
          </table:table-cell>
          <table:table-cell table:style-name="ce16" office:value-type="float" office:value="38.483657837">
            <text:p>38.48</text:p>
          </table:table-cell>
          <table:table-cell table:formula="of:=([.A476]*[.$B$2])+[.$A$2]" office:value-type="float" office:value="7285">
            <text:p>7285</text:p>
          </table:table-cell>
          <table:table-cell table:formula="of:=[.B476]*[.$B$3]" office:value-type="float" office:value="76.967315674">
            <text:p>76.97</text:p>
          </table:table-cell>
          <table:table-cell table:number-columns-repeated="1020"/>
        </table:table-row>
        <table:table-row table:style-name="ro1">
          <table:table-cell table:style-name="ce16" office:value-type="float" office:value="471">
            <text:p>471</text:p>
          </table:table-cell>
          <table:table-cell table:style-name="ce16" office:value-type="float" office:value="37.627449036">
            <text:p>37.63</text:p>
          </table:table-cell>
          <table:table-cell table:formula="of:=([.A477]*[.$B$2])+[.$A$2]" office:value-type="float" office:value="7300.5">
            <text:p>7300.5</text:p>
          </table:table-cell>
          <table:table-cell table:formula="of:=[.B477]*[.$B$3]" office:value-type="float" office:value="75.254898072">
            <text:p>75.25</text:p>
          </table:table-cell>
          <table:table-cell table:number-columns-repeated="1020"/>
        </table:table-row>
        <table:table-row table:style-name="ro1">
          <table:table-cell table:style-name="ce16" office:value-type="float" office:value="472">
            <text:p>472</text:p>
          </table:table-cell>
          <table:table-cell table:style-name="ce16" office:value-type="float" office:value="37.529411316">
            <text:p>37.53</text:p>
          </table:table-cell>
          <table:table-cell table:formula="of:=([.A478]*[.$B$2])+[.$A$2]" office:value-type="float" office:value="7316">
            <text:p>7316</text:p>
          </table:table-cell>
          <table:table-cell table:formula="of:=[.B478]*[.$B$3]" office:value-type="float" office:value="75.058822632">
            <text:p>75.06</text:p>
          </table:table-cell>
          <table:table-cell table:number-columns-repeated="1020"/>
        </table:table-row>
        <table:table-row table:style-name="ro1">
          <table:table-cell table:style-name="ce16" office:value-type="float" office:value="473">
            <text:p>473</text:p>
          </table:table-cell>
          <table:table-cell table:style-name="ce16" office:value-type="float" office:value="37.509803772">
            <text:p>37.51</text:p>
          </table:table-cell>
          <table:table-cell table:formula="of:=([.A479]*[.$B$2])+[.$A$2]" office:value-type="float" office:value="7331.5">
            <text:p>7331.5</text:p>
          </table:table-cell>
          <table:table-cell table:formula="of:=[.B479]*[.$B$3]" office:value-type="float" office:value="75.019607544">
            <text:p>75.02</text:p>
          </table:table-cell>
          <table:table-cell table:number-columns-repeated="1020"/>
        </table:table-row>
        <table:table-row table:style-name="ro1">
          <table:table-cell table:style-name="ce16" office:value-type="float" office:value="474">
            <text:p>474</text:p>
          </table:table-cell>
          <table:table-cell table:style-name="ce16" office:value-type="float" office:value="36.908496857">
            <text:p>36.91</text:p>
          </table:table-cell>
          <table:table-cell table:formula="of:=([.A480]*[.$B$2])+[.$A$2]" office:value-type="float" office:value="7347">
            <text:p>7347</text:p>
          </table:table-cell>
          <table:table-cell table:formula="of:=[.B480]*[.$B$3]" office:value-type="float" office:value="73.816993714">
            <text:p>73.82</text:p>
          </table:table-cell>
          <table:table-cell table:number-columns-repeated="1020"/>
        </table:table-row>
        <table:table-row table:style-name="ro1">
          <table:table-cell table:style-name="ce16" office:value-type="float" office:value="475">
            <text:p>475</text:p>
          </table:table-cell>
          <table:table-cell table:style-name="ce16" office:value-type="float" office:value="37.366012573">
            <text:p>37.37</text:p>
          </table:table-cell>
          <table:table-cell table:formula="of:=([.A481]*[.$B$2])+[.$A$2]" office:value-type="float" office:value="7362.5">
            <text:p>7362.5</text:p>
          </table:table-cell>
          <table:table-cell table:formula="of:=[.B481]*[.$B$3]" office:value-type="float" office:value="74.732025146">
            <text:p>74.73</text:p>
          </table:table-cell>
          <table:table-cell table:number-columns-repeated="1020"/>
        </table:table-row>
        <table:table-row table:style-name="ro1">
          <table:table-cell table:style-name="ce16" office:value-type="float" office:value="476">
            <text:p>476</text:p>
          </table:table-cell>
          <table:table-cell table:style-name="ce16" office:value-type="float" office:value="37.464050293">
            <text:p>37.46</text:p>
          </table:table-cell>
          <table:table-cell table:formula="of:=([.A482]*[.$B$2])+[.$A$2]" office:value-type="float" office:value="7378">
            <text:p>7378</text:p>
          </table:table-cell>
          <table:table-cell table:formula="of:=[.B482]*[.$B$3]" office:value-type="float" office:value="74.928100586">
            <text:p>74.93</text:p>
          </table:table-cell>
          <table:table-cell table:number-columns-repeated="1020"/>
        </table:table-row>
        <table:table-row table:style-name="ro1">
          <table:table-cell table:style-name="ce16" office:value-type="float" office:value="477">
            <text:p>477</text:p>
          </table:table-cell>
          <table:table-cell table:style-name="ce16" office:value-type="float" office:value="36.542484283">
            <text:p>36.54</text:p>
          </table:table-cell>
          <table:table-cell table:formula="of:=([.A483]*[.$B$2])+[.$A$2]" office:value-type="float" office:value="7393.5">
            <text:p>7393.5</text:p>
          </table:table-cell>
          <table:table-cell table:formula="of:=[.B483]*[.$B$3]" office:value-type="float" office:value="73.084968566">
            <text:p>73.08</text:p>
          </table:table-cell>
          <table:table-cell table:number-columns-repeated="1020"/>
        </table:table-row>
        <table:table-row table:style-name="ro1">
          <table:table-cell table:style-name="ce16" office:value-type="float" office:value="478">
            <text:p>478</text:p>
          </table:table-cell>
          <table:table-cell table:style-name="ce16" office:value-type="float" office:value="36.228755951">
            <text:p>36.23</text:p>
          </table:table-cell>
          <table:table-cell table:formula="of:=([.A484]*[.$B$2])+[.$A$2]" office:value-type="float" office:value="7409">
            <text:p>7409</text:p>
          </table:table-cell>
          <table:table-cell table:formula="of:=[.B484]*[.$B$3]" office:value-type="float" office:value="72.457511902">
            <text:p>72.46</text:p>
          </table:table-cell>
          <table:table-cell table:number-columns-repeated="1020"/>
        </table:table-row>
        <table:table-row table:style-name="ro1">
          <table:table-cell table:style-name="ce16" office:value-type="float" office:value="479">
            <text:p>479</text:p>
          </table:table-cell>
          <table:table-cell table:style-name="ce16" office:value-type="float" office:value="36.620914459">
            <text:p>36.62</text:p>
          </table:table-cell>
          <table:table-cell table:formula="of:=([.A485]*[.$B$2])+[.$A$2]" office:value-type="float" office:value="7424.5">
            <text:p>7424.5</text:p>
          </table:table-cell>
          <table:table-cell table:formula="of:=[.B485]*[.$B$3]" office:value-type="float" office:value="73.241828918">
            <text:p>73.24</text:p>
          </table:table-cell>
          <table:table-cell table:number-columns-repeated="1020"/>
        </table:table-row>
        <table:table-row table:style-name="ro1">
          <table:table-cell table:style-name="ce16" office:value-type="float" office:value="480">
            <text:p>480</text:p>
          </table:table-cell>
          <table:table-cell table:style-name="ce16" office:value-type="float" office:value="37.483657837">
            <text:p>37.48</text:p>
          </table:table-cell>
          <table:table-cell table:formula="of:=([.A486]*[.$B$2])+[.$A$2]" office:value-type="float" office:value="7440">
            <text:p>7440</text:p>
          </table:table-cell>
          <table:table-cell table:formula="of:=[.B486]*[.$B$3]" office:value-type="float" office:value="74.967315674">
            <text:p>74.97</text:p>
          </table:table-cell>
          <table:table-cell table:number-columns-repeated="1020"/>
        </table:table-row>
        <table:table-row table:style-name="ro1">
          <table:table-cell table:style-name="ce16" office:value-type="float" office:value="481">
            <text:p>481</text:p>
          </table:table-cell>
          <table:table-cell table:style-name="ce16" office:value-type="float" office:value="38.503265381">
            <text:p>38.5</text:p>
          </table:table-cell>
          <table:table-cell table:formula="of:=([.A487]*[.$B$2])+[.$A$2]" office:value-type="float" office:value="7455.5">
            <text:p>7455.5</text:p>
          </table:table-cell>
          <table:table-cell table:formula="of:=[.B487]*[.$B$3]" office:value-type="float" office:value="77.006530762">
            <text:p>77.01</text:p>
          </table:table-cell>
          <table:table-cell table:number-columns-repeated="1020"/>
        </table:table-row>
        <table:table-row table:style-name="ro1">
          <table:table-cell table:style-name="ce16" office:value-type="float" office:value="482">
            <text:p>482</text:p>
          </table:table-cell>
          <table:table-cell table:style-name="ce16" office:value-type="float" office:value="38.209148407">
            <text:p>38.21</text:p>
          </table:table-cell>
          <table:table-cell table:formula="of:=([.A488]*[.$B$2])+[.$A$2]" office:value-type="float" office:value="7471">
            <text:p>7471</text:p>
          </table:table-cell>
          <table:table-cell table:formula="of:=[.B488]*[.$B$3]" office:value-type="float" office:value="76.418296814">
            <text:p>76.42</text:p>
          </table:table-cell>
          <table:table-cell table:number-columns-repeated="1020"/>
        </table:table-row>
        <table:table-row table:style-name="ro1">
          <table:table-cell table:style-name="ce16" office:value-type="float" office:value="483">
            <text:p>483</text:p>
          </table:table-cell>
          <table:table-cell table:style-name="ce16" office:value-type="float" office:value="37.366012573">
            <text:p>37.37</text:p>
          </table:table-cell>
          <table:table-cell table:formula="of:=([.A489]*[.$B$2])+[.$A$2]" office:value-type="float" office:value="7486.5">
            <text:p>7486.5</text:p>
          </table:table-cell>
          <table:table-cell table:formula="of:=[.B489]*[.$B$3]" office:value-type="float" office:value="74.732025146">
            <text:p>74.73</text:p>
          </table:table-cell>
          <table:table-cell table:number-columns-repeated="1020"/>
        </table:table-row>
        <table:table-row table:style-name="ro1">
          <table:table-cell table:style-name="ce16" office:value-type="float" office:value="484">
            <text:p>484</text:p>
          </table:table-cell>
          <table:table-cell table:style-name="ce16" office:value-type="float" office:value="37.771240234">
            <text:p>37.77</text:p>
          </table:table-cell>
          <table:table-cell table:formula="of:=([.A490]*[.$B$2])+[.$A$2]" office:value-type="float" office:value="7502">
            <text:p>7502</text:p>
          </table:table-cell>
          <table:table-cell table:formula="of:=[.B490]*[.$B$3]" office:value-type="float" office:value="75.542480468">
            <text:p>75.54</text:p>
          </table:table-cell>
          <table:table-cell table:number-columns-repeated="1020"/>
        </table:table-row>
        <table:table-row table:style-name="ro1">
          <table:table-cell table:style-name="ce16" office:value-type="float" office:value="485">
            <text:p>485</text:p>
          </table:table-cell>
          <table:table-cell table:style-name="ce16" office:value-type="float" office:value="37.189540863">
            <text:p>37.19</text:p>
          </table:table-cell>
          <table:table-cell table:formula="of:=([.A491]*[.$B$2])+[.$A$2]" office:value-type="float" office:value="7517.5">
            <text:p>7517.5</text:p>
          </table:table-cell>
          <table:table-cell table:formula="of:=[.B491]*[.$B$3]" office:value-type="float" office:value="74.379081726">
            <text:p>74.38</text:p>
          </table:table-cell>
          <table:table-cell table:number-columns-repeated="1020"/>
        </table:table-row>
        <table:table-row table:style-name="ro1">
          <table:table-cell table:style-name="ce16" office:value-type="float" office:value="486">
            <text:p>486</text:p>
          </table:table-cell>
          <table:table-cell table:style-name="ce16" office:value-type="float" office:value="36.954246521">
            <text:p>36.95</text:p>
          </table:table-cell>
          <table:table-cell table:formula="of:=([.A492]*[.$B$2])+[.$A$2]" office:value-type="float" office:value="7533">
            <text:p>7533</text:p>
          </table:table-cell>
          <table:table-cell table:formula="of:=[.B492]*[.$B$3]" office:value-type="float" office:value="73.908493042">
            <text:p>73.91</text:p>
          </table:table-cell>
          <table:table-cell table:number-columns-repeated="1020"/>
        </table:table-row>
        <table:table-row table:style-name="ro1">
          <table:table-cell table:style-name="ce16" office:value-type="float" office:value="487">
            <text:p>487</text:p>
          </table:table-cell>
          <table:table-cell table:style-name="ce16" office:value-type="float" office:value="35.797386169">
            <text:p>35.8</text:p>
          </table:table-cell>
          <table:table-cell table:formula="of:=([.A493]*[.$B$2])+[.$A$2]" office:value-type="float" office:value="7548.5">
            <text:p>7548.5</text:p>
          </table:table-cell>
          <table:table-cell table:formula="of:=[.B493]*[.$B$3]" office:value-type="float" office:value="71.594772338">
            <text:p>71.59</text:p>
          </table:table-cell>
          <table:table-cell table:number-columns-repeated="1020"/>
        </table:table-row>
        <table:table-row table:style-name="ro1">
          <table:table-cell table:style-name="ce16" office:value-type="float" office:value="488">
            <text:p>488</text:p>
          </table:table-cell>
          <table:table-cell table:style-name="ce16" office:value-type="float" office:value="35.849674225">
            <text:p>35.85</text:p>
          </table:table-cell>
          <table:table-cell table:formula="of:=([.A494]*[.$B$2])+[.$A$2]" office:value-type="float" office:value="7564">
            <text:p>7564</text:p>
          </table:table-cell>
          <table:table-cell table:formula="of:=[.B494]*[.$B$3]" office:value-type="float" office:value="71.69934845">
            <text:p>71.7</text:p>
          </table:table-cell>
          <table:table-cell table:number-columns-repeated="1020"/>
        </table:table-row>
        <table:table-row table:style-name="ro1">
          <table:table-cell table:style-name="ce16" office:value-type="float" office:value="489">
            <text:p>489</text:p>
          </table:table-cell>
          <table:table-cell table:style-name="ce16" office:value-type="float" office:value="37.516338348">
            <text:p>37.52</text:p>
          </table:table-cell>
          <table:table-cell table:formula="of:=([.A495]*[.$B$2])+[.$A$2]" office:value-type="float" office:value="7579.5">
            <text:p>7579.5</text:p>
          </table:table-cell>
          <table:table-cell table:formula="of:=[.B495]*[.$B$3]" office:value-type="float" office:value="75.032676696">
            <text:p>75.03</text:p>
          </table:table-cell>
          <table:table-cell table:number-columns-repeated="1020"/>
        </table:table-row>
        <table:table-row table:style-name="ro4" table:number-rows-repeated="304">
          <table:table-cell table:style-name="ce17" table:number-columns-repeated="2"/>
          <table:table-cell table:number-columns-repeated="1022"/>
        </table:table-row>
        <table:table-row table:style-name="ro4" table:number-rows-repeated="10477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mosphere" table:style-name="ta6">
        <table:table-column table:style-name="co3" table:number-columns-repeated="1024" table:default-cell-style-name="Default"/>
        <table:table-row table:style-name="ro4">
          <table:table-cell table:style-name="ce9" office:value-type="string">
            <text:p>Baseline</text:p>
          </table:table-cell>
          <table:table-cell table:style-name="ce9" office:value-type="string">
            <text:p>&amp; Scale Factor</text:p>
          </table:table-cell>
          <table:table-cell table:style-name="ce9"/>
          <table:table-cell table:style-name="ce9" office:value-type="string">
            <text:p>For Image Profile Data</text:p>
          </table:table-cell>
          <table:table-cell table:style-name="ce9" table:number-columns-repeated="2"/>
          <table:table-cell table:style-name="ce8" table:number-columns-repeated="1018"/>
        </table:table-row>
        <table:table-row table:style-name="ro4">
          <table:table-cell table:style-name="ce11" office:value-type="float" office:value="5">
            <text:p>5</text:p>
          </table:table-cell>
          <table:table-cell table:style-name="ce11" table:formula="of:=[$Plots.D5]" office:value-type="float" office:value="1">
            <text:p>1</text:p>
          </table:table-cell>
          <table:table-cell table:style-name="ce8"/>
          <table:table-cell table:style-name="ce15" office:value-type="string">
            <text:p>Note: - The Scale Factor is linked from the Plots Sheet so Ref Data can be aligned wth User Data</text:p>
          </table:table-cell>
          <table:table-cell table:style-name="ce8" table:number-columns-repeated="1020"/>
        </table:table-row>
        <table:table-row table:style-name="ro4" table:number-rows-repeated="2">
          <table:table-cell table:style-name="ce8" table:number-columns-repeated="1024"/>
        </table:table-row>
        <table:table-row table:style-name="ro5">
          <table:table-cell table:style-name="ce6" office:value-type="string">
            <text:p>Ref Value</text:p>
          </table:table-cell>
          <table:table-cell table:style-name="ce6" office:value-type="string">
            <text:p>Scaled Value</text:p>
          </table:table-cell>
          <table:table-cell table:style-name="ce6" office:value-type="string">
            <text:p>Rel Int Fixed Value</text:p>
          </table:table-cell>
          <table:table-cell table:style-name="ce8" table:number-columns-repeated="1021"/>
        </table:table-row>
        <table:table-row table:style-name="ro1">
          <table:table-cell table:number-columns-repeated="2" office:value-type="float" office:value="6870">
            <text:p>687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Oxygen B band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raunhofer_1" table:base-cell-address="$Fraunhofer.$A$1" table:cell-range-address="$Fraunhofer.$A$20:.$B$29"/>
        <table:named-range table:name="Excel_BuiltIn_Print_Area_2" table:base-cell-address="$Fraunhofer.$A$1" table:cell-range-address="$Plots.$A$1:.$S$36" table:range-usable-as="print-range"/>
        <table:named-range table:name="Excel_BuiltIn_Print_Area_5" table:base-cell-address="$Fraunhofer.$A$1" table:cell-range-address="$'User Data'.$A$1:.$S$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3cm" fo:margin-right="1.3cm" style:first-page-number="continue" style:scale-to-X="1" style:scale-to-Y="1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2/07/2016</text:date>, <text:time>10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aunhofer" style:display-name="PageStyle_Fraunho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s" style:display-name="PageStyle_Plo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larRefData" style:display-name="PageStyle_SolarRef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drogenRefData" style:display-name="PageStyle_HydrogenRef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er_20_Data" style:display-name="PageStyle_User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tmosphere" style:display-name="PageStyle_Atmospher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10T08:36:37</meta:creation-date>
    <dc:date>2016-07-02T10:50:26</dc:date>
    <meta:print-date>2011-05-10T12:31:23</meta:print-date>
    <meta:generator>NeoOffice/3.2015.7$Unix OpenOffice.org_project/</meta:generator>
    <meta:editing-duration>PT00H00M35S</meta:editing-duration>
    <meta:editing-cycles>1</meta:editing-cycles>
    <meta:document-statistic meta:table-count="6" meta:cell-count="21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1.75pt" fo:font-style="normal" fo:text-shadow="none" style:text-underline-style="none" fo:font-weight="bold" style:font-size-asian="11.75pt" style:font-style-asian="normal" style:font-weight-asian="bold" style:font-size-complex="11.75pt" style:font-style-complex="normal" style:font-weight-complex="bold"/>
    </style:style>
    <style:style style:name="ch3" style:family="chart">
      <style:chart-properties chart:include-hidden-cells="false" chart:auto-position="true" chart:auto-size="true" chart:spline-order="3" chart:error-lower-limit="100" chart:error-upper-limit="100" chart:error-upper-indicator="true" chart:error-lower-indicator="true" chart:error-category="constant"/>
    </style:style>
    <style:style style:name="ch4" style:family="chart" style:data-style-name="N2">
      <style:chart-properties chart:display-label="true" chart:tick-marks-major-inner="false" chart:tick-marks-major-outer="true" chart:tick-marks-minor-inner="true" chart:tick-marks-minor-outer="true" chart:logarithmic="false" chart:minimum="3900" chart:maximum="690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9.25pt" fo:font-style="normal" fo:text-shadow="none" style:text-underline-style="none" fo:font-weight="normal" style:font-size-asian="9.25pt" style:font-style-asian="normal" style:font-weight-asian="normal" style:font-size-complex="9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h6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20" chart:interval-minor-divisor="5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ffffff" style:text-outline="false" style:text-line-through-style="none" fo:font-family="'Times New Roman'" fo:font-size="9.25pt" fo:font-style="normal" fo:text-shadow="none" style:text-underline-style="none" fo:font-weight="normal" style:font-size-asian="9.25pt" style:font-style-asian="normal" style:font-weight-asian="normal" style:font-size-complex="9.2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 chart:error-lower-limit="100" chart:error-upper-limit="100" chart:error-upper-indicator="true" chart:error-lower-indicator="true" chart:error-category="constant"/>
      <style:graphic-properties draw:stroke="none" svg:stroke-width="0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9" style:family="chart">
      <style:chart-properties chart:error-category="constant"/>
      <style:graphic-properties draw:stroke="solid" svg:stroke-width="0.035cm" svg:stroke-color="#dd0806" svg:stroke-opacity="100%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5.043cm" svg:height="5.835cm" chart:class="chart:scatter" chart:style-name="ch1">
        <chart:title svg:x="8.785cm" svg:y="0.116cm" chart:style-name="ch2">
          <text:p>SpectraCalc Plot for Fraunhofer Lines</text:p>
        </chart:title>
        <chart:plot-area chart:style-name="ch3" table:cell-range-address="Fraunhofer.A20:Fraunhofer.B29" svg:x="0.5cm" svg:y="0.709cm" svg:width="24.043cm" svg:height="5.095cm">
          <chart:axis chart:dimension="x" chart:name="primary-x" chart:style-name="ch4">
            <chart:title svg:x="10.566cm" svg:y="5.348cm" chart:style-name="ch5">
              <text:p>Wavelength in Angstrom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raunhofer.B20:Fraunhofer.B29" chart:class="chart:scatter">
            <chart:domain table:cell-range-address="Fraunhofer.A20:Fraunhofer.A29"/>
            <chart:error-indicator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3.7">
                <text:p text:id="Fraunhofer.A20:Fraunhofer.A29">7593.7</text:p>
              </table:table-cell>
              <table:table-cell office:value-type="float" office:value="100">
                <text:p text:id="Fraunhofer.B20:Fraunhofer.B29"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7.2">
                <text:p>6867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62.8">
                <text:p>6562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95.9">
                <text:p>5895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0">
                <text:p>5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69.6">
                <text:p>5269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1.3">
                <text:p>4861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4.2">
                <text:p>4314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8.5">
                <text:p>3968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33.7">
                <text:p>3933.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.25pt" fo:font-style="normal" fo:text-shadow="none" style:text-underline-style="none" fo:font-weight="bold" style:font-size-asian="12.25pt" style:font-style-asian="normal" style:font-weight-asian="bold" style:font-size-complex="12.25pt" style:font-style-complex="normal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true" chart:tick-marks-minor-outer="true" chart:logarithmic="false" chart:minimum="0" chart:maximum="800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035cm" svg:stroke-color="#000090" svg:stroke-opacity="100%" draw:fill-color="#00009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176cm" chart:symbol-height="0.176cm" chart:error-lower-limit="50" chart:error-upper-limit="50" chart:error-upper-indicator="true" chart:error-lower-indicator="true" chart:error-category="constant"/>
      <style:graphic-properties draw:stroke="none" svg:stroke-width="0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0" style:family="chart">
      <style:chart-properties chart:error-category="constant"/>
      <style:graphic-properties draw:stroke="solid" svg:stroke-width="0.035cm" svg:stroke-color="#dd0806" svg:stroke-opacity="100%"/>
    </style:style>
    <style:style style:name="ch11" style:family="chart">
      <style:chart-properties chart:symbol-type="named-symbol" chart:symbol-name="arrow-up" chart:symbol-width="0.176cm" chart:symbol-height="0.176cm"/>
      <style:graphic-properties draw:stroke="solid" svg:stroke-width="0.035cm" svg:stroke-color="#fcf305" svg:stroke-opacity="100%" draw:fill-color="#fcf305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808080" svg:stroke-opacity="100%" draw:fill="solid" draw:fill-color="#c0c0c0" draw:opacity="100%"/>
    </style:style>
    <style:style style:name="ch13" style:family="chart">
      <style:graphic-properties draw:fill-color="#d9d9d9"/>
    </style:style>
  </office:automatic-styles>
  <office:body>
    <office:chart>
      <chart:chart svg:width="25.705cm" svg:height="6.749cm" chart:class="chart:scatter" chart:column-mapping="0 3" chart:style-name="ch1">
        <chart:title svg:x="8.574cm" svg:y="0.134cm" chart:style-name="ch2">
          <text:p>User Data Comparison with Reference Data</text:p>
        </chart:title>
        <chart:plot-area chart:style-name="ch3" table:cell-range-address="'User Data'.C6:'User Data'.D788 HydrogenRefData.C6:HydrogenRefData.C12 Atmosphere.C6:Atmosphere.C6" svg:x="0.514cm" svg:y="0.745cm" svg:width="24.677cm" svg:height="5.937cm">
          <chart:axis chart:dimension="x" chart:name="primary-x" chart:style-name="ch4">
            <chart:title svg:x="10.792cm" svg:y="6.244cm" chart:style-name="ch5">
              <text:p>Wavelength in Angstrom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Data'.D6:'User Data'.D788" chart:class="chart:scatter">
            <chart:domain table:cell-range-address="'User Data'.C6:'User Data'.C788"/>
            <chart:data-point chart:repeated="783"/>
          </chart:series>
          <chart:series chart:style-name="ch9" chart:values-cell-range-address="HydrogenRefData.C6:HydrogenRefData.C12" chart:class="chart:scatter">
            <chart:domain table:cell-range-address="HydrogenRefData.B6:HydrogenRefData.B12"/>
            <chart:error-indicator chart:style-name="ch10"/>
            <chart:data-point chart:repeated="7"/>
          </chart:series>
          <chart:series chart:style-name="ch11" chart:values-cell-range-address="Atmosphere.C6:Atmosphere.C6" chart:class="chart:scatter">
            <chart:domain table:cell-range-address="Atmosphere.B6:Atmosphere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User Data'.C6:'User Data'.C788">0</text:p>
              </table:table-cell>
              <table:table-cell office:value-type="float" office:value="39.385620118">
                <text:p text:id="'User Data'.D6:'User Data'.D788">39.385620118</text:p>
              </table:table-cell>
              <table:table-cell office:value-type="float" office:value="3975.07">
                <text:p text:id="HydrogenRefData.B6:HydrogenRefData.B12">3975.07</text:p>
              </table:table-cell>
              <table:table-cell office:value-type="float" office:value="100">
                <text:p text:id="HydrogenRefData.C6:HydrogenRefData.C12">100</text:p>
              </table:table-cell>
              <table:table-cell office:value-type="float" office:value="6870">
                <text:p text:id="Atmosphere.B6:Atmosphere.B6">6870</text:p>
              </table:table-cell>
              <table:table-cell office:value-type="float" office:value="150">
                <text:p text:id="Atmosphere.C6:Atmosphere.C6">1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36.44444275">
                <text:p>36.44444275</text:p>
              </table:table-cell>
              <table:table-cell office:value-type="float" office:value="4106.74">
                <text:p>4106.74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46.24836731">
                <text:p>46.24836731</text:p>
              </table:table-cell>
              <table:table-cell office:value-type="float" office:value="4345.47">
                <text:p>4345.4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5">
                <text:p>46.5</text:p>
              </table:table-cell>
              <table:table-cell office:value-type="float" office:value="72.026145936">
                <text:p>72.026145936</text:p>
              </table:table-cell>
              <table:table-cell office:value-type="float" office:value="4866.33">
                <text:p>4866.33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142.95425415">
                <text:p>142.95425415</text:p>
              </table:table-cell>
              <table:table-cell office:value-type="float" office:value="6567.72">
                <text:p>6567.72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">
                <text:p>77.5</text:p>
              </table:table-cell>
              <table:table-cell office:value-type="float" office:value="201.85621643">
                <text:p>201.85621643</text:p>
              </table:table-cell>
              <table:table-cell office:value-type="float" office:value="6567.85">
                <text:p>6567.85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269.686279296">
                <text:p>269.686279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5">
                <text:p>108.5</text:p>
              </table:table-cell>
              <table:table-cell office:value-type="float" office:value="286.967315674">
                <text:p>286.967315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262.209136962">
                <text:p>262.209136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.5">
                <text:p>139.5</text:p>
              </table:table-cell>
              <table:table-cell office:value-type="float" office:value="212.05229187">
                <text:p>212.05229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  <table:table-cell office:value-type="float" office:value="132.039215088">
                <text:p>132.0392150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.5">
                <text:p>170.5</text:p>
              </table:table-cell>
              <table:table-cell office:value-type="float" office:value="95.111106872">
                <text:p>95.1111068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">
                <text:p>186</text:p>
              </table:table-cell>
              <table:table-cell office:value-type="float" office:value="63.843135834">
                <text:p>63.8431358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.5">
                <text:p>201.5</text:p>
              </table:table-cell>
              <table:table-cell office:value-type="float" office:value="55.111110688">
                <text:p>55.111110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">
                <text:p>217</text:p>
              </table:table-cell>
              <table:table-cell office:value-type="float" office:value="47.973854064">
                <text:p>47.973854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.5">
                <text:p>232.5</text:p>
              </table:table-cell>
              <table:table-cell office:value-type="float" office:value="40.980392456">
                <text:p>40.980392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">
                <text:p>248</text:p>
              </table:table-cell>
              <table:table-cell office:value-type="float" office:value="39.816993714">
                <text:p>39.816993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.5">
                <text:p>263.5</text:p>
              </table:table-cell>
              <table:table-cell office:value-type="float" office:value="39.542484284">
                <text:p>39.542484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">
                <text:p>279</text:p>
              </table:table-cell>
              <table:table-cell office:value-type="float" office:value="40.431373596">
                <text:p>40.431373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.5">
                <text:p>294.5</text:p>
              </table:table-cell>
              <table:table-cell office:value-type="float" office:value="39.960784912">
                <text:p>39.96078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">
                <text:p>310</text:p>
              </table:table-cell>
              <table:table-cell office:value-type="float" office:value="40.313724518">
                <text:p>40.313724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5.5">
                <text:p>325.5</text:p>
              </table:table-cell>
              <table:table-cell office:value-type="float" office:value="40.627449036">
                <text:p>40.627449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1">
                <text:p>341</text:p>
              </table:table-cell>
              <table:table-cell office:value-type="float" office:value="40.156864166">
                <text:p>40.156864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6.5">
                <text:p>356.5</text:p>
              </table:table-cell>
              <table:table-cell office:value-type="float" office:value="40.37908554">
                <text:p>40.37908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">
                <text:p>372</text:p>
              </table:table-cell>
              <table:table-cell office:value-type="float" office:value="40.535945892">
                <text:p>40.535945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7.5">
                <text:p>387.5</text:p>
              </table:table-cell>
              <table:table-cell office:value-type="float" office:value="40.941177368">
                <text:p>40.941177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3">
                <text:p>403</text:p>
              </table:table-cell>
              <table:table-cell office:value-type="float" office:value="41.294116974">
                <text:p>41.2941169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8.5">
                <text:p>418.5</text:p>
              </table:table-cell>
              <table:table-cell office:value-type="float" office:value="39.424835206">
                <text:p>39.424835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4">
                <text:p>434</text:p>
              </table:table-cell>
              <table:table-cell office:value-type="float" office:value="40.209148406">
                <text:p>40.209148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.5">
                <text:p>449.5</text:p>
              </table:table-cell>
              <table:table-cell office:value-type="float" office:value="39.50326538">
                <text:p>39.50326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5">
                <text:p>465</text:p>
              </table:table-cell>
              <table:table-cell office:value-type="float" office:value="39.816993714">
                <text:p>39.816993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.5">
                <text:p>480.5</text:p>
              </table:table-cell>
              <table:table-cell office:value-type="float" office:value="41.22875595">
                <text:p>41.22875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6">
                <text:p>496</text:p>
              </table:table-cell>
              <table:table-cell office:value-type="float" office:value="40.483657836">
                <text:p>40.483657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1.5">
                <text:p>511.5</text:p>
              </table:table-cell>
              <table:table-cell office:value-type="float" office:value="39.150325776">
                <text:p>39.150325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">
                <text:p>527</text:p>
              </table:table-cell>
              <table:table-cell office:value-type="float" office:value="39.464050292">
                <text:p>39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2.5">
                <text:p>542.5</text:p>
              </table:table-cell>
              <table:table-cell office:value-type="float" office:value="38.222221374">
                <text:p>38.222221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">
                <text:p>558</text:p>
              </table:table-cell>
              <table:table-cell office:value-type="float" office:value="39.045749664">
                <text:p>39.045749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.5">
                <text:p>573.5</text:p>
              </table:table-cell>
              <table:table-cell office:value-type="float" office:value="40.222221374">
                <text:p>40.222221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9">
                <text:p>589</text:p>
              </table:table-cell>
              <table:table-cell office:value-type="float" office:value="39.830062866">
                <text:p>39.830062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.5">
                <text:p>604.5</text:p>
              </table:table-cell>
              <table:table-cell office:value-type="float" office:value="39.124183654">
                <text:p>39.124183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0">
                <text:p>620</text:p>
              </table:table-cell>
              <table:table-cell office:value-type="float" office:value="38.84967041">
                <text:p>38.84967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5.5">
                <text:p>635.5</text:p>
              </table:table-cell>
              <table:table-cell office:value-type="float" office:value="37.869281768">
                <text:p>37.8692817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37.830062866">
                <text:p>37.830062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6.5">
                <text:p>666.5</text:p>
              </table:table-cell>
              <table:table-cell office:value-type="float" office:value="38.483657836">
                <text:p>38.483657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2">
                <text:p>682</text:p>
              </table:table-cell>
              <table:table-cell office:value-type="float" office:value="38.013069152">
                <text:p>38.013069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7.5">
                <text:p>697.5</text:p>
              </table:table-cell>
              <table:table-cell office:value-type="float" office:value="38.836601258">
                <text:p>38.836601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3">
                <text:p>713</text:p>
              </table:table-cell>
              <table:table-cell office:value-type="float" office:value="39.111110688">
                <text:p>39.111110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.5">
                <text:p>728.5</text:p>
              </table:table-cell>
              <table:table-cell office:value-type="float" office:value="38.16993332">
                <text:p>38.16993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4">
                <text:p>744</text:p>
              </table:table-cell>
              <table:table-cell office:value-type="float" office:value="37.77777481">
                <text:p>37.77777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9.5">
                <text:p>759.5</text:p>
              </table:table-cell>
              <table:table-cell office:value-type="float" office:value="39.0718956">
                <text:p>39.0718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5">
                <text:p>775</text:p>
              </table:table-cell>
              <table:table-cell office:value-type="float" office:value="40.993461608">
                <text:p>40.993461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0.5">
                <text:p>790.5</text:p>
              </table:table-cell>
              <table:table-cell office:value-type="float" office:value="40.16993332">
                <text:p>40.16993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6">
                <text:p>806</text:p>
              </table:table-cell>
              <table:table-cell office:value-type="float" office:value="40.483657836">
                <text:p>40.483657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1.5">
                <text:p>821.5</text:p>
              </table:table-cell>
              <table:table-cell office:value-type="float" office:value="40.052288056">
                <text:p>40.052288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7">
                <text:p>837</text:p>
              </table:table-cell>
              <table:table-cell office:value-type="float" office:value="39.267971038">
                <text:p>39.267971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2.5">
                <text:p>852.5</text:p>
              </table:table-cell>
              <table:table-cell office:value-type="float" office:value="38.37908554">
                <text:p>38.37908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8">
                <text:p>868</text:p>
              </table:table-cell>
              <table:table-cell office:value-type="float" office:value="38.02614212">
                <text:p>38.02614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3.5">
                <text:p>883.5</text:p>
              </table:table-cell>
              <table:table-cell office:value-type="float" office:value="38.9281044">
                <text:p>38.9281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9">
                <text:p>899</text:p>
              </table:table-cell>
              <table:table-cell office:value-type="float" office:value="40.418300628">
                <text:p>40.4183006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4.5">
                <text:p>914.5</text:p>
              </table:table-cell>
              <table:table-cell office:value-type="float" office:value="39.163398742">
                <text:p>39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0">
                <text:p>930</text:p>
              </table:table-cell>
              <table:table-cell office:value-type="float" office:value="39.163398742">
                <text:p>39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5.5">
                <text:p>945.5</text:p>
              </table:table-cell>
              <table:table-cell office:value-type="float" office:value="37.464050292">
                <text:p>37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37.34640503">
                <text:p>37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6.5">
                <text:p>976.5</text:p>
              </table:table-cell>
              <table:table-cell office:value-type="float" office:value="37.34640503">
                <text:p>37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2">
                <text:p>992</text:p>
              </table:table-cell>
              <table:table-cell office:value-type="float" office:value="37.34640503">
                <text:p>37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7.5">
                <text:p>1007.5</text:p>
              </table:table-cell>
              <table:table-cell office:value-type="float" office:value="38.758167266">
                <text:p>38.758167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3">
                <text:p>1023</text:p>
              </table:table-cell>
              <table:table-cell office:value-type="float" office:value="39.150325776">
                <text:p>39.150325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8.5">
                <text:p>1038.5</text:p>
              </table:table-cell>
              <table:table-cell office:value-type="float" office:value="38.405227662">
                <text:p>38.405227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4">
                <text:p>1054</text:p>
              </table:table-cell>
              <table:table-cell office:value-type="float" office:value="38.758167266">
                <text:p>38.758167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9.5">
                <text:p>1069.5</text:p>
              </table:table-cell>
              <table:table-cell office:value-type="float" office:value="39.032676696">
                <text:p>39.032676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5">
                <text:p>1085</text:p>
              </table:table-cell>
              <table:table-cell office:value-type="float" office:value="39.111110688">
                <text:p>39.111110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0.5">
                <text:p>1100.5</text:p>
              </table:table-cell>
              <table:table-cell office:value-type="float" office:value="39.856208802">
                <text:p>39.856208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6">
                <text:p>1116</text:p>
              </table:table-cell>
              <table:table-cell office:value-type="float" office:value="40.287582398">
                <text:p>40.287582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1.5">
                <text:p>1131.5</text:p>
              </table:table-cell>
              <table:table-cell office:value-type="float" office:value="40.640522004">
                <text:p>40.640522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7">
                <text:p>1147</text:p>
              </table:table-cell>
              <table:table-cell office:value-type="float" office:value="39.973854064">
                <text:p>39.973854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2.5">
                <text:p>1162.5</text:p>
              </table:table-cell>
              <table:table-cell office:value-type="float" office:value="38.326797486">
                <text:p>38.326797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8">
                <text:p>1178</text:p>
              </table:table-cell>
              <table:table-cell office:value-type="float" office:value="38.640522004">
                <text:p>38.640522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3.5">
                <text:p>1193.5</text:p>
              </table:table-cell>
              <table:table-cell office:value-type="float" office:value="38.326797486">
                <text:p>38.326797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9">
                <text:p>1209</text:p>
              </table:table-cell>
              <table:table-cell office:value-type="float" office:value="36.758167266">
                <text:p>36.758167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.5">
                <text:p>1224.5</text:p>
              </table:table-cell>
              <table:table-cell office:value-type="float" office:value="36.718952178">
                <text:p>36.718952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0">
                <text:p>1240</text:p>
              </table:table-cell>
              <table:table-cell office:value-type="float" office:value="38.248363494">
                <text:p>38.248363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5.5">
                <text:p>1255.5</text:p>
              </table:table-cell>
              <table:table-cell office:value-type="float" office:value="38.836601258">
                <text:p>38.836601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1">
                <text:p>1271</text:p>
              </table:table-cell>
              <table:table-cell office:value-type="float" office:value="38.483657836">
                <text:p>38.483657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6.5">
                <text:p>1286.5</text:p>
              </table:table-cell>
              <table:table-cell office:value-type="float" office:value="37.89542389">
                <text:p>37.89542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2">
                <text:p>1302</text:p>
              </table:table-cell>
              <table:table-cell office:value-type="float" office:value="39.307189942">
                <text:p>39.3071899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7.5">
                <text:p>1317.5</text:p>
              </table:table-cell>
              <table:table-cell office:value-type="float" office:value="39.50326538">
                <text:p>39.50326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3">
                <text:p>1333</text:p>
              </table:table-cell>
              <table:table-cell office:value-type="float" office:value="37.856208802">
                <text:p>37.856208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8.5">
                <text:p>1348.5</text:p>
              </table:table-cell>
              <table:table-cell office:value-type="float" office:value="37.77777481">
                <text:p>37.77777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4">
                <text:p>1364</text:p>
              </table:table-cell>
              <table:table-cell office:value-type="float" office:value="38.79738617">
                <text:p>38.79738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9.5">
                <text:p>1379.5</text:p>
              </table:table-cell>
              <table:table-cell office:value-type="float" office:value="38.836601258">
                <text:p>38.836601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5">
                <text:p>1395</text:p>
              </table:table-cell>
              <table:table-cell office:value-type="float" office:value="37.660129548">
                <text:p>37.660129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0.5">
                <text:p>1410.5</text:p>
              </table:table-cell>
              <table:table-cell office:value-type="float" office:value="40.143791198">
                <text:p>40.143791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6">
                <text:p>1426</text:p>
              </table:table-cell>
              <table:table-cell office:value-type="float" office:value="39.594768524">
                <text:p>39.594768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1.5">
                <text:p>1441.5</text:p>
              </table:table-cell>
              <table:table-cell office:value-type="float" office:value="40.457515716">
                <text:p>40.457515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7">
                <text:p>1457</text:p>
              </table:table-cell>
              <table:table-cell office:value-type="float" office:value="39.47712326">
                <text:p>39.47712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2.5">
                <text:p>1472.5</text:p>
              </table:table-cell>
              <table:table-cell office:value-type="float" office:value="38.235294342">
                <text:p>38.235294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8">
                <text:p>1488</text:p>
              </table:table-cell>
              <table:table-cell office:value-type="float" office:value="39.568626404">
                <text:p>39.568626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3.5">
                <text:p>1503.5</text:p>
              </table:table-cell>
              <table:table-cell office:value-type="float" office:value="39.882350922">
                <text:p>39.8823509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9">
                <text:p>1519</text:p>
              </table:table-cell>
              <table:table-cell office:value-type="float" office:value="37.254901886">
                <text:p>37.254901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4.5">
                <text:p>1534.5</text:p>
              </table:table-cell>
              <table:table-cell office:value-type="float" office:value="37.934638978">
                <text:p>37.934638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0">
                <text:p>1550</text:p>
              </table:table-cell>
              <table:table-cell office:value-type="float" office:value="38.601306916">
                <text:p>38.6013069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5.5">
                <text:p>1565.5</text:p>
              </table:table-cell>
              <table:table-cell office:value-type="float" office:value="39.111110688">
                <text:p>39.111110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1">
                <text:p>1581</text:p>
              </table:table-cell>
              <table:table-cell office:value-type="float" office:value="38.993461608">
                <text:p>38.993461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6.5">
                <text:p>1596.5</text:p>
              </table:table-cell>
              <table:table-cell office:value-type="float" office:value="39.542484284">
                <text:p>39.542484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12">
                <text:p>1612</text:p>
              </table:table-cell>
              <table:table-cell office:value-type="float" office:value="40.248363494">
                <text:p>40.248363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7.5">
                <text:p>1627.5</text:p>
              </table:table-cell>
              <table:table-cell office:value-type="float" office:value="39.660129548">
                <text:p>39.660129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3">
                <text:p>1643</text:p>
              </table:table-cell>
              <table:table-cell office:value-type="float" office:value="37.699344636">
                <text:p>37.699344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8.5">
                <text:p>1658.5</text:p>
              </table:table-cell>
              <table:table-cell office:value-type="float" office:value="37.816993714">
                <text:p>37.816993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4">
                <text:p>1674</text:p>
              </table:table-cell>
              <table:table-cell office:value-type="float" office:value="37.856208802">
                <text:p>37.856208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9.5">
                <text:p>1689.5</text:p>
              </table:table-cell>
              <table:table-cell office:value-type="float" office:value="37.856208802">
                <text:p>37.856208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5">
                <text:p>1705</text:p>
              </table:table-cell>
              <table:table-cell office:value-type="float" office:value="37.77777481">
                <text:p>37.77777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0.5">
                <text:p>1720.5</text:p>
              </table:table-cell>
              <table:table-cell office:value-type="float" office:value="37.660129548">
                <text:p>37.660129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6">
                <text:p>1736</text:p>
              </table:table-cell>
              <table:table-cell office:value-type="float" office:value="37.62091446">
                <text:p>37.62091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51.5">
                <text:p>1751.5</text:p>
              </table:table-cell>
              <table:table-cell office:value-type="float" office:value="37.62091446">
                <text:p>37.62091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7">
                <text:p>1767</text:p>
              </table:table-cell>
              <table:table-cell office:value-type="float" office:value="37.581699372">
                <text:p>37.581699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2.5">
                <text:p>1782.5</text:p>
              </table:table-cell>
              <table:table-cell office:value-type="float" office:value="38.02614212">
                <text:p>38.02614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98">
                <text:p>1798</text:p>
              </table:table-cell>
              <table:table-cell office:value-type="float" office:value="37.986927032">
                <text:p>37.9869270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13.5">
                <text:p>1813.5</text:p>
              </table:table-cell>
              <table:table-cell office:value-type="float" office:value="36.692810058">
                <text:p>36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9">
                <text:p>1829</text:p>
              </table:table-cell>
              <table:table-cell office:value-type="float" office:value="37.75163269">
                <text:p>37.75163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44.5">
                <text:p>1844.5</text:p>
              </table:table-cell>
              <table:table-cell office:value-type="float" office:value="40.888889312">
                <text:p>40.888889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0">
                <text:p>1860</text:p>
              </table:table-cell>
              <table:table-cell office:value-type="float" office:value="40.9281044">
                <text:p>40.9281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5.5">
                <text:p>1875.5</text:p>
              </table:table-cell>
              <table:table-cell office:value-type="float" office:value="38.692810058">
                <text:p>38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1">
                <text:p>1891</text:p>
              </table:table-cell>
              <table:table-cell office:value-type="float" office:value="37.986927032">
                <text:p>37.9869270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06.5">
                <text:p>1906.5</text:p>
              </table:table-cell>
              <table:table-cell office:value-type="float" office:value="37.568626404">
                <text:p>37.568626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2">
                <text:p>1922</text:p>
              </table:table-cell>
              <table:table-cell office:value-type="float" office:value="37.686271668">
                <text:p>37.686271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7.5">
                <text:p>1937.5</text:p>
              </table:table-cell>
              <table:table-cell office:value-type="float" office:value="37.764705658">
                <text:p>37.764705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53">
                <text:p>1953</text:p>
              </table:table-cell>
              <table:table-cell office:value-type="float" office:value="37.686271668">
                <text:p>37.686271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68.5">
                <text:p>1968.5</text:p>
              </table:table-cell>
              <table:table-cell office:value-type="float" office:value="37.529411316">
                <text:p>37.52941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84">
                <text:p>1984</text:p>
              </table:table-cell>
              <table:table-cell office:value-type="float" office:value="37.490196228">
                <text:p>37.49019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9.5">
                <text:p>1999.5</text:p>
              </table:table-cell>
              <table:table-cell office:value-type="float" office:value="37.490196228">
                <text:p>37.49019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15">
                <text:p>2015</text:p>
              </table:table-cell>
              <table:table-cell office:value-type="float" office:value="37.64705658">
                <text:p>37.64705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30.5">
                <text:p>2030.5</text:p>
              </table:table-cell>
              <table:table-cell office:value-type="float" office:value="37.803920746">
                <text:p>37.8039207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6">
                <text:p>2046</text:p>
              </table:table-cell>
              <table:table-cell office:value-type="float" office:value="38.627449036">
                <text:p>38.627449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61.5">
                <text:p>2061.5</text:p>
              </table:table-cell>
              <table:table-cell office:value-type="float" office:value="39.411762238">
                <text:p>39.411762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7">
                <text:p>2077</text:p>
              </table:table-cell>
              <table:table-cell office:value-type="float" office:value="40.196079254">
                <text:p>40.196079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92.5">
                <text:p>2092.5</text:p>
              </table:table-cell>
              <table:table-cell office:value-type="float" office:value="39.908496856">
                <text:p>39.908496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08">
                <text:p>2108</text:p>
              </table:table-cell>
              <table:table-cell office:value-type="float" office:value="39.83006668">
                <text:p>39.83006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3.5">
                <text:p>2123.5</text:p>
              </table:table-cell>
              <table:table-cell office:value-type="float" office:value="38.535949708">
                <text:p>38.535949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9">
                <text:p>2139</text:p>
              </table:table-cell>
              <table:table-cell office:value-type="float" office:value="38.37908554">
                <text:p>38.37908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54.5">
                <text:p>2154.5</text:p>
              </table:table-cell>
              <table:table-cell office:value-type="float" office:value="38.35294342">
                <text:p>38.35294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70">
                <text:p>2170</text:p>
              </table:table-cell>
              <table:table-cell office:value-type="float" office:value="37.058826446">
                <text:p>37.058826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5.5">
                <text:p>2185.5</text:p>
              </table:table-cell>
              <table:table-cell office:value-type="float" office:value="35.647060394">
                <text:p>35.6470603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1">
                <text:p>2201</text:p>
              </table:table-cell>
              <table:table-cell office:value-type="float" office:value="36.156864166">
                <text:p>36.156864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16.5">
                <text:p>2216.5</text:p>
              </table:table-cell>
              <table:table-cell office:value-type="float" office:value="36.745098114">
                <text:p>36.745098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32">
                <text:p>2232</text:p>
              </table:table-cell>
              <table:table-cell office:value-type="float" office:value="35.80392456">
                <text:p>35.80392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7.5">
                <text:p>2247.5</text:p>
              </table:table-cell>
              <table:table-cell office:value-type="float" office:value="36.666667938">
                <text:p>36.666667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63">
                <text:p>2263</text:p>
              </table:table-cell>
              <table:table-cell office:value-type="float" office:value="39.215686798">
                <text:p>39.2156867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78.5">
                <text:p>2278.5</text:p>
              </table:table-cell>
              <table:table-cell office:value-type="float" office:value="39.411762238">
                <text:p>39.411762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94">
                <text:p>2294</text:p>
              </table:table-cell>
              <table:table-cell office:value-type="float" office:value="40.156860352">
                <text:p>40.156860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09.5">
                <text:p>2309.5</text:p>
              </table:table-cell>
              <table:table-cell office:value-type="float" office:value="40.758167266">
                <text:p>40.758167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25">
                <text:p>2325</text:p>
              </table:table-cell>
              <table:table-cell office:value-type="float" office:value="40.013069152">
                <text:p>40.013069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40.5">
                <text:p>2340.5</text:p>
              </table:table-cell>
              <table:table-cell office:value-type="float" office:value="38.013069152">
                <text:p>38.013069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56">
                <text:p>2356</text:p>
              </table:table-cell>
              <table:table-cell office:value-type="float" office:value="36.79738617">
                <text:p>36.79738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71.5">
                <text:p>2371.5</text:p>
              </table:table-cell>
              <table:table-cell office:value-type="float" office:value="38.117645264">
                <text:p>38.1176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87">
                <text:p>2387</text:p>
              </table:table-cell>
              <table:table-cell office:value-type="float" office:value="40.352939606">
                <text:p>40.352939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2.5">
                <text:p>2402.5</text:p>
              </table:table-cell>
              <table:table-cell office:value-type="float" office:value="39.542484284">
                <text:p>39.542484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18">
                <text:p>2418</text:p>
              </table:table-cell>
              <table:table-cell office:value-type="float" office:value="39.267971038">
                <text:p>39.267971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33.5">
                <text:p>2433.5</text:p>
              </table:table-cell>
              <table:table-cell office:value-type="float" office:value="38.601306916">
                <text:p>38.6013069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49">
                <text:p>2449</text:p>
              </table:table-cell>
              <table:table-cell office:value-type="float" office:value="38.130718232">
                <text:p>38.130718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4.5">
                <text:p>2464.5</text:p>
              </table:table-cell>
              <table:table-cell office:value-type="float" office:value="38.326797486">
                <text:p>38.326797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80">
                <text:p>2480</text:p>
              </table:table-cell>
              <table:table-cell office:value-type="float" office:value="38.95424652">
                <text:p>38.95424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95.5">
                <text:p>2495.5</text:p>
              </table:table-cell>
              <table:table-cell office:value-type="float" office:value="38.836601258">
                <text:p>38.836601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11">
                <text:p>2511</text:p>
              </table:table-cell>
              <table:table-cell office:value-type="float" office:value="38.130718232">
                <text:p>38.130718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26.5">
                <text:p>2526.5</text:p>
              </table:table-cell>
              <table:table-cell office:value-type="float" office:value="39.320259094">
                <text:p>39.320259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42">
                <text:p>2542</text:p>
              </table:table-cell>
              <table:table-cell office:value-type="float" office:value="39.75163269">
                <text:p>39.75163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57.5">
                <text:p>2557.5</text:p>
              </table:table-cell>
              <table:table-cell office:value-type="float" office:value="41.241828918">
                <text:p>41.241828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73">
                <text:p>2573</text:p>
              </table:table-cell>
              <table:table-cell office:value-type="float" office:value="41.163398742">
                <text:p>41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8.5">
                <text:p>2588.5</text:p>
              </table:table-cell>
              <table:table-cell office:value-type="float" office:value="37.908496856">
                <text:p>37.908496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04">
                <text:p>2604</text:p>
              </table:table-cell>
              <table:table-cell office:value-type="float" office:value="37.045749664">
                <text:p>37.045749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19.5">
                <text:p>2619.5</text:p>
              </table:table-cell>
              <table:table-cell office:value-type="float" office:value="37.516338348">
                <text:p>37.516338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35">
                <text:p>2635</text:p>
              </table:table-cell>
              <table:table-cell office:value-type="float" office:value="37.045749664">
                <text:p>37.045749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0.5">
                <text:p>2650.5</text:p>
              </table:table-cell>
              <table:table-cell office:value-type="float" office:value="40.091503144">
                <text:p>40.091503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66">
                <text:p>2666</text:p>
              </table:table-cell>
              <table:table-cell office:value-type="float" office:value="42.522872924">
                <text:p>42.522872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81.5">
                <text:p>2681.5</text:p>
              </table:table-cell>
              <table:table-cell office:value-type="float" office:value="38.562091828">
                <text:p>38.5620918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97">
                <text:p>2697</text:p>
              </table:table-cell>
              <table:table-cell office:value-type="float" office:value="36.679737092">
                <text:p>36.679737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12.5">
                <text:p>2712.5</text:p>
              </table:table-cell>
              <table:table-cell office:value-type="float" office:value="41.738559722">
                <text:p>41.738559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28">
                <text:p>2728</text:p>
              </table:table-cell>
              <table:table-cell office:value-type="float" office:value="41.111110688">
                <text:p>41.111110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43.5">
                <text:p>2743.5</text:p>
              </table:table-cell>
              <table:table-cell office:value-type="float" office:value="38.052288056">
                <text:p>38.052288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9">
                <text:p>2759</text:p>
              </table:table-cell>
              <table:table-cell office:value-type="float" office:value="39.581699372">
                <text:p>39.581699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74.5">
                <text:p>2774.5</text:p>
              </table:table-cell>
              <table:table-cell office:value-type="float" office:value="39.89542389">
                <text:p>39.89542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90">
                <text:p>2790</text:p>
              </table:table-cell>
              <table:table-cell office:value-type="float" office:value="39.581699372">
                <text:p>39.581699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5.5">
                <text:p>2805.5</text:p>
              </table:table-cell>
              <table:table-cell office:value-type="float" office:value="39.542484284">
                <text:p>39.542484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21">
                <text:p>2821</text:p>
              </table:table-cell>
              <table:table-cell office:value-type="float" office:value="40.209148406">
                <text:p>40.209148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36.5">
                <text:p>2836.5</text:p>
              </table:table-cell>
              <table:table-cell office:value-type="float" office:value="40.522872924">
                <text:p>40.522872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52">
                <text:p>2852</text:p>
              </table:table-cell>
              <table:table-cell office:value-type="float" office:value="41.62091446">
                <text:p>41.62091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67.5">
                <text:p>2867.5</text:p>
              </table:table-cell>
              <table:table-cell office:value-type="float" office:value="41.385620118">
                <text:p>41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83">
                <text:p>2883</text:p>
              </table:table-cell>
              <table:table-cell office:value-type="float" office:value="42.405227662">
                <text:p>42.405227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98.5">
                <text:p>2898.5</text:p>
              </table:table-cell>
              <table:table-cell office:value-type="float" office:value="39.738559722">
                <text:p>39.738559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14">
                <text:p>2914</text:p>
              </table:table-cell>
              <table:table-cell office:value-type="float" office:value="39.385620118">
                <text:p>39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29.5">
                <text:p>2929.5</text:p>
              </table:table-cell>
              <table:table-cell office:value-type="float" office:value="39.464050292">
                <text:p>39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45">
                <text:p>2945</text:p>
              </table:table-cell>
              <table:table-cell office:value-type="float" office:value="39.464050292">
                <text:p>39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60.5">
                <text:p>2960.5</text:p>
              </table:table-cell>
              <table:table-cell office:value-type="float" office:value="40.130718232">
                <text:p>40.130718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76">
                <text:p>2976</text:p>
              </table:table-cell>
              <table:table-cell office:value-type="float" office:value="40.366012574">
                <text:p>40.366012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1.5">
                <text:p>2991.5</text:p>
              </table:table-cell>
              <table:table-cell office:value-type="float" office:value="40.248363494">
                <text:p>40.248363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07">
                <text:p>3007</text:p>
              </table:table-cell>
              <table:table-cell office:value-type="float" office:value="39.89542389">
                <text:p>39.89542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2.5">
                <text:p>3022.5</text:p>
              </table:table-cell>
              <table:table-cell office:value-type="float" office:value="38.588233948">
                <text:p>38.5882339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38">
                <text:p>3038</text:p>
              </table:table-cell>
              <table:table-cell office:value-type="float" office:value="40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53.5">
                <text:p>3053.5</text:p>
              </table:table-cell>
              <table:table-cell office:value-type="float" office:value="40.470588684">
                <text:p>40.470588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9">
                <text:p>3069</text:p>
              </table:table-cell>
              <table:table-cell office:value-type="float" office:value="39.254901886">
                <text:p>39.254901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84.5">
                <text:p>3084.5</text:p>
              </table:table-cell>
              <table:table-cell office:value-type="float" office:value="39.673202514">
                <text:p>39.673202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00">
                <text:p>3100</text:p>
              </table:table-cell>
              <table:table-cell office:value-type="float" office:value="40.535945892">
                <text:p>40.535945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15.5">
                <text:p>3115.5</text:p>
              </table:table-cell>
              <table:table-cell office:value-type="float" office:value="39.45098114">
                <text:p>39.45098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31">
                <text:p>3131</text:p>
              </table:table-cell>
              <table:table-cell office:value-type="float" office:value="36.692810058">
                <text:p>36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46.5">
                <text:p>3146.5</text:p>
              </table:table-cell>
              <table:table-cell office:value-type="float" office:value="35.228759766">
                <text:p>35.228759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62">
                <text:p>3162</text:p>
              </table:table-cell>
              <table:table-cell office:value-type="float" office:value="36.79738617">
                <text:p>36.79738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7.5">
                <text:p>3177.5</text:p>
              </table:table-cell>
              <table:table-cell office:value-type="float" office:value="36.130722046">
                <text:p>36.1307220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93">
                <text:p>3193</text:p>
              </table:table-cell>
              <table:table-cell office:value-type="float" office:value="35.34640503">
                <text:p>35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08.5">
                <text:p>3208.5</text:p>
              </table:table-cell>
              <table:table-cell office:value-type="float" office:value="36.24836731">
                <text:p>36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24">
                <text:p>3224</text:p>
              </table:table-cell>
              <table:table-cell office:value-type="float" office:value="35.542484284">
                <text:p>35.542484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39.5">
                <text:p>3239.5</text:p>
              </table:table-cell>
              <table:table-cell office:value-type="float" office:value="35.385623932">
                <text:p>35.3856239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55">
                <text:p>3255</text:p>
              </table:table-cell>
              <table:table-cell office:value-type="float" office:value="37.895427704">
                <text:p>37.8954277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70.5">
                <text:p>3270.5</text:p>
              </table:table-cell>
              <table:table-cell office:value-type="float" office:value="37.124183654">
                <text:p>37.124183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86">
                <text:p>3286</text:p>
              </table:table-cell>
              <table:table-cell office:value-type="float" office:value="36.888889312">
                <text:p>36.888889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01.5">
                <text:p>3301.5</text:p>
              </table:table-cell>
              <table:table-cell office:value-type="float" office:value="37.163398742">
                <text:p>37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17">
                <text:p>3317</text:p>
              </table:table-cell>
              <table:table-cell office:value-type="float" office:value="37.55555725">
                <text:p>37.5555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32.5">
                <text:p>3332.5</text:p>
              </table:table-cell>
              <table:table-cell office:value-type="float" office:value="37.55555725">
                <text:p>37.5555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48">
                <text:p>3348</text:p>
              </table:table-cell>
              <table:table-cell office:value-type="float" office:value="37.241832734">
                <text:p>37.241832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63.5">
                <text:p>3363.5</text:p>
              </table:table-cell>
              <table:table-cell office:value-type="float" office:value="36.849674224">
                <text:p>36.849674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79">
                <text:p>3379</text:p>
              </table:table-cell>
              <table:table-cell office:value-type="float" office:value="36.967323304">
                <text:p>36.967323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94.5">
                <text:p>3394.5</text:p>
              </table:table-cell>
              <table:table-cell office:value-type="float" office:value="35.34640503">
                <text:p>35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10">
                <text:p>3410</text:p>
              </table:table-cell>
              <table:table-cell office:value-type="float" office:value="36.091503144">
                <text:p>36.091503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25.5">
                <text:p>3425.5</text:p>
              </table:table-cell>
              <table:table-cell office:value-type="float" office:value="38.052288056">
                <text:p>38.052288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41">
                <text:p>3441</text:p>
              </table:table-cell>
              <table:table-cell office:value-type="float" office:value="39.032680512">
                <text:p>39.032680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56.5">
                <text:p>3456.5</text:p>
              </table:table-cell>
              <table:table-cell office:value-type="float" office:value="39.62091446">
                <text:p>39.62091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72">
                <text:p>3472</text:p>
              </table:table-cell>
              <table:table-cell office:value-type="float" office:value="38.483661652">
                <text:p>38.483661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87.5">
                <text:p>3487.5</text:p>
              </table:table-cell>
              <table:table-cell office:value-type="float" office:value="36.209152222">
                <text:p>36.209152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03">
                <text:p>3503</text:p>
              </table:table-cell>
              <table:table-cell office:value-type="float" office:value="34.679740906">
                <text:p>34.679740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18.5">
                <text:p>3518.5</text:p>
              </table:table-cell>
              <table:table-cell office:value-type="float" office:value="37.359477996">
                <text:p>37.359477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34">
                <text:p>3534</text:p>
              </table:table-cell>
              <table:table-cell office:value-type="float" office:value="38.183006286">
                <text:p>38.183006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49.5">
                <text:p>3549.5</text:p>
              </table:table-cell>
              <table:table-cell office:value-type="float" office:value="39.189544678">
                <text:p>39.189544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5">
                <text:p>3565</text:p>
              </table:table-cell>
              <table:table-cell office:value-type="float" office:value="39.17647171">
                <text:p>39.176471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80.5">
                <text:p>3580.5</text:p>
              </table:table-cell>
              <table:table-cell office:value-type="float" office:value="41.333332062">
                <text:p>41.333332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6">
                <text:p>3596</text:p>
              </table:table-cell>
              <table:table-cell office:value-type="float" office:value="43.228759766">
                <text:p>43.228759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11.5">
                <text:p>3611.5</text:p>
              </table:table-cell>
              <table:table-cell office:value-type="float" office:value="44.941177368">
                <text:p>44.941177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27">
                <text:p>3627</text:p>
              </table:table-cell>
              <table:table-cell office:value-type="float" office:value="45.032680512">
                <text:p>45.032680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42.5">
                <text:p>3642.5</text:p>
              </table:table-cell>
              <table:table-cell office:value-type="float" office:value="45.673202514">
                <text:p>45.673202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58">
                <text:p>3658</text:p>
              </table:table-cell>
              <table:table-cell office:value-type="float" office:value="47.908496856">
                <text:p>47.908496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73.5">
                <text:p>3673.5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89">
                <text:p>3689</text:p>
              </table:table-cell>
              <table:table-cell office:value-type="float" office:value="55.986927032">
                <text:p>55.9869270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04.5">
                <text:p>3704.5</text:p>
              </table:table-cell>
              <table:table-cell office:value-type="float" office:value="56.771240234">
                <text:p>56.771240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20">
                <text:p>3720</text:p>
              </table:table-cell>
              <table:table-cell office:value-type="float" office:value="56.588233948">
                <text:p>56.5882339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35.5">
                <text:p>3735.5</text:p>
              </table:table-cell>
              <table:table-cell office:value-type="float" office:value="58.052288056">
                <text:p>58.052288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51">
                <text:p>3751</text:p>
              </table:table-cell>
              <table:table-cell office:value-type="float" office:value="61.529411316">
                <text:p>61.52941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66.5">
                <text:p>3766.5</text:p>
              </table:table-cell>
              <table:table-cell office:value-type="float" office:value="62.784313202">
                <text:p>62.784313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2">
                <text:p>3782</text:p>
              </table:table-cell>
              <table:table-cell office:value-type="float" office:value="68.313728332">
                <text:p>68.313728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97.5">
                <text:p>3797.5</text:p>
              </table:table-cell>
              <table:table-cell office:value-type="float" office:value="73.594772338">
                <text:p>73.594772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13">
                <text:p>3813</text:p>
              </table:table-cell>
              <table:table-cell office:value-type="float" office:value="77.50326538">
                <text:p>77.50326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28.5">
                <text:p>3828.5</text:p>
              </table:table-cell>
              <table:table-cell office:value-type="float" office:value="82.941177368">
                <text:p>82.941177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44">
                <text:p>3844</text:p>
              </table:table-cell>
              <table:table-cell office:value-type="float" office:value="89.80392456">
                <text:p>89.80392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59.5">
                <text:p>3859.5</text:p>
              </table:table-cell>
              <table:table-cell office:value-type="float" office:value="92.692810058">
                <text:p>92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75">
                <text:p>3875</text:p>
              </table:table-cell>
              <table:table-cell office:value-type="float" office:value="92.44444275">
                <text:p>92.44444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90.5">
                <text:p>3890.5</text:p>
              </table:table-cell>
              <table:table-cell office:value-type="float" office:value="96.65359497">
                <text:p>96.65359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06">
                <text:p>3906</text:p>
              </table:table-cell>
              <table:table-cell office:value-type="float" office:value="98.862747192">
                <text:p>98.862747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21.5">
                <text:p>3921.5</text:p>
              </table:table-cell>
              <table:table-cell office:value-type="float" office:value="100.60131073">
                <text:p>100.60131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37">
                <text:p>3937</text:p>
              </table:table-cell>
              <table:table-cell office:value-type="float" office:value="102.65359497">
                <text:p>102.65359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52.5">
                <text:p>3952.5</text:p>
              </table:table-cell>
              <table:table-cell office:value-type="float" office:value="106.575164794">
                <text:p>106.5751647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68">
                <text:p>3968</text:p>
              </table:table-cell>
              <table:table-cell office:value-type="float" office:value="111.986930848">
                <text:p>111.986930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83.5">
                <text:p>3983.5</text:p>
              </table:table-cell>
              <table:table-cell office:value-type="float" office:value="117.163398742">
                <text:p>117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9">
                <text:p>3999</text:p>
              </table:table-cell>
              <table:table-cell office:value-type="float" office:value="120.692810058">
                <text:p>120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14.5">
                <text:p>4014.5</text:p>
              </table:table-cell>
              <table:table-cell office:value-type="float" office:value="123.607841492">
                <text:p>123.607841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30">
                <text:p>4030</text:p>
              </table:table-cell>
              <table:table-cell office:value-type="float" office:value="128.483657836">
                <text:p>128.483657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45.5">
                <text:p>4045.5</text:p>
              </table:table-cell>
              <table:table-cell office:value-type="float" office:value="134.928100586">
                <text:p>134.928100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1">
                <text:p>4061</text:p>
              </table:table-cell>
              <table:table-cell office:value-type="float" office:value="141.124176026">
                <text:p>141.124176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76.5">
                <text:p>4076.5</text:p>
              </table:table-cell>
              <table:table-cell office:value-type="float" office:value="143.058822632">
                <text:p>143.058822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92">
                <text:p>4092</text:p>
              </table:table-cell>
              <table:table-cell office:value-type="float" office:value="147.790847778">
                <text:p>147.790847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07.5">
                <text:p>4107.5</text:p>
              </table:table-cell>
              <table:table-cell office:value-type="float" office:value="155.176467896">
                <text:p>155.176467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23">
                <text:p>4123</text:p>
              </table:table-cell>
              <table:table-cell office:value-type="float" office:value="154.666671752">
                <text:p>154.666671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8.5">
                <text:p>4138.5</text:p>
              </table:table-cell>
              <table:table-cell office:value-type="float" office:value="153.45097351">
                <text:p>153.45097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54">
                <text:p>4154</text:p>
              </table:table-cell>
              <table:table-cell office:value-type="float" office:value="158.117645264">
                <text:p>158.1176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69.5">
                <text:p>4169.5</text:p>
              </table:table-cell>
              <table:table-cell office:value-type="float" office:value="160.039215088">
                <text:p>160.0392150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85">
                <text:p>4185</text:p>
              </table:table-cell>
              <table:table-cell office:value-type="float" office:value="161.3986969">
                <text:p>161.3986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00.5">
                <text:p>4200.5</text:p>
              </table:table-cell>
              <table:table-cell office:value-type="float" office:value="168.19607544">
                <text:p>168.19607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16">
                <text:p>4216</text:p>
              </table:table-cell>
              <table:table-cell office:value-type="float" office:value="177.163391114">
                <text:p>177.163391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31.5">
                <text:p>4231.5</text:p>
              </table:table-cell>
              <table:table-cell office:value-type="float" office:value="181.830062866">
                <text:p>181.830062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47">
                <text:p>4247</text:p>
              </table:table-cell>
              <table:table-cell office:value-type="float" office:value="182.784317016">
                <text:p>182.784317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2.5">
                <text:p>4262.5</text:p>
              </table:table-cell>
              <table:table-cell office:value-type="float" office:value="187.89541626">
                <text:p>187.89541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78">
                <text:p>4278</text:p>
              </table:table-cell>
              <table:table-cell office:value-type="float" office:value="189.34640503">
                <text:p>189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3.5">
                <text:p>4293.5</text:p>
              </table:table-cell>
              <table:table-cell office:value-type="float" office:value="189.55555725">
                <text:p>189.5555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09">
                <text:p>4309</text:p>
              </table:table-cell>
              <table:table-cell office:value-type="float" office:value="194.274505616">
                <text:p>194.274505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24.5">
                <text:p>4324.5</text:p>
              </table:table-cell>
              <table:table-cell office:value-type="float" office:value="197.986923218">
                <text:p>197.986923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40">
                <text:p>4340</text:p>
              </table:table-cell>
              <table:table-cell office:value-type="float" office:value="203.058822632">
                <text:p>203.058822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55.5">
                <text:p>4355.5</text:p>
              </table:table-cell>
              <table:table-cell office:value-type="float" office:value="199.673202514">
                <text:p>199.673202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71">
                <text:p>4371</text:p>
              </table:table-cell>
              <table:table-cell office:value-type="float" office:value="195.424835206">
                <text:p>195.424835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86.5">
                <text:p>4386.5</text:p>
              </table:table-cell>
              <table:table-cell office:value-type="float" office:value="195.464050292">
                <text:p>195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02">
                <text:p>4402</text:p>
              </table:table-cell>
              <table:table-cell office:value-type="float" office:value="192.95425415">
                <text:p>192.95425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17.5">
                <text:p>4417.5</text:p>
              </table:table-cell>
              <table:table-cell office:value-type="float" office:value="199.20262146">
                <text:p>199.20262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33">
                <text:p>4433</text:p>
              </table:table-cell>
              <table:table-cell office:value-type="float" office:value="214.379089356">
                <text:p>214.379089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8.5">
                <text:p>4448.5</text:p>
              </table:table-cell>
              <table:table-cell office:value-type="float" office:value="226.679733276">
                <text:p>226.679733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64">
                <text:p>4464</text:p>
              </table:table-cell>
              <table:table-cell office:value-type="float" office:value="232.24836731">
                <text:p>232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79.5">
                <text:p>4479.5</text:p>
              </table:table-cell>
              <table:table-cell office:value-type="float" office:value="237.94770813">
                <text:p>237.94770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95">
                <text:p>4495</text:p>
              </table:table-cell>
              <table:table-cell office:value-type="float" office:value="243.869277954">
                <text:p>243.869277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10.5">
                <text:p>4510.5</text:p>
              </table:table-cell>
              <table:table-cell office:value-type="float" office:value="244.49673462">
                <text:p>244.49673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26">
                <text:p>4526</text:p>
              </table:table-cell>
              <table:table-cell office:value-type="float" office:value="247.490203858">
                <text:p>247.4902038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41.5">
                <text:p>4541.5</text:p>
              </table:table-cell>
              <table:table-cell office:value-type="float" office:value="252.379089356">
                <text:p>252.379089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57">
                <text:p>4557</text:p>
              </table:table-cell>
              <table:table-cell office:value-type="float" office:value="254.261444092">
                <text:p>254.261444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72.5">
                <text:p>4572.5</text:p>
              </table:table-cell>
              <table:table-cell office:value-type="float" office:value="261.385620118">
                <text:p>261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88">
                <text:p>4588</text:p>
              </table:table-cell>
              <table:table-cell office:value-type="float" office:value="262.75817871">
                <text:p>262.758178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03.5">
                <text:p>4603.5</text:p>
              </table:table-cell>
              <table:table-cell office:value-type="float" office:value="255.281051636">
                <text:p>255.281051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19">
                <text:p>4619</text:p>
              </table:table-cell>
              <table:table-cell office:value-type="float" office:value="257.529418946">
                <text:p>257.529418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34.5">
                <text:p>4634.5</text:p>
              </table:table-cell>
              <table:table-cell office:value-type="float" office:value="257.228759766">
                <text:p>257.228759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50">
                <text:p>4650</text:p>
              </table:table-cell>
              <table:table-cell office:value-type="float" office:value="259.24182129">
                <text:p>259.24182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65.5">
                <text:p>4665.5</text:p>
              </table:table-cell>
              <table:table-cell office:value-type="float" office:value="260.457519532">
                <text:p>260.457519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81">
                <text:p>4681</text:p>
              </table:table-cell>
              <table:table-cell office:value-type="float" office:value="259.372558594">
                <text:p>259.3725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96.5">
                <text:p>4696.5</text:p>
              </table:table-cell>
              <table:table-cell office:value-type="float" office:value="258.875823974">
                <text:p>258.8758239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12">
                <text:p>4712</text:p>
              </table:table-cell>
              <table:table-cell office:value-type="float" office:value="253.34640503">
                <text:p>253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27.5">
                <text:p>4727.5</text:p>
              </table:table-cell>
              <table:table-cell office:value-type="float" office:value="247.712417602">
                <text:p>247.712417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43">
                <text:p>4743</text:p>
              </table:table-cell>
              <table:table-cell office:value-type="float" office:value="244.24836731">
                <text:p>244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58.5">
                <text:p>4758.5</text:p>
              </table:table-cell>
              <table:table-cell office:value-type="float" office:value="239.647064208">
                <text:p>239.647064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74">
                <text:p>4774</text:p>
              </table:table-cell>
              <table:table-cell office:value-type="float" office:value="233.986923218">
                <text:p>233.986923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89.5">
                <text:p>4789.5</text:p>
              </table:table-cell>
              <table:table-cell office:value-type="float" office:value="224.470581054">
                <text:p>224.4705810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05">
                <text:p>4805</text:p>
              </table:table-cell>
              <table:table-cell office:value-type="float" office:value="223.228759766">
                <text:p>223.228759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20.5">
                <text:p>4820.5</text:p>
              </table:table-cell>
              <table:table-cell office:value-type="float" office:value="221.437911988">
                <text:p>221.4379119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36">
                <text:p>4836</text:p>
              </table:table-cell>
              <table:table-cell office:value-type="float" office:value="218.065353394">
                <text:p>218.0653533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51.5">
                <text:p>4851.5</text:p>
              </table:table-cell>
              <table:table-cell office:value-type="float" office:value="212.405227662">
                <text:p>212.405227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67">
                <text:p>4867</text:p>
              </table:table-cell>
              <table:table-cell office:value-type="float" office:value="199.633987426">
                <text:p>199.633987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82.5">
                <text:p>4882.5</text:p>
              </table:table-cell>
              <table:table-cell office:value-type="float" office:value="196.182998658">
                <text:p>196.182998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98">
                <text:p>4898</text:p>
              </table:table-cell>
              <table:table-cell office:value-type="float" office:value="194.627456666">
                <text:p>194.62745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13.5">
                <text:p>4913.5</text:p>
              </table:table-cell>
              <table:table-cell office:value-type="float" office:value="191.084960938">
                <text:p>191.08496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29">
                <text:p>4929</text:p>
              </table:table-cell>
              <table:table-cell office:value-type="float" office:value="187.477127076">
                <text:p>187.4771270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44.5">
                <text:p>4944.5</text:p>
              </table:table-cell>
              <table:table-cell office:value-type="float" office:value="186.30065918">
                <text:p>186.30065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60">
                <text:p>4960</text:p>
              </table:table-cell>
              <table:table-cell office:value-type="float" office:value="185.111114502">
                <text:p>185.111114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75.5">
                <text:p>4975.5</text:p>
              </table:table-cell>
              <table:table-cell office:value-type="float" office:value="180.156860352">
                <text:p>180.156860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91">
                <text:p>4991</text:p>
              </table:table-cell>
              <table:table-cell office:value-type="float" office:value="174.718948364">
                <text:p>174.718948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06.5">
                <text:p>5006.5</text:p>
              </table:table-cell>
              <table:table-cell office:value-type="float" office:value="172.10458374">
                <text:p>172.10458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22">
                <text:p>5022</text:p>
              </table:table-cell>
              <table:table-cell office:value-type="float" office:value="169.124191284">
                <text:p>169.124191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37.5">
                <text:p>5037.5</text:p>
              </table:table-cell>
              <table:table-cell office:value-type="float" office:value="175.686279296">
                <text:p>175.686279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53">
                <text:p>5053</text:p>
              </table:table-cell>
              <table:table-cell office:value-type="float" office:value="177.647064208">
                <text:p>177.647064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68.5">
                <text:p>5068.5</text:p>
              </table:table-cell>
              <table:table-cell office:value-type="float" office:value="178.457519532">
                <text:p>178.457519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84">
                <text:p>5084</text:p>
              </table:table-cell>
              <table:table-cell office:value-type="float" office:value="179.80392456">
                <text:p>179.80392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99.5">
                <text:p>5099.5</text:p>
              </table:table-cell>
              <table:table-cell office:value-type="float" office:value="182.24836731">
                <text:p>182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15">
                <text:p>5115</text:p>
              </table:table-cell>
              <table:table-cell office:value-type="float" office:value="185.738555908">
                <text:p>185.738555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30.5">
                <text:p>5130.5</text:p>
              </table:table-cell>
              <table:table-cell office:value-type="float" office:value="184.535949708">
                <text:p>184.535949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46">
                <text:p>5146</text:p>
              </table:table-cell>
              <table:table-cell office:value-type="float" office:value="189.542480468">
                <text:p>189.542480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61.5">
                <text:p>5161.5</text:p>
              </table:table-cell>
              <table:table-cell office:value-type="float" office:value="199.725494384">
                <text:p>199.725494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77">
                <text:p>5177</text:p>
              </table:table-cell>
              <table:table-cell office:value-type="float" office:value="209.267974854">
                <text:p>209.267974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92.5">
                <text:p>5192.5</text:p>
              </table:table-cell>
              <table:table-cell office:value-type="float" office:value="218.967315674">
                <text:p>218.967315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208">
                <text:p>5208</text:p>
              </table:table-cell>
              <table:table-cell office:value-type="float" office:value="225.686279296">
                <text:p>225.686279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23.5">
                <text:p>5223.5</text:p>
              </table:table-cell>
              <table:table-cell office:value-type="float" office:value="229.673202514">
                <text:p>229.673202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39">
                <text:p>5239</text:p>
              </table:table-cell>
              <table:table-cell office:value-type="float" office:value="228.70588684">
                <text:p>228.70588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54.5">
                <text:p>5254.5</text:p>
              </table:table-cell>
              <table:table-cell office:value-type="float" office:value="239.620910644">
                <text:p>239.620910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270">
                <text:p>5270</text:p>
              </table:table-cell>
              <table:table-cell office:value-type="float" office:value="240.993469238">
                <text:p>240.993469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85.5">
                <text:p>5285.5</text:p>
              </table:table-cell>
              <table:table-cell office:value-type="float" office:value="240.14378357">
                <text:p>240.14378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01">
                <text:p>5301</text:p>
              </table:table-cell>
              <table:table-cell office:value-type="float" office:value="235.843139648">
                <text:p>235.843139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16.5">
                <text:p>5316.5</text:p>
              </table:table-cell>
              <table:table-cell office:value-type="float" office:value="227.45097351">
                <text:p>227.45097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332">
                <text:p>5332</text:p>
              </table:table-cell>
              <table:table-cell office:value-type="float" office:value="224.287582398">
                <text:p>224.287582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47.5">
                <text:p>5347.5</text:p>
              </table:table-cell>
              <table:table-cell office:value-type="float" office:value="221.071899414">
                <text:p>221.071899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63">
                <text:p>5363</text:p>
              </table:table-cell>
              <table:table-cell office:value-type="float" office:value="207.686279296">
                <text:p>207.686279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78.5">
                <text:p>5378.5</text:p>
              </table:table-cell>
              <table:table-cell office:value-type="float" office:value="201.869277954">
                <text:p>201.869277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94">
                <text:p>5394</text:p>
              </table:table-cell>
              <table:table-cell office:value-type="float" office:value="195.75163269">
                <text:p>195.75163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09.5">
                <text:p>5409.5</text:p>
              </table:table-cell>
              <table:table-cell office:value-type="float" office:value="194.771240234">
                <text:p>194.771240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25">
                <text:p>5425</text:p>
              </table:table-cell>
              <table:table-cell office:value-type="float" office:value="195.189544678">
                <text:p>195.189544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40.5">
                <text:p>5440.5</text:p>
              </table:table-cell>
              <table:table-cell office:value-type="float" office:value="187.464050292">
                <text:p>187.464050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56">
                <text:p>5456</text:p>
              </table:table-cell>
              <table:table-cell office:value-type="float" office:value="179.215682984">
                <text:p>179.215682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71.5">
                <text:p>5471.5</text:p>
              </table:table-cell>
              <table:table-cell office:value-type="float" office:value="176.90196228">
                <text:p>176.9019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87">
                <text:p>5487</text:p>
              </table:table-cell>
              <table:table-cell office:value-type="float" office:value="176.941177368">
                <text:p>176.941177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02.5">
                <text:p>5502.5</text:p>
              </table:table-cell>
              <table:table-cell office:value-type="float" office:value="174.915023804">
                <text:p>174.915023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18">
                <text:p>5518</text:p>
              </table:table-cell>
              <table:table-cell office:value-type="float" office:value="172.235290528">
                <text:p>172.235290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33.5">
                <text:p>5533.5</text:p>
              </table:table-cell>
              <table:table-cell office:value-type="float" office:value="171.738555908">
                <text:p>171.738555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49">
                <text:p>5549</text:p>
              </table:table-cell>
              <table:table-cell office:value-type="float" office:value="172.640518188">
                <text:p>172.640518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64.5">
                <text:p>5564.5</text:p>
              </table:table-cell>
              <table:table-cell office:value-type="float" office:value="169.856201172">
                <text:p>169.856201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80">
                <text:p>5580</text:p>
              </table:table-cell>
              <table:table-cell office:value-type="float" office:value="164.24836731">
                <text:p>164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95.5">
                <text:p>5595.5</text:p>
              </table:table-cell>
              <table:table-cell office:value-type="float" office:value="161.29411316">
                <text:p>161.2941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11">
                <text:p>5611</text:p>
              </table:table-cell>
              <table:table-cell office:value-type="float" office:value="161.986923218">
                <text:p>161.986923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26.5">
                <text:p>5626.5</text:p>
              </table:table-cell>
              <table:table-cell office:value-type="float" office:value="164.823532104">
                <text:p>164.823532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42">
                <text:p>5642</text:p>
              </table:table-cell>
              <table:table-cell office:value-type="float" office:value="164.24836731">
                <text:p>164.24836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57.5">
                <text:p>5657.5</text:p>
              </table:table-cell>
              <table:table-cell office:value-type="float" office:value="162.784317016">
                <text:p>162.784317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73">
                <text:p>5673</text:p>
              </table:table-cell>
              <table:table-cell office:value-type="float" office:value="161.594772338">
                <text:p>161.594772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88.5">
                <text:p>5688.5</text:p>
              </table:table-cell>
              <table:table-cell office:value-type="float" office:value="161.660125732">
                <text:p>161.660125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04">
                <text:p>5704</text:p>
              </table:table-cell>
              <table:table-cell office:value-type="float" office:value="161.94770813">
                <text:p>161.94770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19.5">
                <text:p>5719.5</text:p>
              </table:table-cell>
              <table:table-cell office:value-type="float" office:value="160.640518188">
                <text:p>160.640518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35">
                <text:p>5735</text:p>
              </table:table-cell>
              <table:table-cell office:value-type="float" office:value="159.215682984">
                <text:p>159.215682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50.5">
                <text:p>5750.5</text:p>
              </table:table-cell>
              <table:table-cell office:value-type="float" office:value="157.934646606">
                <text:p>157.934646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66">
                <text:p>5766</text:p>
              </table:table-cell>
              <table:table-cell office:value-type="float" office:value="157.09803772">
                <text:p>157.09803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81.5">
                <text:p>5781.5</text:p>
              </table:table-cell>
              <table:table-cell office:value-type="float" office:value="155.411758422">
                <text:p>155.411758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97">
                <text:p>5797</text:p>
              </table:table-cell>
              <table:table-cell office:value-type="float" office:value="154.05229187">
                <text:p>154.05229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12.5">
                <text:p>5812.5</text:p>
              </table:table-cell>
              <table:table-cell office:value-type="float" office:value="153.94770813">
                <text:p>153.94770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28">
                <text:p>5828</text:p>
              </table:table-cell>
              <table:table-cell office:value-type="float" office:value="153.137252808">
                <text:p>153.1372528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43.5">
                <text:p>5843.5</text:p>
              </table:table-cell>
              <table:table-cell office:value-type="float" office:value="151.516342164">
                <text:p>151.516342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59">
                <text:p>5859</text:p>
              </table:table-cell>
              <table:table-cell office:value-type="float" office:value="149.816986084">
                <text:p>149.816986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74.5">
                <text:p>5874.5</text:p>
              </table:table-cell>
              <table:table-cell office:value-type="float" office:value="145.960784912">
                <text:p>145.96078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90">
                <text:p>5890</text:p>
              </table:table-cell>
              <table:table-cell office:value-type="float" office:value="143.986923218">
                <text:p>143.986923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05.5">
                <text:p>5905.5</text:p>
              </table:table-cell>
              <table:table-cell office:value-type="float" office:value="143.660125732">
                <text:p>143.660125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21">
                <text:p>5921</text:p>
              </table:table-cell>
              <table:table-cell office:value-type="float" office:value="145.176467896">
                <text:p>145.176467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36.5">
                <text:p>5936.5</text:p>
              </table:table-cell>
              <table:table-cell office:value-type="float" office:value="146.758163452">
                <text:p>146.758163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52">
                <text:p>5952</text:p>
              </table:table-cell>
              <table:table-cell office:value-type="float" office:value="147.29411316">
                <text:p>147.2941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67.5">
                <text:p>5967.5</text:p>
              </table:table-cell>
              <table:table-cell office:value-type="float" office:value="146.888885498">
                <text:p>146.888885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83">
                <text:p>5983</text:p>
              </table:table-cell>
              <table:table-cell office:value-type="float" office:value="147.15032959">
                <text:p>147.15032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98.5">
                <text:p>5998.5</text:p>
              </table:table-cell>
              <table:table-cell office:value-type="float" office:value="147.267974854">
                <text:p>147.267974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14">
                <text:p>6014</text:p>
              </table:table-cell>
              <table:table-cell office:value-type="float" office:value="143.790847778">
                <text:p>143.790847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29.5">
                <text:p>6029.5</text:p>
              </table:table-cell>
              <table:table-cell office:value-type="float" office:value="142.287582398">
                <text:p>142.287582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45">
                <text:p>6045</text:p>
              </table:table-cell>
              <table:table-cell office:value-type="float" office:value="141.581695556">
                <text:p>141.581695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60.5">
                <text:p>6060.5</text:p>
              </table:table-cell>
              <table:table-cell office:value-type="float" office:value="140.640518188">
                <text:p>140.640518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76">
                <text:p>6076</text:p>
              </table:table-cell>
              <table:table-cell office:value-type="float" office:value="141.607833862">
                <text:p>141.6078338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91.5">
                <text:p>6091.5</text:p>
              </table:table-cell>
              <table:table-cell office:value-type="float" office:value="141.843139648">
                <text:p>141.843139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07">
                <text:p>6107</text:p>
              </table:table-cell>
              <table:table-cell office:value-type="float" office:value="139.372543334">
                <text:p>139.372543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22.5">
                <text:p>6122.5</text:p>
              </table:table-cell>
              <table:table-cell office:value-type="float" office:value="138.758163452">
                <text:p>138.758163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38">
                <text:p>6138</text:p>
              </table:table-cell>
              <table:table-cell office:value-type="float" office:value="135.973861694">
                <text:p>135.973861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53.5">
                <text:p>6153.5</text:p>
              </table:table-cell>
              <table:table-cell office:value-type="float" office:value="127.34640503">
                <text:p>127.3464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69">
                <text:p>6169</text:p>
              </table:table-cell>
              <table:table-cell office:value-type="float" office:value="121.215682984">
                <text:p>121.215682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84.5">
                <text:p>6184.5</text:p>
              </table:table-cell>
              <table:table-cell office:value-type="float" office:value="122.627449036">
                <text:p>122.627449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00">
                <text:p>6200</text:p>
              </table:table-cell>
              <table:table-cell office:value-type="float" office:value="123.738563538">
                <text:p>123.738563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15.5">
                <text:p>6215.5</text:p>
              </table:table-cell>
              <table:table-cell office:value-type="float" office:value="125.385620118">
                <text:p>125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31">
                <text:p>6231</text:p>
              </table:table-cell>
              <table:table-cell office:value-type="float" office:value="130.065353394">
                <text:p>130.0653533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46.5">
                <text:p>6246.5</text:p>
              </table:table-cell>
              <table:table-cell office:value-type="float" office:value="129.75163269">
                <text:p>129.75163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62">
                <text:p>6262</text:p>
              </table:table-cell>
              <table:table-cell office:value-type="float" office:value="132.692810058">
                <text:p>132.69281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77.5">
                <text:p>6277.5</text:p>
              </table:table-cell>
              <table:table-cell office:value-type="float" office:value="133.712417602">
                <text:p>133.712417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93">
                <text:p>6293</text:p>
              </table:table-cell>
              <table:table-cell office:value-type="float" office:value="131.960784912">
                <text:p>131.96078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08.5">
                <text:p>6308.5</text:p>
              </table:table-cell>
              <table:table-cell office:value-type="float" office:value="130.339874268">
                <text:p>130.339874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24">
                <text:p>6324</text:p>
              </table:table-cell>
              <table:table-cell office:value-type="float" office:value="129.267974854">
                <text:p>129.267974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39.5">
                <text:p>6339.5</text:p>
              </table:table-cell>
              <table:table-cell office:value-type="float" office:value="127.725486756">
                <text:p>127.725486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55">
                <text:p>6355</text:p>
              </table:table-cell>
              <table:table-cell office:value-type="float" office:value="126.431373596">
                <text:p>126.431373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70.5">
                <text:p>6370.5</text:p>
              </table:table-cell>
              <table:table-cell office:value-type="float" office:value="125.973854064">
                <text:p>125.973854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86">
                <text:p>6386</text:p>
              </table:table-cell>
              <table:table-cell office:value-type="float" office:value="123.50326538">
                <text:p>123.50326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01.5">
                <text:p>6401.5</text:p>
              </table:table-cell>
              <table:table-cell office:value-type="float" office:value="118.117645264">
                <text:p>118.1176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17">
                <text:p>6417</text:p>
              </table:table-cell>
              <table:table-cell office:value-type="float" office:value="113.15032959">
                <text:p>113.15032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32.5">
                <text:p>6432.5</text:p>
              </table:table-cell>
              <table:table-cell office:value-type="float" office:value="106.758171082">
                <text:p>106.7581710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448">
                <text:p>6448</text:p>
              </table:table-cell>
              <table:table-cell office:value-type="float" office:value="103.411766052">
                <text:p>103.4117660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63.5">
                <text:p>6463.5</text:p>
              </table:table-cell>
              <table:table-cell office:value-type="float" office:value="106.287582398">
                <text:p>106.287582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79">
                <text:p>6479</text:p>
              </table:table-cell>
              <table:table-cell office:value-type="float" office:value="105.55555725">
                <text:p>105.5555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94.5">
                <text:p>6494.5</text:p>
              </table:table-cell>
              <table:table-cell office:value-type="float" office:value="102.7450943">
                <text:p>102.74509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10">
                <text:p>6510</text:p>
              </table:table-cell>
              <table:table-cell office:value-type="float" office:value="101.960784912">
                <text:p>101.96078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25.5">
                <text:p>6525.5</text:p>
              </table:table-cell>
              <table:table-cell office:value-type="float" office:value="101.490196228">
                <text:p>101.49019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541">
                <text:p>6541</text:p>
              </table:table-cell>
              <table:table-cell office:value-type="float" office:value="100.313728332">
                <text:p>100.313728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56.5">
                <text:p>6556.5</text:p>
              </table:table-cell>
              <table:table-cell office:value-type="float" office:value="99.89542389">
                <text:p>99.89542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72">
                <text:p>6572</text:p>
              </table:table-cell>
              <table:table-cell office:value-type="float" office:value="102.666664124">
                <text:p>102.666664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87.5">
                <text:p>6587.5</text:p>
              </table:table-cell>
              <table:table-cell office:value-type="float" office:value="104.117645264">
                <text:p>104.1176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03">
                <text:p>6603</text:p>
              </table:table-cell>
              <table:table-cell office:value-type="float" office:value="102.405227662">
                <text:p>102.405227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18.5">
                <text:p>6618.5</text:p>
              </table:table-cell>
              <table:table-cell office:value-type="float" office:value="102.718955994">
                <text:p>102.7189559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34">
                <text:p>6634</text:p>
              </table:table-cell>
              <table:table-cell office:value-type="float" office:value="105.39868927">
                <text:p>105.398689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649.5">
                <text:p>6649.5</text:p>
              </table:table-cell>
              <table:table-cell office:value-type="float" office:value="105.50326538">
                <text:p>105.50326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665">
                <text:p>6665</text:p>
              </table:table-cell>
              <table:table-cell office:value-type="float" office:value="102.078430176">
                <text:p>102.078430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80.5">
                <text:p>6680.5</text:p>
              </table:table-cell>
              <table:table-cell office:value-type="float" office:value="99.738563538">
                <text:p>99.738563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696">
                <text:p>6696</text:p>
              </table:table-cell>
              <table:table-cell office:value-type="float" office:value="99.738563538">
                <text:p>99.738563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11.5">
                <text:p>6711.5</text:p>
              </table:table-cell>
              <table:table-cell office:value-type="float" office:value="99.45098114">
                <text:p>99.45098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727">
                <text:p>6727</text:p>
              </table:table-cell>
              <table:table-cell office:value-type="float" office:value="97.69934845">
                <text:p>97.69934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742.5">
                <text:p>6742.5</text:p>
              </table:table-cell>
              <table:table-cell office:value-type="float" office:value="94.44444275">
                <text:p>94.44444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58">
                <text:p>6758</text:p>
              </table:table-cell>
              <table:table-cell office:value-type="float" office:value="91.006538392">
                <text:p>91.006538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73.5">
                <text:p>6773.5</text:p>
              </table:table-cell>
              <table:table-cell office:value-type="float" office:value="89.80392456">
                <text:p>89.80392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89">
                <text:p>6789</text:p>
              </table:table-cell>
              <table:table-cell office:value-type="float" office:value="83.75163269">
                <text:p>83.75163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04.5">
                <text:p>6804.5</text:p>
              </table:table-cell>
              <table:table-cell office:value-type="float" office:value="69.712417602">
                <text:p>69.712417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820">
                <text:p>6820</text:p>
              </table:table-cell>
              <table:table-cell office:value-type="float" office:value="57.986927032">
                <text:p>57.9869270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5.5">
                <text:p>6835.5</text:p>
              </table:table-cell>
              <table:table-cell office:value-type="float" office:value="59.385620118">
                <text:p>59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51">
                <text:p>6851</text:p>
              </table:table-cell>
              <table:table-cell office:value-type="float" office:value="69.986930848">
                <text:p>69.986930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66.5">
                <text:p>6866.5</text:p>
              </table:table-cell>
              <table:table-cell office:value-type="float" office:value="81.973854064">
                <text:p>81.973854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82">
                <text:p>6882</text:p>
              </table:table-cell>
              <table:table-cell office:value-type="float" office:value="84.509803772">
                <text:p>84.509803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97.5">
                <text:p>6897.5</text:p>
              </table:table-cell>
              <table:table-cell office:value-type="float" office:value="88.05228424">
                <text:p>88.05228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13">
                <text:p>6913</text:p>
              </table:table-cell>
              <table:table-cell office:value-type="float" office:value="87.163398742">
                <text:p>87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28.5">
                <text:p>6928.5</text:p>
              </table:table-cell>
              <table:table-cell office:value-type="float" office:value="83.960784912">
                <text:p>83.96078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44">
                <text:p>6944</text:p>
              </table:table-cell>
              <table:table-cell office:value-type="float" office:value="83.385620118">
                <text:p>83.38562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59.5">
                <text:p>6959.5</text:p>
              </table:table-cell>
              <table:table-cell office:value-type="float" office:value="84.54901886">
                <text:p>84.54901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75">
                <text:p>6975</text:p>
              </table:table-cell>
              <table:table-cell office:value-type="float" office:value="84.261436462">
                <text:p>84.261436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90.5">
                <text:p>6990.5</text:p>
              </table:table-cell>
              <table:table-cell office:value-type="float" office:value="83.254898072">
                <text:p>83.2548980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06">
                <text:p>7006</text:p>
              </table:table-cell>
              <table:table-cell office:value-type="float" office:value="82.705879212">
                <text:p>82.705879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021.5">
                <text:p>7021.5</text:p>
              </table:table-cell>
              <table:table-cell office:value-type="float" office:value="80.509803772">
                <text:p>80.509803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37">
                <text:p>7037</text:p>
              </table:table-cell>
              <table:table-cell office:value-type="float" office:value="79.64705658">
                <text:p>79.64705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52.5">
                <text:p>7052.5</text:p>
              </table:table-cell>
              <table:table-cell office:value-type="float" office:value="79.163398742">
                <text:p>79.16339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68">
                <text:p>7068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83.5">
                <text:p>7083.5</text:p>
              </table:table-cell>
              <table:table-cell office:value-type="float" office:value="86.274513244">
                <text:p>86.274513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99">
                <text:p>7099</text:p>
              </table:table-cell>
              <table:table-cell office:value-type="float" office:value="83.15032959">
                <text:p>83.15032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14.5">
                <text:p>7114.5</text:p>
              </table:table-cell>
              <table:table-cell office:value-type="float" office:value="82.313728332">
                <text:p>82.313728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30">
                <text:p>7130</text:p>
              </table:table-cell>
              <table:table-cell office:value-type="float" office:value="84.026145936">
                <text:p>84.026145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45.5">
                <text:p>7145.5</text:p>
              </table:table-cell>
              <table:table-cell office:value-type="float" office:value="84.79738617">
                <text:p>84.79738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61">
                <text:p>7161</text:p>
              </table:table-cell>
              <table:table-cell office:value-type="float" office:value="85.111106872">
                <text:p>85.1111068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76.5">
                <text:p>7176.5</text:p>
              </table:table-cell>
              <table:table-cell office:value-type="float" office:value="85.359474182">
                <text:p>85.359474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92">
                <text:p>7192</text:p>
              </table:table-cell>
              <table:table-cell office:value-type="float" office:value="86.143791198">
                <text:p>86.143791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207.5">
                <text:p>7207.5</text:p>
              </table:table-cell>
              <table:table-cell office:value-type="float" office:value="85.516342164">
                <text:p>85.516342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23">
                <text:p>7223</text:p>
              </table:table-cell>
              <table:table-cell office:value-type="float" office:value="84.562088012">
                <text:p>84.5620880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38.5">
                <text:p>7238.5</text:p>
              </table:table-cell>
              <table:table-cell office:value-type="float" office:value="87.830062866">
                <text:p>87.830062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54">
                <text:p>7254</text:p>
              </table:table-cell>
              <table:table-cell office:value-type="float" office:value="82.823532104">
                <text:p>82.823532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69.5">
                <text:p>7269.5</text:p>
              </table:table-cell>
              <table:table-cell office:value-type="float" office:value="79.032676696">
                <text:p>79.032676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85">
                <text:p>7285</text:p>
              </table:table-cell>
              <table:table-cell office:value-type="float" office:value="76.967315674">
                <text:p>76.967315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00.5">
                <text:p>7300.5</text:p>
              </table:table-cell>
              <table:table-cell office:value-type="float" office:value="75.254898072">
                <text:p>75.2548980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16">
                <text:p>7316</text:p>
              </table:table-cell>
              <table:table-cell office:value-type="float" office:value="75.058822632">
                <text:p>75.058822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31.5">
                <text:p>7331.5</text:p>
              </table:table-cell>
              <table:table-cell office:value-type="float" office:value="75.019607544">
                <text:p>75.019607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347">
                <text:p>7347</text:p>
              </table:table-cell>
              <table:table-cell office:value-type="float" office:value="73.816993714">
                <text:p>73.816993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62.5">
                <text:p>7362.5</text:p>
              </table:table-cell>
              <table:table-cell office:value-type="float" office:value="74.732025146">
                <text:p>74.732025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78">
                <text:p>7378</text:p>
              </table:table-cell>
              <table:table-cell office:value-type="float" office:value="74.928100586">
                <text:p>74.928100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93.5">
                <text:p>7393.5</text:p>
              </table:table-cell>
              <table:table-cell office:value-type="float" office:value="73.084968566">
                <text:p>73.0849685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409">
                <text:p>7409</text:p>
              </table:table-cell>
              <table:table-cell office:value-type="float" office:value="72.457511902">
                <text:p>72.4575119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424.5">
                <text:p>7424.5</text:p>
              </table:table-cell>
              <table:table-cell office:value-type="float" office:value="73.241828918">
                <text:p>73.241828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440">
                <text:p>7440</text:p>
              </table:table-cell>
              <table:table-cell office:value-type="float" office:value="74.967315674">
                <text:p>74.967315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455.5">
                <text:p>7455.5</text:p>
              </table:table-cell>
              <table:table-cell office:value-type="float" office:value="77.006530762">
                <text:p>77.006530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71">
                <text:p>7471</text:p>
              </table:table-cell>
              <table:table-cell office:value-type="float" office:value="76.418296814">
                <text:p>76.418296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486.5">
                <text:p>7486.5</text:p>
              </table:table-cell>
              <table:table-cell office:value-type="float" office:value="74.732025146">
                <text:p>74.732025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02">
                <text:p>7502</text:p>
              </table:table-cell>
              <table:table-cell office:value-type="float" office:value="75.542480468">
                <text:p>75.542480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17.5">
                <text:p>7517.5</text:p>
              </table:table-cell>
              <table:table-cell office:value-type="float" office:value="74.379081726">
                <text:p>74.379081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533">
                <text:p>7533</text:p>
              </table:table-cell>
              <table:table-cell office:value-type="float" office:value="73.908493042">
                <text:p>73.9084930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548.5">
                <text:p>7548.5</text:p>
              </table:table-cell>
              <table:table-cell office:value-type="float" office:value="71.594772338">
                <text:p>71.594772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64">
                <text:p>7564</text:p>
              </table:table-cell>
              <table:table-cell office:value-type="float" office:value="71.69934845">
                <text:p>71.69934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79.5">
                <text:p>7579.5</text:p>
              </table:table-cell>
              <table:table-cell office:value-type="float" office:value="75.032676696">
                <text:p>75.032676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.75pt" fo:font-style="normal" fo:text-shadow="none" style:text-underline-style="none" fo:font-weight="bold" style:font-size-asian="12.75pt" style:font-style-asian="normal" style:font-weight-asian="bold" style:font-size-complex="12.75pt" style:font-style-complex="normal" style:font-weight-complex="bold"/>
    </style:style>
    <style:style style:name="ch3" style:family="chart">
      <style:chart-properties chart:include-hidden-cells="false" chart:auto-position="true" chart:auto-size="true" chart:spline-order="3" chart:error-upper-indicator="true" chart:error-lower-indicator="true" chart:error-category="cell-range" chart:error-lower-range="HydrogenRefData.C6:HydrogenRefData.C11"/>
    </style:style>
    <style:style style:name="ch4" style:family="chart" style:data-style-name="N0">
      <style:chart-properties chart:display-label="true" chart:tick-marks-major-inner="false" chart:tick-marks-major-outer="true" chart:tick-marks-minor-inner="true" chart:tick-marks-minor-outer="true" chart:logarithmic="false" chart:minimum="3900" chart:maximum="690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20" chart:interval-minor-divisor="5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ffffff" style:text-outline="false" style:text-line-through-style="none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 chart:error-upper-indicator="true" chart:error-lower-indicator="true" chart:error-category="cell-range" chart:error-lower-range="HydrogenRefData.C6:HydrogenRefData.C11"/>
      <style:graphic-properties draw:stroke="none" svg:stroke-width="0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9" style:family="chart">
      <style:chart-properties chart:error-category="cell-range"/>
      <style:graphic-properties draw:stroke="solid" svg:stroke-width="0.035cm" svg:stroke-color="#dd0806" svg:stroke-opacity="100%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5.738cm" svg:height="6.327cm" chart:class="chart:scatter" chart:style-name="ch1">
        <chart:title svg:x="8.143cm" svg:y="0.127cm" chart:style-name="ch2">
          <text:p>Astrolab SpectraCalc Ref Data for Hydrogen</text:p>
        </chart:title>
        <chart:plot-area chart:style-name="ch3" table:cell-range-address="HydrogenRefData.A6:HydrogenRefData.A11 HydrogenRefData.C6:HydrogenRefData.C11" svg:x="0.514cm" svg:y="0.756cm" svg:width="24.71cm" svg:height="5.52cm">
          <chart:axis chart:dimension="x" chart:name="primary-x" chart:style-name="ch4">
            <chart:title svg:x="10.809cm" svg:y="5.83cm" chart:style-name="ch5">
              <text:p>Wavelength in Angstrom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ydrogenRefData.C6:HydrogenRefData.C11" chart:class="chart:scatter">
            <chart:domain table:cell-range-address="HydrogenRefData.A6:HydrogenRefData.A11"/>
            <chart:error-indicator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0.07">
                <text:p text:id="HydrogenRefData.A6:HydrogenRefData.A11">3970.07</text:p>
              </table:table-cell>
              <table:table-cell office:value-type="float" office:value="100">
                <text:p text:id="HydrogenRefData.C6:HydrogenRefData.C11">100</text:p>
              </table:table-cell>
              <table:table-cell office:value-type="float" office:value="100">
                <text:p text:id="HydrogenRefData.C6:HydrogenRefData.C11"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1.74">
                <text:p>4101.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40.47">
                <text:p>4340.4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1.33">
                <text:p>4861.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62.72">
                <text:p>6562.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62.85">
                <text:p>6562.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1.75pt" fo:font-style="normal" fo:text-shadow="none" style:text-underline-style="none" fo:font-weight="bold" style:font-size-asian="11.75pt" style:font-style-asian="normal" style:font-weight-asian="bold" style:font-size-complex="11.75pt" style:font-style-complex="normal" style:font-weight-complex="bold"/>
    </style:style>
    <style:style style:name="ch3" style:family="chart">
      <style:chart-properties chart:interpolation="cubic-spline" chart:include-hidden-cells="false" chart:auto-position="true" chart:auto-size="true" chart:spline-order="3" chart:error-upper-indicator="true" chart:error-lower-indicator="true" chart:error-category="cell-range" chart:error-lower-range="SolarRefData.B1:SolarRefData.B42"/>
    </style:style>
    <style:style style:name="ch4" style:family="chart" style:data-style-name="N0">
      <style:chart-properties chart:display-label="true" chart:tick-marks-major-inner="false" chart:tick-marks-major-outer="true" chart:tick-marks-minor-inner="true" chart:tick-marks-minor-outer="true" chart:logarithmic="false" chart:minimum="3900" chart:maximum="690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0.75pt" fo:font-style="normal" fo:text-shadow="none" style:text-underline-style="none" fo:font-weight="normal" style:font-size-asian="10.75pt" style:font-style-asian="normal" style:font-weight-asian="normal" style:font-size-complex="10.75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20" chart:interval-minor-divisor="5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ffffff" style:text-outline="false" style:text-line-through-style="none" fo:font-family="'Times New Roman'" fo:font-size="10.75pt" fo:font-style="normal" fo:text-shadow="none" style:text-underline-style="none" fo:font-weight="normal" style:font-size-asian="10.75pt" style:font-style-asian="normal" style:font-weight-asian="normal" style:font-size-complex="10.75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chart-properties chart:symbol-type="none" chart:error-upper-indicator="true" chart:error-lower-indicator="true" chart:error-category="cell-range" chart:error-lower-range="SolarRefData.B1:SolarRefData.B42"/>
      <style:graphic-properties draw:stroke="none" svg:stroke-width="0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8" style:family="chart">
      <style:chart-properties chart:error-category="cell-range"/>
      <style:graphic-properties draw:stroke="solid" svg:stroke-width="0.035cm" svg:stroke-color="#0000d4" svg:stroke-opacity="100%"/>
    </style:style>
    <style:style style:name="ch9" style:family="chart">
      <style:graphic-properties draw:stroke="solid" svg:stroke-width="0.035cm" svg:stroke-color="#808080" svg:stroke-opacity="100%" draw:fill="solid" draw:fill-color="#c0c0c0" draw:opacity="100%"/>
    </style:style>
    <style:style style:name="ch10" style:family="chart">
      <style:graphic-properties draw:fill-color="#d9d9d9"/>
    </style:style>
  </office:automatic-styles>
  <office:body>
    <office:chart>
      <chart:chart svg:width="25.705cm" svg:height="7.558cm" chart:class="chart:scatter" chart:style-name="ch1">
        <chart:title svg:x="9.277cm" svg:y="0.151cm" chart:style-name="ch2">
          <text:p>Astrolab SpectraCalc Solar Ref Data</text:p>
        </chart:title>
        <chart:plot-area chart:style-name="ch3" table:cell-range-address="SolarRefData.A1:SolarRefData.B42" svg:x="0.514cm" svg:y="0.779cm" svg:width="24.677cm" svg:height="6.62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larRefData.B1:SolarRefData.B42" chart:class="chart:scatter">
            <chart:domain table:cell-range-address="SolarRefData.A1:SolarRefData.A42"/>
            <chart:error-indicator chart:style-name="ch8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34.87">
                <text:p text:id="SolarRefData.A1:SolarRefData.A42">3734.87</text:p>
              </table:table-cell>
              <table:table-cell office:value-type="float" office:value="100">
                <text:p text:id="SolarRefData.B1:SolarRefData.B42">100</text:p>
              </table:table-cell>
              <table:table-cell office:value-type="float" office:value="100">
                <text:p text:id="SolarRefData.B1:SolarRefData.B42"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0.44">
                <text:p>3820.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3.68">
                <text:p>3933.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8.49">
                <text:p>3968.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7.72">
                <text:p>4077.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1.75">
                <text:p>4101.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2.07">
                <text:p>4132.0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43.88">
                <text:p>4143.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28">
                <text:p>4167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2.04">
                <text:p>4202.0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6.74">
                <text:p>4226.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5.95">
                <text:p>4235.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0.13">
                <text:p>4250.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50.8">
                <text:p>425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4.35">
                <text:p>4254.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0.49">
                <text:p>4290.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71.77">
                <text:p>4271.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5.78">
                <text:p>4325.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40.48">
                <text:p>4340.4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83.56">
                <text:p>4383.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4.76">
                <text:p>4404.7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5.14">
                <text:p>4415.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28.63">
                <text:p>4528.6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54.04">
                <text:p>4554.0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03">
                <text:p>470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1.34">
                <text:p>4861.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91.5">
                <text:p>4891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20.51">
                <text:p>4920.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57.61">
                <text:p>4957.6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7.33">
                <text:p>5167.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72.7">
                <text:p>5172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83.62">
                <text:p>5183.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69.55">
                <text:p>5269.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28.42">
                <text:p>5528.4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89.97">
                <text:p>5889.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95.94">
                <text:p>5895.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2.73">
                <text:p>6102.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22.23">
                <text:p>6122.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62.18">
                <text:p>6162.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62.81">
                <text:p>6562.8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67">
                <text:p>68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94">
                <text:p>75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4.25pt" fo:font-style="normal" fo:text-shadow="none" style:text-underline-style="none" fo:font-weight="bold" style:font-size-asian="14.25pt" style:font-style-asian="normal" style:font-weight-asian="bold" style:font-size-complex="14.25pt" style:font-style-complex="normal" style:font-weight-complex="bold"/>
    </style:style>
    <style:style style:name="ch3" style:family="chart">
      <style:chart-properties chart:symbol-type="automatic" chart:include-hidden-cells="false" chart:auto-position="true" chart:auto-size="tru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1.25pt" fo:font-style="normal" fo:text-shadow="none" style:text-underline-style="none" fo:font-weight="normal" style:font-size-asian="11.25pt" style:font-style-asian="normal" style:font-weight-asian="normal" style:font-size-complex="11.25pt" style:font-style-complex="normal" style:font-weight-complex="normal"/>
    </style:style>
    <style:style style:name="ch5" style:family="chart">
      <style:graphic-properties draw:stroke="solid" svg:stroke-width="0cm" svg:stroke-opacity="100%"/>
    </style:style>
    <style:style style:name="ch6" style:family="chart">
      <style:chart-properties chart:symbol-type="named-symbol" chart:symbol-name="diamond" chart:symbol-width="0.176cm" chart:symbol-height="0.176cm"/>
      <style:graphic-properties draw:stroke="none" svg:stroke-width="0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 draw:opacity="100%"/>
    </style:style>
    <style:style style:name="ch8" style:family="chart">
      <style:graphic-properties draw:fill-color="#d9d9d9"/>
    </style:style>
  </office:automatic-styles>
  <office:body>
    <office:chart>
      <chart:chart svg:width="19.455cm" svg:height="7.838cm" chart:class="chart:scatter" chart:style-name="ch1">
        <chart:title svg:x="8.386cm" svg:y="0.156cm" chart:style-name="ch2">
          <text:p>Rough Plot</text:p>
        </chart:title>
        <chart:plot-area chart:style-name="ch3" table:cell-range-address="'User Data'.A6:'User Data'.B506" svg:x="0.389cm" svg:y="0.895cm" svg:width="18.677cm" svg:height="6.78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ser Data'.B6:'User Data'.B506" chart:class="chart:scatter">
            <chart:domain table:cell-range-address="'User Data'.A6:'User Data'.A506"/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User Data'.A6:'User Data'.A506">0</text:p>
              </table:table-cell>
              <table:table-cell office:value-type="float" office:value="19.692810059">
                <text:p text:id="'User Data'.B6:'User Data'.B506">19.6928100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222221375">
                <text:p>18.22222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124183655">
                <text:p>23.12418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.013072968">
                <text:p>36.01307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1.477127075">
                <text:p>71.477127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.928108215">
                <text:p>100.928108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4.843139648">
                <text:p>134.843139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3.483657837">
                <text:p>143.483657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1.104568481">
                <text:p>131.104568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6.026145935">
                <text:p>106.02614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6.019607544">
                <text:p>66.01960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.555553436">
                <text:p>47.555553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1.921567917">
                <text:p>31.921567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.555555344">
                <text:p>27.555555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.986927032">
                <text:p>23.986927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.490196228">
                <text:p>20.490196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.908496857">
                <text:p>19.908496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771242142">
                <text:p>19.771242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.215686798">
                <text:p>20.215686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980392456">
                <text:p>19.980392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.156862259">
                <text:p>20.156862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.313724518">
                <text:p>20.313724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.078432083">
                <text:p>20.078432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.18954277">
                <text:p>20.18954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.267972946">
                <text:p>20.267972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.470588684">
                <text:p>20.470588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.647058487">
                <text:p>20.647058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.712417603">
                <text:p>19.712417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.104574203">
                <text:p>20.1045742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.75163269">
                <text:p>19.75163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.908496857">
                <text:p>19.908496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.614377975">
                <text:p>20.614377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.241828918">
                <text:p>20.241828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.575162888">
                <text:p>19.575162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.732025146">
                <text:p>19.73202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.111110687">
                <text:p>19.111110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522874832">
                <text:p>19.522874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.111110687">
                <text:p>20.111110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.915031433">
                <text:p>19.915031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.562091827">
                <text:p>19.562091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.424835205">
                <text:p>19.424835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.934640884">
                <text:p>18.93464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.915031433">
                <text:p>18.915031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.241828918">
                <text:p>19.241828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.006534576">
                <text:p>19.006534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418300629">
                <text:p>19.418300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555555344">
                <text:p>19.55555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08496666">
                <text:p>19.08496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.888887405">
                <text:p>18.88888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5359478">
                <text:p>19.5359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.496730804">
                <text:p>20.496730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08496666">
                <text:p>20.08496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.241828918">
                <text:p>20.241828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0.026144028">
                <text:p>20.026144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.633985519">
                <text:p>19.633985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18954277">
                <text:p>19.18954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01307106">
                <text:p>19.01307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4640522">
                <text:p>19.4640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0.209150314">
                <text:p>20.209150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.581699371">
                <text:p>19.581699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.581699371">
                <text:p>19.581699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8.732025146">
                <text:p>18.732025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8.673202515">
                <text:p>18.673202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8.673202515">
                <text:p>18.673202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8.673202515">
                <text:p>18.67320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9.379083633">
                <text:p>19.379083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9.575162888">
                <text:p>19.575162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.202613831">
                <text:p>19.202613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.379083633">
                <text:p>19.3790836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.516338348">
                <text:p>19.516338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.555555344">
                <text:p>19.555555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.928104401">
                <text:p>19.928104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0.143791199">
                <text:p>20.143791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0.320261002">
                <text:p>20.320261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.986927032">
                <text:p>19.986927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.163398743">
                <text:p>19.163398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.320261002">
                <text:p>19.320261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.163398743">
                <text:p>19.163398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.379083633">
                <text:p>18.379083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.359476089">
                <text:p>18.359476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.124181747">
                <text:p>19.124181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.418300629">
                <text:p>19.4183006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9.241828918">
                <text:p>19.241828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8.947711945">
                <text:p>18.947711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9.653594971">
                <text:p>19.653594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.75163269">
                <text:p>19.75163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8.928104401">
                <text:p>18.928104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888887405">
                <text:p>18.8888874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.398693085">
                <text:p>19.398693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.418300629">
                <text:p>19.418300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8.830064774">
                <text:p>18.830064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0.071895599">
                <text:p>20.071895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9.797384262">
                <text:p>19.797384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0.228757858">
                <text:p>20.228757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9.73856163">
                <text:p>19.738561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9.117647171">
                <text:p>19.117647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9.784313202">
                <text:p>19.784313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9.941175461">
                <text:p>19.941175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.627450943">
                <text:p>18.627450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8.967319489">
                <text:p>18.967319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.300653458">
                <text:p>19.300653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.555555344">
                <text:p>19.555555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.496730804">
                <text:p>19.496730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.771242142">
                <text:p>19.771242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0.124181747">
                <text:p>20.124181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.830064774">
                <text:p>19.830064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.849672318">
                <text:p>18.849672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.908496857">
                <text:p>18.908496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.928104401">
                <text:p>18.9281044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.928104401">
                <text:p>18.928104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.888887405">
                <text:p>18.888887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.830064774">
                <text:p>18.8300647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.81045723">
                <text:p>18.81045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.81045723">
                <text:p>18.8104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.790849686">
                <text:p>18.7908496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.01307106">
                <text:p>19.01307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.993463516">
                <text:p>18.993463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.346405029">
                <text:p>18.3464050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.875816345">
                <text:p>18.875816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0.444444656">
                <text:p>20.444444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.4640522">
                <text:p>20.4640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.346405029">
                <text:p>19.346405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.993463516">
                <text:p>18.993463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.784313202">
                <text:p>18.7843132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.843135834">
                <text:p>18.8431358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.882352829">
                <text:p>18.882352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.843135834">
                <text:p>18.843135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.764705658">
                <text:p>18.7647056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.745098114">
                <text:p>18.745098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.745098114">
                <text:p>18.745098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.82352829">
                <text:p>18.82352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.901960373">
                <text:p>18.901960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9.313724518">
                <text:p>19.3137245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.705881119">
                <text:p>19.705881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0.098039627">
                <text:p>20.098039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.954248428">
                <text:p>19.9542484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.91503334">
                <text:p>19.91503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9.267974854">
                <text:p>19.267974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9.18954277">
                <text:p>19.18954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.17647171">
                <text:p>19.17647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.529413223">
                <text:p>18.529413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7.823530197">
                <text:p>17.8235301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8.078432083">
                <text:p>18.0784320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8.372549057">
                <text:p>18.372549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7.90196228">
                <text:p>17.901962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.333333969">
                <text:p>18.333333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.607843399">
                <text:p>19.607843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.705881119">
                <text:p>19.705881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.078430176">
                <text:p>20.078430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0.379083633">
                <text:p>20.3790836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.006534576">
                <text:p>20.00653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9.006534576">
                <text:p>19.00653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.398693085">
                <text:p>18.398693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9.058822632">
                <text:p>19.058822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0.176469803">
                <text:p>20.176469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.771242142">
                <text:p>19.7712421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9.633985519">
                <text:p>19.633985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9.300653458">
                <text:p>19.300653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9.065359116">
                <text:p>19.065359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9.163398743">
                <text:p>19.1633987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.47712326">
                <text:p>19.47712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.418300629">
                <text:p>19.4183006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.065359116">
                <text:p>19.065359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.660129547">
                <text:p>19.660129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.875816345">
                <text:p>19.8758163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.620914459">
                <text:p>20.620914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.581699371">
                <text:p>20.581699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8.954248428">
                <text:p>18.9542484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8.522874832">
                <text:p>18.5228748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.758169174">
                <text:p>18.7581691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8.522874832">
                <text:p>18.5228748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.045751572">
                <text:p>20.045751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.261436462">
                <text:p>21.261436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9.281045914">
                <text:p>19.2810459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.339868546">
                <text:p>18.339868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0.869279861">
                <text:p>20.869279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0.555555344">
                <text:p>20.555555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.026144028">
                <text:p>19.0261440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.790849686">
                <text:p>19.7908496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.947711945">
                <text:p>19.9477119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.790849686">
                <text:p>19.790849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9.771242142">
                <text:p>19.771242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0.104574203">
                <text:p>20.104574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0.261436462">
                <text:p>20.2614364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0.81045723">
                <text:p>20.81045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0.692810059">
                <text:p>20.692810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1.202613831">
                <text:p>21.2026138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.869279861">
                <text:p>19.8692798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.692810059">
                <text:p>19.692810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.732025146">
                <text:p>19.7320251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.732025146">
                <text:p>19.732025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0.065359116">
                <text:p>20.065359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0.183006287">
                <text:p>20.183006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0.124181747">
                <text:p>20.124181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.947711945">
                <text:p>19.9477119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.294116974">
                <text:p>19.294116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.235294342">
                <text:p>20.2352943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.627450943">
                <text:p>19.627450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.836601257">
                <text:p>19.8366012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.267972946">
                <text:p>20.267972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9.72549057">
                <text:p>19.72549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8.346405029">
                <text:p>18.3464050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7.614379883">
                <text:p>17.614379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8.398693085">
                <text:p>18.3986930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8.065361023">
                <text:p>18.0653610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7.673202515">
                <text:p>17.6732025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8.124183655">
                <text:p>18.1241836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7.771242142">
                <text:p>17.771242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7.692811966">
                <text:p>17.692811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8.947713852">
                <text:p>18.947713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8.562091827">
                <text:p>18.56209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8.444444656">
                <text:p>18.444444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.581699371">
                <text:p>18.581699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.777778625">
                <text:p>18.777778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8.777778625">
                <text:p>18.777778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8.620916367">
                <text:p>18.620916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8.424837112">
                <text:p>18.4248371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8.483661652">
                <text:p>18.4836616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7.673202515">
                <text:p>17.6732025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8.045751572">
                <text:p>18.0457515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.026144028">
                <text:p>19.0261440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9.516340256">
                <text:p>19.516340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9.81045723">
                <text:p>19.810457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.241830826">
                <text:p>19.2418308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8.104576111">
                <text:p>18.104576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7.339870453">
                <text:p>17.3398704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8.679738998">
                <text:p>18.679738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9.091503143">
                <text:p>19.0915031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9.594772339">
                <text:p>19.5947723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9.588235855">
                <text:p>19.5882358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0.666666031">
                <text:p>20.6666660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1.614379883">
                <text:p>21.6143798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2.470588684">
                <text:p>22.470588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2.516340256">
                <text:p>22.5163402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2.836601257">
                <text:p>22.836601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.954248428">
                <text:p>23.9542484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7.993463516">
                <text:p>27.9934635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8.385620117">
                <text:p>28.385620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8.294116974">
                <text:p>28.2941169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9.026144028">
                <text:p>29.0261440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0.764705658">
                <text:p>30.764705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1.392156601">
                <text:p>31.3921566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4.156864166">
                <text:p>34.156864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36.797386169">
                <text:p>36.797386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8.75163269">
                <text:p>38.75163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.470588684">
                <text:p>41.4705886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4.90196228">
                <text:p>44.901962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6.346405029">
                <text:p>46.3464050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46.222221375">
                <text:p>46.222221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8.326797485">
                <text:p>48.3267974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9.431373596">
                <text:p>49.431373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0.300655365">
                <text:p>50.3006553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1.326797485">
                <text:p>51.3267974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3.287582397">
                <text:p>53.287582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5.993465424">
                <text:p>55.993465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8.581699371">
                <text:p>58.5816993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60.346405029">
                <text:p>60.346405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61.803920746">
                <text:p>61.803920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4.241828918">
                <text:p>64.2418289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7.464050293">
                <text:p>67.4640502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70.562088013">
                <text:p>70.562088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71.529411316">
                <text:p>71.5294113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73.895423889">
                <text:p>73.895423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77.588233948">
                <text:p>77.5882339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77.333335876">
                <text:p>77.3333358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76.725486755">
                <text:p>76.7254867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79.058822632">
                <text:p>79.0588226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80.019607544">
                <text:p>80.0196075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80.69934845">
                <text:p>80.699348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84.09803772">
                <text:p>84.098037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88.581695557">
                <text:p>88.5816955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90.915031433">
                <text:p>90.9150314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91.392158508">
                <text:p>91.3921585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93.94770813">
                <text:p>93.947708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94.673202515">
                <text:p>94.6732025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94.777778625">
                <text:p>94.777778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7.137252808">
                <text:p>97.1372528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8.993461609">
                <text:p>98.9934616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1.529411316">
                <text:p>101.5294113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9.836601257">
                <text:p>99.8366012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97.712417603">
                <text:p>97.7124176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97.732025146">
                <text:p>97.7320251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96.477127075">
                <text:p>96.4771270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99.60131073">
                <text:p>99.601310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7.189544678">
                <text:p>107.1895446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13.339866638">
                <text:p>113.3398666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16.124183655">
                <text:p>116.124183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18.973854065">
                <text:p>118.973854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21.934638977">
                <text:p>121.9346389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22.24836731">
                <text:p>122.24836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23.745101929">
                <text:p>123.7451019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26.189544678">
                <text:p>126.189544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27.130722046">
                <text:p>127.130722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30.692810059">
                <text:p>130.6928100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31.379089355">
                <text:p>131.3790893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27.640525818">
                <text:p>127.6405258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28.764709473">
                <text:p>128.7647094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28.614379883">
                <text:p>128.6143798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29.620910645">
                <text:p>129.620910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30.228759766">
                <text:p>130.2287597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29.686279297">
                <text:p>129.6862792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29.437911987">
                <text:p>129.4379119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26.673202515">
                <text:p>126.673202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23.856208801">
                <text:p>123.8562088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22.124183655">
                <text:p>122.124183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19.823532104">
                <text:p>119.8235321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6.993461609">
                <text:p>116.9934616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2.235290527">
                <text:p>112.2352905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1.614379883">
                <text:p>111.6143798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0.718955994">
                <text:p>110.7189559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09.032676697">
                <text:p>109.0326766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06.202613831">
                <text:p>106.2026138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99.816993713">
                <text:p>99.8169937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98.091499329">
                <text:p>98.09149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97.313728333">
                <text:p>97.313728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95.542480469">
                <text:p>95.5424804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93.738563538">
                <text:p>93.7385635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93.15032959">
                <text:p>93.150329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92.555557251">
                <text:p>92.555557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90.078430176">
                <text:p>90.078430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87.359474182">
                <text:p>87.359474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86.05229187">
                <text:p>86.052291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84.562095642">
                <text:p>84.5620956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87.843139648">
                <text:p>87.8431396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88.823532104">
                <text:p>88.8235321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89.228759766">
                <text:p>89.2287597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89.90196228">
                <text:p>89.901962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91.124183655">
                <text:p>91.1241836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92.869277954">
                <text:p>92.8692779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92.267974854">
                <text:p>92.2679748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94.771240234">
                <text:p>94.7712402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99.862747192">
                <text:p>99.8627471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04.633987427">
                <text:p>104.6339874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09.483657837">
                <text:p>109.483657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12.843139648">
                <text:p>112.843139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14.836601257">
                <text:p>114.8366012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14.35294342">
                <text:p>114.352943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19.810455322">
                <text:p>119.8104553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20.496734619">
                <text:p>120.4967346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20.071891785">
                <text:p>120.0718917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17.921569824">
                <text:p>117.9215698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13.725486755">
                <text:p>113.7254867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12.143791199">
                <text:p>112.143791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10.535949707">
                <text:p>110.5359497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03.843139648">
                <text:p>103.8431396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00.934638977">
                <text:p>100.9346389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97.875816345">
                <text:p>97.8758163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97.385620117">
                <text:p>97.3856201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97.594772339">
                <text:p>97.5947723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93.732025146">
                <text:p>93.7320251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89.607841492">
                <text:p>89.607841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88.45098114">
                <text:p>88.450981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88.470588684">
                <text:p>88.4705886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87.457511902">
                <text:p>87.4575119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86.117645264">
                <text:p>86.1176452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85.869277954">
                <text:p>85.8692779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86.320259094">
                <text:p>86.320259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84.928100586">
                <text:p>84.928100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82.124183655">
                <text:p>82.124183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80.64705658">
                <text:p>80.64705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80.993461609">
                <text:p>80.9934616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82.411766052">
                <text:p>82.411766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82.124183655">
                <text:p>82.1241836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81.392158508">
                <text:p>81.392158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80.797386169">
                <text:p>80.7973861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80.830062866">
                <text:p>80.8300628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80.973854065">
                <text:p>80.973854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80.320259094">
                <text:p>80.320259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79.607841492">
                <text:p>79.6078414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78.967323303">
                <text:p>78.9673233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8.54901886">
                <text:p>78.54901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77.705879211">
                <text:p>77.7058792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77.026145935">
                <text:p>77.026145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76.973854065">
                <text:p>76.9738540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76.568626404">
                <text:p>76.5686264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75.758171082">
                <text:p>75.7581710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74.908493042">
                <text:p>74.9084930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2.980392456">
                <text:p>72.9803924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1.993461609">
                <text:p>71.993461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71.830062866">
                <text:p>71.8300628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72.588233948">
                <text:p>72.5882339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73.379081726">
                <text:p>73.3790817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3.64705658">
                <text:p>73.647056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3.444442749">
                <text:p>73.4444427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73.575164795">
                <text:p>73.5751647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73.633987427">
                <text:p>73.6339874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71.895423889">
                <text:p>71.895423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71.143791199">
                <text:p>71.143791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0.790847778">
                <text:p>70.7908477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0.320259094">
                <text:p>70.3202590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70.803916931">
                <text:p>70.8039169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0.921569824">
                <text:p>70.9215698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69.686271667">
                <text:p>69.686271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69.379081726">
                <text:p>69.379081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67.986930847">
                <text:p>67.9869308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63.673202515">
                <text:p>63.673202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0.607841492">
                <text:p>60.6078414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1.313724518">
                <text:p>61.3137245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1.869281769">
                <text:p>61.8692817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2.692810059">
                <text:p>62.6928100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5.032676697">
                <text:p>65.0326766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4.875816345">
                <text:p>64.875816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6.346405029">
                <text:p>66.3464050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6.856208801">
                <text:p>66.8562088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5.980392456">
                <text:p>65.9803924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5.169937134">
                <text:p>65.169937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64.633987427">
                <text:p>64.6339874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63.862743378">
                <text:p>63.8627433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3.215686798">
                <text:p>63.2156867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62.986927032">
                <text:p>62.986927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61.75163269">
                <text:p>61.75163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9.058822632">
                <text:p>59.0588226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56.575164795">
                <text:p>56.575164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53.379085541">
                <text:p>53.3790855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51.705883026">
                <text:p>51.705883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53.143791199">
                <text:p>53.143791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2.777778625">
                <text:p>52.777778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51.37254715">
                <text:p>51.372547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0.980392456">
                <text:p>50.9803924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0.745098114">
                <text:p>50.7450981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0.156864166">
                <text:p>50.1568641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.947711945">
                <text:p>49.9477119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51.333332062">
                <text:p>51.3333320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2.058822632">
                <text:p>52.0588226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.202613831">
                <text:p>51.2026138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51.359477997">
                <text:p>51.3594779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2.699344635">
                <text:p>52.6993446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2.75163269">
                <text:p>52.751632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51.039215088">
                <text:p>51.039215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9.869281769">
                <text:p>49.8692817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9.869281769">
                <text:p>49.8692817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9.72549057">
                <text:p>49.725490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8.849674225">
                <text:p>48.8496742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7.222221375">
                <text:p>47.222221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5.503269196">
                <text:p>45.5032691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4.90196228">
                <text:p>44.90196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1.875816345">
                <text:p>41.8758163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4.856208801">
                <text:p>34.8562088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8.993463516">
                <text:p>28.9934635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9.692810059">
                <text:p>29.6928100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4.993465424">
                <text:p>34.993465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0.986927032">
                <text:p>40.9869270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2.254901886">
                <text:p>42.2549018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4.02614212">
                <text:p>44.026142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3.581699371">
                <text:p>43.5816993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1.980392456">
                <text:p>41.9803924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1.692810059">
                <text:p>41.6928100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2.27450943">
                <text:p>42.274509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2.130718231">
                <text:p>42.130718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1.627449036">
                <text:p>41.6274490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1.352939606">
                <text:p>41.3529396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0.254901886">
                <text:p>40.2549018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9.82352829">
                <text:p>39.823528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9.581699371">
                <text:p>39.5816993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3.137256622">
                <text:p>43.1372566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1.575164795">
                <text:p>41.5751647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1.156864166">
                <text:p>41.1568641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2.013072968">
                <text:p>42.0130729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2.398693085">
                <text:p>42.3986930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2.555553436">
                <text:p>42.5555534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2.679737091">
                <text:p>42.6797370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.071895599">
                <text:p>43.0718955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2.758171082">
                <text:p>42.7581710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2.281044006">
                <text:p>42.2810440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3.915031433">
                <text:p>43.9150314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1.411766052">
                <text:p>41.4117660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.516338348">
                <text:p>39.5163383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8.483657837">
                <text:p>38.4836578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7.627449036">
                <text:p>37.6274490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7.529411316">
                <text:p>37.5294113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7.509803772">
                <text:p>37.5098037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6.908496857">
                <text:p>36.9084968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7.366012573">
                <text:p>37.3660125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.464050293">
                <text:p>37.4640502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6.542484283">
                <text:p>36.5424842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6.228755951">
                <text:p>36.2287559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.620914459">
                <text:p>36.6209144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7.483657837">
                <text:p>37.4836578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8.503265381">
                <text:p>38.5032653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8.209148407">
                <text:p>38.2091484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7.366012573">
                <text:p>37.3660125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7.771240234">
                <text:p>37.7712402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7.189540863">
                <text:p>37.1895408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6.954246521">
                <text:p>36.954246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.797386169">
                <text:p>35.7973861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5.849674225">
                <text:p>35.8496742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7.516338348">
                <text:p>37.5163383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